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508in"/>
    </style:style>
    <style:style style:name="co2" style:family="table-column">
      <style:table-column-properties fo:break-before="auto" style:column-width="6.501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516in"/>
    </style:style>
    <style:style style:name="co5" style:family="table-column">
      <style:table-column-properties fo:break-before="auto" style:column-width="1.8217in"/>
    </style:style>
    <style:style style:name="co6" style:family="table-column">
      <style:table-column-properties fo:break-before="auto" style:column-width="0.3256in"/>
    </style:style>
    <style:style style:name="co7" style:family="table-column">
      <style:table-column-properties fo:break-before="auto" style:column-width="1.0307in"/>
    </style:style>
    <style:style style:name="co8" style:family="table-column">
      <style:table-column-properties fo:break-before="auto" style:column-width="0.5882in"/>
    </style:style>
    <style:style style:name="co9" style:family="table-column">
      <style:table-column-properties fo:break-before="auto" style:column-width="0.5291in"/>
    </style:style>
    <style:style style:name="co10" style:family="table-column">
      <style:table-column-properties fo:break-before="auto" style:column-width="1.198in"/>
    </style:style>
    <style:style style:name="co11" style:family="table-column">
      <style:table-column-properties fo:break-before="auto" style:column-width="0.6134in"/>
    </style:style>
    <style:style style:name="co12" style:family="table-column">
      <style:table-column-properties fo:break-before="auto" style:column-width="0.8689in"/>
    </style:style>
    <style:style style:name="co13" style:family="table-column">
      <style:table-column-properties fo:break-before="auto" style:column-width="1.1862in"/>
    </style:style>
    <style:style style:name="co14" style:family="table-column">
      <style:table-column-properties fo:break-before="auto" style:column-width="0.7799in"/>
    </style:style>
    <style:style style:name="co15" style:family="table-column">
      <style:table-column-properties fo:break-before="auto" style:column-width="0.5709in"/>
    </style:style>
    <style:style style:name="co16" style:family="table-column">
      <style:table-column-properties fo:break-before="auto" style:column-width="1.6209in"/>
    </style:style>
    <style:style style:name="co17" style:family="table-column">
      <style:table-column-properties fo:break-before="auto" style:column-width="0.5016in"/>
    </style:style>
    <style:style style:name="co18" style:family="table-column">
      <style:table-column-properties fo:break-before="auto" style:column-width="6.0583in"/>
    </style:style>
    <style:style style:name="co19" style:family="table-column">
      <style:table-column-properties fo:break-before="auto" style:column-width="0.7437in"/>
    </style:style>
    <style:style style:name="co20" style:family="table-column">
      <style:table-column-properties fo:break-before="auto" style:column-width="8.2228in"/>
    </style:style>
    <style:style style:name="co21" style:family="table-column">
      <style:table-column-properties fo:break-before="auto" style:column-width="0.4425in"/>
    </style:style>
    <style:style style:name="co22" style:family="table-column">
      <style:table-column-properties fo:break-before="auto" style:column-width="7.7799in"/>
    </style:style>
    <style:style style:name="co23" style:family="table-column">
      <style:table-column-properties fo:break-before="auto" style:column-width="0.15in"/>
    </style:style>
    <style:style style:name="co24" style:family="table-column">
      <style:table-column-properties fo:break-before="auto" style:column-width="2.4516in"/>
    </style:style>
    <style:style style:name="co25" style:family="table-column">
      <style:table-column-properties fo:break-before="auto" style:column-width="2.0335in"/>
    </style:style>
    <style:style style:name="co26" style:family="table-column">
      <style:table-column-properties fo:break-before="auto" style:column-width="2.6654in"/>
    </style:style>
    <style:style style:name="co27" style:family="table-column">
      <style:table-column-properties fo:break-before="auto" style:column-width="3.0665in"/>
    </style:style>
    <style:style style:name="co28" style:family="table-column">
      <style:table-column-properties fo:break-before="auto" style:column-width="9.3425in"/>
    </style:style>
    <style:style style:name="co29" style:family="table-column">
      <style:table-column-properties fo:break-before="auto" style:column-width="0.6965in"/>
    </style:style>
    <style:style style:name="co30" style:family="table-column">
      <style:table-column-properties fo:break-before="auto" style:column-width="0.3374in"/>
    </style:style>
    <style:style style:name="co31" style:family="table-column">
      <style:table-column-properties fo:break-before="auto" style:column-width="0.5929in"/>
    </style:style>
    <style:style style:name="co32" style:family="table-column">
      <style:table-column-properties fo:break-before="auto" style:column-width="9.2201in"/>
    </style:style>
    <style:style style:name="co33" style:family="table-column">
      <style:table-column-properties fo:break-before="auto" style:column-width="1.7634in"/>
    </style:style>
    <style:style style:name="co34" style:family="table-column">
      <style:table-column-properties fo:break-before="auto" style:column-width="0.5126in"/>
    </style:style>
    <style:style style:name="co35" style:family="table-column">
      <style:table-column-properties fo:break-before="auto" style:column-width="0.4673in"/>
    </style:style>
    <style:style style:name="co36" style:family="table-column">
      <style:table-column-properties fo:break-before="auto" style:column-width="1.4618in"/>
    </style:style>
    <style:style style:name="co37" style:family="table-column">
      <style:table-column-properties fo:break-before="auto" style:column-width="5.2929in"/>
    </style:style>
    <style:style style:name="co38" style:family="table-column">
      <style:table-column-properties fo:break-before="auto" style:column-width="7.4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5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65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style:font-name="Liberation Sans" fo:language="none" fo:country="none" style:font-name-asian="Consolas" style:language-asian="none" style:country-asian="none" style:font-name-complex="Consolas" style:language-complex="none" style:country-complex="none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ext-properties style:font-name="Liberation Mono"/>
    </style:style>
    <style:style style:name="ce19" style:family="table-cell" style:parent-style-name="Default">
      <style:table-cell-properties fo:background-color="#dddddd"/>
      <style:text-properties style:font-name="Liberation Mono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able-cell-properties fo:background-color="#ffff00"/>
      <style:text-properties style:font-name="Liberation Mono"/>
    </style:style>
    <style:style style:name="ce29" style:family="table-cell" style:parent-style-name="Default">
      <style:table-cell-properties fo:background-color="transparent"/>
      <style:text-properties style:font-name="Liberation Mono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/>
    </style:style>
    <style:style style:name="ce33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font-name="Liberation Mono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0.06pt solid #000000"/>
      <style:text-properties style:font-name="Liberation Mono"/>
    </style:style>
    <style:style style:name="ce24" style:family="table-cell" style:parent-style-name="Default" style:data-style-name="N0">
      <style:text-properties style:font-name="Liberation Mono"/>
    </style:style>
    <style:style style:name="ce41" style:family="table-cell" style:parent-style-name="Default" style:data-style-name="N0">
      <style:table-cell-properties fo:background-color="#dddddd"/>
      <style:text-properties style:font-name="Liberation Mono"/>
    </style:style>
    <style:style style:name="ce42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fo:background-color="#ffff00"/>
      <style:text-properties fo:color="#c9211e" style:font-name="Liberation Mono"/>
    </style:style>
    <style:style style:name="ce44" style:family="table-cell" style:parent-style-name="Default">
      <style:text-properties style:font-name="Liberation Mono"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ext-properties style:font-name="Liberation Mono"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0">
      <style:text-properties style:font-name="Liberation Mono" fo:font-weight="bold" style:font-weight-asian="bold" style:font-weight-complex="bold"/>
    </style:style>
    <style:style style:name="ce28" style:family="table-cell" style:parent-style-name="Default">
      <style:text-properties style:text-outline="false" style:text-line-through-style="none" style:text-line-through-type="none" style:font-name="Liberation Mono" fo:font-size="10pt" fo:language="none" fo:country="none" fo:font-style="normal" fo:text-shadow="none" style:text-underline-style="none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name-complex="Consolas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9" style:family="table-cell" style:parent-style-name="Default">
      <style:text-properties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50" style:family="table-cell" style:parent-style-name="Default">
      <style:text-properties style:font-name="Liberation Mono" style:text-underline-style="none" fo:font-weight="bold" style:font-weight-asian="bold" style:font-weight-complex="bold"/>
    </style:style>
    <style:style style:name="ce51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fo:border="0.06pt solid #000000"/>
    </style:style>
    <style:style style:name="T1" style:family="text">
      <style:text-properties fo:color="#7f0055" fo:font-size="10pt" fo:font-weight="bold" style:font-size-asian="10pt" style:font-size-complex="10pt" style:font-weight-asian="bold" style:font-weight-complex="bold" style:font-name-asian="Consolas" style:font-name-complex="Consolas"/>
    </style:style>
    <style:style style:name="T2" style:family="text">
      <style:text-properties fo:font-size="10pt" style:font-size-asian="10pt" style:font-size-complex="10pt" style:font-name-asian="Consolas" style:font-name-complex="Consolas" fo:color="#000000"/>
    </style:style>
    <style:style style:name="T3" style:family="text">
      <style:text-properties fo:font-size="10pt" style:font-size-asian="10pt" style:font-size-complex="10pt" style:font-name-asian="Consolas" style:font-name-complex="Consolas" fo:color="#7f0055" fo:font-weight="bold" style:font-weight-asian="bold" style:font-weight-complex="bold"/>
    </style:style>
    <style:style style:name="T4" style:family="text">
      <style:text-properties style:font-name="Liberation Mono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Mono" fo:font-size="10pt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text-underline-style="none" style:text-underline-color="font-color"/>
    </style:style>
    <style:style style:name="T6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CEN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row table:style-name="ro1">
          <table:table-cell/>
          <table:table-cell table:style-name="ce1" office:value-type="string" calcext:value-type="string">
            <text:p>MIT Licens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opyright (c) 2020 John Vedd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ermission is hereby granted, free of charge, to any person obtaining a copy</text:p>
          </table:table-cell>
        </table:table-row>
        <table:table-row table:style-name="ro1">
          <table:table-cell/>
          <table:table-cell office:value-type="string" calcext:value-type="string">
            <text:p>of this hardware, software, and associated documentation files (the "Product"),</text:p>
          </table:table-cell>
        </table:table-row>
        <table:table-row table:style-name="ro1">
          <table:table-cell/>
          <table:table-cell office:value-type="string" calcext:value-type="string">
            <text:p>to deal in the Product without restriction, including without limitation the</text:p>
          </table:table-cell>
        </table:table-row>
        <table:table-row table:style-name="ro1">
          <table:table-cell/>
          <table:table-cell office:value-type="string" calcext:value-type="string">
            <text:p>rights to use, copy, modify, merge, publish, distribute, sublicense, and/or</text:p>
          </table:table-cell>
        </table:table-row>
        <table:table-row table:style-name="ro1">
          <table:table-cell/>
          <table:table-cell office:value-type="string" calcext:value-type="string">
            <text:p>sell copies of the Product, and to permit persons to whom the Product is</text:p>
          </table:table-cell>
        </table:table-row>
        <table:table-row table:style-name="ro1">
          <table:table-cell/>
          <table:table-cell office:value-type="string" calcext:value-type="string">
            <text:p>furnished to do so, subject to the following conditions: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The above copyright notice and this permission notice shall be included in all</text:p>
          </table:table-cell>
        </table:table-row>
        <table:table-row table:style-name="ro1">
          <table:table-cell/>
          <table:table-cell office:value-type="string" calcext:value-type="string">
            <text:p>copies or substantial portions of the Produc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THE PRODUCT IS PROVIDED "AS IS", WITHOUT WARRANTY OF ANY KIND, EXPRESS OR</text:p>
          </table:table-cell>
        </table:table-row>
        <table:table-row table:style-name="ro1">
          <table:table-cell/>
          <table:table-cell office:value-type="string" calcext:value-type="string">
            <text:p>IMPLIED, INCLUDING BUT NOT LIMITED TO THE WARRANTIES OF MERCHANTABILITY,</text:p>
          </table:table-cell>
        </table:table-row>
        <table:table-row table:style-name="ro1">
          <table:table-cell/>
          <table:table-cell office:value-type="string" calcext:value-type="string">
            <text:p>FITNESS FOR A PARTICULAR PURPOSE AND NONINFRINGEMENT. IN NO EVENT SHALL THE</text:p>
          </table:table-cell>
        </table:table-row>
        <table:table-row table:style-name="ro1">
          <table:table-cell/>
          <table:table-cell office:value-type="string" calcext:value-type="string">
            <text:p>AUTHORS OR COPYRIGHT HOLDERS BE LIABLE FOR ANY CLAIM, DAMAGES OR OTHER</text:p>
          </table:table-cell>
        </table:table-row>
        <table:table-row table:style-name="ro1">
          <table:table-cell/>
          <table:table-cell office:value-type="string" calcext:value-type="string">
            <text:p>LIABILITY, WHETHER IN AN ACTION OF CONTRACT, TORT OR OTHERWISE, ARISING FROM,</text:p>
          </table:table-cell>
        </table:table-row>
        <table:table-row table:style-name="ro1">
          <table:table-cell/>
          <table:table-cell office:value-type="string" calcext:value-type="string">
            <text:p>OUT OF OR IN CONNECTION WITH THE PRODUCT OR THE USE OR OTHER DEALINGS IN THE</text:p>
          </table:table-cell>
        </table:table-row>
        <table:table-row table:style-name="ro1">
          <table:table-cell/>
          <table:table-cell office:value-type="string" calcext:value-type="string">
            <text:p>PRODUCT.</text:p>
          </table:table-cell>
        </table:table-row>
      </table:table>
      <table:table table:name="Registers v4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4"/>
        <table:table-column table:style-name="co18" table:default-cell-style-name="ce13"/>
        <table:table-column table:style-name="co17" table:default-cell-style-name="ce14"/>
        <table:table-column table:style-name="co19" table:default-cell-style-name="Default"/>
        <table:table-column table:style-name="co17" table:default-cell-style-name="ce14"/>
        <table:table-column table:style-name="co20" table:default-cell-style-name="Default"/>
        <table:table-column table:style-name="co17" table:default-cell-style-name="ce14"/>
        <table:table-column table:style-name="co21" table:default-cell-style-name="Default"/>
        <table:table-column table:style-name="co17" table:default-cell-style-name="ce14"/>
        <table:table-column table:style-name="co22" table:default-cell-style-name="Default"/>
        <table:table-column table:style-name="co23" table:number-columns-repeated="2" table:default-cell-style-name="ce14"/>
        <table:table-column table:style-name="co3" table:number-columns-repeated="998" table:default-cell-style-name="Default"/>
        <table:table-row table:style-name="ro2">
          <table:table-cell table:style-name="ce3" office:value-type="string" calcext:value-type="string">
            <text:p>W5500 Register Defs</text:p>
          </table:table-cell>
          <table:table-cell table:number-columns-repeated="14"/>
          <table:table-cell table:style-name="ce34" office:value-type="string" calcext:value-type="string">
            <text:p>1a:COPY THIS COLUMN</text:p>
            <text:p>#defines</text:p>
          </table:table-cell>
          <table:table-cell/>
          <table:table-cell table:style-name="ce34" office:value-type="string" calcext:value-type="string">
            <text:p>2a:COPY THIS COLUMN</text:p>
            <text:p>Write Prototype</text:p>
          </table:table-cell>
          <table:table-cell/>
          <table:table-cell table:style-name="ce34" office:value-type="string" calcext:value-type="string">
            <text:p>2b:COPY THIS COLUMN</text:p>
            <text:p>Write Function</text:p>
          </table:table-cell>
          <table:table-cell/>
          <table:table-cell table:style-name="ce34" office:value-type="string" calcext:value-type="string">
            <text:p>3a: COPY THIS COLUMN</text:p>
            <text:p>Read Prototypes</text:p>
          </table:table-cell>
          <table:table-cell/>
          <table:table-cell table:style-name="ce34" office:value-type="string" calcext:value-type="string">
            <text:p>3b: COPY THIS COLUMN</text:p>
            <text:p>Read Functions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Copyright 2020 John Vedder -- MIT License</text:p>
          </table:table-cell>
          <table:table-cell table:number-columns-repeated="12"/>
          <table:table-cell table:style-name="ce13" office:value-type="string" calcext:value-type="string">
            <text:p>'SPACES’ in cell below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table:number-columns-repeated="13"/>
          <table:table-cell table:style-name="ce26" table:formula="of:=REPT(&quot; &quot;;80)" office:value-type="string" office:string-value="                                                                                " calcext:value-type="string">
            <text:p><text:s text:c="80"/></text:p>
          </table:table-cell>
          <table:table-cell/>
          <table:table-cell table:style-name="Default"/>
          <table:table-cell table:number-columns-repeated="1008"/>
        </table:table-row>
        <table:table-row table:style-name="ro3">
          <table:table-cell table:style-name="ce5" office:value-type="string" calcext:value-type="string">
            <text:p>Common Registers</text:p>
          </table:table-cell>
          <table:table-cell table:number-columns-repeated="18"/>
          <table:table-cell table:style-name="ce49" office:value-type="string" calcext:value-type="string">
            <text:p><text:span text:style-name="T1">#define</text:span><text:span text:style-name="T2"> INLINE   </text:span><text:span text:style-name="T3">__attribute__</text:span><text:span text:style-name="T2">((always_inline)) </text:span><text:span text:style-name="T3">static</text:span><text:span text:style-name="T2"> </text:span><text:span text:style-name="T3">inline</text:span></text:p>
          </table:table-cell>
          <table:table-cell table:number-columns-repeated="1004"/>
        </table:table-row>
        <table:table-row table:style-name="ro4">
          <table:table-cell table:style-name="ce12" office:value-type="string" calcext:value-type="string">
            <text:p>Offset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style-name="ce12" office:value-type="string" calcext:value-type="string">
            <text:p>Mnemonic</text:p>
          </table:table-cell>
          <table:table-cell table:style-name="ce31" office:value-type="string" calcext:value-type="string">
            <text:p>Size</text:p>
            <text:p>(Bytes)</text:p>
          </table:table-cell>
          <table:table-cell table:style-name="ce36" office:value-type="string" calcext:value-type="string">
            <text:p>Type</text:p>
          </table:table-cell>
          <table:table-cell table:style-name="ce36" office:value-type="string" calcext:value-type="string">
            <text:p>Set</text:p>
            <text:p>Params</text:p>
          </table:table-cell>
          <table:table-cell table:style-name="ce36" office:value-type="string" calcext:value-type="string">
            <text:p>Set</text:p>
            <text:p>Args</text:p>
          </table:table-cell>
          <table:table-cell table:style-name="ce36" office:value-type="string" calcext:value-type="string">
            <text:p>Return</text:p>
            <text:p>Type</text:p>
          </table:table-cell>
          <table:table-cell table:style-name="ce36" office:value-type="string" calcext:value-type="string">
            <text:p>Return</text:p>
          </table:table-cell>
          <table:table-cell table:style-name="ce36" office:value-type="string" calcext:value-type="string">
            <text:p>Get</text:p>
            <text:p>Params</text:p>
          </table:table-cell>
          <table:table-cell table:style-name="ce36" office:value-type="string" calcext:value-type="string">
            <text:p>Get</text:p>
            <text:p>Args</text:p>
          </table:table-cell>
          <table:table-cell table:style-name="ce36" office:value-type="string" calcext:value-type="string">
            <text:p>Get</text:p>
            <text:p>Val?</text:p>
          </table:table-cell>
          <table:table-cell table:style-name="ce12" office:value-type="string" calcext:value-type="string">
            <text:p>Reg Name</text:p>
          </table:table-cell>
          <table:table-cell table:style-name="ce31" office:value-type="string" calcext:value-type="string">
            <text:p>Col</text:p>
          </table:table-cell>
          <table:table-cell table:style-name="ce44" office:value-type="string" calcext:value-type="string">
            <text:p>/* Common Register Address Definitions */</text:p>
          </table:table-cell>
          <table:table-cell table:style-name="ce31" office:value-type="string" calcext:value-type="string">
            <text:p>Col</text:p>
          </table:table-cell>
          <table:table-cell table:style-name="ce44" office:value-type="string" calcext:value-type="string">
            <text:p>/* Common Register Write Methods */</text:p>
          </table:table-cell>
          <table:table-cell table:style-name="ce31" office:value-type="string" calcext:value-type="string">
            <text:p>Col</text:p>
          </table:table-cell>
          <table:table-cell table:style-name="ce44" office:value-type="string" calcext:value-type="string">
            <text:p>/**</text:p>
            <text:p> * Common Register Write Methods</text:p>
            <text:p> */</text:p>
            <text:p/>
          </table:table-cell>
          <table:table-cell table:style-name="ce31" office:value-type="string" calcext:value-type="string">
            <text:p>Col</text:p>
          </table:table-cell>
          <table:table-cell table:style-name="ce44" office:value-type="string" calcext:value-type="string">
            <text:p>/* Common Register Read Methods */</text:p>
          </table:table-cell>
          <table:table-cell table:style-name="ce31" office:value-type="string" calcext:value-type="string">
            <text:p>Col</text:p>
          </table:table-cell>
          <table:table-cell table:style-name="ce50" office:value-type="string" calcext:value-type="string">
            <text:p><text:span text:style-name="T5">/**</text:span></text:p>
            <text:p><text:span text:style-name="T5"> * Common Register Read Methods</text:span></text:p>
            <text:p><text:span text:style-name="T5"> </text:span><text:span text:style-name="T6">*/</text:span></text:p>
            <text:p><text:span text:style-name="T6"/></text:p>
          </table:table-cell>
          <table:table-cell table:number-columns-repeated="2" office:value-type="string" calcext:value-type="string">
            <text:p>.</text:p>
          </table:table-cell>
          <table:table-cell table:number-columns-repeated="998"/>
        </table:table-row>
        <table:table-row table:style-name="ro2">
          <table:table-cell table:style-name="ce13" office:value-type="string" calcext:value-type="string">
            <text:p>0x0000</text:p>
          </table:table-cell>
          <table:table-cell table:style-name="ce13" office:value-type="string" calcext:value-type="string">
            <text:p>Mode Reg</text:p>
          </table:table-cell>
          <table:table-cell table:style-name="ce20" office:value-type="string" calcext:value-type="string">
            <text:p>ModeRegister</text:p>
          </table:table-cell>
          <table:table-cell table:style-name="ce20" office:value-type="string" calcext:value-type="string">
            <text:p>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6]=1;&quot;Reg8&quot;;IF([.E6]=2;&quot;Reg16&quot;;&quot;Buf&quot;))" office:value-type="string" office:string-value="Reg8" calcext:value-type="string">
            <text:p>Reg8</text:p>
          </table:table-cell>
          <table:table-cell table:style-name="ce13" table:formula="of:=IF([.E6]&lt;2;&quot;uint8_t val&quot;;IF([.E6]&lt;3;&quot;uint16_t val&quot;;&quot;uint8_t *ptr&quot;))" office:value-type="string" office:string-value="uint8_t val" calcext:value-type="string">
            <text:p>uint8_t val</text:p>
          </table:table-cell>
          <table:table-cell table:style-name="ce13" table:formula="of:=IF([.E6]&lt;3;&quot;val&quot;;&quot;ptr, &quot;&amp;[.E6])" office:value-type="string" office:string-value="val" calcext:value-type="string">
            <text:p>val</text:p>
          </table:table-cell>
          <table:table-cell table:style-name="ce13" table:formula="of:=IF([.E6]&lt;2;&quot;uint8_t&quot;;IF([.E6]&lt;3;&quot;uint16_t&quot;;&quot;void&quot;))" office:value-type="string" office:string-value="uint8_t" calcext:value-type="string">
            <text:p>uint8_t</text:p>
          </table:table-cell>
          <table:table-cell table:style-name="ce13" table:formula="of:=IF([.E6]&lt;2;&quot;return &quot;;IF([.E6]&lt;3;&quot;return &quot;;&quot;&quot;))" office:value-type="string" office:string-value="return " calcext:value-type="string">
            <text:p>return </text:p>
          </table:table-cell>
          <table:table-cell table:style-name="ce13" table:formula="of:=IF([.E6]&lt;3;&quot;&quot;;&quot;uint8_t *ptr&quot;)">
            <text:p/>
          </table:table-cell>
          <table:table-cell table:style-name="ce13" table:formula="of:=IF([.E6]&lt;3;&quot;&quot;;&quot;, ptr, &quot;&amp;[.E6])">
            <text:p/>
          </table:table-cell>
          <table:table-cell table:style-name="ce13"/>
          <table:table-cell table:style-name="ce24" table:formula="of:=&quot;W5500_REG_&quot; &amp; [.D6]" office:value-type="string" office:string-value="W5500_REG_MR" calcext:value-type="string">
            <text:p>W5500_REG_M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6] &amp; SPACES;[.O6]) &amp; &quot;0x&quot; &amp; MID([.A6];5;2) &amp; &quot;    /* &quot; &amp;[.B6] &amp; &quot; */&quot;" office:value-type="string" office:string-value="#define W5500_REG_MR                    0x00    /* Mode Reg */" calcext:value-type="string">
            <text:p>#define W5500_REG_MR <text:s text:c="19"/>0x00 <text:s text:c="3"/>/* Mode Reg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6]&amp;&quot;(&quot;&amp;[.G6]&amp;&quot;);&quot;" office:value-type="string" office:string-value="inline void W5500_WriteMR(uint8_t val);" calcext:value-type="string">
            <text:p>inline void W5500_WriteMR(uint8_t val);</text:p>
          </table:table-cell>
          <table:table-cell office:value-type="float" office:value="48" calcext:value-type="float">
            <text:p>48</text:p>
          </table:table-cell>
          <table:table-cell table:style-name="ce13" table:formula="of:=&quot;/* Writes the common &quot;&amp;[.B6]&amp;&quot; register */&quot;&amp;CHAR(10)&amp;CHAR(13)&amp;LEFT(&quot;INLINE void W5500_Write&quot;&amp;[.D6]&amp;&quot;(&quot;&amp;[.G6]&amp;&quot;)&quot;&amp;SPACES;[.S6])&amp;&quot;{W5500_Write&quot;&amp;[.F6]&amp;&quot;(W5500_CB_REG, &quot;&amp;[.N6]&amp;&quot;, &quot; &amp;[.H6]&amp;&quot;);}&quot;" office:value-type="string" office:string-value="/* Writes the common Mode Reg register */&#10;&#13;INLINE void W5500_WriteMR(uint8_t val)          {W5500_WriteReg8(W5500_CB_REG, W5500_REG_MR, val);}" calcext:value-type="string">
            <text:p>/* Writes the common Mode Reg register */</text:p>
            <text:p>INLINE void W5500_WriteMR(uint8_t val)          {W5500_WriteReg8(W5500_CB_REG, W5500_REG_MR, val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6]&amp;&quot; W5500_Read&quot;&amp;[.D6]&amp;&quot;(&quot;&amp;[.G6]&amp;&quot;);&quot;" office:value-type="string" office:string-value="inline uint8_t W5500_ReadMR(uint8_t val);" calcext:value-type="string">
            <text:p>inline uint8_t W5500_ReadMR(uint8_t val);</text:p>
          </table:table-cell>
          <table:table-cell office:value-type="float" office:value="52" calcext:value-type="float">
            <text:p>52</text:p>
          </table:table-cell>
          <table:table-cell table:style-name="ce13" table:formula="of:=&quot;/* Reads the common &quot;&amp;[.B6]&amp;&quot; register */&quot;&amp;CHAR(10)&amp;CHAR(13)&amp;LEFT(&quot;INLINE &quot;&amp;[.I6]&amp;&quot; W5500_Read&quot;&amp;[.D6]&amp;&quot;(&quot;&amp;[.G6]&amp;&quot;)&quot;&amp;SPACES;[.W6])&amp;&quot;{ &quot;&amp;[.J6]&amp;&quot;W5500_Read&quot;&amp;[.F6]&amp;&quot;(W5500_CB_REG, &quot;&amp;[.N6]&amp;[.L6]&amp;&quot;); }&quot;" office:value-type="string" office:string-value="/* Reads the common Mode Reg register */&#10;&#13;INLINE uint8_t W5500_ReadMR(uint8_t val)            { return W5500_ReadReg8(W5500_CB_REG, W5500_REG_MR); }" calcext:value-type="string">
            <text:p>/* Reads the common Mode Reg register */</text:p>
            <text:p>INLINE uint8_t W5500_ReadMR(uint8_t val)            { return W5500_ReadReg8(W5500_CB_REG, W5500_REG_M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2">
          <table:table-cell table:style-name="ce13" office:value-type="string" calcext:value-type="string">
            <text:p>0x0001</text:p>
          </table:table-cell>
          <table:table-cell table:style-name="ce13" office:value-type="string" calcext:value-type="string">
            <text:p>Gateway Addr</text:p>
          </table:table-cell>
          <table:table-cell table:style-name="ce20" office:value-type="string" calcext:value-type="string">
            <text:p>GatewayIP</text:p>
          </table:table-cell>
          <table:table-cell table:style-name="ce20" office:value-type="string" calcext:value-type="string">
            <text:p>GA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E7]=1;&quot;Reg8&quot;;IF([.E7]=2;&quot;Reg16&quot;;&quot;Buf&quot;))" office:value-type="string" office:string-value="Buf" calcext:value-type="string">
            <text:p>Buf</text:p>
          </table:table-cell>
          <table:table-cell table:style-name="ce13" table:formula="of:=IF([.E7]&lt;2;&quot;uint8_t val&quot;;IF([.E7]&lt;3;&quot;uint16_t val&quot;;&quot;uint8_t *ptr&quot;))" office:value-type="string" office:string-value="uint8_t *ptr" calcext:value-type="string">
            <text:p>uint8_t *ptr</text:p>
          </table:table-cell>
          <table:table-cell table:style-name="ce13" table:formula="of:=IF([.E7]&lt;3;&quot;val&quot;;&quot;ptr, &quot;&amp;[.E7])" office:value-type="string" office:string-value="ptr, 4" calcext:value-type="string">
            <text:p>ptr, 4</text:p>
          </table:table-cell>
          <table:table-cell table:style-name="ce13" table:formula="of:=IF([.E7]&lt;2;&quot;uint8_t&quot;;IF([.E7]&lt;3;&quot;uint16_t&quot;;&quot;void&quot;))" office:value-type="string" office:string-value="void" calcext:value-type="string">
            <text:p>void</text:p>
          </table:table-cell>
          <table:table-cell table:style-name="ce13" table:formula="of:=IF([.E7]&lt;2;&quot;return &quot;;IF([.E7]&lt;3;&quot;return &quot;;&quot;&quot;))">
            <text:p/>
          </table:table-cell>
          <table:table-cell table:style-name="ce13" table:formula="of:=IF([.E7]&lt;3;&quot;&quot;;&quot;uint8_t *ptr&quot;)" office:value-type="string" office:string-value="uint8_t *ptr" calcext:value-type="string">
            <text:p>uint8_t *ptr</text:p>
          </table:table-cell>
          <table:table-cell table:style-name="ce13" table:formula="of:=IF([.E7]&lt;3;&quot;&quot;;&quot;, ptr, &quot;&amp;[.E7])" office:value-type="string" office:string-value=", ptr, 4" calcext:value-type="string">
            <text:p>, ptr, 4</text:p>
          </table:table-cell>
          <table:table-cell table:style-name="ce13"/>
          <table:table-cell table:style-name="ce24" table:formula="of:=&quot;W5500_REG_&quot; &amp; [.D7]" office:value-type="string" office:string-value="W5500_REG_GAR" calcext:value-type="string">
            <text:p>W5500_REG_GA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7] &amp; SPACES;[.O7]) &amp; &quot;0x&quot; &amp; MID([.A7];5;2) &amp; &quot;    /* &quot; &amp;[.B7] &amp; &quot; */&quot;" office:value-type="string" office:string-value="#define W5500_REG_GAR                   0x01    /* Gateway Addr */" calcext:value-type="string">
            <text:p>#define W5500_REG_GAR <text:s text:c="18"/>0x01 <text:s text:c="3"/>/* Gateway Addr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7]&amp;&quot;(&quot;&amp;[.G7]&amp;&quot;);&quot;" office:value-type="string" office:string-value="inline void W5500_WriteGAR(uint8_t *ptr);" calcext:value-type="string">
            <text:p>inline void W5500_WriteGAR(uint8_t *ptr);</text:p>
          </table:table-cell>
          <table:table-cell table:formula="of:=[.S6]" office:value-type="float" office:value="48" calcext:value-type="float">
            <text:p>48</text:p>
          </table:table-cell>
          <table:table-cell table:style-name="ce13" table:formula="of:=&quot;/* Writes the common &quot;&amp;[.B7]&amp;&quot; register */&quot;&amp;CHAR(10)&amp;CHAR(13)&amp;LEFT(&quot;INLINE void W5500_Write&quot;&amp;[.D7]&amp;&quot;(&quot;&amp;[.G7]&amp;&quot;)&quot;&amp;SPACES;[.S7])&amp;&quot;{W5500_Write&quot;&amp;[.F7]&amp;&quot;(W5500_CB_REG, &quot;&amp;[.N7]&amp;&quot;, &quot; &amp;[.H7]&amp;&quot;);}&quot;" office:value-type="string" office:string-value="/* Writes the common Gateway Addr register */&#10;&#13;INLINE void W5500_WriteGAR(uint8_t *ptr)        {W5500_WriteBuf(W5500_CB_REG, W5500_REG_GAR, ptr, 4);}" calcext:value-type="string">
            <text:p>/* Writes the common Gateway Addr register */</text:p>
            <text:p>INLINE void W5500_WriteGAR(uint8_t *ptr)        {W5500_WriteBuf(W5500_CB_REG, W5500_REG_GAR, ptr, 4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7]&amp;&quot; W5500_Read&quot;&amp;[.D7]&amp;&quot;(&quot;&amp;[.G7]&amp;&quot;);&quot;" office:value-type="string" office:string-value="inline void W5500_ReadGAR(uint8_t *ptr);" calcext:value-type="string">
            <text:p>inline void W5500_ReadGAR(uint8_t *ptr);</text:p>
          </table:table-cell>
          <table:table-cell table:formula="of:=[.W6]" office:value-type="float" office:value="52" calcext:value-type="float">
            <text:p>52</text:p>
          </table:table-cell>
          <table:table-cell table:style-name="ce13" table:formula="of:=&quot;/* Reads the common &quot;&amp;[.B7]&amp;&quot; register */&quot;&amp;CHAR(10)&amp;CHAR(13)&amp;LEFT(&quot;INLINE &quot;&amp;[.I7]&amp;&quot; W5500_Read&quot;&amp;[.D7]&amp;&quot;(&quot;&amp;[.G7]&amp;&quot;)&quot;&amp;SPACES;[.W7])&amp;&quot;{ &quot;&amp;[.J7]&amp;&quot;W5500_Read&quot;&amp;[.F7]&amp;&quot;(W5500_CB_REG, &quot;&amp;[.N7]&amp;[.L7]&amp;&quot;); }&quot;" office:value-type="string" office:string-value="/* Reads the common Gateway Addr register */&#10;&#13;INLINE void W5500_ReadGAR(uint8_t *ptr)             { W5500_ReadBuf(W5500_CB_REG, W5500_REG_GAR, ptr, 4); }" calcext:value-type="string">
            <text:p>/* Reads the common Gateway Addr register */</text:p>
            <text:p>INLINE void W5500_ReadGAR(uint8_t *ptr)             { W5500_ReadBuf(W5500_CB_REG, W5500_REG_GAR, ptr, 4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2">
          <table:table-cell table:style-name="ce13" office:value-type="string" calcext:value-type="string">
            <text:p>0x0005</text:p>
          </table:table-cell>
          <table:table-cell table:style-name="ce13" office:value-type="string" calcext:value-type="string">
            <text:p>Subnet Mask Addr</text:p>
          </table:table-cell>
          <table:table-cell table:style-name="ce20" office:value-type="string" calcext:value-type="string">
            <text:p>SubnetMask</text:p>
          </table:table-cell>
          <table:table-cell table:style-name="ce20" office:value-type="string" calcext:value-type="string">
            <text:p>SUB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E8]=1;&quot;Reg8&quot;;IF([.E8]=2;&quot;Reg16&quot;;&quot;Buf&quot;))" office:value-type="string" office:string-value="Buf" calcext:value-type="string">
            <text:p>Buf</text:p>
          </table:table-cell>
          <table:table-cell table:style-name="ce13" table:formula="of:=IF([.E8]&lt;2;&quot;uint8_t val&quot;;IF([.E8]&lt;3;&quot;uint16_t val&quot;;&quot;uint8_t *ptr&quot;))" office:value-type="string" office:string-value="uint8_t *ptr" calcext:value-type="string">
            <text:p>uint8_t *ptr</text:p>
          </table:table-cell>
          <table:table-cell table:style-name="ce13" table:formula="of:=IF([.E8]&lt;3;&quot;val&quot;;&quot;ptr, &quot;&amp;[.E8])" office:value-type="string" office:string-value="ptr, 4" calcext:value-type="string">
            <text:p>ptr, 4</text:p>
          </table:table-cell>
          <table:table-cell table:style-name="ce13" table:formula="of:=IF([.E8]&lt;2;&quot;uint8_t&quot;;IF([.E8]&lt;3;&quot;uint16_t&quot;;&quot;void&quot;))" office:value-type="string" office:string-value="void" calcext:value-type="string">
            <text:p>void</text:p>
          </table:table-cell>
          <table:table-cell table:style-name="ce13" table:formula="of:=IF([.E8]&lt;2;&quot;return &quot;;IF([.E8]&lt;3;&quot;return &quot;;&quot;&quot;))">
            <text:p/>
          </table:table-cell>
          <table:table-cell table:style-name="ce13" table:formula="of:=IF([.E8]&lt;3;&quot;&quot;;&quot;uint8_t *ptr&quot;)" office:value-type="string" office:string-value="uint8_t *ptr" calcext:value-type="string">
            <text:p>uint8_t *ptr</text:p>
          </table:table-cell>
          <table:table-cell table:style-name="ce13" table:formula="of:=IF([.E8]&lt;3;&quot;&quot;;&quot;, ptr, &quot;&amp;[.E8])" office:value-type="string" office:string-value=", ptr, 4" calcext:value-type="string">
            <text:p>, ptr, 4</text:p>
          </table:table-cell>
          <table:table-cell table:style-name="ce13"/>
          <table:table-cell table:style-name="ce24" table:formula="of:=&quot;W5500_REG_&quot; &amp; [.D8]" office:value-type="string" office:string-value="W5500_REG_SUBR" calcext:value-type="string">
            <text:p>W5500_REG_SUB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8] &amp; SPACES;[.O8]) &amp; &quot;0x&quot; &amp; MID([.A8];5;2) &amp; &quot;    /* &quot; &amp;[.B8] &amp; &quot; */&quot;" office:value-type="string" office:string-value="#define W5500_REG_SUBR                  0x05    /* Subnet Mask Addr */" calcext:value-type="string">
            <text:p>#define W5500_REG_SUBR <text:s text:c="17"/>0x05 <text:s text:c="3"/>/* Subnet Mask Addr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8]&amp;&quot;(&quot;&amp;[.G8]&amp;&quot;);&quot;" office:value-type="string" office:string-value="inline void W5500_WriteSUBR(uint8_t *ptr);" calcext:value-type="string">
            <text:p>inline void W5500_WriteSUBR(uint8_t *ptr);</text:p>
          </table:table-cell>
          <table:table-cell table:formula="of:=[.S7]" office:value-type="float" office:value="48" calcext:value-type="float">
            <text:p>48</text:p>
          </table:table-cell>
          <table:table-cell table:style-name="ce13" table:formula="of:=&quot;/* Writes the common &quot;&amp;[.B8]&amp;&quot; register */&quot;&amp;CHAR(10)&amp;CHAR(13)&amp;LEFT(&quot;INLINE void W5500_Write&quot;&amp;[.D8]&amp;&quot;(&quot;&amp;[.G8]&amp;&quot;)&quot;&amp;SPACES;[.S8])&amp;&quot;{W5500_Write&quot;&amp;[.F8]&amp;&quot;(W5500_CB_REG, &quot;&amp;[.N8]&amp;&quot;, &quot; &amp;[.H8]&amp;&quot;);}&quot;" office:value-type="string" office:string-value="/* Writes the common Subnet Mask Addr register */&#10;&#13;INLINE void W5500_WriteSUBR(uint8_t *ptr)       {W5500_WriteBuf(W5500_CB_REG, W5500_REG_SUBR, ptr, 4);}" calcext:value-type="string">
            <text:p>/* Writes the common Subnet Mask Addr register */</text:p>
            <text:p>INLINE void W5500_WriteSUBR(uint8_t *ptr)       {W5500_WriteBuf(W5500_CB_REG, W5500_REG_SUBR, ptr, 4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8]&amp;&quot; W5500_Read&quot;&amp;[.D8]&amp;&quot;(&quot;&amp;[.G8]&amp;&quot;);&quot;" office:value-type="string" office:string-value="inline void W5500_ReadSUBR(uint8_t *ptr);" calcext:value-type="string">
            <text:p>inline void W5500_ReadSUBR(uint8_t *ptr);</text:p>
          </table:table-cell>
          <table:table-cell table:formula="of:=[.W7]" office:value-type="float" office:value="52" calcext:value-type="float">
            <text:p>52</text:p>
          </table:table-cell>
          <table:table-cell table:style-name="ce13" table:formula="of:=&quot;/* Reads the common &quot;&amp;[.B8]&amp;&quot; register */&quot;&amp;CHAR(10)&amp;CHAR(13)&amp;LEFT(&quot;INLINE &quot;&amp;[.I8]&amp;&quot; W5500_Read&quot;&amp;[.D8]&amp;&quot;(&quot;&amp;[.G8]&amp;&quot;)&quot;&amp;SPACES;[.W8])&amp;&quot;{ &quot;&amp;[.J8]&amp;&quot;W5500_Read&quot;&amp;[.F8]&amp;&quot;(W5500_CB_REG, &quot;&amp;[.N8]&amp;[.L8]&amp;&quot;); }&quot;" office:value-type="string" office:string-value="/* Reads the common Subnet Mask Addr register */&#10;&#13;INLINE void W5500_ReadSUBR(uint8_t *ptr)            { W5500_ReadBuf(W5500_CB_REG, W5500_REG_SUBR, ptr, 4); }" calcext:value-type="string">
            <text:p>/* Reads the common Subnet Mask Addr register */</text:p>
            <text:p>INLINE void W5500_ReadSUBR(uint8_t *ptr)            { W5500_ReadBuf(W5500_CB_REG, W5500_REG_SUBR, ptr, 4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2">
          <table:table-cell table:style-name="ce13" office:value-type="string" calcext:value-type="string">
            <text:p>0x0009</text:p>
          </table:table-cell>
          <table:table-cell table:style-name="ce13" office:value-type="string" calcext:value-type="string">
            <text:p>Source Hardware Addr</text:p>
          </table:table-cell>
          <table:table-cell table:style-name="ce20" office:value-type="string" calcext:value-type="string">
            <text:p>MACAddress</text:p>
          </table:table-cell>
          <table:table-cell table:style-name="ce20" office:value-type="string" calcext:value-type="string">
            <text:p>SHAR</text:p>
          </table:table-cell>
          <table:table-cell table:style-name="ce22" office:value-type="float" office:value="6" calcext:value-type="float">
            <text:p>6</text:p>
          </table:table-cell>
          <table:table-cell table:style-name="ce13" table:formula="of:=IF([.E9]=1;&quot;Reg8&quot;;IF([.E9]=2;&quot;Reg16&quot;;&quot;Buf&quot;))" office:value-type="string" office:string-value="Buf" calcext:value-type="string">
            <text:p>Buf</text:p>
          </table:table-cell>
          <table:table-cell table:style-name="ce13" table:formula="of:=IF([.E9]&lt;2;&quot;uint8_t val&quot;;IF([.E9]&lt;3;&quot;uint16_t val&quot;;&quot;uint8_t *ptr&quot;))" office:value-type="string" office:string-value="uint8_t *ptr" calcext:value-type="string">
            <text:p>uint8_t *ptr</text:p>
          </table:table-cell>
          <table:table-cell table:style-name="ce13" table:formula="of:=IF([.E9]&lt;3;&quot;val&quot;;&quot;ptr, &quot;&amp;[.E9])" office:value-type="string" office:string-value="ptr, 6" calcext:value-type="string">
            <text:p>ptr, 6</text:p>
          </table:table-cell>
          <table:table-cell table:style-name="ce13" table:formula="of:=IF([.E9]&lt;2;&quot;uint8_t&quot;;IF([.E9]&lt;3;&quot;uint16_t&quot;;&quot;void&quot;))" office:value-type="string" office:string-value="void" calcext:value-type="string">
            <text:p>void</text:p>
          </table:table-cell>
          <table:table-cell table:style-name="ce13" table:formula="of:=IF([.E9]&lt;2;&quot;return &quot;;IF([.E9]&lt;3;&quot;return &quot;;&quot;&quot;))">
            <text:p/>
          </table:table-cell>
          <table:table-cell table:style-name="ce13" table:formula="of:=IF([.E9]&lt;3;&quot;&quot;;&quot;uint8_t *ptr&quot;)" office:value-type="string" office:string-value="uint8_t *ptr" calcext:value-type="string">
            <text:p>uint8_t *ptr</text:p>
          </table:table-cell>
          <table:table-cell table:style-name="ce13" table:formula="of:=IF([.E9]&lt;3;&quot;&quot;;&quot;, ptr, &quot;&amp;[.E9])" office:value-type="string" office:string-value=", ptr, 6" calcext:value-type="string">
            <text:p>, ptr, 6</text:p>
          </table:table-cell>
          <table:table-cell table:style-name="ce13"/>
          <table:table-cell table:style-name="ce24" table:formula="of:=&quot;W5500_REG_&quot; &amp; [.D9]" office:value-type="string" office:string-value="W5500_REG_SHAR" calcext:value-type="string">
            <text:p>W5500_REG_SHA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9] &amp; SPACES;[.O9]) &amp; &quot;0x&quot; &amp; MID([.A9];5;2) &amp; &quot;    /* &quot; &amp;[.B9] &amp; &quot; */&quot;" office:value-type="string" office:string-value="#define W5500_REG_SHAR                  0x09    /* Source Hardware Addr */" calcext:value-type="string">
            <text:p>#define W5500_REG_SHAR <text:s text:c="17"/>0x09 <text:s text:c="3"/>/* Source Hardware Addr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9]&amp;&quot;(&quot;&amp;[.G9]&amp;&quot;);&quot;" office:value-type="string" office:string-value="inline void W5500_WriteSHAR(uint8_t *ptr);" calcext:value-type="string">
            <text:p>inline void W5500_WriteSHAR(uint8_t *ptr);</text:p>
          </table:table-cell>
          <table:table-cell table:formula="of:=[.S8]" office:value-type="float" office:value="48" calcext:value-type="float">
            <text:p>48</text:p>
          </table:table-cell>
          <table:table-cell table:style-name="ce13" table:formula="of:=&quot;/* Writes the common &quot;&amp;[.B9]&amp;&quot; register */&quot;&amp;CHAR(10)&amp;CHAR(13)&amp;LEFT(&quot;INLINE void W5500_Write&quot;&amp;[.D9]&amp;&quot;(&quot;&amp;[.G9]&amp;&quot;)&quot;&amp;SPACES;[.S9])&amp;&quot;{W5500_Write&quot;&amp;[.F9]&amp;&quot;(W5500_CB_REG, &quot;&amp;[.N9]&amp;&quot;, &quot; &amp;[.H9]&amp;&quot;);}&quot;" office:value-type="string" office:string-value="/* Writes the common Source Hardware Addr register */&#10;&#13;INLINE void W5500_WriteSHAR(uint8_t *ptr)       {W5500_WriteBuf(W5500_CB_REG, W5500_REG_SHAR, ptr, 6);}" calcext:value-type="string">
            <text:p>/* Writes the common Source Hardware Addr register */</text:p>
            <text:p>INLINE void W5500_WriteSHAR(uint8_t *ptr)       {W5500_WriteBuf(W5500_CB_REG, W5500_REG_SHAR, ptr, 6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9]&amp;&quot; W5500_Read&quot;&amp;[.D9]&amp;&quot;(&quot;&amp;[.G9]&amp;&quot;);&quot;" office:value-type="string" office:string-value="inline void W5500_ReadSHAR(uint8_t *ptr);" calcext:value-type="string">
            <text:p>inline void W5500_ReadSHAR(uint8_t *ptr);</text:p>
          </table:table-cell>
          <table:table-cell table:formula="of:=[.W8]" office:value-type="float" office:value="52" calcext:value-type="float">
            <text:p>52</text:p>
          </table:table-cell>
          <table:table-cell table:style-name="ce13" table:formula="of:=&quot;/* Reads the common &quot;&amp;[.B9]&amp;&quot; register */&quot;&amp;CHAR(10)&amp;CHAR(13)&amp;LEFT(&quot;INLINE &quot;&amp;[.I9]&amp;&quot; W5500_Read&quot;&amp;[.D9]&amp;&quot;(&quot;&amp;[.G9]&amp;&quot;)&quot;&amp;SPACES;[.W9])&amp;&quot;{ &quot;&amp;[.J9]&amp;&quot;W5500_Read&quot;&amp;[.F9]&amp;&quot;(W5500_CB_REG, &quot;&amp;[.N9]&amp;[.L9]&amp;&quot;); }&quot;" office:value-type="string" office:string-value="/* Reads the common Source Hardware Addr register */&#10;&#13;INLINE void W5500_ReadSHAR(uint8_t *ptr)            { W5500_ReadBuf(W5500_CB_REG, W5500_REG_SHAR, ptr, 6); }" calcext:value-type="string">
            <text:p>/* Reads the common Source Hardware Addr register */</text:p>
            <text:p>INLINE void W5500_ReadSHAR(uint8_t *ptr)            { W5500_ReadBuf(W5500_CB_REG, W5500_REG_SHAR, ptr, 6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2">
          <table:table-cell table:style-name="ce13" office:value-type="string" calcext:value-type="string">
            <text:p>0x000F</text:p>
          </table:table-cell>
          <table:table-cell table:style-name="ce13" office:value-type="string" calcext:value-type="string">
            <text:p>Source IP Addr</text:p>
          </table:table-cell>
          <table:table-cell table:style-name="ce20" office:value-type="string" calcext:value-type="string">
            <text:p>IPAddress</text:p>
          </table:table-cell>
          <table:table-cell table:style-name="ce20" office:value-type="string" calcext:value-type="string">
            <text:p>SIP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E10]=1;&quot;Reg8&quot;;IF([.E10]=2;&quot;Reg16&quot;;&quot;Buf&quot;))" office:value-type="string" office:string-value="Buf" calcext:value-type="string">
            <text:p>Buf</text:p>
          </table:table-cell>
          <table:table-cell table:style-name="ce13" table:formula="of:=IF([.E10]&lt;2;&quot;uint8_t val&quot;;IF([.E10]&lt;3;&quot;uint16_t val&quot;;&quot;uint8_t *ptr&quot;))" office:value-type="string" office:string-value="uint8_t *ptr" calcext:value-type="string">
            <text:p>uint8_t *ptr</text:p>
          </table:table-cell>
          <table:table-cell table:style-name="ce13" table:formula="of:=IF([.E10]&lt;3;&quot;val&quot;;&quot;ptr, &quot;&amp;[.E10])" office:value-type="string" office:string-value="ptr, 4" calcext:value-type="string">
            <text:p>ptr, 4</text:p>
          </table:table-cell>
          <table:table-cell table:style-name="ce13" table:formula="of:=IF([.E10]&lt;2;&quot;uint8_t&quot;;IF([.E10]&lt;3;&quot;uint16_t&quot;;&quot;void&quot;))" office:value-type="string" office:string-value="void" calcext:value-type="string">
            <text:p>void</text:p>
          </table:table-cell>
          <table:table-cell table:style-name="ce13" table:formula="of:=IF([.E10]&lt;2;&quot;return &quot;;IF([.E10]&lt;3;&quot;return &quot;;&quot;&quot;))">
            <text:p/>
          </table:table-cell>
          <table:table-cell table:style-name="ce13" table:formula="of:=IF([.E10]&lt;3;&quot;&quot;;&quot;uint8_t *ptr&quot;)" office:value-type="string" office:string-value="uint8_t *ptr" calcext:value-type="string">
            <text:p>uint8_t *ptr</text:p>
          </table:table-cell>
          <table:table-cell table:style-name="ce13" table:formula="of:=IF([.E10]&lt;3;&quot;&quot;;&quot;, ptr, &quot;&amp;[.E10])" office:value-type="string" office:string-value=", ptr, 4" calcext:value-type="string">
            <text:p>, ptr, 4</text:p>
          </table:table-cell>
          <table:table-cell table:style-name="ce13"/>
          <table:table-cell table:style-name="ce24" table:formula="of:=&quot;W5500_REG_&quot; &amp; [.D10]" office:value-type="string" office:string-value="W5500_REG_SIPR" calcext:value-type="string">
            <text:p>W5500_REG_SIP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10] &amp; SPACES;[.O10]) &amp; &quot;0x&quot; &amp; MID([.A10];5;2) &amp; &quot;    /* &quot; &amp;[.B10] &amp; &quot; */&quot;" office:value-type="string" office:string-value="#define W5500_REG_SIPR                  0x0F    /* Source IP Addr */" calcext:value-type="string">
            <text:p>#define W5500_REG_SIPR <text:s text:c="17"/>0x0F <text:s text:c="3"/>/* Source IP Addr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10]&amp;&quot;(&quot;&amp;[.G10]&amp;&quot;);&quot;" office:value-type="string" office:string-value="inline void W5500_WriteSIPR(uint8_t *ptr);" calcext:value-type="string">
            <text:p>inline void W5500_WriteSIPR(uint8_t *ptr);</text:p>
          </table:table-cell>
          <table:table-cell table:formula="of:=[.S9]" office:value-type="float" office:value="48" calcext:value-type="float">
            <text:p>48</text:p>
          </table:table-cell>
          <table:table-cell table:style-name="ce13" table:formula="of:=&quot;/* Writes the common &quot;&amp;[.B10]&amp;&quot; register */&quot;&amp;CHAR(10)&amp;CHAR(13)&amp;LEFT(&quot;INLINE void W5500_Write&quot;&amp;[.D10]&amp;&quot;(&quot;&amp;[.G10]&amp;&quot;)&quot;&amp;SPACES;[.S10])&amp;&quot;{W5500_Write&quot;&amp;[.F10]&amp;&quot;(W5500_CB_REG, &quot;&amp;[.N10]&amp;&quot;, &quot; &amp;[.H10]&amp;&quot;);}&quot;" office:value-type="string" office:string-value="/* Writes the common Source IP Addr register */&#10;&#13;INLINE void W5500_WriteSIPR(uint8_t *ptr)       {W5500_WriteBuf(W5500_CB_REG, W5500_REG_SIPR, ptr, 4);}" calcext:value-type="string">
            <text:p>/* Writes the common Source IP Addr register */</text:p>
            <text:p>INLINE void W5500_WriteSIPR(uint8_t *ptr)       {W5500_WriteBuf(W5500_CB_REG, W5500_REG_SIPR, ptr, 4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10]&amp;&quot; W5500_Read&quot;&amp;[.D10]&amp;&quot;(&quot;&amp;[.G10]&amp;&quot;);&quot;" office:value-type="string" office:string-value="inline void W5500_ReadSIPR(uint8_t *ptr);" calcext:value-type="string">
            <text:p>inline void W5500_ReadSIPR(uint8_t *ptr);</text:p>
          </table:table-cell>
          <table:table-cell table:formula="of:=[.W9]" office:value-type="float" office:value="52" calcext:value-type="float">
            <text:p>52</text:p>
          </table:table-cell>
          <table:table-cell table:style-name="ce13" table:formula="of:=&quot;/* Reads the common &quot;&amp;[.B10]&amp;&quot; register */&quot;&amp;CHAR(10)&amp;CHAR(13)&amp;LEFT(&quot;INLINE &quot;&amp;[.I10]&amp;&quot; W5500_Read&quot;&amp;[.D10]&amp;&quot;(&quot;&amp;[.G10]&amp;&quot;)&quot;&amp;SPACES;[.W10])&amp;&quot;{ &quot;&amp;[.J10]&amp;&quot;W5500_Read&quot;&amp;[.F10]&amp;&quot;(W5500_CB_REG, &quot;&amp;[.N10]&amp;[.L10]&amp;&quot;); }&quot;" office:value-type="string" office:string-value="/* Reads the common Source IP Addr register */&#10;&#13;INLINE void W5500_ReadSIPR(uint8_t *ptr)            { W5500_ReadBuf(W5500_CB_REG, W5500_REG_SIPR, ptr, 4); }" calcext:value-type="string">
            <text:p>/* Reads the common Source IP Addr register */</text:p>
            <text:p>INLINE void W5500_ReadSIPR(uint8_t *ptr)            { W5500_ReadBuf(W5500_CB_REG, W5500_REG_SIPR, ptr, 4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2">
          <table:table-cell table:style-name="ce13" office:value-type="string" calcext:value-type="string">
            <text:p>0x0013</text:p>
          </table:table-cell>
          <table:table-cell table:style-name="ce13" office:value-type="string" calcext:value-type="string">
            <text:p>Interrupt Low Level Timer</text:p>
          </table:table-cell>
          <table:table-cell table:style-name="ce13" table:formula="of:=[.D11]" office:value-type="string" office:string-value="INTLEVEL" calcext:value-type="string">
            <text:p>INTLEVEL</text:p>
          </table:table-cell>
          <table:table-cell table:style-name="ce13" office:value-type="string" calcext:value-type="string">
            <text:p>INTLEVEL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E11]=1;&quot;Reg8&quot;;IF([.E11]=2;&quot;Reg16&quot;;&quot;Buf&quot;))" office:value-type="string" office:string-value="Reg16" calcext:value-type="string">
            <text:p>Reg16</text:p>
          </table:table-cell>
          <table:table-cell table:style-name="ce13" table:formula="of:=IF([.E11]&lt;2;&quot;uint8_t val&quot;;IF([.E11]&lt;3;&quot;uint16_t val&quot;;&quot;uint8_t *ptr&quot;))" office:value-type="string" office:string-value="uint16_t val" calcext:value-type="string">
            <text:p>uint16_t val</text:p>
          </table:table-cell>
          <table:table-cell table:style-name="ce13" table:formula="of:=IF([.E11]&lt;3;&quot;val&quot;;&quot;ptr, &quot;&amp;[.E11])" office:value-type="string" office:string-value="val" calcext:value-type="string">
            <text:p>val</text:p>
          </table:table-cell>
          <table:table-cell table:style-name="ce13" table:formula="of:=IF([.E11]&lt;2;&quot;uint8_t&quot;;IF([.E11]&lt;3;&quot;uint16_t&quot;;&quot;void&quot;))" office:value-type="string" office:string-value="uint16_t" calcext:value-type="string">
            <text:p>uint16_t</text:p>
          </table:table-cell>
          <table:table-cell table:style-name="ce13" table:formula="of:=IF([.E11]&lt;2;&quot;return &quot;;IF([.E11]&lt;3;&quot;return &quot;;&quot;&quot;))" office:value-type="string" office:string-value="return " calcext:value-type="string">
            <text:p>return </text:p>
          </table:table-cell>
          <table:table-cell table:style-name="ce13" table:formula="of:=IF([.E11]&lt;3;&quot;&quot;;&quot;uint8_t *ptr&quot;)">
            <text:p/>
          </table:table-cell>
          <table:table-cell table:style-name="ce13" table:formula="of:=IF([.E11]&lt;3;&quot;&quot;;&quot;, ptr, &quot;&amp;[.E11])">
            <text:p/>
          </table:table-cell>
          <table:table-cell table:style-name="ce13"/>
          <table:table-cell table:style-name="ce24" table:formula="of:=&quot;W5500_REG_&quot; &amp; [.D11]" office:value-type="string" office:string-value="W5500_REG_INTLEVEL" calcext:value-type="string">
            <text:p>W5500_REG_INTLEVEL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11] &amp; SPACES;[.O11]) &amp; &quot;0x&quot; &amp; MID([.A11];5;2) &amp; &quot;    /* &quot; &amp;[.B11] &amp; &quot; */&quot;" office:value-type="string" office:string-value="#define W5500_REG_INTLEVEL              0x13    /* Interrupt Low Level Timer */" calcext:value-type="string">
            <text:p>#define W5500_REG_INTLEVEL <text:s text:c="13"/>0x13 <text:s text:c="3"/>/* Interrupt Low Level Timer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11]&amp;&quot;(&quot;&amp;[.G11]&amp;&quot;);&quot;" office:value-type="string" office:string-value="inline void W5500_WriteINTLEVEL(uint16_t val);" calcext:value-type="string">
            <text:p>inline void W5500_WriteINTLEVEL(uint16_t val);</text:p>
          </table:table-cell>
          <table:table-cell table:formula="of:=[.S10]" office:value-type="float" office:value="48" calcext:value-type="float">
            <text:p>48</text:p>
          </table:table-cell>
          <table:table-cell table:style-name="ce13" table:formula="of:=&quot;/* Writes the common &quot;&amp;[.B11]&amp;&quot; register */&quot;&amp;CHAR(10)&amp;CHAR(13)&amp;LEFT(&quot;INLINE void W5500_Write&quot;&amp;[.D11]&amp;&quot;(&quot;&amp;[.G11]&amp;&quot;)&quot;&amp;SPACES;[.S11])&amp;&quot;{W5500_Write&quot;&amp;[.F11]&amp;&quot;(W5500_CB_REG, &quot;&amp;[.N11]&amp;&quot;, &quot; &amp;[.H11]&amp;&quot;);}&quot;" office:value-type="string" office:string-value="/* Writes the common Interrupt Low Level Timer register */&#10;&#13;INLINE void W5500_WriteINTLEVEL(uint16_t val)   {W5500_WriteReg16(W5500_CB_REG, W5500_REG_INTLEVEL, val);}" calcext:value-type="string">
            <text:p>/* Writes the common Interrupt Low Level Timer register */</text:p>
            <text:p>INLINE void W5500_WriteINTLEVEL(uint16_t val)   {W5500_WriteReg16(W5500_CB_REG, W5500_REG_INTLEVEL, val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11]&amp;&quot; W5500_Read&quot;&amp;[.D11]&amp;&quot;(&quot;&amp;[.G11]&amp;&quot;);&quot;" office:value-type="string" office:string-value="inline uint16_t W5500_ReadINTLEVEL(uint16_t val);" calcext:value-type="string">
            <text:p>inline uint16_t W5500_ReadINTLEVEL(uint16_t val);</text:p>
          </table:table-cell>
          <table:table-cell table:formula="of:=[.W10]" office:value-type="float" office:value="52" calcext:value-type="float">
            <text:p>52</text:p>
          </table:table-cell>
          <table:table-cell table:style-name="ce13" table:formula="of:=&quot;/* Reads the common &quot;&amp;[.B11]&amp;&quot; register */&quot;&amp;CHAR(10)&amp;CHAR(13)&amp;LEFT(&quot;INLINE &quot;&amp;[.I11]&amp;&quot; W5500_Read&quot;&amp;[.D11]&amp;&quot;(&quot;&amp;[.G11]&amp;&quot;)&quot;&amp;SPACES;[.W11])&amp;&quot;{ &quot;&amp;[.J11]&amp;&quot;W5500_Read&quot;&amp;[.F11]&amp;&quot;(W5500_CB_REG, &quot;&amp;[.N11]&amp;[.L11]&amp;&quot;); }&quot;" office:value-type="string" office:string-value="/* Reads the common Interrupt Low Level Timer register */&#10;&#13;INLINE uint16_t W5500_ReadINTLEVEL(uint16_t val)    { return W5500_ReadReg16(W5500_CB_REG, W5500_REG_INTLEVEL); }" calcext:value-type="string">
            <text:p>/* Reads the common Interrupt Low Level Timer register */</text:p>
            <text:p>INLINE uint16_t W5500_ReadINTLEVEL(uint16_t val)    { return W5500_ReadReg16(W5500_CB_REG, W5500_REG_INTLEVEL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2">
          <table:table-cell table:style-name="ce13" office:value-type="string" calcext:value-type="string">
            <text:p>0x0015</text:p>
          </table:table-cell>
          <table:table-cell table:style-name="ce13" office:value-type="string" calcext:value-type="string">
            <text:p>Interrupt Reg</text:p>
          </table:table-cell>
          <table:table-cell table:style-name="ce13" table:formula="of:=[.D12]" office:value-type="string" office:string-value="IR" calcext:value-type="string">
            <text:p>IR</text:p>
          </table:table-cell>
          <table:table-cell table:style-name="ce13" office:value-type="string" calcext:value-type="string">
            <text:p>I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12]=1;&quot;Reg8&quot;;IF([.E12]=2;&quot;Reg16&quot;;&quot;Buf&quot;))" office:value-type="string" office:string-value="Reg8" calcext:value-type="string">
            <text:p>Reg8</text:p>
          </table:table-cell>
          <table:table-cell table:style-name="ce13" table:formula="of:=IF([.E12]&lt;2;&quot;uint8_t val&quot;;IF([.E12]&lt;3;&quot;uint16_t val&quot;;&quot;uint8_t *ptr&quot;))" office:value-type="string" office:string-value="uint8_t val" calcext:value-type="string">
            <text:p>uint8_t val</text:p>
          </table:table-cell>
          <table:table-cell table:style-name="ce13" table:formula="of:=IF([.E12]&lt;3;&quot;val&quot;;&quot;ptr, &quot;&amp;[.E12])" office:value-type="string" office:string-value="val" calcext:value-type="string">
            <text:p>val</text:p>
          </table:table-cell>
          <table:table-cell table:style-name="ce13" table:formula="of:=IF([.E12]&lt;2;&quot;uint8_t&quot;;IF([.E12]&lt;3;&quot;uint16_t&quot;;&quot;void&quot;))" office:value-type="string" office:string-value="uint8_t" calcext:value-type="string">
            <text:p>uint8_t</text:p>
          </table:table-cell>
          <table:table-cell table:style-name="ce13" table:formula="of:=IF([.E12]&lt;2;&quot;return &quot;;IF([.E12]&lt;3;&quot;return &quot;;&quot;&quot;))" office:value-type="string" office:string-value="return " calcext:value-type="string">
            <text:p>return </text:p>
          </table:table-cell>
          <table:table-cell table:style-name="ce13" table:formula="of:=IF([.E12]&lt;3;&quot;&quot;;&quot;uint8_t *ptr&quot;)">
            <text:p/>
          </table:table-cell>
          <table:table-cell table:style-name="ce13" table:formula="of:=IF([.E12]&lt;3;&quot;&quot;;&quot;, ptr, &quot;&amp;[.E12])">
            <text:p/>
          </table:table-cell>
          <table:table-cell table:style-name="ce13"/>
          <table:table-cell table:style-name="ce24" table:formula="of:=&quot;W5500_REG_&quot; &amp; [.D12]" office:value-type="string" office:string-value="W5500_REG_IR" calcext:value-type="string">
            <text:p>W5500_REG_I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12] &amp; SPACES;[.O12]) &amp; &quot;0x&quot; &amp; MID([.A12];5;2) &amp; &quot;    /* &quot; &amp;[.B12] &amp; &quot; */&quot;" office:value-type="string" office:string-value="#define W5500_REG_IR                    0x15    /* Interrupt Reg */" calcext:value-type="string">
            <text:p>#define W5500_REG_IR <text:s text:c="19"/>0x15 <text:s text:c="3"/>/* Interrupt Reg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12]&amp;&quot;(&quot;&amp;[.G12]&amp;&quot;);&quot;" office:value-type="string" office:string-value="inline void W5500_WriteIR(uint8_t val);" calcext:value-type="string">
            <text:p>inline void W5500_WriteIR(uint8_t val);</text:p>
          </table:table-cell>
          <table:table-cell table:formula="of:=[.S11]" office:value-type="float" office:value="48" calcext:value-type="float">
            <text:p>48</text:p>
          </table:table-cell>
          <table:table-cell table:style-name="ce13" table:formula="of:=&quot;/* Writes the common &quot;&amp;[.B12]&amp;&quot; register */&quot;&amp;CHAR(10)&amp;CHAR(13)&amp;LEFT(&quot;INLINE void W5500_Write&quot;&amp;[.D12]&amp;&quot;(&quot;&amp;[.G12]&amp;&quot;)&quot;&amp;SPACES;[.S12])&amp;&quot;{W5500_Write&quot;&amp;[.F12]&amp;&quot;(W5500_CB_REG, &quot;&amp;[.N12]&amp;&quot;, &quot; &amp;[.H12]&amp;&quot;);}&quot;" office:value-type="string" office:string-value="/* Writes the common Interrupt Reg register */&#10;&#13;INLINE void W5500_WriteIR(uint8_t val)          {W5500_WriteReg8(W5500_CB_REG, W5500_REG_IR, val);}" calcext:value-type="string">
            <text:p>/* Writes the common Interrupt Reg register */</text:p>
            <text:p>INLINE void W5500_WriteIR(uint8_t val)          {W5500_WriteReg8(W5500_CB_REG, W5500_REG_IR, val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12]&amp;&quot; W5500_Read&quot;&amp;[.D12]&amp;&quot;(&quot;&amp;[.G12]&amp;&quot;);&quot;" office:value-type="string" office:string-value="inline uint8_t W5500_ReadIR(uint8_t val);" calcext:value-type="string">
            <text:p>inline uint8_t W5500_ReadIR(uint8_t val);</text:p>
          </table:table-cell>
          <table:table-cell table:formula="of:=[.W11]" office:value-type="float" office:value="52" calcext:value-type="float">
            <text:p>52</text:p>
          </table:table-cell>
          <table:table-cell table:style-name="ce13" table:formula="of:=&quot;/* Reads the common &quot;&amp;[.B12]&amp;&quot; register */&quot;&amp;CHAR(10)&amp;CHAR(13)&amp;LEFT(&quot;INLINE &quot;&amp;[.I12]&amp;&quot; W5500_Read&quot;&amp;[.D12]&amp;&quot;(&quot;&amp;[.G12]&amp;&quot;)&quot;&amp;SPACES;[.W12])&amp;&quot;{ &quot;&amp;[.J12]&amp;&quot;W5500_Read&quot;&amp;[.F12]&amp;&quot;(W5500_CB_REG, &quot;&amp;[.N12]&amp;[.L12]&amp;&quot;); }&quot;" office:value-type="string" office:string-value="/* Reads the common Interrupt Reg register */&#10;&#13;INLINE uint8_t W5500_ReadIR(uint8_t val)            { return W5500_ReadReg8(W5500_CB_REG, W5500_REG_IR); }" calcext:value-type="string">
            <text:p>/* Reads the common Interrupt Reg register */</text:p>
            <text:p>INLINE uint8_t W5500_ReadIR(uint8_t val)            { return W5500_ReadReg8(W5500_CB_REG, W5500_REG_I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2">
          <table:table-cell table:style-name="ce13" office:value-type="string" calcext:value-type="string">
            <text:p>0x0016</text:p>
          </table:table-cell>
          <table:table-cell table:style-name="ce13" office:value-type="string" calcext:value-type="string">
            <text:p>Interupt Mask</text:p>
          </table:table-cell>
          <table:table-cell table:style-name="ce13" table:formula="of:=[.D13]" office:value-type="string" office:string-value="IMR" calcext:value-type="string">
            <text:p>IMR</text:p>
          </table:table-cell>
          <table:table-cell table:style-name="ce13" office:value-type="string" calcext:value-type="string">
            <text:p>I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13]=1;&quot;Reg8&quot;;IF([.E13]=2;&quot;Reg16&quot;;&quot;Buf&quot;))" office:value-type="string" office:string-value="Reg8" calcext:value-type="string">
            <text:p>Reg8</text:p>
          </table:table-cell>
          <table:table-cell table:style-name="ce13" table:formula="of:=IF([.E13]&lt;2;&quot;uint8_t val&quot;;IF([.E13]&lt;3;&quot;uint16_t val&quot;;&quot;uint8_t *ptr&quot;))" office:value-type="string" office:string-value="uint8_t val" calcext:value-type="string">
            <text:p>uint8_t val</text:p>
          </table:table-cell>
          <table:table-cell table:style-name="ce13" table:formula="of:=IF([.E13]&lt;3;&quot;val&quot;;&quot;ptr, &quot;&amp;[.E13])" office:value-type="string" office:string-value="val" calcext:value-type="string">
            <text:p>val</text:p>
          </table:table-cell>
          <table:table-cell table:style-name="ce13" table:formula="of:=IF([.E13]&lt;2;&quot;uint8_t&quot;;IF([.E13]&lt;3;&quot;uint16_t&quot;;&quot;void&quot;))" office:value-type="string" office:string-value="uint8_t" calcext:value-type="string">
            <text:p>uint8_t</text:p>
          </table:table-cell>
          <table:table-cell table:style-name="ce13" table:formula="of:=IF([.E13]&lt;2;&quot;return &quot;;IF([.E13]&lt;3;&quot;return &quot;;&quot;&quot;))" office:value-type="string" office:string-value="return " calcext:value-type="string">
            <text:p>return </text:p>
          </table:table-cell>
          <table:table-cell table:style-name="ce13" table:formula="of:=IF([.E13]&lt;3;&quot;&quot;;&quot;uint8_t *ptr&quot;)">
            <text:p/>
          </table:table-cell>
          <table:table-cell table:style-name="ce13" table:formula="of:=IF([.E13]&lt;3;&quot;&quot;;&quot;, ptr, &quot;&amp;[.E13])">
            <text:p/>
          </table:table-cell>
          <table:table-cell table:style-name="ce13"/>
          <table:table-cell table:style-name="ce24" table:formula="of:=&quot;W5500_REG_&quot; &amp; [.D13]" office:value-type="string" office:string-value="W5500_REG_IMR" calcext:value-type="string">
            <text:p>W5500_REG_IM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13] &amp; SPACES;[.O13]) &amp; &quot;0x&quot; &amp; MID([.A13];5;2) &amp; &quot;    /* &quot; &amp;[.B13] &amp; &quot; */&quot;" office:value-type="string" office:string-value="#define W5500_REG_IMR                   0x16    /* Interupt Mask */" calcext:value-type="string">
            <text:p>#define W5500_REG_IMR <text:s text:c="18"/>0x16 <text:s text:c="3"/>/* Interupt Mask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13]&amp;&quot;(&quot;&amp;[.G13]&amp;&quot;);&quot;" office:value-type="string" office:string-value="inline void W5500_WriteIMR(uint8_t val);" calcext:value-type="string">
            <text:p>inline void W5500_WriteIMR(uint8_t val);</text:p>
          </table:table-cell>
          <table:table-cell table:formula="of:=[.S12]" office:value-type="float" office:value="48" calcext:value-type="float">
            <text:p>48</text:p>
          </table:table-cell>
          <table:table-cell table:style-name="ce13" table:formula="of:=&quot;/* Writes the common &quot;&amp;[.B13]&amp;&quot; register */&quot;&amp;CHAR(10)&amp;CHAR(13)&amp;LEFT(&quot;INLINE void W5500_Write&quot;&amp;[.D13]&amp;&quot;(&quot;&amp;[.G13]&amp;&quot;)&quot;&amp;SPACES;[.S13])&amp;&quot;{W5500_Write&quot;&amp;[.F13]&amp;&quot;(W5500_CB_REG, &quot;&amp;[.N13]&amp;&quot;, &quot; &amp;[.H13]&amp;&quot;);}&quot;" office:value-type="string" office:string-value="/* Writes the common Interupt Mask register */&#10;&#13;INLINE void W5500_WriteIMR(uint8_t val)         {W5500_WriteReg8(W5500_CB_REG, W5500_REG_IMR, val);}" calcext:value-type="string">
            <text:p>/* Writes the common Interupt Mask register */</text:p>
            <text:p>INLINE void W5500_WriteIMR(uint8_t val)         {W5500_WriteReg8(W5500_CB_REG, W5500_REG_IMR, val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13]&amp;&quot; W5500_Read&quot;&amp;[.D13]&amp;&quot;(&quot;&amp;[.G13]&amp;&quot;);&quot;" office:value-type="string" office:string-value="inline uint8_t W5500_ReadIMR(uint8_t val);" calcext:value-type="string">
            <text:p>inline uint8_t W5500_ReadIMR(uint8_t val);</text:p>
          </table:table-cell>
          <table:table-cell table:formula="of:=[.W12]" office:value-type="float" office:value="52" calcext:value-type="float">
            <text:p>52</text:p>
          </table:table-cell>
          <table:table-cell table:style-name="ce13" table:formula="of:=&quot;/* Reads the common &quot;&amp;[.B13]&amp;&quot; register */&quot;&amp;CHAR(10)&amp;CHAR(13)&amp;LEFT(&quot;INLINE &quot;&amp;[.I13]&amp;&quot; W5500_Read&quot;&amp;[.D13]&amp;&quot;(&quot;&amp;[.G13]&amp;&quot;)&quot;&amp;SPACES;[.W13])&amp;&quot;{ &quot;&amp;[.J13]&amp;&quot;W5500_Read&quot;&amp;[.F13]&amp;&quot;(W5500_CB_REG, &quot;&amp;[.N13]&amp;[.L13]&amp;&quot;); }&quot;" office:value-type="string" office:string-value="/* Reads the common Interupt Mask register */&#10;&#13;INLINE uint8_t W5500_ReadIMR(uint8_t val)           { return W5500_ReadReg8(W5500_CB_REG, W5500_REG_IMR); }" calcext:value-type="string">
            <text:p>/* Reads the common Interupt Mask register */</text:p>
            <text:p>INLINE uint8_t W5500_ReadIMR(uint8_t val)           { return W5500_ReadReg8(W5500_CB_REG, W5500_REG_IM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2">
          <table:table-cell table:style-name="ce13" office:value-type="string" calcext:value-type="string">
            <text:p>0x0017</text:p>
          </table:table-cell>
          <table:table-cell table:style-name="ce13" office:value-type="string" calcext:value-type="string">
            <text:p>Socket Interrupt</text:p>
          </table:table-cell>
          <table:table-cell table:style-name="ce13" table:formula="of:=[.D14]" office:value-type="string" office:string-value="SIR" calcext:value-type="string">
            <text:p>SIR</text:p>
          </table:table-cell>
          <table:table-cell table:style-name="ce13" office:value-type="string" calcext:value-type="string">
            <text:p>SI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14]=1;&quot;Reg8&quot;;IF([.E14]=2;&quot;Reg16&quot;;&quot;Buf&quot;))" office:value-type="string" office:string-value="Reg8" calcext:value-type="string">
            <text:p>Reg8</text:p>
          </table:table-cell>
          <table:table-cell table:style-name="ce13" table:formula="of:=IF([.E14]&lt;2;&quot;uint8_t val&quot;;IF([.E14]&lt;3;&quot;uint16_t val&quot;;&quot;uint8_t *ptr&quot;))" office:value-type="string" office:string-value="uint8_t val" calcext:value-type="string">
            <text:p>uint8_t val</text:p>
          </table:table-cell>
          <table:table-cell table:style-name="ce13" table:formula="of:=IF([.E14]&lt;3;&quot;val&quot;;&quot;ptr, &quot;&amp;[.E14])" office:value-type="string" office:string-value="val" calcext:value-type="string">
            <text:p>val</text:p>
          </table:table-cell>
          <table:table-cell table:style-name="ce13" table:formula="of:=IF([.E14]&lt;2;&quot;uint8_t&quot;;IF([.E14]&lt;3;&quot;uint16_t&quot;;&quot;void&quot;))" office:value-type="string" office:string-value="uint8_t" calcext:value-type="string">
            <text:p>uint8_t</text:p>
          </table:table-cell>
          <table:table-cell table:style-name="ce13" table:formula="of:=IF([.E14]&lt;2;&quot;return &quot;;IF([.E14]&lt;3;&quot;return &quot;;&quot;&quot;))" office:value-type="string" office:string-value="return " calcext:value-type="string">
            <text:p>return </text:p>
          </table:table-cell>
          <table:table-cell table:style-name="ce13" table:formula="of:=IF([.E14]&lt;3;&quot;&quot;;&quot;uint8_t *ptr&quot;)">
            <text:p/>
          </table:table-cell>
          <table:table-cell table:style-name="ce13" table:formula="of:=IF([.E14]&lt;3;&quot;&quot;;&quot;, ptr, &quot;&amp;[.E14])">
            <text:p/>
          </table:table-cell>
          <table:table-cell table:style-name="ce13"/>
          <table:table-cell table:style-name="ce24" table:formula="of:=&quot;W5500_REG_&quot; &amp; [.D14]" office:value-type="string" office:string-value="W5500_REG_SIR" calcext:value-type="string">
            <text:p>W5500_REG_SI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14] &amp; SPACES;[.O14]) &amp; &quot;0x&quot; &amp; MID([.A14];5;2) &amp; &quot;    /* &quot; &amp;[.B14] &amp; &quot; */&quot;" office:value-type="string" office:string-value="#define W5500_REG_SIR                   0x17    /* Socket Interrupt */" calcext:value-type="string">
            <text:p>#define W5500_REG_SIR <text:s text:c="18"/>0x17 <text:s text:c="3"/>/* Socket Interrupt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14]&amp;&quot;(&quot;&amp;[.G14]&amp;&quot;);&quot;" office:value-type="string" office:string-value="inline void W5500_WriteSIR(uint8_t val);" calcext:value-type="string">
            <text:p>inline void W5500_WriteSIR(uint8_t val);</text:p>
          </table:table-cell>
          <table:table-cell table:formula="of:=[.S13]" office:value-type="float" office:value="48" calcext:value-type="float">
            <text:p>48</text:p>
          </table:table-cell>
          <table:table-cell table:style-name="ce13" table:formula="of:=&quot;/* Writes the common &quot;&amp;[.B14]&amp;&quot; register */&quot;&amp;CHAR(10)&amp;CHAR(13)&amp;LEFT(&quot;INLINE void W5500_Write&quot;&amp;[.D14]&amp;&quot;(&quot;&amp;[.G14]&amp;&quot;)&quot;&amp;SPACES;[.S14])&amp;&quot;{W5500_Write&quot;&amp;[.F14]&amp;&quot;(W5500_CB_REG, &quot;&amp;[.N14]&amp;&quot;, &quot; &amp;[.H14]&amp;&quot;);}&quot;" office:value-type="string" office:string-value="/* Writes the common Socket Interrupt register */&#10;&#13;INLINE void W5500_WriteSIR(uint8_t val)         {W5500_WriteReg8(W5500_CB_REG, W5500_REG_SIR, val);}" calcext:value-type="string">
            <text:p>/* Writes the common Socket Interrupt register */</text:p>
            <text:p>INLINE void W5500_WriteSIR(uint8_t val)         {W5500_WriteReg8(W5500_CB_REG, W5500_REG_SIR, val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14]&amp;&quot; W5500_Read&quot;&amp;[.D14]&amp;&quot;(&quot;&amp;[.G14]&amp;&quot;);&quot;" office:value-type="string" office:string-value="inline uint8_t W5500_ReadSIR(uint8_t val);" calcext:value-type="string">
            <text:p>inline uint8_t W5500_ReadSIR(uint8_t val);</text:p>
          </table:table-cell>
          <table:table-cell table:formula="of:=[.W13]" office:value-type="float" office:value="52" calcext:value-type="float">
            <text:p>52</text:p>
          </table:table-cell>
          <table:table-cell table:style-name="ce13" table:formula="of:=&quot;/* Reads the common &quot;&amp;[.B14]&amp;&quot; register */&quot;&amp;CHAR(10)&amp;CHAR(13)&amp;LEFT(&quot;INLINE &quot;&amp;[.I14]&amp;&quot; W5500_Read&quot;&amp;[.D14]&amp;&quot;(&quot;&amp;[.G14]&amp;&quot;)&quot;&amp;SPACES;[.W14])&amp;&quot;{ &quot;&amp;[.J14]&amp;&quot;W5500_Read&quot;&amp;[.F14]&amp;&quot;(W5500_CB_REG, &quot;&amp;[.N14]&amp;[.L14]&amp;&quot;); }&quot;" office:value-type="string" office:string-value="/* Reads the common Socket Interrupt register */&#10;&#13;INLINE uint8_t W5500_ReadSIR(uint8_t val)           { return W5500_ReadReg8(W5500_CB_REG, W5500_REG_SIR); }" calcext:value-type="string">
            <text:p>/* Reads the common Socket Interrupt register */</text:p>
            <text:p>INLINE uint8_t W5500_ReadSIR(uint8_t val)           { return W5500_ReadReg8(W5500_CB_REG, W5500_REG_SI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2">
          <table:table-cell table:style-name="ce13" office:value-type="string" calcext:value-type="string">
            <text:p>0x0018</text:p>
          </table:table-cell>
          <table:table-cell table:style-name="ce13" office:value-type="string" calcext:value-type="string">
            <text:p>Socket Interrupt Mask</text:p>
          </table:table-cell>
          <table:table-cell table:style-name="ce13" table:formula="of:=[.D15]" office:value-type="string" office:string-value="SIMR" calcext:value-type="string">
            <text:p>SIMR</text:p>
          </table:table-cell>
          <table:table-cell table:style-name="ce13" office:value-type="string" calcext:value-type="string">
            <text:p>SI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15]=1;&quot;Reg8&quot;;IF([.E15]=2;&quot;Reg16&quot;;&quot;Buf&quot;))" office:value-type="string" office:string-value="Reg8" calcext:value-type="string">
            <text:p>Reg8</text:p>
          </table:table-cell>
          <table:table-cell table:style-name="ce13" table:formula="of:=IF([.E15]&lt;2;&quot;uint8_t val&quot;;IF([.E15]&lt;3;&quot;uint16_t val&quot;;&quot;uint8_t *ptr&quot;))" office:value-type="string" office:string-value="uint8_t val" calcext:value-type="string">
            <text:p>uint8_t val</text:p>
          </table:table-cell>
          <table:table-cell table:style-name="ce13" table:formula="of:=IF([.E15]&lt;3;&quot;val&quot;;&quot;ptr, &quot;&amp;[.E15])" office:value-type="string" office:string-value="val" calcext:value-type="string">
            <text:p>val</text:p>
          </table:table-cell>
          <table:table-cell table:style-name="ce13" table:formula="of:=IF([.E15]&lt;2;&quot;uint8_t&quot;;IF([.E15]&lt;3;&quot;uint16_t&quot;;&quot;void&quot;))" office:value-type="string" office:string-value="uint8_t" calcext:value-type="string">
            <text:p>uint8_t</text:p>
          </table:table-cell>
          <table:table-cell table:style-name="ce13" table:formula="of:=IF([.E15]&lt;2;&quot;return &quot;;IF([.E15]&lt;3;&quot;return &quot;;&quot;&quot;))" office:value-type="string" office:string-value="return " calcext:value-type="string">
            <text:p>return </text:p>
          </table:table-cell>
          <table:table-cell table:style-name="ce13" table:formula="of:=IF([.E15]&lt;3;&quot;&quot;;&quot;uint8_t *ptr&quot;)">
            <text:p/>
          </table:table-cell>
          <table:table-cell table:style-name="ce13" table:formula="of:=IF([.E15]&lt;3;&quot;&quot;;&quot;, ptr, &quot;&amp;[.E15])">
            <text:p/>
          </table:table-cell>
          <table:table-cell table:style-name="ce13"/>
          <table:table-cell table:style-name="ce24" table:formula="of:=&quot;W5500_REG_&quot; &amp; [.D15]" office:value-type="string" office:string-value="W5500_REG_SIMR" calcext:value-type="string">
            <text:p>W5500_REG_SIM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15] &amp; SPACES;[.O15]) &amp; &quot;0x&quot; &amp; MID([.A15];5;2) &amp; &quot;    /* &quot; &amp;[.B15] &amp; &quot; */&quot;" office:value-type="string" office:string-value="#define W5500_REG_SIMR                  0x18    /* Socket Interrupt Mask */" calcext:value-type="string">
            <text:p>#define W5500_REG_SIMR <text:s text:c="17"/>0x18 <text:s text:c="3"/>/* Socket Interrupt Mask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15]&amp;&quot;(&quot;&amp;[.G15]&amp;&quot;);&quot;" office:value-type="string" office:string-value="inline void W5500_WriteSIMR(uint8_t val);" calcext:value-type="string">
            <text:p>inline void W5500_WriteSIMR(uint8_t val);</text:p>
          </table:table-cell>
          <table:table-cell table:formula="of:=[.S14]" office:value-type="float" office:value="48" calcext:value-type="float">
            <text:p>48</text:p>
          </table:table-cell>
          <table:table-cell table:style-name="ce13" table:formula="of:=&quot;/* Writes the common &quot;&amp;[.B15]&amp;&quot; register */&quot;&amp;CHAR(10)&amp;CHAR(13)&amp;LEFT(&quot;INLINE void W5500_Write&quot;&amp;[.D15]&amp;&quot;(&quot;&amp;[.G15]&amp;&quot;)&quot;&amp;SPACES;[.S15])&amp;&quot;{W5500_Write&quot;&amp;[.F15]&amp;&quot;(W5500_CB_REG, &quot;&amp;[.N15]&amp;&quot;, &quot; &amp;[.H15]&amp;&quot;);}&quot;" office:value-type="string" office:string-value="/* Writes the common Socket Interrupt Mask register */&#10;&#13;INLINE void W5500_WriteSIMR(uint8_t val)        {W5500_WriteReg8(W5500_CB_REG, W5500_REG_SIMR, val);}" calcext:value-type="string">
            <text:p>/* Writes the common Socket Interrupt Mask register */</text:p>
            <text:p>INLINE void W5500_WriteSIMR(uint8_t val)        {W5500_WriteReg8(W5500_CB_REG, W5500_REG_SIMR, val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15]&amp;&quot; W5500_Read&quot;&amp;[.D15]&amp;&quot;(&quot;&amp;[.G15]&amp;&quot;);&quot;" office:value-type="string" office:string-value="inline uint8_t W5500_ReadSIMR(uint8_t val);" calcext:value-type="string">
            <text:p>inline uint8_t W5500_ReadSIMR(uint8_t val);</text:p>
          </table:table-cell>
          <table:table-cell table:formula="of:=[.W14]" office:value-type="float" office:value="52" calcext:value-type="float">
            <text:p>52</text:p>
          </table:table-cell>
          <table:table-cell table:style-name="ce13" table:formula="of:=&quot;/* Reads the common &quot;&amp;[.B15]&amp;&quot; register */&quot;&amp;CHAR(10)&amp;CHAR(13)&amp;LEFT(&quot;INLINE &quot;&amp;[.I15]&amp;&quot; W5500_Read&quot;&amp;[.D15]&amp;&quot;(&quot;&amp;[.G15]&amp;&quot;)&quot;&amp;SPACES;[.W15])&amp;&quot;{ &quot;&amp;[.J15]&amp;&quot;W5500_Read&quot;&amp;[.F15]&amp;&quot;(W5500_CB_REG, &quot;&amp;[.N15]&amp;[.L15]&amp;&quot;); }&quot;" office:value-type="string" office:string-value="/* Reads the common Socket Interrupt Mask register */&#10;&#13;INLINE uint8_t W5500_ReadSIMR(uint8_t val)          { return W5500_ReadReg8(W5500_CB_REG, W5500_REG_SIMR); }" calcext:value-type="string">
            <text:p>/* Reads the common Socket Interrupt Mask register */</text:p>
            <text:p>INLINE uint8_t W5500_ReadSIMR(uint8_t val)          { return W5500_ReadReg8(W5500_CB_REG, W5500_REG_SIM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2">
          <table:table-cell table:style-name="ce13" office:value-type="string" calcext:value-type="string">
            <text:p>0x0019</text:p>
          </table:table-cell>
          <table:table-cell table:style-name="ce13" office:value-type="string" calcext:value-type="string">
            <text:p>Retry Time</text:p>
          </table:table-cell>
          <table:table-cell table:style-name="ce20" office:value-type="string" calcext:value-type="string">
            <text:p>RetryTime</text:p>
          </table:table-cell>
          <table:table-cell table:style-name="ce20" office:value-type="string" calcext:value-type="string">
            <text:p>RT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E16]=1;&quot;Reg8&quot;;IF([.E16]=2;&quot;Reg16&quot;;&quot;Buf&quot;))" office:value-type="string" office:string-value="Reg16" calcext:value-type="string">
            <text:p>Reg16</text:p>
          </table:table-cell>
          <table:table-cell table:style-name="ce13" table:formula="of:=IF([.E16]&lt;2;&quot;uint8_t val&quot;;IF([.E16]&lt;3;&quot;uint16_t val&quot;;&quot;uint8_t *ptr&quot;))" office:value-type="string" office:string-value="uint16_t val" calcext:value-type="string">
            <text:p>uint16_t val</text:p>
          </table:table-cell>
          <table:table-cell table:style-name="ce13" table:formula="of:=IF([.E16]&lt;3;&quot;val&quot;;&quot;ptr, &quot;&amp;[.E16])" office:value-type="string" office:string-value="val" calcext:value-type="string">
            <text:p>val</text:p>
          </table:table-cell>
          <table:table-cell table:style-name="ce13" table:formula="of:=IF([.E16]&lt;2;&quot;uint8_t&quot;;IF([.E16]&lt;3;&quot;uint16_t&quot;;&quot;void&quot;))" office:value-type="string" office:string-value="uint16_t" calcext:value-type="string">
            <text:p>uint16_t</text:p>
          </table:table-cell>
          <table:table-cell table:style-name="ce13" table:formula="of:=IF([.E16]&lt;2;&quot;return &quot;;IF([.E16]&lt;3;&quot;return &quot;;&quot;&quot;))" office:value-type="string" office:string-value="return " calcext:value-type="string">
            <text:p>return </text:p>
          </table:table-cell>
          <table:table-cell table:style-name="ce13" table:formula="of:=IF([.E16]&lt;3;&quot;&quot;;&quot;uint8_t *ptr&quot;)">
            <text:p/>
          </table:table-cell>
          <table:table-cell table:style-name="ce13" table:formula="of:=IF([.E16]&lt;3;&quot;&quot;;&quot;, ptr, &quot;&amp;[.E16])">
            <text:p/>
          </table:table-cell>
          <table:table-cell table:style-name="ce13"/>
          <table:table-cell table:style-name="ce24" table:formula="of:=&quot;W5500_REG_&quot; &amp; [.D16]" office:value-type="string" office:string-value="W5500_REG_RTR" calcext:value-type="string">
            <text:p>W5500_REG_RT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16] &amp; SPACES;[.O16]) &amp; &quot;0x&quot; &amp; MID([.A16];5;2) &amp; &quot;    /* &quot; &amp;[.B16] &amp; &quot; */&quot;" office:value-type="string" office:string-value="#define W5500_REG_RTR                   0x19    /* Retry Time */" calcext:value-type="string">
            <text:p>#define W5500_REG_RTR <text:s text:c="18"/>0x19 <text:s text:c="3"/>/* Retry Time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16]&amp;&quot;(&quot;&amp;[.G16]&amp;&quot;);&quot;" office:value-type="string" office:string-value="inline void W5500_WriteRTR(uint16_t val);" calcext:value-type="string">
            <text:p>inline void W5500_WriteRTR(uint16_t val);</text:p>
          </table:table-cell>
          <table:table-cell table:formula="of:=[.S15]" office:value-type="float" office:value="48" calcext:value-type="float">
            <text:p>48</text:p>
          </table:table-cell>
          <table:table-cell table:style-name="ce13" table:formula="of:=&quot;/* Writes the common &quot;&amp;[.B16]&amp;&quot; register */&quot;&amp;CHAR(10)&amp;CHAR(13)&amp;LEFT(&quot;INLINE void W5500_Write&quot;&amp;[.D16]&amp;&quot;(&quot;&amp;[.G16]&amp;&quot;)&quot;&amp;SPACES;[.S16])&amp;&quot;{W5500_Write&quot;&amp;[.F16]&amp;&quot;(W5500_CB_REG, &quot;&amp;[.N16]&amp;&quot;, &quot; &amp;[.H16]&amp;&quot;);}&quot;" office:value-type="string" office:string-value="/* Writes the common Retry Time register */&#10;&#13;INLINE void W5500_WriteRTR(uint16_t val)        {W5500_WriteReg16(W5500_CB_REG, W5500_REG_RTR, val);}" calcext:value-type="string">
            <text:p>/* Writes the common Retry Time register */</text:p>
            <text:p>INLINE void W5500_WriteRTR(uint16_t val)        {W5500_WriteReg16(W5500_CB_REG, W5500_REG_RTR, val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16]&amp;&quot; W5500_Read&quot;&amp;[.D16]&amp;&quot;(&quot;&amp;[.G16]&amp;&quot;);&quot;" office:value-type="string" office:string-value="inline uint16_t W5500_ReadRTR(uint16_t val);" calcext:value-type="string">
            <text:p>inline uint16_t W5500_ReadRTR(uint16_t val);</text:p>
          </table:table-cell>
          <table:table-cell table:formula="of:=[.W15]" office:value-type="float" office:value="52" calcext:value-type="float">
            <text:p>52</text:p>
          </table:table-cell>
          <table:table-cell table:style-name="ce13" table:formula="of:=&quot;/* Reads the common &quot;&amp;[.B16]&amp;&quot; register */&quot;&amp;CHAR(10)&amp;CHAR(13)&amp;LEFT(&quot;INLINE &quot;&amp;[.I16]&amp;&quot; W5500_Read&quot;&amp;[.D16]&amp;&quot;(&quot;&amp;[.G16]&amp;&quot;)&quot;&amp;SPACES;[.W16])&amp;&quot;{ &quot;&amp;[.J16]&amp;&quot;W5500_Read&quot;&amp;[.F16]&amp;&quot;(W5500_CB_REG, &quot;&amp;[.N16]&amp;[.L16]&amp;&quot;); }&quot;" office:value-type="string" office:string-value="/* Reads the common Retry Time register */&#10;&#13;INLINE uint16_t W5500_ReadRTR(uint16_t val)         { return W5500_ReadReg16(W5500_CB_REG, W5500_REG_RTR); }" calcext:value-type="string">
            <text:p>/* Reads the common Retry Time register */</text:p>
            <text:p>INLINE uint16_t W5500_ReadRTR(uint16_t val)         { return W5500_ReadReg16(W5500_CB_REG, W5500_REG_RT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2">
          <table:table-cell table:style-name="ce13" office:value-type="string" calcext:value-type="string">
            <text:p>0x001B</text:p>
          </table:table-cell>
          <table:table-cell table:style-name="ce13" office:value-type="string" calcext:value-type="string">
            <text:p>Retry Count</text:p>
          </table:table-cell>
          <table:table-cell table:style-name="ce13" table:formula="of:=[.D17]" office:value-type="string" office:string-value="RCR" calcext:value-type="string">
            <text:p>RCR</text:p>
          </table:table-cell>
          <table:table-cell table:style-name="ce13" office:value-type="string" calcext:value-type="string">
            <text:p>RC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17]=1;&quot;Reg8&quot;;IF([.E17]=2;&quot;Reg16&quot;;&quot;Buf&quot;))" office:value-type="string" office:string-value="Reg8" calcext:value-type="string">
            <text:p>Reg8</text:p>
          </table:table-cell>
          <table:table-cell table:style-name="ce13" table:formula="of:=IF([.E17]&lt;2;&quot;uint8_t val&quot;;IF([.E17]&lt;3;&quot;uint16_t val&quot;;&quot;uint8_t *ptr&quot;))" office:value-type="string" office:string-value="uint8_t val" calcext:value-type="string">
            <text:p>uint8_t val</text:p>
          </table:table-cell>
          <table:table-cell table:style-name="ce13" table:formula="of:=IF([.E17]&lt;3;&quot;val&quot;;&quot;ptr, &quot;&amp;[.E17])" office:value-type="string" office:string-value="val" calcext:value-type="string">
            <text:p>val</text:p>
          </table:table-cell>
          <table:table-cell table:style-name="ce13" table:formula="of:=IF([.E17]&lt;2;&quot;uint8_t&quot;;IF([.E17]&lt;3;&quot;uint16_t&quot;;&quot;void&quot;))" office:value-type="string" office:string-value="uint8_t" calcext:value-type="string">
            <text:p>uint8_t</text:p>
          </table:table-cell>
          <table:table-cell table:style-name="ce13" table:formula="of:=IF([.E17]&lt;2;&quot;return &quot;;IF([.E17]&lt;3;&quot;return &quot;;&quot;&quot;))" office:value-type="string" office:string-value="return " calcext:value-type="string">
            <text:p>return </text:p>
          </table:table-cell>
          <table:table-cell table:style-name="ce13" table:formula="of:=IF([.E17]&lt;3;&quot;&quot;;&quot;uint8_t *ptr&quot;)">
            <text:p/>
          </table:table-cell>
          <table:table-cell table:style-name="ce13" table:formula="of:=IF([.E17]&lt;3;&quot;&quot;;&quot;, ptr, &quot;&amp;[.E17])">
            <text:p/>
          </table:table-cell>
          <table:table-cell table:style-name="ce13"/>
          <table:table-cell table:style-name="ce24" table:formula="of:=&quot;W5500_REG_&quot; &amp; [.D17]" office:value-type="string" office:string-value="W5500_REG_RCR" calcext:value-type="string">
            <text:p>W5500_REG_RC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17] &amp; SPACES;[.O17]) &amp; &quot;0x&quot; &amp; MID([.A17];5;2) &amp; &quot;    /* &quot; &amp;[.B17] &amp; &quot; */&quot;" office:value-type="string" office:string-value="#define W5500_REG_RCR                   0x1B    /* Retry Count */" calcext:value-type="string">
            <text:p>#define W5500_REG_RCR <text:s text:c="18"/>0x1B <text:s text:c="3"/>/* Retry Count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17]&amp;&quot;(&quot;&amp;[.G17]&amp;&quot;);&quot;" office:value-type="string" office:string-value="inline void W5500_WriteRCR(uint8_t val);" calcext:value-type="string">
            <text:p>inline void W5500_WriteRCR(uint8_t val);</text:p>
          </table:table-cell>
          <table:table-cell table:formula="of:=[.S16]" office:value-type="float" office:value="48" calcext:value-type="float">
            <text:p>48</text:p>
          </table:table-cell>
          <table:table-cell table:style-name="ce13" table:formula="of:=&quot;/* Writes the common &quot;&amp;[.B17]&amp;&quot; register */&quot;&amp;CHAR(10)&amp;CHAR(13)&amp;LEFT(&quot;INLINE void W5500_Write&quot;&amp;[.D17]&amp;&quot;(&quot;&amp;[.G17]&amp;&quot;)&quot;&amp;SPACES;[.S17])&amp;&quot;{W5500_Write&quot;&amp;[.F17]&amp;&quot;(W5500_CB_REG, &quot;&amp;[.N17]&amp;&quot;, &quot; &amp;[.H17]&amp;&quot;);}&quot;" office:value-type="string" office:string-value="/* Writes the common Retry Count register */&#10;&#13;INLINE void W5500_WriteRCR(uint8_t val)         {W5500_WriteReg8(W5500_CB_REG, W5500_REG_RCR, val);}" calcext:value-type="string">
            <text:p>/* Writes the common Retry Count register */</text:p>
            <text:p>INLINE void W5500_WriteRCR(uint8_t val)         {W5500_WriteReg8(W5500_CB_REG, W5500_REG_RCR, val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17]&amp;&quot; W5500_Read&quot;&amp;[.D17]&amp;&quot;(&quot;&amp;[.G17]&amp;&quot;);&quot;" office:value-type="string" office:string-value="inline uint8_t W5500_ReadRCR(uint8_t val);" calcext:value-type="string">
            <text:p>inline uint8_t W5500_ReadRCR(uint8_t val);</text:p>
          </table:table-cell>
          <table:table-cell table:formula="of:=[.W16]" office:value-type="float" office:value="52" calcext:value-type="float">
            <text:p>52</text:p>
          </table:table-cell>
          <table:table-cell table:style-name="ce13" table:formula="of:=&quot;/* Reads the common &quot;&amp;[.B17]&amp;&quot; register */&quot;&amp;CHAR(10)&amp;CHAR(13)&amp;LEFT(&quot;INLINE &quot;&amp;[.I17]&amp;&quot; W5500_Read&quot;&amp;[.D17]&amp;&quot;(&quot;&amp;[.G17]&amp;&quot;)&quot;&amp;SPACES;[.W17])&amp;&quot;{ &quot;&amp;[.J17]&amp;&quot;W5500_Read&quot;&amp;[.F17]&amp;&quot;(W5500_CB_REG, &quot;&amp;[.N17]&amp;[.L17]&amp;&quot;); }&quot;" office:value-type="string" office:string-value="/* Reads the common Retry Count register */&#10;&#13;INLINE uint8_t W5500_ReadRCR(uint8_t val)           { return W5500_ReadReg8(W5500_CB_REG, W5500_REG_RCR); }" calcext:value-type="string">
            <text:p>/* Reads the common Retry Count register */</text:p>
            <text:p>INLINE uint8_t W5500_ReadRCR(uint8_t val)           { return W5500_ReadReg8(W5500_CB_REG, W5500_REG_RC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1">
          <table:table-cell table:style-name="ce19" office:value-type="string" calcext:value-type="string">
            <text:p>0x001C</text:p>
          </table:table-cell>
          <table:table-cell table:style-name="ce19" office:value-type="string" calcext:value-type="string">
            <text:p>PPP LCP Request Timer</text:p>
          </table:table-cell>
          <table:table-cell table:style-name="ce19" table:formula="of:=[.D18]" office:value-type="string" office:string-value="PRIMER" calcext:value-type="string">
            <text:p>PRIMER</text:p>
          </table:table-cell>
          <table:table-cell table:style-name="ce19" office:value-type="string" calcext:value-type="string">
            <text:p>PRIMER</text:p>
          </table:table-cell>
          <table:table-cell table:style-name="ce33" office:value-type="float" office:value="1" calcext:value-type="float">
            <text:p>1</text:p>
          </table:table-cell>
          <table:table-cell table:style-name="ce19" table:formula="of:=IF([.E18]=1;&quot;Reg8&quot;;IF([.E18]=2;&quot;Reg16&quot;;&quot;Buf&quot;))" office:value-type="string" office:string-value="Reg8" calcext:value-type="string">
            <text:p>Reg8</text:p>
          </table:table-cell>
          <table:table-cell table:style-name="ce19" table:formula="of:=IF([.E18]&lt;2;&quot;uint8_t val&quot;;IF([.E18]&lt;3;&quot;uint16_t val&quot;;&quot;uint8_t *ptr&quot;))" office:value-type="string" office:string-value="uint8_t val" calcext:value-type="string">
            <text:p>uint8_t val</text:p>
          </table:table-cell>
          <table:table-cell table:style-name="ce19" table:formula="of:=IF([.E18]&lt;3;&quot;val&quot;;&quot;ptr, &quot;&amp;[.E18])" office:value-type="string" office:string-value="val" calcext:value-type="string">
            <text:p>val</text:p>
          </table:table-cell>
          <table:table-cell table:style-name="ce19" table:formula="of:=IF([.E18]&lt;2;&quot;uint8_t&quot;;IF([.E18]&lt;3;&quot;uint16_t&quot;;&quot;void&quot;))" office:value-type="string" office:string-value="uint8_t" calcext:value-type="string">
            <text:p>uint8_t</text:p>
          </table:table-cell>
          <table:table-cell table:style-name="ce19" table:formula="of:=IF([.E18]&lt;2;&quot;return &quot;;IF([.E18]&lt;3;&quot;return &quot;;&quot;&quot;))" office:value-type="string" office:string-value="return " calcext:value-type="string">
            <text:p>return </text:p>
          </table:table-cell>
          <table:table-cell table:style-name="ce19" table:formula="of:=IF([.E18]&lt;3;&quot;&quot;;&quot;uint8_t *ptr&quot;)">
            <text:p/>
          </table:table-cell>
          <table:table-cell table:style-name="ce19" table:formula="of:=IF([.E18]&lt;3;&quot;&quot;;&quot;, ptr, &quot;&amp;[.E18])">
            <text:p/>
          </table:table-cell>
          <table:table-cell table:style-name="ce19"/>
          <table:table-cell table:style-name="ce41" table:formula="of:=&quot;W5500_REG_&quot; &amp; [.D18]" office:value-type="string" office:string-value="W5500_REG_PRIMER" calcext:value-type="string">
            <text:p>W5500_REG_PRIMER</text:p>
          </table:table-cell>
          <table:table-cell table:style-name="ce42" office:value-type="float" office:value="40" calcext:value-type="float">
            <text:p>40</text:p>
          </table:table-cell>
          <table:table-cell table:style-name="ce41" table:formula="of:=LEFT(&quot;#define &quot; &amp; [.N18] &amp; SPACES;[.O18]) &amp; &quot;0x&quot; &amp; MID([.A18];5;2) &amp; &quot;    /* &quot; &amp;[.B18] &amp; &quot; */&quot;" office:value-type="string" office:string-value="#define W5500_REG_PRIMER                0x1C    /* PPP LCP Request Timer */" calcext:value-type="string">
            <text:p>#define W5500_REG_PRIMER <text:s text:c="15"/>0x1C <text:s text:c="3"/>/* PPP LCP Request Timer */</text:p>
          </table:table-cell>
          <table:table-cell table:style-name="ce42" office:value-type="string" calcext:value-type="string">
            <text:p>.</text:p>
          </table:table-cell>
          <table:table-cell table:style-name="ce19"/>
          <table:table-cell table:style-name="ce42" table:formula="of:=[.S17]" office:value-type="float" office:value="48" calcext:value-type="float">
            <text:p>48</text:p>
          </table:table-cell>
          <table:table-cell table:style-name="ce19"/>
          <table:table-cell table:style-name="ce42"/>
          <table:table-cell table:style-name="ce19"/>
          <table:table-cell table:formula="of:=[.W17]" office:value-type="float" office:value="52" calcext:value-type="float">
            <text:p>52</text:p>
          </table:table-cell>
          <table:table-cell table:style-name="ce19"/>
          <table:table-cell table:style-name="ce33"/>
          <table:table-cell table:style-name="ce33" office:value-type="string" calcext:value-type="string">
            <text:p>.</text:p>
          </table:table-cell>
          <table:table-cell table:style-name="ce19" table:number-columns-repeated="45"/>
          <table:table-cell table:style-name="ce51" table:number-columns-repeated="953"/>
        </table:table-row>
        <table:table-row table:style-name="ro1">
          <table:table-cell table:style-name="ce19" office:value-type="string" calcext:value-type="string">
            <text:p>0x001D</text:p>
          </table:table-cell>
          <table:table-cell table:style-name="ce19" office:value-type="string" calcext:value-type="string">
            <text:p>PPP LCP Magic Number</text:p>
          </table:table-cell>
          <table:table-cell table:style-name="ce19" table:formula="of:=[.D19]" office:value-type="string" office:string-value="PMAGIC" calcext:value-type="string">
            <text:p>PMAGIC</text:p>
          </table:table-cell>
          <table:table-cell table:style-name="ce19" office:value-type="string" calcext:value-type="string">
            <text:p>PMAGIC</text:p>
          </table:table-cell>
          <table:table-cell table:style-name="ce33" office:value-type="float" office:value="1" calcext:value-type="float">
            <text:p>1</text:p>
          </table:table-cell>
          <table:table-cell table:style-name="ce19" table:formula="of:=IF([.E19]=1;&quot;Reg8&quot;;IF([.E19]=2;&quot;Reg16&quot;;&quot;Buf&quot;))" office:value-type="string" office:string-value="Reg8" calcext:value-type="string">
            <text:p>Reg8</text:p>
          </table:table-cell>
          <table:table-cell table:style-name="ce19" table:formula="of:=IF([.E19]&lt;2;&quot;uint8_t val&quot;;IF([.E19]&lt;3;&quot;uint16_t val&quot;;&quot;uint8_t *ptr&quot;))" office:value-type="string" office:string-value="uint8_t val" calcext:value-type="string">
            <text:p>uint8_t val</text:p>
          </table:table-cell>
          <table:table-cell table:style-name="ce19" table:formula="of:=IF([.E19]&lt;3;&quot;val&quot;;&quot;ptr, &quot;&amp;[.E19])" office:value-type="string" office:string-value="val" calcext:value-type="string">
            <text:p>val</text:p>
          </table:table-cell>
          <table:table-cell table:style-name="ce19" table:formula="of:=IF([.E19]&lt;2;&quot;uint8_t&quot;;IF([.E19]&lt;3;&quot;uint16_t&quot;;&quot;void&quot;))" office:value-type="string" office:string-value="uint8_t" calcext:value-type="string">
            <text:p>uint8_t</text:p>
          </table:table-cell>
          <table:table-cell table:style-name="ce19" table:formula="of:=IF([.E19]&lt;2;&quot;return &quot;;IF([.E19]&lt;3;&quot;return &quot;;&quot;&quot;))" office:value-type="string" office:string-value="return " calcext:value-type="string">
            <text:p>return </text:p>
          </table:table-cell>
          <table:table-cell table:style-name="ce19" table:formula="of:=IF([.E19]&lt;3;&quot;&quot;;&quot;uint8_t *ptr&quot;)">
            <text:p/>
          </table:table-cell>
          <table:table-cell table:style-name="ce19" table:formula="of:=IF([.E19]&lt;3;&quot;&quot;;&quot;, ptr, &quot;&amp;[.E19])">
            <text:p/>
          </table:table-cell>
          <table:table-cell table:style-name="ce19"/>
          <table:table-cell table:style-name="ce41" table:formula="of:=&quot;W5500_REG_&quot; &amp; [.D19]" office:value-type="string" office:string-value="W5500_REG_PMAGIC" calcext:value-type="string">
            <text:p>W5500_REG_PMAGIC</text:p>
          </table:table-cell>
          <table:table-cell table:style-name="ce42" office:value-type="float" office:value="40" calcext:value-type="float">
            <text:p>40</text:p>
          </table:table-cell>
          <table:table-cell table:style-name="ce41" table:formula="of:=LEFT(&quot;#define &quot; &amp; [.N19] &amp; SPACES;[.O19]) &amp; &quot;0x&quot; &amp; MID([.A19];5;2) &amp; &quot;    /* &quot; &amp;[.B19] &amp; &quot; */&quot;" office:value-type="string" office:string-value="#define W5500_REG_PMAGIC                0x1D    /* PPP LCP Magic Number */" calcext:value-type="string">
            <text:p>#define W5500_REG_PMAGIC <text:s text:c="15"/>0x1D <text:s text:c="3"/>/* PPP LCP Magic Number */</text:p>
          </table:table-cell>
          <table:table-cell table:style-name="ce42" office:value-type="string" calcext:value-type="string">
            <text:p>.</text:p>
          </table:table-cell>
          <table:table-cell table:style-name="ce19"/>
          <table:table-cell table:style-name="ce42" table:formula="of:=[.S18]" office:value-type="float" office:value="48" calcext:value-type="float">
            <text:p>48</text:p>
          </table:table-cell>
          <table:table-cell table:style-name="ce19"/>
          <table:table-cell table:style-name="ce42"/>
          <table:table-cell table:style-name="ce19"/>
          <table:table-cell table:formula="of:=[.W18]" office:value-type="float" office:value="52" calcext:value-type="float">
            <text:p>52</text:p>
          </table:table-cell>
          <table:table-cell table:style-name="ce19"/>
          <table:table-cell table:style-name="ce33"/>
          <table:table-cell table:style-name="ce33" office:value-type="string" calcext:value-type="string">
            <text:p>.</text:p>
          </table:table-cell>
          <table:table-cell table:style-name="ce19" table:number-columns-repeated="45"/>
          <table:table-cell table:style-name="ce51" table:number-columns-repeated="953"/>
        </table:table-row>
        <table:table-row table:style-name="ro1">
          <table:table-cell table:style-name="ce19" office:value-type="string" calcext:value-type="string">
            <text:p>0x001E</text:p>
          </table:table-cell>
          <table:table-cell table:style-name="ce19" office:value-type="string" calcext:value-type="string">
            <text:p>PPP Dest Mac Addr</text:p>
          </table:table-cell>
          <table:table-cell table:style-name="ce19" table:formula="of:=[.D20]" office:value-type="string" office:string-value="PHAR" calcext:value-type="string">
            <text:p>PHAR</text:p>
          </table:table-cell>
          <table:table-cell table:style-name="ce19" office:value-type="string" calcext:value-type="string">
            <text:p>PHAR</text:p>
          </table:table-cell>
          <table:table-cell table:style-name="ce33" office:value-type="float" office:value="6" calcext:value-type="float">
            <text:p>6</text:p>
          </table:table-cell>
          <table:table-cell table:style-name="ce19" table:formula="of:=IF([.E20]=1;&quot;Reg8&quot;;IF([.E20]=2;&quot;Reg16&quot;;&quot;Buf&quot;))" office:value-type="string" office:string-value="Buf" calcext:value-type="string">
            <text:p>Buf</text:p>
          </table:table-cell>
          <table:table-cell table:style-name="ce19" table:formula="of:=IF([.E20]&lt;2;&quot;uint8_t val&quot;;IF([.E20]&lt;3;&quot;uint16_t val&quot;;&quot;uint8_t *ptr&quot;))" office:value-type="string" office:string-value="uint8_t *ptr" calcext:value-type="string">
            <text:p>uint8_t *ptr</text:p>
          </table:table-cell>
          <table:table-cell table:style-name="ce19" table:formula="of:=IF([.E20]&lt;3;&quot;val&quot;;&quot;ptr, &quot;&amp;[.E20])" office:value-type="string" office:string-value="ptr, 6" calcext:value-type="string">
            <text:p>ptr, 6</text:p>
          </table:table-cell>
          <table:table-cell table:style-name="ce19" table:formula="of:=IF([.E20]&lt;2;&quot;uint8_t&quot;;IF([.E20]&lt;3;&quot;uint16_t&quot;;&quot;void&quot;))" office:value-type="string" office:string-value="void" calcext:value-type="string">
            <text:p>void</text:p>
          </table:table-cell>
          <table:table-cell table:style-name="ce19" table:formula="of:=IF([.E20]&lt;2;&quot;return &quot;;IF([.E20]&lt;3;&quot;return &quot;;&quot;&quot;))">
            <text:p/>
          </table:table-cell>
          <table:table-cell table:style-name="ce19" table:formula="of:=IF([.E20]&lt;3;&quot;&quot;;&quot;uint8_t *ptr&quot;)" office:value-type="string" office:string-value="uint8_t *ptr" calcext:value-type="string">
            <text:p>uint8_t *ptr</text:p>
          </table:table-cell>
          <table:table-cell table:style-name="ce19" table:formula="of:=IF([.E20]&lt;3;&quot;&quot;;&quot;, ptr, &quot;&amp;[.E20])" office:value-type="string" office:string-value=", ptr, 6" calcext:value-type="string">
            <text:p>, ptr, 6</text:p>
          </table:table-cell>
          <table:table-cell table:style-name="ce19"/>
          <table:table-cell table:style-name="ce41" table:formula="of:=&quot;W5500_REG_&quot; &amp; [.D20]" office:value-type="string" office:string-value="W5500_REG_PHAR" calcext:value-type="string">
            <text:p>W5500_REG_PHAR</text:p>
          </table:table-cell>
          <table:table-cell table:style-name="ce42" office:value-type="float" office:value="40" calcext:value-type="float">
            <text:p>40</text:p>
          </table:table-cell>
          <table:table-cell table:style-name="ce41" table:formula="of:=LEFT(&quot;#define &quot; &amp; [.N20] &amp; SPACES;[.O20]) &amp; &quot;0x&quot; &amp; MID([.A20];5;2) &amp; &quot;    /* &quot; &amp;[.B20] &amp; &quot; */&quot;" office:value-type="string" office:string-value="#define W5500_REG_PHAR                  0x1E    /* PPP Dest Mac Addr */" calcext:value-type="string">
            <text:p>#define W5500_REG_PHAR <text:s text:c="17"/>0x1E <text:s text:c="3"/>/* PPP Dest Mac Addr */</text:p>
          </table:table-cell>
          <table:table-cell table:style-name="ce42" office:value-type="string" calcext:value-type="string">
            <text:p>.</text:p>
          </table:table-cell>
          <table:table-cell table:style-name="ce19"/>
          <table:table-cell table:style-name="ce42" table:formula="of:=[.S19]" office:value-type="float" office:value="48" calcext:value-type="float">
            <text:p>48</text:p>
          </table:table-cell>
          <table:table-cell table:style-name="ce19"/>
          <table:table-cell table:style-name="ce42"/>
          <table:table-cell table:style-name="ce19"/>
          <table:table-cell table:formula="of:=[.W19]" office:value-type="float" office:value="52" calcext:value-type="float">
            <text:p>52</text:p>
          </table:table-cell>
          <table:table-cell table:style-name="ce19"/>
          <table:table-cell table:style-name="ce33"/>
          <table:table-cell table:style-name="ce33" office:value-type="string" calcext:value-type="string">
            <text:p>.</text:p>
          </table:table-cell>
          <table:table-cell table:style-name="ce19" table:number-columns-repeated="45"/>
          <table:table-cell table:style-name="ce51" table:number-columns-repeated="953"/>
        </table:table-row>
        <table:table-row table:style-name="ro1">
          <table:table-cell table:style-name="ce19" office:value-type="string" calcext:value-type="string">
            <text:p>0x0024</text:p>
          </table:table-cell>
          <table:table-cell table:style-name="ce19" office:value-type="string" calcext:value-type="string">
            <text:p>PPP Session ID</text:p>
          </table:table-cell>
          <table:table-cell table:style-name="ce19" table:formula="of:=[.D21]" office:value-type="string" office:string-value="PSID" calcext:value-type="string">
            <text:p>PSID</text:p>
          </table:table-cell>
          <table:table-cell table:style-name="ce19" office:value-type="string" calcext:value-type="string">
            <text:p>PSID</text:p>
          </table:table-cell>
          <table:table-cell table:style-name="ce33" office:value-type="float" office:value="2" calcext:value-type="float">
            <text:p>2</text:p>
          </table:table-cell>
          <table:table-cell table:style-name="ce19" table:formula="of:=IF([.E21]=1;&quot;Reg8&quot;;IF([.E21]=2;&quot;Reg16&quot;;&quot;Buf&quot;))" office:value-type="string" office:string-value="Reg16" calcext:value-type="string">
            <text:p>Reg16</text:p>
          </table:table-cell>
          <table:table-cell table:style-name="ce19" table:formula="of:=IF([.E21]&lt;2;&quot;uint8_t val&quot;;IF([.E21]&lt;3;&quot;uint16_t val&quot;;&quot;uint8_t *ptr&quot;))" office:value-type="string" office:string-value="uint16_t val" calcext:value-type="string">
            <text:p>uint16_t val</text:p>
          </table:table-cell>
          <table:table-cell table:style-name="ce19" table:formula="of:=IF([.E21]&lt;3;&quot;val&quot;;&quot;ptr, &quot;&amp;[.E21])" office:value-type="string" office:string-value="val" calcext:value-type="string">
            <text:p>val</text:p>
          </table:table-cell>
          <table:table-cell table:style-name="ce19" table:formula="of:=IF([.E21]&lt;2;&quot;uint8_t&quot;;IF([.E21]&lt;3;&quot;uint16_t&quot;;&quot;void&quot;))" office:value-type="string" office:string-value="uint16_t" calcext:value-type="string">
            <text:p>uint16_t</text:p>
          </table:table-cell>
          <table:table-cell table:style-name="ce19" table:formula="of:=IF([.E21]&lt;2;&quot;return &quot;;IF([.E21]&lt;3;&quot;return &quot;;&quot;&quot;))" office:value-type="string" office:string-value="return " calcext:value-type="string">
            <text:p>return </text:p>
          </table:table-cell>
          <table:table-cell table:style-name="ce19" table:formula="of:=IF([.E21]&lt;3;&quot;&quot;;&quot;uint8_t *ptr&quot;)">
            <text:p/>
          </table:table-cell>
          <table:table-cell table:style-name="ce19" table:formula="of:=IF([.E21]&lt;3;&quot;&quot;;&quot;, ptr, &quot;&amp;[.E21])">
            <text:p/>
          </table:table-cell>
          <table:table-cell table:style-name="ce19"/>
          <table:table-cell table:style-name="ce41" table:formula="of:=&quot;W5500_REG_&quot; &amp; [.D21]" office:value-type="string" office:string-value="W5500_REG_PSID" calcext:value-type="string">
            <text:p>W5500_REG_PSID</text:p>
          </table:table-cell>
          <table:table-cell table:style-name="ce42" office:value-type="float" office:value="40" calcext:value-type="float">
            <text:p>40</text:p>
          </table:table-cell>
          <table:table-cell table:style-name="ce41" table:formula="of:=LEFT(&quot;#define &quot; &amp; [.N21] &amp; SPACES;[.O21]) &amp; &quot;0x&quot; &amp; MID([.A21];5;2) &amp; &quot;    /* &quot; &amp;[.B21] &amp; &quot; */&quot;" office:value-type="string" office:string-value="#define W5500_REG_PSID                  0x24    /* PPP Session ID */" calcext:value-type="string">
            <text:p>#define W5500_REG_PSID <text:s text:c="17"/>0x24 <text:s text:c="3"/>/* PPP Session ID */</text:p>
          </table:table-cell>
          <table:table-cell table:style-name="ce42" office:value-type="string" calcext:value-type="string">
            <text:p>.</text:p>
          </table:table-cell>
          <table:table-cell table:style-name="ce19"/>
          <table:table-cell table:style-name="ce42" table:formula="of:=[.S20]" office:value-type="float" office:value="48" calcext:value-type="float">
            <text:p>48</text:p>
          </table:table-cell>
          <table:table-cell table:style-name="ce19"/>
          <table:table-cell table:style-name="ce42"/>
          <table:table-cell table:style-name="ce19"/>
          <table:table-cell table:formula="of:=[.W20]" office:value-type="float" office:value="52" calcext:value-type="float">
            <text:p>52</text:p>
          </table:table-cell>
          <table:table-cell table:style-name="ce19"/>
          <table:table-cell table:style-name="ce33"/>
          <table:table-cell table:style-name="ce33" office:value-type="string" calcext:value-type="string">
            <text:p>.</text:p>
          </table:table-cell>
          <table:table-cell table:style-name="ce19" table:number-columns-repeated="45"/>
          <table:table-cell table:style-name="ce51" table:number-columns-repeated="953"/>
        </table:table-row>
        <table:table-row table:style-name="ro1">
          <table:table-cell table:style-name="ce19" office:value-type="string" calcext:value-type="string">
            <text:p>0x0026</text:p>
          </table:table-cell>
          <table:table-cell table:style-name="ce19" office:value-type="string" calcext:value-type="string">
            <text:p>PPP Max Segment Size</text:p>
          </table:table-cell>
          <table:table-cell table:style-name="ce19" table:formula="of:=[.D22]" office:value-type="string" office:string-value="PMRU" calcext:value-type="string">
            <text:p>PMRU</text:p>
          </table:table-cell>
          <table:table-cell table:style-name="ce19" office:value-type="string" calcext:value-type="string">
            <text:p>PMRU</text:p>
          </table:table-cell>
          <table:table-cell table:style-name="ce33" office:value-type="float" office:value="2" calcext:value-type="float">
            <text:p>2</text:p>
          </table:table-cell>
          <table:table-cell table:style-name="ce19" table:formula="of:=IF([.E22]=1;&quot;Reg8&quot;;IF([.E22]=2;&quot;Reg16&quot;;&quot;Buf&quot;))" office:value-type="string" office:string-value="Reg16" calcext:value-type="string">
            <text:p>Reg16</text:p>
          </table:table-cell>
          <table:table-cell table:style-name="ce19" table:formula="of:=IF([.E22]&lt;2;&quot;uint8_t val&quot;;IF([.E22]&lt;3;&quot;uint16_t val&quot;;&quot;uint8_t *ptr&quot;))" office:value-type="string" office:string-value="uint16_t val" calcext:value-type="string">
            <text:p>uint16_t val</text:p>
          </table:table-cell>
          <table:table-cell table:style-name="ce19" table:formula="of:=IF([.E22]&lt;3;&quot;val&quot;;&quot;ptr, &quot;&amp;[.E22])" office:value-type="string" office:string-value="val" calcext:value-type="string">
            <text:p>val</text:p>
          </table:table-cell>
          <table:table-cell table:style-name="ce19" table:formula="of:=IF([.E22]&lt;2;&quot;uint8_t&quot;;IF([.E22]&lt;3;&quot;uint16_t&quot;;&quot;void&quot;))" office:value-type="string" office:string-value="uint16_t" calcext:value-type="string">
            <text:p>uint16_t</text:p>
          </table:table-cell>
          <table:table-cell table:style-name="ce19" table:formula="of:=IF([.E22]&lt;2;&quot;return &quot;;IF([.E22]&lt;3;&quot;return &quot;;&quot;&quot;))" office:value-type="string" office:string-value="return " calcext:value-type="string">
            <text:p>return </text:p>
          </table:table-cell>
          <table:table-cell table:style-name="ce19" table:formula="of:=IF([.E22]&lt;3;&quot;&quot;;&quot;uint8_t *ptr&quot;)">
            <text:p/>
          </table:table-cell>
          <table:table-cell table:style-name="ce19" table:formula="of:=IF([.E22]&lt;3;&quot;&quot;;&quot;, ptr, &quot;&amp;[.E22])">
            <text:p/>
          </table:table-cell>
          <table:table-cell table:style-name="ce19"/>
          <table:table-cell table:style-name="ce41" table:formula="of:=&quot;W5500_REG_&quot; &amp; [.D22]" office:value-type="string" office:string-value="W5500_REG_PMRU" calcext:value-type="string">
            <text:p>W5500_REG_PMRU</text:p>
          </table:table-cell>
          <table:table-cell table:style-name="ce42" office:value-type="float" office:value="40" calcext:value-type="float">
            <text:p>40</text:p>
          </table:table-cell>
          <table:table-cell table:style-name="ce41" table:formula="of:=LEFT(&quot;#define &quot; &amp; [.N22] &amp; SPACES;[.O22]) &amp; &quot;0x&quot; &amp; MID([.A22];5;2) &amp; &quot;    /* &quot; &amp;[.B22] &amp; &quot; */&quot;" office:value-type="string" office:string-value="#define W5500_REG_PMRU                  0x26    /* PPP Max Segment Size */" calcext:value-type="string">
            <text:p>#define W5500_REG_PMRU <text:s text:c="17"/>0x26 <text:s text:c="3"/>/* PPP Max Segment Size */</text:p>
          </table:table-cell>
          <table:table-cell table:style-name="ce42" office:value-type="string" calcext:value-type="string">
            <text:p>.</text:p>
          </table:table-cell>
          <table:table-cell table:style-name="ce19"/>
          <table:table-cell table:style-name="ce42" table:formula="of:=[.S21]" office:value-type="float" office:value="48" calcext:value-type="float">
            <text:p>48</text:p>
          </table:table-cell>
          <table:table-cell table:style-name="ce19"/>
          <table:table-cell table:style-name="ce42"/>
          <table:table-cell table:style-name="ce19"/>
          <table:table-cell table:formula="of:=[.W21]" office:value-type="float" office:value="52" calcext:value-type="float">
            <text:p>52</text:p>
          </table:table-cell>
          <table:table-cell table:style-name="ce19"/>
          <table:table-cell table:style-name="ce33"/>
          <table:table-cell table:style-name="ce33" office:value-type="string" calcext:value-type="string">
            <text:p>.</text:p>
          </table:table-cell>
          <table:table-cell table:style-name="ce19" table:number-columns-repeated="45"/>
          <table:table-cell table:style-name="ce51" table:number-columns-repeated="953"/>
        </table:table-row>
        <table:table-row table:style-name="ro2">
          <table:table-cell table:style-name="ce13" office:value-type="string" calcext:value-type="string">
            <text:p>0x0028</text:p>
          </table:table-cell>
          <table:table-cell table:style-name="ce13" office:value-type="string" calcext:value-type="string">
            <text:p>Unreachable IP Addr</text:p>
          </table:table-cell>
          <table:table-cell table:style-name="ce13" table:formula="of:=[.D23]" office:value-type="string" office:string-value="UIPR" calcext:value-type="string">
            <text:p>UIPR</text:p>
          </table:table-cell>
          <table:table-cell table:style-name="ce13" office:value-type="string" calcext:value-type="string">
            <text:p>UIP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E23]=1;&quot;Reg8&quot;;IF([.E23]=2;&quot;Reg16&quot;;&quot;Buf&quot;))" office:value-type="string" office:string-value="Buf" calcext:value-type="string">
            <text:p>Buf</text:p>
          </table:table-cell>
          <table:table-cell table:style-name="ce13" table:formula="of:=IF([.E23]&lt;2;&quot;uint8_t val&quot;;IF([.E23]&lt;3;&quot;uint16_t val&quot;;&quot;uint8_t *ptr&quot;))" office:value-type="string" office:string-value="uint8_t *ptr" calcext:value-type="string">
            <text:p>uint8_t *ptr</text:p>
          </table:table-cell>
          <table:table-cell table:style-name="ce13" table:formula="of:=IF([.E23]&lt;3;&quot;val&quot;;&quot;ptr, &quot;&amp;[.E23])" office:value-type="string" office:string-value="ptr, 4" calcext:value-type="string">
            <text:p>ptr, 4</text:p>
          </table:table-cell>
          <table:table-cell table:style-name="ce13" table:formula="of:=IF([.E23]&lt;2;&quot;uint8_t&quot;;IF([.E23]&lt;3;&quot;uint16_t&quot;;&quot;void&quot;))" office:value-type="string" office:string-value="void" calcext:value-type="string">
            <text:p>void</text:p>
          </table:table-cell>
          <table:table-cell table:style-name="ce13" table:formula="of:=IF([.E23]&lt;2;&quot;return &quot;;IF([.E23]&lt;3;&quot;return &quot;;&quot;&quot;))">
            <text:p/>
          </table:table-cell>
          <table:table-cell table:style-name="ce13" table:formula="of:=IF([.E23]&lt;3;&quot;&quot;;&quot;uint8_t *ptr&quot;)" office:value-type="string" office:string-value="uint8_t *ptr" calcext:value-type="string">
            <text:p>uint8_t *ptr</text:p>
          </table:table-cell>
          <table:table-cell table:style-name="ce13" table:formula="of:=IF([.E23]&lt;3;&quot;&quot;;&quot;, ptr, &quot;&amp;[.E23])" office:value-type="string" office:string-value=", ptr, 4" calcext:value-type="string">
            <text:p>, ptr, 4</text:p>
          </table:table-cell>
          <table:table-cell table:style-name="ce13"/>
          <table:table-cell table:style-name="ce24" table:formula="of:=&quot;W5500_REG_&quot; &amp; [.D23]" office:value-type="string" office:string-value="W5500_REG_UIPR" calcext:value-type="string">
            <text:p>W5500_REG_UIP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23] &amp; SPACES;[.O23]) &amp; &quot;0x&quot; &amp; MID([.A23];5;2) &amp; &quot;    /* &quot; &amp;[.B23] &amp; &quot; */&quot;" office:value-type="string" office:string-value="#define W5500_REG_UIPR                  0x28    /* Unreachable IP Addr */" calcext:value-type="string">
            <text:p>#define W5500_REG_UIPR <text:s text:c="17"/>0x28 <text:s text:c="3"/>/* Unreachable IP Addr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23]&amp;&quot;(&quot;&amp;[.G23]&amp;&quot;);&quot;" office:value-type="string" office:string-value="inline void W5500_WriteUIPR(uint8_t *ptr);" calcext:value-type="string">
            <text:p>inline void W5500_WriteUIPR(uint8_t *ptr);</text:p>
          </table:table-cell>
          <table:table-cell table:formula="of:=[.S22]" office:value-type="float" office:value="48" calcext:value-type="float">
            <text:p>48</text:p>
          </table:table-cell>
          <table:table-cell table:style-name="ce13" table:formula="of:=&quot;/* Writes the common &quot;&amp;[.B23]&amp;&quot; register */&quot;&amp;CHAR(10)&amp;CHAR(13)&amp;LEFT(&quot;INLINE void W5500_Write&quot;&amp;[.D23]&amp;&quot;(&quot;&amp;[.G23]&amp;&quot;)&quot;&amp;SPACES;[.S23])&amp;&quot;{W5500_Write&quot;&amp;[.F23]&amp;&quot;(W5500_CB_REG, &quot;&amp;[.N23]&amp;&quot;, &quot; &amp;[.H23]&amp;&quot;);}&quot;" office:value-type="string" office:string-value="/* Writes the common Unreachable IP Addr register */&#10;&#13;INLINE void W5500_WriteUIPR(uint8_t *ptr)       {W5500_WriteBuf(W5500_CB_REG, W5500_REG_UIPR, ptr, 4);}" calcext:value-type="string">
            <text:p>/* Writes the common Unreachable IP Addr register */</text:p>
            <text:p>INLINE void W5500_WriteUIPR(uint8_t *ptr)       {W5500_WriteBuf(W5500_CB_REG, W5500_REG_UIPR, ptr, 4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23]&amp;&quot; W5500_Read&quot;&amp;[.D23]&amp;&quot;(&quot;&amp;[.G23]&amp;&quot;);&quot;" office:value-type="string" office:string-value="inline void W5500_ReadUIPR(uint8_t *ptr);" calcext:value-type="string">
            <text:p>inline void W5500_ReadUIPR(uint8_t *ptr);</text:p>
          </table:table-cell>
          <table:table-cell table:formula="of:=[.W22]" office:value-type="float" office:value="52" calcext:value-type="float">
            <text:p>52</text:p>
          </table:table-cell>
          <table:table-cell table:style-name="ce13" table:formula="of:=&quot;/* Reads the common &quot;&amp;[.B23]&amp;&quot; register */&quot;&amp;CHAR(10)&amp;CHAR(13)&amp;LEFT(&quot;INLINE &quot;&amp;[.I23]&amp;&quot; W5500_Read&quot;&amp;[.D23]&amp;&quot;(&quot;&amp;[.G23]&amp;&quot;)&quot;&amp;SPACES;[.W23])&amp;&quot;{ &quot;&amp;[.J23]&amp;&quot;W5500_Read&quot;&amp;[.F23]&amp;&quot;(W5500_CB_REG, &quot;&amp;[.N23]&amp;[.L23]&amp;&quot;); }&quot;" office:value-type="string" office:string-value="/* Reads the common Unreachable IP Addr register */&#10;&#13;INLINE void W5500_ReadUIPR(uint8_t *ptr)            { W5500_ReadBuf(W5500_CB_REG, W5500_REG_UIPR, ptr, 4); }" calcext:value-type="string">
            <text:p>/* Reads the common Unreachable IP Addr register */</text:p>
            <text:p>INLINE void W5500_ReadUIPR(uint8_t *ptr)            { W5500_ReadBuf(W5500_CB_REG, W5500_REG_UIPR, ptr, 4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2">
          <table:table-cell table:style-name="ce13" office:value-type="string" calcext:value-type="string">
            <text:p>0x002C</text:p>
          </table:table-cell>
          <table:table-cell table:style-name="ce13" office:value-type="string" calcext:value-type="string">
            <text:p>Unreachable Port</text:p>
          </table:table-cell>
          <table:table-cell table:style-name="ce13" table:formula="of:=[.D24]" office:value-type="string" office:string-value="UPORTR" calcext:value-type="string">
            <text:p>UPORTR</text:p>
          </table:table-cell>
          <table:table-cell table:style-name="ce13" office:value-type="string" calcext:value-type="string">
            <text:p>UPORT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E24]=1;&quot;Reg8&quot;;IF([.E24]=2;&quot;Reg16&quot;;&quot;Buf&quot;))" office:value-type="string" office:string-value="Reg16" calcext:value-type="string">
            <text:p>Reg16</text:p>
          </table:table-cell>
          <table:table-cell table:style-name="ce13" table:formula="of:=IF([.E24]&lt;2;&quot;uint8_t val&quot;;IF([.E24]&lt;3;&quot;uint16_t val&quot;;&quot;uint8_t *ptr&quot;))" office:value-type="string" office:string-value="uint16_t val" calcext:value-type="string">
            <text:p>uint16_t val</text:p>
          </table:table-cell>
          <table:table-cell table:style-name="ce13" table:formula="of:=IF([.E24]&lt;3;&quot;val&quot;;&quot;ptr, &quot;&amp;[.E24])" office:value-type="string" office:string-value="val" calcext:value-type="string">
            <text:p>val</text:p>
          </table:table-cell>
          <table:table-cell table:style-name="ce13" table:formula="of:=IF([.E24]&lt;2;&quot;uint8_t&quot;;IF([.E24]&lt;3;&quot;uint16_t&quot;;&quot;void&quot;))" office:value-type="string" office:string-value="uint16_t" calcext:value-type="string">
            <text:p>uint16_t</text:p>
          </table:table-cell>
          <table:table-cell table:style-name="ce13" table:formula="of:=IF([.E24]&lt;2;&quot;return &quot;;IF([.E24]&lt;3;&quot;return &quot;;&quot;&quot;))" office:value-type="string" office:string-value="return " calcext:value-type="string">
            <text:p>return </text:p>
          </table:table-cell>
          <table:table-cell table:style-name="ce13" table:formula="of:=IF([.E24]&lt;3;&quot;&quot;;&quot;uint8_t *ptr&quot;)">
            <text:p/>
          </table:table-cell>
          <table:table-cell table:style-name="ce13" table:formula="of:=IF([.E24]&lt;3;&quot;&quot;;&quot;, ptr, &quot;&amp;[.E24])">
            <text:p/>
          </table:table-cell>
          <table:table-cell table:style-name="ce13"/>
          <table:table-cell table:style-name="ce24" table:formula="of:=&quot;W5500_REG_&quot; &amp; [.D24]" office:value-type="string" office:string-value="W5500_REG_UPORTR" calcext:value-type="string">
            <text:p>W5500_REG_UPORT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24] &amp; SPACES;[.O24]) &amp; &quot;0x&quot; &amp; MID([.A24];5;2) &amp; &quot;    /* &quot; &amp;[.B24] &amp; &quot; */&quot;" office:value-type="string" office:string-value="#define W5500_REG_UPORTR                0x2C    /* Unreachable Port */" calcext:value-type="string">
            <text:p>#define W5500_REG_UPORTR <text:s text:c="15"/>0x2C <text:s text:c="3"/>/* Unreachable Port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24]&amp;&quot;(&quot;&amp;[.G24]&amp;&quot;);&quot;" office:value-type="string" office:string-value="inline void W5500_WriteUPORTR(uint16_t val);" calcext:value-type="string">
            <text:p>inline void W5500_WriteUPORTR(uint16_t val);</text:p>
          </table:table-cell>
          <table:table-cell table:formula="of:=[.S23]" office:value-type="float" office:value="48" calcext:value-type="float">
            <text:p>48</text:p>
          </table:table-cell>
          <table:table-cell table:style-name="ce13" table:formula="of:=&quot;/* Writes the common &quot;&amp;[.B24]&amp;&quot; register */&quot;&amp;CHAR(10)&amp;CHAR(13)&amp;LEFT(&quot;INLINE void W5500_Write&quot;&amp;[.D24]&amp;&quot;(&quot;&amp;[.G24]&amp;&quot;)&quot;&amp;SPACES;[.S24])&amp;&quot;{W5500_Write&quot;&amp;[.F24]&amp;&quot;(W5500_CB_REG, &quot;&amp;[.N24]&amp;&quot;, &quot; &amp;[.H24]&amp;&quot;);}&quot;" office:value-type="string" office:string-value="/* Writes the common Unreachable Port register */&#10;&#13;INLINE void W5500_WriteUPORTR(uint16_t val)     {W5500_WriteReg16(W5500_CB_REG, W5500_REG_UPORTR, val);}" calcext:value-type="string">
            <text:p>/* Writes the common Unreachable Port register */</text:p>
            <text:p>INLINE void W5500_WriteUPORTR(uint16_t val)     {W5500_WriteReg16(W5500_CB_REG, W5500_REG_UPORTR, val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24]&amp;&quot; W5500_Read&quot;&amp;[.D24]&amp;&quot;(&quot;&amp;[.G24]&amp;&quot;);&quot;" office:value-type="string" office:string-value="inline uint16_t W5500_ReadUPORTR(uint16_t val);" calcext:value-type="string">
            <text:p>inline uint16_t W5500_ReadUPORTR(uint16_t val);</text:p>
          </table:table-cell>
          <table:table-cell table:formula="of:=[.W23]" office:value-type="float" office:value="52" calcext:value-type="float">
            <text:p>52</text:p>
          </table:table-cell>
          <table:table-cell table:style-name="ce13" table:formula="of:=&quot;/* Reads the common &quot;&amp;[.B24]&amp;&quot; register */&quot;&amp;CHAR(10)&amp;CHAR(13)&amp;LEFT(&quot;INLINE &quot;&amp;[.I24]&amp;&quot; W5500_Read&quot;&amp;[.D24]&amp;&quot;(&quot;&amp;[.G24]&amp;&quot;)&quot;&amp;SPACES;[.W24])&amp;&quot;{ &quot;&amp;[.J24]&amp;&quot;W5500_Read&quot;&amp;[.F24]&amp;&quot;(W5500_CB_REG, &quot;&amp;[.N24]&amp;[.L24]&amp;&quot;); }&quot;" office:value-type="string" office:string-value="/* Reads the common Unreachable Port register */&#10;&#13;INLINE uint16_t W5500_ReadUPORTR(uint16_t val)      { return W5500_ReadReg16(W5500_CB_REG, W5500_REG_UPORTR); }" calcext:value-type="string">
            <text:p>/* Reads the common Unreachable Port register */</text:p>
            <text:p>INLINE uint16_t W5500_ReadUPORTR(uint16_t val)      { return W5500_ReadReg16(W5500_CB_REG, W5500_REG_UPORT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2">
          <table:table-cell table:style-name="ce13" office:value-type="string" calcext:value-type="string">
            <text:p>0x002E</text:p>
          </table:table-cell>
          <table:table-cell table:style-name="ce13" office:value-type="string" calcext:value-type="string">
            <text:p>Phy Config</text:p>
          </table:table-cell>
          <table:table-cell table:style-name="ce20" office:value-type="string" calcext:value-type="string">
            <text:p>PhyConfig</text:p>
          </table:table-cell>
          <table:table-cell table:style-name="ce20" office:value-type="string" calcext:value-type="string">
            <text:p>PHYCFG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25]=1;&quot;Reg8&quot;;IF([.E25]=2;&quot;Reg16&quot;;&quot;Buf&quot;))" office:value-type="string" office:string-value="Reg8" calcext:value-type="string">
            <text:p>Reg8</text:p>
          </table:table-cell>
          <table:table-cell table:style-name="ce13" table:formula="of:=IF([.E25]&lt;2;&quot;uint8_t val&quot;;IF([.E25]&lt;3;&quot;uint16_t val&quot;;&quot;uint8_t *ptr&quot;))" office:value-type="string" office:string-value="uint8_t val" calcext:value-type="string">
            <text:p>uint8_t val</text:p>
          </table:table-cell>
          <table:table-cell table:style-name="ce13" table:formula="of:=IF([.E25]&lt;3;&quot;val&quot;;&quot;ptr, &quot;&amp;[.E25])" office:value-type="string" office:string-value="val" calcext:value-type="string">
            <text:p>val</text:p>
          </table:table-cell>
          <table:table-cell table:style-name="ce13" table:formula="of:=IF([.E25]&lt;2;&quot;uint8_t&quot;;IF([.E25]&lt;3;&quot;uint16_t&quot;;&quot;void&quot;))" office:value-type="string" office:string-value="uint8_t" calcext:value-type="string">
            <text:p>uint8_t</text:p>
          </table:table-cell>
          <table:table-cell table:style-name="ce13" table:formula="of:=IF([.E25]&lt;2;&quot;return &quot;;IF([.E25]&lt;3;&quot;return &quot;;&quot;&quot;))" office:value-type="string" office:string-value="return " calcext:value-type="string">
            <text:p>return </text:p>
          </table:table-cell>
          <table:table-cell table:style-name="ce13" table:formula="of:=IF([.E25]&lt;3;&quot;&quot;;&quot;uint8_t *ptr&quot;)">
            <text:p/>
          </table:table-cell>
          <table:table-cell table:style-name="ce13" table:formula="of:=IF([.E25]&lt;3;&quot;&quot;;&quot;, ptr, &quot;&amp;[.E25])">
            <text:p/>
          </table:table-cell>
          <table:table-cell table:style-name="ce13"/>
          <table:table-cell table:style-name="ce24" table:formula="of:=&quot;W5500_REG_&quot; &amp; [.D25]" office:value-type="string" office:string-value="W5500_REG_PHYCFGR" calcext:value-type="string">
            <text:p>W5500_REG_PHYCFG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25] &amp; SPACES;[.O25]) &amp; &quot;0x&quot; &amp; MID([.A25];5;2) &amp; &quot;    /* &quot; &amp;[.B25] &amp; &quot; */&quot;" office:value-type="string" office:string-value="#define W5500_REG_PHYCFGR               0x2E    /* Phy Config */" calcext:value-type="string">
            <text:p>#define W5500_REG_PHYCFGR <text:s text:c="14"/>0x2E <text:s text:c="3"/>/* Phy Config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25]&amp;&quot;(&quot;&amp;[.G25]&amp;&quot;);&quot;" office:value-type="string" office:string-value="inline void W5500_WritePHYCFGR(uint8_t val);" calcext:value-type="string">
            <text:p>inline void W5500_WritePHYCFGR(uint8_t val);</text:p>
          </table:table-cell>
          <table:table-cell table:formula="of:=[.S24]" office:value-type="float" office:value="48" calcext:value-type="float">
            <text:p>48</text:p>
          </table:table-cell>
          <table:table-cell table:style-name="ce13" table:formula="of:=&quot;/* Writes the common &quot;&amp;[.B25]&amp;&quot; register */&quot;&amp;CHAR(10)&amp;CHAR(13)&amp;LEFT(&quot;INLINE void W5500_Write&quot;&amp;[.D25]&amp;&quot;(&quot;&amp;[.G25]&amp;&quot;)&quot;&amp;SPACES;[.S25])&amp;&quot;{W5500_Write&quot;&amp;[.F25]&amp;&quot;(W5500_CB_REG, &quot;&amp;[.N25]&amp;&quot;, &quot; &amp;[.H25]&amp;&quot;);}&quot;" office:value-type="string" office:string-value="/* Writes the common Phy Config register */&#10;&#13;INLINE void W5500_WritePHYCFGR(uint8_t val)     {W5500_WriteReg8(W5500_CB_REG, W5500_REG_PHYCFGR, val);}" calcext:value-type="string">
            <text:p>/* Writes the common Phy Config register */</text:p>
            <text:p>INLINE void W5500_WritePHYCFGR(uint8_t val)     {W5500_WriteReg8(W5500_CB_REG, W5500_REG_PHYCFGR, val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25]&amp;&quot; W5500_Read&quot;&amp;[.D25]&amp;&quot;(&quot;&amp;[.G25]&amp;&quot;);&quot;" office:value-type="string" office:string-value="inline uint8_t W5500_ReadPHYCFGR(uint8_t val);" calcext:value-type="string">
            <text:p>inline uint8_t W5500_ReadPHYCFGR(uint8_t val);</text:p>
          </table:table-cell>
          <table:table-cell table:formula="of:=[.W24]" office:value-type="float" office:value="52" calcext:value-type="float">
            <text:p>52</text:p>
          </table:table-cell>
          <table:table-cell table:style-name="ce13" table:formula="of:=&quot;/* Reads the common &quot;&amp;[.B25]&amp;&quot; register */&quot;&amp;CHAR(10)&amp;CHAR(13)&amp;LEFT(&quot;INLINE &quot;&amp;[.I25]&amp;&quot; W5500_Read&quot;&amp;[.D25]&amp;&quot;(&quot;&amp;[.G25]&amp;&quot;)&quot;&amp;SPACES;[.W25])&amp;&quot;{ &quot;&amp;[.J25]&amp;&quot;W5500_Read&quot;&amp;[.F25]&amp;&quot;(W5500_CB_REG, &quot;&amp;[.N25]&amp;[.L25]&amp;&quot;); }&quot;" office:value-type="string" office:string-value="/* Reads the common Phy Config register */&#10;&#13;INLINE uint8_t W5500_ReadPHYCFGR(uint8_t val)       { return W5500_ReadReg8(W5500_CB_REG, W5500_REG_PHYCFGR); }" calcext:value-type="string">
            <text:p>/* Reads the common Phy Config register */</text:p>
            <text:p>INLINE uint8_t W5500_ReadPHYCFGR(uint8_t val)       { return W5500_ReadReg8(W5500_CB_REG, W5500_REG_PHYCFG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2">
          <table:table-cell table:style-name="ce13" office:value-type="string" calcext:value-type="string">
            <text:p>0x0039</text:p>
          </table:table-cell>
          <table:table-cell table:style-name="ce13" office:value-type="string" calcext:value-type="string">
            <text:p>Chip Version</text:p>
          </table:table-cell>
          <table:table-cell table:style-name="ce20" office:value-type="string" calcext:value-type="string">
            <text:p>ChipVersion</text:p>
          </table:table-cell>
          <table:table-cell table:style-name="ce20" office:value-type="string" calcext:value-type="string">
            <text:p>VERSION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26]=1;&quot;Reg8&quot;;IF([.E26]=2;&quot;Reg16&quot;;&quot;Buf&quot;))" office:value-type="string" office:string-value="Reg8" calcext:value-type="string">
            <text:p>Reg8</text:p>
          </table:table-cell>
          <table:table-cell table:style-name="ce13" table:formula="of:=IF([.E26]&lt;2;&quot;uint8_t val&quot;;IF([.E26]&lt;3;&quot;uint16_t val&quot;;&quot;uint8_t *ptr&quot;))" office:value-type="string" office:string-value="uint8_t val" calcext:value-type="string">
            <text:p>uint8_t val</text:p>
          </table:table-cell>
          <table:table-cell table:style-name="ce13" table:formula="of:=IF([.E26]&lt;3;&quot;val&quot;;&quot;ptr, &quot;&amp;[.E26])" office:value-type="string" office:string-value="val" calcext:value-type="string">
            <text:p>val</text:p>
          </table:table-cell>
          <table:table-cell table:style-name="ce13" table:formula="of:=IF([.E26]&lt;2;&quot;uint8_t&quot;;IF([.E26]&lt;3;&quot;uint16_t&quot;;&quot;void&quot;))" office:value-type="string" office:string-value="uint8_t" calcext:value-type="string">
            <text:p>uint8_t</text:p>
          </table:table-cell>
          <table:table-cell table:style-name="ce13" table:formula="of:=IF([.E26]&lt;2;&quot;return &quot;;IF([.E26]&lt;3;&quot;return &quot;;&quot;&quot;))" office:value-type="string" office:string-value="return " calcext:value-type="string">
            <text:p>return </text:p>
          </table:table-cell>
          <table:table-cell table:style-name="ce13" table:formula="of:=IF([.E26]&lt;3;&quot;&quot;;&quot;uint8_t *ptr&quot;)">
            <text:p/>
          </table:table-cell>
          <table:table-cell table:style-name="ce13" table:formula="of:=IF([.E26]&lt;3;&quot;&quot;;&quot;, ptr, &quot;&amp;[.E26])">
            <text:p/>
          </table:table-cell>
          <table:table-cell table:style-name="ce13"/>
          <table:table-cell table:style-name="ce24" table:formula="of:=&quot;W5500_REG_&quot; &amp; [.D26]" office:value-type="string" office:string-value="W5500_REG_VERSIONR" calcext:value-type="string">
            <text:p>W5500_REG_VERSION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26] &amp; SPACES;[.O26]) &amp; &quot;0x&quot; &amp; MID([.A26];5;2) &amp; &quot;    /* &quot; &amp;[.B26] &amp; &quot; */&quot;" office:value-type="string" office:string-value="#define W5500_REG_VERSIONR              0x39    /* Chip Version */" calcext:value-type="string">
            <text:p>#define W5500_REG_VERSIONR <text:s text:c="13"/>0x39 <text:s text:c="3"/>/* Chip Version */</text:p>
          </table:table-cell>
          <table:table-cell office:value-type="string" calcext:value-type="string">
            <text:p>.</text:p>
          </table:table-cell>
          <table:table-cell table:style-name="ce13" table:formula="of:=&quot;inline void W5500_Write&quot;&amp;[.D26]&amp;&quot;(&quot;&amp;[.G26]&amp;&quot;);&quot;" office:value-type="string" office:string-value="inline void W5500_WriteVERSIONR(uint8_t val);" calcext:value-type="string">
            <text:p>inline void W5500_WriteVERSIONR(uint8_t val);</text:p>
          </table:table-cell>
          <table:table-cell table:formula="of:=[.S25]" office:value-type="float" office:value="48" calcext:value-type="float">
            <text:p>48</text:p>
          </table:table-cell>
          <table:table-cell table:style-name="ce13" table:formula="of:=&quot;/* Writes the common &quot;&amp;[.B26]&amp;&quot; register */&quot;&amp;CHAR(10)&amp;CHAR(13)&amp;LEFT(&quot;INLINE void W5500_Write&quot;&amp;[.D26]&amp;&quot;(&quot;&amp;[.G26]&amp;&quot;)&quot;&amp;SPACES;[.S26])&amp;&quot;{W5500_Write&quot;&amp;[.F26]&amp;&quot;(W5500_CB_REG, &quot;&amp;[.N26]&amp;&quot;, &quot; &amp;[.H26]&amp;&quot;);}&quot;" office:value-type="string" office:string-value="/* Writes the common Chip Version register */&#10;&#13;INLINE void W5500_WriteVERSIONR(uint8_t val)    {W5500_WriteReg8(W5500_CB_REG, W5500_REG_VERSIONR, val);}" calcext:value-type="string">
            <text:p>/* Writes the common Chip Version register */</text:p>
            <text:p>INLINE void W5500_WriteVERSIONR(uint8_t val)    {W5500_WriteReg8(W5500_CB_REG, W5500_REG_VERSIONR, val);}</text:p>
          </table:table-cell>
          <table:table-cell office:value-type="string" calcext:value-type="string">
            <text:p>.</text:p>
          </table:table-cell>
          <table:table-cell table:style-name="ce13" table:formula="of:=&quot;inline &quot;&amp;[.I26]&amp;&quot; W5500_Read&quot;&amp;[.D26]&amp;&quot;(&quot;&amp;[.G26]&amp;&quot;);&quot;" office:value-type="string" office:string-value="inline uint8_t W5500_ReadVERSIONR(uint8_t val);" calcext:value-type="string">
            <text:p>inline uint8_t W5500_ReadVERSIONR(uint8_t val);</text:p>
          </table:table-cell>
          <table:table-cell table:formula="of:=[.W25]" office:value-type="float" office:value="52" calcext:value-type="float">
            <text:p>52</text:p>
          </table:table-cell>
          <table:table-cell table:style-name="ce13" table:formula="of:=&quot;/* Reads the common &quot;&amp;[.B26]&amp;&quot; register */&quot;&amp;CHAR(10)&amp;CHAR(13)&amp;LEFT(&quot;INLINE &quot;&amp;[.I26]&amp;&quot; W5500_Read&quot;&amp;[.D26]&amp;&quot;(&quot;&amp;[.G26]&amp;&quot;)&quot;&amp;SPACES;[.W26])&amp;&quot;{ &quot;&amp;[.J26]&amp;&quot;W5500_Read&quot;&amp;[.F26]&amp;&quot;(W5500_CB_REG, &quot;&amp;[.N26]&amp;[.L26]&amp;&quot;); }&quot;" office:value-type="string" office:string-value="/* Reads the common Chip Version register */&#10;&#13;INLINE uint8_t W5500_ReadVERSIONR(uint8_t val)      { return W5500_ReadReg8(W5500_CB_REG, W5500_REG_VERSIONR); }" calcext:value-type="string">
            <text:p>/* Reads the common Chip Version register */</text:p>
            <text:p>INLINE uint8_t W5500_ReadVERSIONR(uint8_t val)      { return W5500_ReadReg8(W5500_CB_REG, W5500_REG_VERSION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3">
          <table:table-cell table:style-name="ce5" office:value-type="string" calcext:value-type="string">
            <text:p>Socket Registers (Prefix with Sn_)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Offset</text:p>
          </table:table-cell>
          <table:table-cell table:style-name="ce11" office:value-type="string" calcext:value-type="string">
            <text:p>Name</text:p>
          </table:table-cell>
          <table:table-cell table:style-name="ce11"/>
          <table:table-cell table:style-name="ce11" office:value-type="string" calcext:value-type="string">
            <text:p>Mnemonic</text:p>
          </table:table-cell>
          <table:table-cell table:style-name="ce15" office:value-type="string" calcext:value-type="string">
            <text:p>Size</text:p>
            <text:p>(Bytes)</text:p>
          </table:table-cell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Set</text:p>
            <text:p>Params</text:p>
          </table:table-cell>
          <table:table-cell table:style-name="ce16" office:value-type="string" calcext:value-type="string">
            <text:p>Set</text:p>
            <text:p>Args</text:p>
          </table:table-cell>
          <table:table-cell table:style-name="ce16" table:number-columns-repeated="2"/>
          <table:table-cell table:style-name="ce16" office:value-type="string" calcext:value-type="string">
            <text:p>Get</text:p>
            <text:p>Params</text:p>
          </table:table-cell>
          <table:table-cell table:style-name="ce16" office:value-type="string" calcext:value-type="string">
            <text:p>Get</text:p>
            <text:p>Args</text:p>
          </table:table-cell>
          <table:table-cell table:style-name="ce16" office:value-type="string" calcext:value-type="string">
            <text:p>Get</text:p>
            <text:p>Val?</text:p>
          </table:table-cell>
          <table:table-cell table:style-name="ce11" office:value-type="string" calcext:value-type="string">
            <text:p>Reg Name</text:p>
          </table:table-cell>
          <table:table-cell table:style-name="ce15" office:value-type="string" calcext:value-type="string">
            <text:p>Col</text:p>
          </table:table-cell>
          <table:table-cell table:style-name="ce27" office:value-type="string" calcext:value-type="string">
            <text:p>/* Socket N Register Address Definitions */</text:p>
          </table:table-cell>
          <table:table-cell table:style-name="ce25" office:value-type="string" calcext:value-type="string">
            <text:p>Col</text:p>
          </table:table-cell>
          <table:table-cell table:style-name="ce27" office:value-type="string" calcext:value-type="string">
            <text:p>/* Socket N Register Write Methods */</text:p>
          </table:table-cell>
          <table:table-cell table:style-name="ce25" office:value-type="string" calcext:value-type="string">
            <text:p>Col</text:p>
          </table:table-cell>
          <table:table-cell table:style-name="ce27" office:value-type="string" calcext:value-type="string">
            <text:p>/**</text:p>
            <text:p> * Socket N Register Write Methods</text:p>
            <text:p> */</text:p>
            <text:p/>
          </table:table-cell>
          <table:table-cell/>
          <table:table-cell table:style-name="ce27" office:value-type="string" calcext:value-type="string">
            <text:p><text:span text:style-name="T4">/* Socket N Register Read Methods</text:span> */</text:p>
          </table:table-cell>
          <table:table-cell/>
          <table:table-cell table:style-name="ce27" office:value-type="string" calcext:value-type="string">
            <text:p><text:span text:style-name="T4">/**</text:span></text:p>
            <text:p><text:span text:style-name="T4"> * Socket N Register Read Methods</text:span></text:p>
            <text:p><text:span text:style-name="T4"> </text:span>*/</text:p>
            <text:p/>
          </table:table-cell>
          <table:table-cell table:number-columns-repeated="1000"/>
        </table:table-row>
        <table:table-row table:style-name="ro2">
          <table:table-cell table:style-name="ce13" office:value-type="string" calcext:value-type="string">
            <text:p>0x0000</text:p>
          </table:table-cell>
          <table:table-cell table:style-name="ce13" office:value-type="string" calcext:value-type="string">
            <text:p>Mode Reg</text:p>
          </table:table-cell>
          <table:table-cell table:style-name="ce20" table:formula="of:=[.D29]" office:value-type="string" office:string-value="MR" calcext:value-type="string">
            <text:p>MR</text:p>
          </table:table-cell>
          <table:table-cell table:style-name="ce20" office:value-type="string" calcext:value-type="string">
            <text:p>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29]=1;&quot;Reg8&quot;;IF([.E29]=2;&quot;Reg16&quot;;&quot;Buf&quot;))" office:value-type="string" office:string-value="Reg8" calcext:value-type="string">
            <text:p>Reg8</text:p>
          </table:table-cell>
          <table:table-cell table:style-name="ce13" table:formula="of:=IF([.E29]&lt;2;&quot;uint8_t val&quot;;IF([.E29]&lt;3;&quot;uint16_t val&quot;;&quot;uint8_t *ptr&quot;))" office:value-type="string" office:string-value="uint8_t val" calcext:value-type="string">
            <text:p>uint8_t val</text:p>
          </table:table-cell>
          <table:table-cell table:style-name="ce13" table:formula="of:=IF([.E29]&lt;3;&quot;val&quot;;&quot;ptr, &quot;&amp;[.E29])" office:value-type="string" office:string-value="val" calcext:value-type="string">
            <text:p>val</text:p>
          </table:table-cell>
          <table:table-cell table:style-name="ce13" table:formula="of:=IF([.E29]&lt;2;&quot;uint8_t&quot;;IF([.E29]&lt;3;&quot;uint16_t&quot;;&quot;void&quot;))" office:value-type="string" office:string-value="uint8_t" calcext:value-type="string">
            <text:p>uint8_t</text:p>
          </table:table-cell>
          <table:table-cell table:style-name="ce13" table:formula="of:=IF([.E29]&lt;2;&quot;return &quot;;IF([.E29]&lt;3;&quot;return &quot;;&quot;&quot;))" office:value-type="string" office:string-value="return " calcext:value-type="string">
            <text:p>return </text:p>
          </table:table-cell>
          <table:table-cell table:style-name="ce13" table:formula="of:=IF([.E29]&lt;3;&quot;&quot;;&quot;, uint8_t *ptr&quot;)">
            <text:p/>
          </table:table-cell>
          <table:table-cell table:style-name="ce13" table:formula="of:=IF([.E29]&lt;3;&quot;&quot;;&quot;, ptr, &quot;&amp;[.E29])">
            <text:p/>
          </table:table-cell>
          <table:table-cell table:style-name="ce13"/>
          <table:table-cell table:style-name="ce24" table:formula="of:=&quot;W5500_REG_Sn&quot;&amp;[.D29]" office:value-type="string" office:string-value="W5500_REG_SnMR" calcext:value-type="string">
            <text:p>W5500_REG_SnM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29] &amp; SPACES;[.O29]) &amp; &quot;0x&quot; &amp; MID([.A29];5;2) &amp; &quot;    /* &quot; &amp;[.B29] &amp; &quot; */&quot;" office:value-type="string" office:string-value="#define W5500_REG_SnMR                  0x00    /* Mode Reg */" calcext:value-type="string">
            <text:p>#define W5500_REG_SnMR <text:s text:c="17"/>0x00 <text:s text:c="3"/>/* Mode Reg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29]&amp;&quot;(uint8_t s,&quot;&amp;[.G29]&amp;&quot;);&quot;" office:value-type="string" office:string-value="inline void W5500_WriteSnMR(uint8_t s,uint8_t val);" calcext:value-type="string">
            <text:p>inline void W5500_WriteSnMR(uint8_t s,uint8_t val);</text:p>
          </table:table-cell>
          <table:table-cell office:value-type="float" office:value="60" calcext:value-type="float">
            <text:p>60</text:p>
          </table:table-cell>
          <table:table-cell table:style-name="ce13" table:formula="of:=&quot;/* Writes the &quot;&amp;[.B29]&amp;&quot; register for the specified socket */&quot;&amp;CHAR(10)&amp;CHAR(13)&amp;LEFT(&quot;INLINE void W5500_WriteSn&quot;&amp;[.D29]&amp;&quot;(uint8_t s,&quot;&amp;[.G29]&amp;&quot;)&quot;&amp;SPACES;[.S29])&amp;&quot;{ W5500_Write&quot;&amp;[.F29]&amp;&quot;(W5500_CB_SnREG(s), &quot;&amp;[.N29]&amp;&quot;, &quot; &amp;[.H29]&amp;&quot;); }&quot;" office:value-type="string" office:string-value="/* Writes the Mode Reg register for the specified socket */&#10;&#13;INLINE void W5500_WriteSnMR(uint8_t s,uint8_t val)          { W5500_WriteReg8(W5500_CB_SnREG(s), W5500_REG_SnMR, val); }" calcext:value-type="string">
            <text:p>/* Writes the Mode Reg register for the specified socket */</text:p>
            <text:p>INLINE void W5500_WriteSnMR(uint8_t s,uint8_t val)          { W5500_WriteReg8(W5500_CB_SnREG(s), W5500_REG_SnMR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29]&amp;&quot; W5500_ReadSn&quot;&amp;[.D29]&amp;&quot;(uint8_t s&quot;&amp;[.K29]&amp;&quot;);&quot;" office:value-type="string" office:string-value="inline uint8_t W5500_ReadSnMR(uint8_t s);" calcext:value-type="string">
            <text:p>inline uint8_t W5500_ReadSnMR(uint8_t s);</text:p>
          </table:table-cell>
          <table:table-cell office:value-type="float" office:value="56" calcext:value-type="float">
            <text:p>56</text:p>
          </table:table-cell>
          <table:table-cell table:style-name="ce13" table:formula="of:=&quot;/* Reads the &quot;&amp;[.B29]&amp;&quot; register for the specified socket */&quot;&amp;CHAR(10)&amp;CHAR(13)&amp;LEFT(&quot;INLINE &quot;&amp;[.I29]&amp;&quot; W5500_ReadSn&quot;&amp;[.D29]&amp;&quot;(uint8_t s&quot;&amp;[.K29]&amp;&quot;)&quot;&amp;SPACES;[.W29])&amp;&quot;{ &quot;&amp;[.J29]&amp;&quot;W5500_Read&quot;&amp;[.F29]&amp;[.M29]&amp;&quot;(W5500_CB_SnREG(s), &quot;&amp;[.N29]&amp;[.L29]&amp;&quot;); }&quot;" office:value-type="string" office:string-value="/* Reads the Mode Reg register for the specified socket */&#10;&#13;INLINE uint8_t W5500_ReadSnMR(uint8_t s)                { return W5500_ReadReg8(W5500_CB_SnREG(s), W5500_REG_SnMR); }" calcext:value-type="string">
            <text:p>/* Reads the Mode Reg register for the specified socket */</text:p>
            <text:p>INLINE uint8_t W5500_ReadSnMR(uint8_t s)                { return W5500_ReadReg8(W5500_CB_SnREG(s), W5500_REG_SnM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2">
          <table:table-cell table:style-name="ce13" office:value-type="string" calcext:value-type="string">
            <text:p>0x0001</text:p>
          </table:table-cell>
          <table:table-cell table:style-name="ce13" office:value-type="string" calcext:value-type="string">
            <text:p>Command Reg</text:p>
          </table:table-cell>
          <table:table-cell table:style-name="ce20" table:formula="of:=[.D30]" office:value-type="string" office:string-value="CR" calcext:value-type="string">
            <text:p>CR</text:p>
          </table:table-cell>
          <table:table-cell table:style-name="ce20" office:value-type="string" calcext:value-type="string">
            <text:p>C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30]=1;&quot;Reg8&quot;;IF([.E30]=2;&quot;Reg16&quot;;&quot;Buf&quot;))" office:value-type="string" office:string-value="Reg8" calcext:value-type="string">
            <text:p>Reg8</text:p>
          </table:table-cell>
          <table:table-cell table:style-name="ce13" table:formula="of:=IF([.E30]&lt;2;&quot;uint8_t val&quot;;IF([.E30]&lt;3;&quot;uint16_t val&quot;;&quot;uint8_t *ptr&quot;))" office:value-type="string" office:string-value="uint8_t val" calcext:value-type="string">
            <text:p>uint8_t val</text:p>
          </table:table-cell>
          <table:table-cell table:style-name="ce13" table:formula="of:=IF([.E30]&lt;3;&quot;val&quot;;&quot;ptr, &quot;&amp;[.E30])" office:value-type="string" office:string-value="val" calcext:value-type="string">
            <text:p>val</text:p>
          </table:table-cell>
          <table:table-cell table:style-name="ce13" table:formula="of:=IF([.E30]&lt;2;&quot;uint8_t&quot;;IF([.E30]&lt;3;&quot;uint16_t&quot;;&quot;void&quot;))" office:value-type="string" office:string-value="uint8_t" calcext:value-type="string">
            <text:p>uint8_t</text:p>
          </table:table-cell>
          <table:table-cell table:style-name="ce13" table:formula="of:=IF([.E30]&lt;2;&quot;return &quot;;IF([.E30]&lt;3;&quot;return &quot;;&quot;&quot;))" office:value-type="string" office:string-value="return " calcext:value-type="string">
            <text:p>return </text:p>
          </table:table-cell>
          <table:table-cell table:style-name="ce13" table:formula="of:=IF([.E30]&lt;3;&quot;&quot;;&quot;, uint8_t *ptr&quot;)">
            <text:p/>
          </table:table-cell>
          <table:table-cell table:style-name="ce13" table:formula="of:=IF([.E30]&lt;3;&quot;&quot;;&quot;, ptr, &quot;&amp;[.E30])">
            <text:p/>
          </table:table-cell>
          <table:table-cell table:style-name="ce13"/>
          <table:table-cell table:style-name="ce24" table:formula="of:=&quot;W5500_REG_Sn&quot;&amp;[.D30]" office:value-type="string" office:string-value="W5500_REG_SnCR" calcext:value-type="string">
            <text:p>W5500_REG_SnC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30] &amp; SPACES;[.O30]) &amp; &quot;0x&quot; &amp; MID([.A30];5;2) &amp; &quot;    /* &quot; &amp;[.B30] &amp; &quot; */&quot;" office:value-type="string" office:string-value="#define W5500_REG_SnCR                  0x01    /* Command Reg */" calcext:value-type="string">
            <text:p>#define W5500_REG_SnCR <text:s text:c="17"/>0x01 <text:s text:c="3"/>/* Command Reg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30]&amp;&quot;(uint8_t s,&quot;&amp;[.G30]&amp;&quot;);&quot;" office:value-type="string" office:string-value="inline void W5500_WriteSnCR(uint8_t s,uint8_t val);" calcext:value-type="string">
            <text:p>inline void W5500_WriteSnCR(uint8_t s,uint8_t val);</text:p>
          </table:table-cell>
          <table:table-cell table:formula="of:=[.S29]" office:value-type="float" office:value="60" calcext:value-type="float">
            <text:p>60</text:p>
          </table:table-cell>
          <table:table-cell table:style-name="ce13" table:formula="of:=&quot;/* Writes the &quot;&amp;[.B30]&amp;&quot; register for the specified socket */&quot;&amp;CHAR(10)&amp;CHAR(13)&amp;LEFT(&quot;INLINE void W5500_WriteSn&quot;&amp;[.D30]&amp;&quot;(uint8_t s,&quot;&amp;[.G30]&amp;&quot;)&quot;&amp;SPACES;[.S30])&amp;&quot;{ W5500_Write&quot;&amp;[.F30]&amp;&quot;(W5500_CB_SnREG(s), &quot;&amp;[.N30]&amp;&quot;, &quot; &amp;[.H30]&amp;&quot;); }&quot;" office:value-type="string" office:string-value="/* Writes the Command Reg register for the specified socket */&#10;&#13;INLINE void W5500_WriteSnCR(uint8_t s,uint8_t val)          { W5500_WriteReg8(W5500_CB_SnREG(s), W5500_REG_SnCR, val); }" calcext:value-type="string">
            <text:p>/* Writes the Command Reg register for the specified socket */</text:p>
            <text:p>INLINE void W5500_WriteSnCR(uint8_t s,uint8_t val)          { W5500_WriteReg8(W5500_CB_SnREG(s), W5500_REG_SnCR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30]&amp;&quot; W5500_ReadSn&quot;&amp;[.D30]&amp;&quot;(uint8_t s&quot;&amp;[.K30]&amp;&quot;);&quot;" office:value-type="string" office:string-value="inline uint8_t W5500_ReadSnCR(uint8_t s);" calcext:value-type="string">
            <text:p>inline uint8_t W5500_ReadSnCR(uint8_t s);</text:p>
          </table:table-cell>
          <table:table-cell table:formula="of:=[.W29]" office:value-type="float" office:value="56" calcext:value-type="float">
            <text:p>56</text:p>
          </table:table-cell>
          <table:table-cell table:style-name="ce13" table:formula="of:=&quot;/* Reads the &quot;&amp;[.B30]&amp;&quot; register for the specified socket */&quot;&amp;CHAR(10)&amp;CHAR(13)&amp;LEFT(&quot;INLINE &quot;&amp;[.I30]&amp;&quot; W5500_ReadSn&quot;&amp;[.D30]&amp;&quot;(uint8_t s&quot;&amp;[.K30]&amp;&quot;)&quot;&amp;SPACES;[.W30])&amp;&quot;{ &quot;&amp;[.J30]&amp;&quot;W5500_Read&quot;&amp;[.F30]&amp;[.M30]&amp;&quot;(W5500_CB_SnREG(s), &quot;&amp;[.N30]&amp;[.L30]&amp;&quot;); }&quot;" office:value-type="string" office:string-value="/* Reads the Command Reg register for the specified socket */&#10;&#13;INLINE uint8_t W5500_ReadSnCR(uint8_t s)                { return W5500_ReadReg8(W5500_CB_SnREG(s), W5500_REG_SnCR); }" calcext:value-type="string">
            <text:p>/* Reads the Command Reg register for the specified socket */</text:p>
            <text:p>INLINE uint8_t W5500_ReadSnCR(uint8_t s)                { return W5500_ReadReg8(W5500_CB_SnREG(s), W5500_REG_SnC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2">
          <table:table-cell table:style-name="ce13" office:value-type="string" calcext:value-type="string">
            <text:p>0x0002</text:p>
          </table:table-cell>
          <table:table-cell table:style-name="ce13" office:value-type="string" calcext:value-type="string">
            <text:p>Interrupt Reg</text:p>
          </table:table-cell>
          <table:table-cell table:style-name="ce20" table:formula="of:=[.D31]" office:value-type="string" office:string-value="IR" calcext:value-type="string">
            <text:p>IR</text:p>
          </table:table-cell>
          <table:table-cell table:style-name="ce20" office:value-type="string" calcext:value-type="string">
            <text:p>I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31]=1;&quot;Reg8&quot;;IF([.E31]=2;&quot;Reg16&quot;;&quot;Buf&quot;))" office:value-type="string" office:string-value="Reg8" calcext:value-type="string">
            <text:p>Reg8</text:p>
          </table:table-cell>
          <table:table-cell table:style-name="ce13" table:formula="of:=IF([.E31]&lt;2;&quot;uint8_t val&quot;;IF([.E31]&lt;3;&quot;uint16_t val&quot;;&quot;uint8_t *ptr&quot;))" office:value-type="string" office:string-value="uint8_t val" calcext:value-type="string">
            <text:p>uint8_t val</text:p>
          </table:table-cell>
          <table:table-cell table:style-name="ce13" table:formula="of:=IF([.E31]&lt;3;&quot;val&quot;;&quot;ptr, &quot;&amp;[.E31])" office:value-type="string" office:string-value="val" calcext:value-type="string">
            <text:p>val</text:p>
          </table:table-cell>
          <table:table-cell table:style-name="ce13" table:formula="of:=IF([.E31]&lt;2;&quot;uint8_t&quot;;IF([.E31]&lt;3;&quot;uint16_t&quot;;&quot;void&quot;))" office:value-type="string" office:string-value="uint8_t" calcext:value-type="string">
            <text:p>uint8_t</text:p>
          </table:table-cell>
          <table:table-cell table:style-name="ce13" table:formula="of:=IF([.E31]&lt;2;&quot;return &quot;;IF([.E31]&lt;3;&quot;return &quot;;&quot;&quot;))" office:value-type="string" office:string-value="return " calcext:value-type="string">
            <text:p>return </text:p>
          </table:table-cell>
          <table:table-cell table:style-name="ce13" table:formula="of:=IF([.E31]&lt;3;&quot;&quot;;&quot;, uint8_t *ptr&quot;)">
            <text:p/>
          </table:table-cell>
          <table:table-cell table:style-name="ce13" table:formula="of:=IF([.E31]&lt;3;&quot;&quot;;&quot;, ptr, &quot;&amp;[.E31])">
            <text:p/>
          </table:table-cell>
          <table:table-cell table:style-name="ce13"/>
          <table:table-cell table:style-name="ce24" table:formula="of:=&quot;W5500_REG_Sn&quot;&amp;[.D31]" office:value-type="string" office:string-value="W5500_REG_SnIR" calcext:value-type="string">
            <text:p>W5500_REG_SnI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31] &amp; SPACES;[.O31]) &amp; &quot;0x&quot; &amp; MID([.A31];5;2) &amp; &quot;    /* &quot; &amp;[.B31] &amp; &quot; */&quot;" office:value-type="string" office:string-value="#define W5500_REG_SnIR                  0x02    /* Interrupt Reg */" calcext:value-type="string">
            <text:p>#define W5500_REG_SnIR <text:s text:c="17"/>0x02 <text:s text:c="3"/>/* Interrupt Reg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31]&amp;&quot;(uint8_t s,&quot;&amp;[.G31]&amp;&quot;);&quot;" office:value-type="string" office:string-value="inline void W5500_WriteSnIR(uint8_t s,uint8_t val);" calcext:value-type="string">
            <text:p>inline void W5500_WriteSnIR(uint8_t s,uint8_t val);</text:p>
          </table:table-cell>
          <table:table-cell table:formula="of:=[.S30]" office:value-type="float" office:value="60" calcext:value-type="float">
            <text:p>60</text:p>
          </table:table-cell>
          <table:table-cell table:style-name="ce13" table:formula="of:=&quot;/* Writes the &quot;&amp;[.B31]&amp;&quot; register for the specified socket */&quot;&amp;CHAR(10)&amp;CHAR(13)&amp;LEFT(&quot;INLINE void W5500_WriteSn&quot;&amp;[.D31]&amp;&quot;(uint8_t s,&quot;&amp;[.G31]&amp;&quot;)&quot;&amp;SPACES;[.S31])&amp;&quot;{ W5500_Write&quot;&amp;[.F31]&amp;&quot;(W5500_CB_SnREG(s), &quot;&amp;[.N31]&amp;&quot;, &quot; &amp;[.H31]&amp;&quot;); }&quot;" office:value-type="string" office:string-value="/* Writes the Interrupt Reg register for the specified socket */&#10;&#13;INLINE void W5500_WriteSnIR(uint8_t s,uint8_t val)          { W5500_WriteReg8(W5500_CB_SnREG(s), W5500_REG_SnIR, val); }" calcext:value-type="string">
            <text:p>/* Writes the Interrupt Reg register for the specified socket */</text:p>
            <text:p>INLINE void W5500_WriteSnIR(uint8_t s,uint8_t val)          { W5500_WriteReg8(W5500_CB_SnREG(s), W5500_REG_SnIR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31]&amp;&quot; W5500_ReadSn&quot;&amp;[.D31]&amp;&quot;(uint8_t s&quot;&amp;[.K31]&amp;&quot;);&quot;" office:value-type="string" office:string-value="inline uint8_t W5500_ReadSnIR(uint8_t s);" calcext:value-type="string">
            <text:p>inline uint8_t W5500_ReadSnIR(uint8_t s);</text:p>
          </table:table-cell>
          <table:table-cell table:formula="of:=[.W30]" office:value-type="float" office:value="56" calcext:value-type="float">
            <text:p>56</text:p>
          </table:table-cell>
          <table:table-cell table:style-name="ce13" table:formula="of:=&quot;/* Reads the &quot;&amp;[.B31]&amp;&quot; register for the specified socket */&quot;&amp;CHAR(10)&amp;CHAR(13)&amp;LEFT(&quot;INLINE &quot;&amp;[.I31]&amp;&quot; W5500_ReadSn&quot;&amp;[.D31]&amp;&quot;(uint8_t s&quot;&amp;[.K31]&amp;&quot;)&quot;&amp;SPACES;[.W31])&amp;&quot;{ &quot;&amp;[.J31]&amp;&quot;W5500_Read&quot;&amp;[.F31]&amp;[.M31]&amp;&quot;(W5500_CB_SnREG(s), &quot;&amp;[.N31]&amp;[.L31]&amp;&quot;); }&quot;" office:value-type="string" office:string-value="/* Reads the Interrupt Reg register for the specified socket */&#10;&#13;INLINE uint8_t W5500_ReadSnIR(uint8_t s)                { return W5500_ReadReg8(W5500_CB_SnREG(s), W5500_REG_SnIR); }" calcext:value-type="string">
            <text:p>/* Reads the Interrupt Reg register for the specified socket */</text:p>
            <text:p>INLINE uint8_t W5500_ReadSnIR(uint8_t s)                { return W5500_ReadReg8(W5500_CB_SnREG(s), W5500_REG_SnI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2">
          <table:table-cell table:style-name="ce13" office:value-type="string" calcext:value-type="string">
            <text:p>0x0003</text:p>
          </table:table-cell>
          <table:table-cell table:style-name="ce13" office:value-type="string" calcext:value-type="string">
            <text:p>Status Reg</text:p>
          </table:table-cell>
          <table:table-cell table:style-name="ce20" table:formula="of:=[.D32]" office:value-type="string" office:string-value="SR" calcext:value-type="string">
            <text:p>SR</text:p>
          </table:table-cell>
          <table:table-cell table:style-name="ce20" office:value-type="string" calcext:value-type="string">
            <text:p>S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32]=1;&quot;Reg8&quot;;IF([.E32]=2;&quot;Reg16&quot;;&quot;Buf&quot;))" office:value-type="string" office:string-value="Reg8" calcext:value-type="string">
            <text:p>Reg8</text:p>
          </table:table-cell>
          <table:table-cell table:style-name="ce13" table:formula="of:=IF([.E32]&lt;2;&quot;uint8_t val&quot;;IF([.E32]&lt;3;&quot;uint16_t val&quot;;&quot;uint8_t *ptr&quot;))" office:value-type="string" office:string-value="uint8_t val" calcext:value-type="string">
            <text:p>uint8_t val</text:p>
          </table:table-cell>
          <table:table-cell table:style-name="ce13" table:formula="of:=IF([.E32]&lt;3;&quot;val&quot;;&quot;ptr, &quot;&amp;[.E32])" office:value-type="string" office:string-value="val" calcext:value-type="string">
            <text:p>val</text:p>
          </table:table-cell>
          <table:table-cell table:style-name="ce13" table:formula="of:=IF([.E32]&lt;2;&quot;uint8_t&quot;;IF([.E32]&lt;3;&quot;uint16_t&quot;;&quot;void&quot;))" office:value-type="string" office:string-value="uint8_t" calcext:value-type="string">
            <text:p>uint8_t</text:p>
          </table:table-cell>
          <table:table-cell table:style-name="ce13" table:formula="of:=IF([.E32]&lt;2;&quot;return &quot;;IF([.E32]&lt;3;&quot;return &quot;;&quot;&quot;))" office:value-type="string" office:string-value="return " calcext:value-type="string">
            <text:p>return </text:p>
          </table:table-cell>
          <table:table-cell table:style-name="ce13" table:formula="of:=IF([.E32]&lt;3;&quot;&quot;;&quot;, uint8_t *ptr&quot;)">
            <text:p/>
          </table:table-cell>
          <table:table-cell table:style-name="ce13" table:formula="of:=IF([.E32]&lt;3;&quot;&quot;;&quot;, ptr, &quot;&amp;[.E32])">
            <text:p/>
          </table:table-cell>
          <table:table-cell table:style-name="ce13"/>
          <table:table-cell table:style-name="ce24" table:formula="of:=&quot;W5500_REG_Sn&quot;&amp;[.D32]" office:value-type="string" office:string-value="W5500_REG_SnSR" calcext:value-type="string">
            <text:p>W5500_REG_SnS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32] &amp; SPACES;[.O32]) &amp; &quot;0x&quot; &amp; MID([.A32];5;2) &amp; &quot;    /* &quot; &amp;[.B32] &amp; &quot; */&quot;" office:value-type="string" office:string-value="#define W5500_REG_SnSR                  0x03    /* Status Reg */" calcext:value-type="string">
            <text:p>#define W5500_REG_SnSR <text:s text:c="17"/>0x03 <text:s text:c="3"/>/* Status Reg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32]&amp;&quot;(uint8_t s,&quot;&amp;[.G32]&amp;&quot;);&quot;" office:value-type="string" office:string-value="inline void W5500_WriteSnSR(uint8_t s,uint8_t val);" calcext:value-type="string">
            <text:p>inline void W5500_WriteSnSR(uint8_t s,uint8_t val);</text:p>
          </table:table-cell>
          <table:table-cell table:formula="of:=[.S31]" office:value-type="float" office:value="60" calcext:value-type="float">
            <text:p>60</text:p>
          </table:table-cell>
          <table:table-cell table:style-name="ce13" table:formula="of:=&quot;/* Writes the &quot;&amp;[.B32]&amp;&quot; register for the specified socket */&quot;&amp;CHAR(10)&amp;CHAR(13)&amp;LEFT(&quot;INLINE void W5500_WriteSn&quot;&amp;[.D32]&amp;&quot;(uint8_t s,&quot;&amp;[.G32]&amp;&quot;)&quot;&amp;SPACES;[.S32])&amp;&quot;{ W5500_Write&quot;&amp;[.F32]&amp;&quot;(W5500_CB_SnREG(s), &quot;&amp;[.N32]&amp;&quot;, &quot; &amp;[.H32]&amp;&quot;); }&quot;" office:value-type="string" office:string-value="/* Writes the Status Reg register for the specified socket */&#10;&#13;INLINE void W5500_WriteSnSR(uint8_t s,uint8_t val)          { W5500_WriteReg8(W5500_CB_SnREG(s), W5500_REG_SnSR, val); }" calcext:value-type="string">
            <text:p>/* Writes the Status Reg register for the specified socket */</text:p>
            <text:p>INLINE void W5500_WriteSnSR(uint8_t s,uint8_t val)          { W5500_WriteReg8(W5500_CB_SnREG(s), W5500_REG_SnSR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32]&amp;&quot; W5500_ReadSn&quot;&amp;[.D32]&amp;&quot;(uint8_t s&quot;&amp;[.K32]&amp;&quot;);&quot;" office:value-type="string" office:string-value="inline uint8_t W5500_ReadSnSR(uint8_t s);" calcext:value-type="string">
            <text:p>inline uint8_t W5500_ReadSnSR(uint8_t s);</text:p>
          </table:table-cell>
          <table:table-cell table:formula="of:=[.W31]" office:value-type="float" office:value="56" calcext:value-type="float">
            <text:p>56</text:p>
          </table:table-cell>
          <table:table-cell table:style-name="ce13" table:formula="of:=&quot;/* Reads the &quot;&amp;[.B32]&amp;&quot; register for the specified socket */&quot;&amp;CHAR(10)&amp;CHAR(13)&amp;LEFT(&quot;INLINE &quot;&amp;[.I32]&amp;&quot; W5500_ReadSn&quot;&amp;[.D32]&amp;&quot;(uint8_t s&quot;&amp;[.K32]&amp;&quot;)&quot;&amp;SPACES;[.W32])&amp;&quot;{ &quot;&amp;[.J32]&amp;&quot;W5500_Read&quot;&amp;[.F32]&amp;[.M32]&amp;&quot;(W5500_CB_SnREG(s), &quot;&amp;[.N32]&amp;[.L32]&amp;&quot;); }&quot;" office:value-type="string" office:string-value="/* Reads the Status Reg register for the specified socket */&#10;&#13;INLINE uint8_t W5500_ReadSnSR(uint8_t s)                { return W5500_ReadReg8(W5500_CB_SnREG(s), W5500_REG_SnSR); }" calcext:value-type="string">
            <text:p>/* Reads the Status Reg register for the specified socket */</text:p>
            <text:p>INLINE uint8_t W5500_ReadSnSR(uint8_t s)                { return W5500_ReadReg8(W5500_CB_SnREG(s), W5500_REG_SnS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2">
          <table:table-cell table:style-name="ce13" office:value-type="string" calcext:value-type="string">
            <text:p>0x0004</text:p>
          </table:table-cell>
          <table:table-cell table:style-name="ce13" office:value-type="string" calcext:value-type="string">
            <text:p>Source Port</text:p>
          </table:table-cell>
          <table:table-cell table:style-name="ce20" table:formula="of:=[.D33]" office:value-type="string" office:string-value="PORT" calcext:value-type="string">
            <text:p>PORT</text:p>
          </table:table-cell>
          <table:table-cell table:style-name="ce20" office:value-type="string" calcext:value-type="string">
            <text:p>PORT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E33]=1;&quot;Reg8&quot;;IF([.E33]=2;&quot;Reg16&quot;;&quot;Buf&quot;))" office:value-type="string" office:string-value="Reg16" calcext:value-type="string">
            <text:p>Reg16</text:p>
          </table:table-cell>
          <table:table-cell table:style-name="ce13" table:formula="of:=IF([.E33]&lt;2;&quot;uint8_t val&quot;;IF([.E33]&lt;3;&quot;uint16_t val&quot;;&quot;uint8_t *ptr&quot;))" office:value-type="string" office:string-value="uint16_t val" calcext:value-type="string">
            <text:p>uint16_t val</text:p>
          </table:table-cell>
          <table:table-cell table:style-name="ce13" table:formula="of:=IF([.E33]&lt;3;&quot;val&quot;;&quot;ptr, &quot;&amp;[.E33])" office:value-type="string" office:string-value="val" calcext:value-type="string">
            <text:p>val</text:p>
          </table:table-cell>
          <table:table-cell table:style-name="ce13" table:formula="of:=IF([.E33]&lt;2;&quot;uint8_t&quot;;IF([.E33]&lt;3;&quot;uint16_t&quot;;&quot;void&quot;))" office:value-type="string" office:string-value="uint16_t" calcext:value-type="string">
            <text:p>uint16_t</text:p>
          </table:table-cell>
          <table:table-cell table:style-name="ce13" table:formula="of:=IF([.E33]&lt;2;&quot;return &quot;;IF([.E33]&lt;3;&quot;return &quot;;&quot;&quot;))" office:value-type="string" office:string-value="return " calcext:value-type="string">
            <text:p>return </text:p>
          </table:table-cell>
          <table:table-cell table:style-name="ce13" table:formula="of:=IF([.E33]&lt;3;&quot;&quot;;&quot;, uint8_t *ptr&quot;)">
            <text:p/>
          </table:table-cell>
          <table:table-cell table:style-name="ce13" table:formula="of:=IF([.E33]&lt;3;&quot;&quot;;&quot;, ptr, &quot;&amp;[.E33])">
            <text:p/>
          </table:table-cell>
          <table:table-cell table:style-name="ce13"/>
          <table:table-cell table:style-name="ce24" table:formula="of:=&quot;W5500_REG_Sn&quot;&amp;[.D33]" office:value-type="string" office:string-value="W5500_REG_SnPORT" calcext:value-type="string">
            <text:p>W5500_REG_SnPORT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33] &amp; SPACES;[.O33]) &amp; &quot;0x&quot; &amp; MID([.A33];5;2) &amp; &quot;    /* &quot; &amp;[.B33] &amp; &quot; */&quot;" office:value-type="string" office:string-value="#define W5500_REG_SnPORT                0x04    /* Source Port */" calcext:value-type="string">
            <text:p>#define W5500_REG_SnPORT <text:s text:c="15"/>0x04 <text:s text:c="3"/>/* Source Port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33]&amp;&quot;(uint8_t s,&quot;&amp;[.G33]&amp;&quot;);&quot;" office:value-type="string" office:string-value="inline void W5500_WriteSnPORT(uint8_t s,uint16_t val);" calcext:value-type="string">
            <text:p>inline void W5500_WriteSnPORT(uint8_t s,uint16_t val);</text:p>
          </table:table-cell>
          <table:table-cell table:formula="of:=[.S32]" office:value-type="float" office:value="60" calcext:value-type="float">
            <text:p>60</text:p>
          </table:table-cell>
          <table:table-cell table:style-name="ce13" table:formula="of:=&quot;/* Writes the &quot;&amp;[.B33]&amp;&quot; register for the specified socket */&quot;&amp;CHAR(10)&amp;CHAR(13)&amp;LEFT(&quot;INLINE void W5500_WriteSn&quot;&amp;[.D33]&amp;&quot;(uint8_t s,&quot;&amp;[.G33]&amp;&quot;)&quot;&amp;SPACES;[.S33])&amp;&quot;{ W5500_Write&quot;&amp;[.F33]&amp;&quot;(W5500_CB_SnREG(s), &quot;&amp;[.N33]&amp;&quot;, &quot; &amp;[.H33]&amp;&quot;); }&quot;" office:value-type="string" office:string-value="/* Writes the Source Port register for the specified socket */&#10;&#13;INLINE void W5500_WriteSnPORT(uint8_t s,uint16_t val)       { W5500_WriteReg16(W5500_CB_SnREG(s), W5500_REG_SnPORT, val); }" calcext:value-type="string">
            <text:p>/* Writes the Source Port register for the specified socket */</text:p>
            <text:p>INLINE void W5500_WriteSnPORT(uint8_t s,uint16_t val)       { W5500_WriteReg16(W5500_CB_SnREG(s), W5500_REG_SnPORT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33]&amp;&quot; W5500_ReadSn&quot;&amp;[.D33]&amp;&quot;(uint8_t s&quot;&amp;[.K33]&amp;&quot;);&quot;" office:value-type="string" office:string-value="inline uint16_t W5500_ReadSnPORT(uint8_t s);" calcext:value-type="string">
            <text:p>inline uint16_t W5500_ReadSnPORT(uint8_t s);</text:p>
          </table:table-cell>
          <table:table-cell table:formula="of:=[.W32]" office:value-type="float" office:value="56" calcext:value-type="float">
            <text:p>56</text:p>
          </table:table-cell>
          <table:table-cell table:style-name="ce13" table:formula="of:=&quot;/* Reads the &quot;&amp;[.B33]&amp;&quot; register for the specified socket */&quot;&amp;CHAR(10)&amp;CHAR(13)&amp;LEFT(&quot;INLINE &quot;&amp;[.I33]&amp;&quot; W5500_ReadSn&quot;&amp;[.D33]&amp;&quot;(uint8_t s&quot;&amp;[.K33]&amp;&quot;)&quot;&amp;SPACES;[.W33])&amp;&quot;{ &quot;&amp;[.J33]&amp;&quot;W5500_Read&quot;&amp;[.F33]&amp;[.M33]&amp;&quot;(W5500_CB_SnREG(s), &quot;&amp;[.N33]&amp;[.L33]&amp;&quot;); }&quot;" office:value-type="string" office:string-value="/* Reads the Source Port register for the specified socket */&#10;&#13;INLINE uint16_t W5500_ReadSnPORT(uint8_t s)             { return W5500_ReadReg16(W5500_CB_SnREG(s), W5500_REG_SnPORT); }" calcext:value-type="string">
            <text:p>/* Reads the Source Port register for the specified socket */</text:p>
            <text:p>INLINE uint16_t W5500_ReadSnPORT(uint8_t s)             { return W5500_ReadReg16(W5500_CB_SnREG(s), W5500_REG_SnPORT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2">
          <table:table-cell table:style-name="ce13" office:value-type="string" calcext:value-type="string">
            <text:p>0x0006</text:p>
          </table:table-cell>
          <table:table-cell table:style-name="ce13" office:value-type="string" calcext:value-type="string">
            <text:p>Dest Hardware Addr</text:p>
          </table:table-cell>
          <table:table-cell table:style-name="ce13" table:formula="of:=[.D34]" office:value-type="string" office:string-value="DHAR" calcext:value-type="string">
            <text:p>DHAR</text:p>
          </table:table-cell>
          <table:table-cell table:style-name="ce13" office:value-type="string" calcext:value-type="string">
            <text:p>DHAR</text:p>
          </table:table-cell>
          <table:table-cell table:style-name="ce22" office:value-type="float" office:value="6" calcext:value-type="float">
            <text:p>6</text:p>
          </table:table-cell>
          <table:table-cell table:style-name="ce13" table:formula="of:=IF([.E34]=1;&quot;Reg8&quot;;IF([.E34]=2;&quot;Reg16&quot;;&quot;Buf&quot;))" office:value-type="string" office:string-value="Buf" calcext:value-type="string">
            <text:p>Buf</text:p>
          </table:table-cell>
          <table:table-cell table:style-name="ce13" table:formula="of:=IF([.E34]&lt;2;&quot;uint8_t val&quot;;IF([.E34]&lt;3;&quot;uint16_t val&quot;;&quot;uint8_t *ptr&quot;))" office:value-type="string" office:string-value="uint8_t *ptr" calcext:value-type="string">
            <text:p>uint8_t *ptr</text:p>
          </table:table-cell>
          <table:table-cell table:style-name="ce13" table:formula="of:=IF([.E34]&lt;3;&quot;val&quot;;&quot;ptr, &quot;&amp;[.E34])" office:value-type="string" office:string-value="ptr, 6" calcext:value-type="string">
            <text:p>ptr, 6</text:p>
          </table:table-cell>
          <table:table-cell table:style-name="ce13" table:formula="of:=IF([.E34]&lt;2;&quot;uint8_t&quot;;IF([.E34]&lt;3;&quot;uint16_t&quot;;&quot;void&quot;))" office:value-type="string" office:string-value="void" calcext:value-type="string">
            <text:p>void</text:p>
          </table:table-cell>
          <table:table-cell table:style-name="ce13" table:formula="of:=IF([.E34]&lt;2;&quot;return &quot;;IF([.E34]&lt;3;&quot;return &quot;;&quot;&quot;))">
            <text:p/>
          </table:table-cell>
          <table:table-cell table:style-name="ce13" table:formula="of:=IF([.E34]&lt;3;&quot;&quot;;&quot;, uint8_t *ptr&quot;)" office:value-type="string" office:string-value=", uint8_t *ptr" calcext:value-type="string">
            <text:p>, uint8_t *ptr</text:p>
          </table:table-cell>
          <table:table-cell table:style-name="ce13" table:formula="of:=IF([.E34]&lt;3;&quot;&quot;;&quot;, ptr, &quot;&amp;[.E34])" office:value-type="string" office:string-value=", ptr, 6" calcext:value-type="string">
            <text:p>, ptr, 6</text:p>
          </table:table-cell>
          <table:table-cell table:style-name="ce13"/>
          <table:table-cell table:style-name="ce24" table:formula="of:=&quot;W5500_REG_Sn&quot;&amp;[.D34]" office:value-type="string" office:string-value="W5500_REG_SnDHAR" calcext:value-type="string">
            <text:p>W5500_REG_SnDHA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34] &amp; SPACES;[.O34]) &amp; &quot;0x&quot; &amp; MID([.A34];5;2) &amp; &quot;    /* &quot; &amp;[.B34] &amp; &quot; */&quot;" office:value-type="string" office:string-value="#define W5500_REG_SnDHAR                0x06    /* Dest Hardware Addr */" calcext:value-type="string">
            <text:p>#define W5500_REG_SnDHAR <text:s text:c="15"/>0x06 <text:s text:c="3"/>/* Dest Hardware Addr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34]&amp;&quot;(uint8_t s,&quot;&amp;[.G34]&amp;&quot;);&quot;" office:value-type="string" office:string-value="inline void W5500_WriteSnDHAR(uint8_t s,uint8_t *ptr);" calcext:value-type="string">
            <text:p>inline void W5500_WriteSnDHAR(uint8_t s,uint8_t *ptr);</text:p>
          </table:table-cell>
          <table:table-cell table:formula="of:=[.S33]" office:value-type="float" office:value="60" calcext:value-type="float">
            <text:p>60</text:p>
          </table:table-cell>
          <table:table-cell table:style-name="ce13" table:formula="of:=&quot;/* Writes the &quot;&amp;[.B34]&amp;&quot; register for the specified socket */&quot;&amp;CHAR(10)&amp;CHAR(13)&amp;LEFT(&quot;INLINE void W5500_WriteSn&quot;&amp;[.D34]&amp;&quot;(uint8_t s,&quot;&amp;[.G34]&amp;&quot;)&quot;&amp;SPACES;[.S34])&amp;&quot;{ W5500_Write&quot;&amp;[.F34]&amp;&quot;(W5500_CB_SnREG(s), &quot;&amp;[.N34]&amp;&quot;, &quot; &amp;[.H34]&amp;&quot;); }&quot;" office:value-type="string" office:string-value="/* Writes the Dest Hardware Addr register for the specified socket */&#10;&#13;INLINE void W5500_WriteSnDHAR(uint8_t s,uint8_t *ptr)       { W5500_WriteBuf(W5500_CB_SnREG(s), W5500_REG_SnDHAR, ptr, 6); }" calcext:value-type="string">
            <text:p>/* Writes the Dest Hardware Addr register for the specified socket */</text:p>
            <text:p>INLINE void W5500_WriteSnDHAR(uint8_t s,uint8_t *ptr)       { W5500_WriteBuf(W5500_CB_SnREG(s), W5500_REG_SnDHAR, ptr, 6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34]&amp;&quot; W5500_ReadSn&quot;&amp;[.D34]&amp;&quot;(uint8_t s&quot;&amp;[.K34]&amp;&quot;);&quot;" office:value-type="string" office:string-value="inline void W5500_ReadSnDHAR(uint8_t s, uint8_t *ptr);" calcext:value-type="string">
            <text:p>inline void W5500_ReadSnDHAR(uint8_t s, uint8_t *ptr);</text:p>
          </table:table-cell>
          <table:table-cell table:formula="of:=[.W33]" office:value-type="float" office:value="56" calcext:value-type="float">
            <text:p>56</text:p>
          </table:table-cell>
          <table:table-cell table:style-name="ce13" table:formula="of:=&quot;/* Reads the &quot;&amp;[.B34]&amp;&quot; register for the specified socket */&quot;&amp;CHAR(10)&amp;CHAR(13)&amp;LEFT(&quot;INLINE &quot;&amp;[.I34]&amp;&quot; W5500_ReadSn&quot;&amp;[.D34]&amp;&quot;(uint8_t s&quot;&amp;[.K34]&amp;&quot;)&quot;&amp;SPACES;[.W34])&amp;&quot;{ &quot;&amp;[.J34]&amp;&quot;W5500_Read&quot;&amp;[.F34]&amp;[.M34]&amp;&quot;(W5500_CB_SnREG(s), &quot;&amp;[.N34]&amp;[.L34]&amp;&quot;); }&quot;" office:value-type="string" office:string-value="/* Reads the Dest Hardware Addr register for the specified socket */&#10;&#13;INLINE void W5500_ReadSnDHAR(uint8_t s, uint8_t *ptr)   { W5500_ReadBuf(W5500_CB_SnREG(s), W5500_REG_SnDHAR, ptr, 6); }" calcext:value-type="string">
            <text:p>/* Reads the Dest Hardware Addr register for the specified socket */</text:p>
            <text:p>INLINE void W5500_ReadSnDHAR(uint8_t s, uint8_t *ptr)   { W5500_ReadBuf(W5500_CB_SnREG(s), W5500_REG_SnDHAR, ptr, 6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2">
          <table:table-cell table:style-name="ce13" office:value-type="string" calcext:value-type="string">
            <text:p>0x000C</text:p>
          </table:table-cell>
          <table:table-cell table:style-name="ce13" office:value-type="string" calcext:value-type="string">
            <text:p>Dest IP Addr</text:p>
          </table:table-cell>
          <table:table-cell table:style-name="ce20" table:formula="of:=[.D35]" office:value-type="string" office:string-value="DIPR" calcext:value-type="string">
            <text:p>DIPR</text:p>
          </table:table-cell>
          <table:table-cell table:style-name="ce20" office:value-type="string" calcext:value-type="string">
            <text:p>DIP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E35]=1;&quot;Reg8&quot;;IF([.E35]=2;&quot;Reg16&quot;;&quot;Buf&quot;))" office:value-type="string" office:string-value="Buf" calcext:value-type="string">
            <text:p>Buf</text:p>
          </table:table-cell>
          <table:table-cell table:style-name="ce13" table:formula="of:=IF([.E35]&lt;2;&quot;uint8_t val&quot;;IF([.E35]&lt;3;&quot;uint16_t val&quot;;&quot;uint8_t *ptr&quot;))" office:value-type="string" office:string-value="uint8_t *ptr" calcext:value-type="string">
            <text:p>uint8_t *ptr</text:p>
          </table:table-cell>
          <table:table-cell table:style-name="ce13" table:formula="of:=IF([.E35]&lt;3;&quot;val&quot;;&quot;ptr, &quot;&amp;[.E35])" office:value-type="string" office:string-value="ptr, 4" calcext:value-type="string">
            <text:p>ptr, 4</text:p>
          </table:table-cell>
          <table:table-cell table:style-name="ce13" table:formula="of:=IF([.E35]&lt;2;&quot;uint8_t&quot;;IF([.E35]&lt;3;&quot;uint16_t&quot;;&quot;void&quot;))" office:value-type="string" office:string-value="void" calcext:value-type="string">
            <text:p>void</text:p>
          </table:table-cell>
          <table:table-cell table:style-name="ce13" table:formula="of:=IF([.E35]&lt;2;&quot;return &quot;;IF([.E35]&lt;3;&quot;return &quot;;&quot;&quot;))">
            <text:p/>
          </table:table-cell>
          <table:table-cell table:style-name="ce13" table:formula="of:=IF([.E35]&lt;3;&quot;&quot;;&quot;, uint8_t *ptr&quot;)" office:value-type="string" office:string-value=", uint8_t *ptr" calcext:value-type="string">
            <text:p>, uint8_t *ptr</text:p>
          </table:table-cell>
          <table:table-cell table:style-name="ce13" table:formula="of:=IF([.E35]&lt;3;&quot;&quot;;&quot;, ptr, &quot;&amp;[.E35])" office:value-type="string" office:string-value=", ptr, 4" calcext:value-type="string">
            <text:p>, ptr, 4</text:p>
          </table:table-cell>
          <table:table-cell table:style-name="ce13"/>
          <table:table-cell table:style-name="ce24" table:formula="of:=&quot;W5500_REG_Sn&quot;&amp;[.D35]" office:value-type="string" office:string-value="W5500_REG_SnDIPR" calcext:value-type="string">
            <text:p>W5500_REG_SnDIP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35] &amp; SPACES;[.O35]) &amp; &quot;0x&quot; &amp; MID([.A35];5;2) &amp; &quot;    /* &quot; &amp;[.B35] &amp; &quot; */&quot;" office:value-type="string" office:string-value="#define W5500_REG_SnDIPR                0x0C    /* Dest IP Addr */" calcext:value-type="string">
            <text:p>#define W5500_REG_SnDIPR <text:s text:c="15"/>0x0C <text:s text:c="3"/>/* Dest IP Addr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35]&amp;&quot;(uint8_t s,&quot;&amp;[.G35]&amp;&quot;);&quot;" office:value-type="string" office:string-value="inline void W5500_WriteSnDIPR(uint8_t s,uint8_t *ptr);" calcext:value-type="string">
            <text:p>inline void W5500_WriteSnDIPR(uint8_t s,uint8_t *ptr);</text:p>
          </table:table-cell>
          <table:table-cell table:formula="of:=[.S34]" office:value-type="float" office:value="60" calcext:value-type="float">
            <text:p>60</text:p>
          </table:table-cell>
          <table:table-cell table:style-name="ce13" table:formula="of:=&quot;/* Writes the &quot;&amp;[.B35]&amp;&quot; register for the specified socket */&quot;&amp;CHAR(10)&amp;CHAR(13)&amp;LEFT(&quot;INLINE void W5500_WriteSn&quot;&amp;[.D35]&amp;&quot;(uint8_t s,&quot;&amp;[.G35]&amp;&quot;)&quot;&amp;SPACES;[.S35])&amp;&quot;{ W5500_Write&quot;&amp;[.F35]&amp;&quot;(W5500_CB_SnREG(s), &quot;&amp;[.N35]&amp;&quot;, &quot; &amp;[.H35]&amp;&quot;); }&quot;" office:value-type="string" office:string-value="/* Writes the Dest IP Addr register for the specified socket */&#10;&#13;INLINE void W5500_WriteSnDIPR(uint8_t s,uint8_t *ptr)       { W5500_WriteBuf(W5500_CB_SnREG(s), W5500_REG_SnDIPR, ptr, 4); }" calcext:value-type="string">
            <text:p>/* Writes the Dest IP Addr register for the specified socket */</text:p>
            <text:p>INLINE void W5500_WriteSnDIPR(uint8_t s,uint8_t *ptr)       { W5500_WriteBuf(W5500_CB_SnREG(s), W5500_REG_SnDIPR, ptr, 4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35]&amp;&quot; W5500_ReadSn&quot;&amp;[.D35]&amp;&quot;(uint8_t s&quot;&amp;[.K35]&amp;&quot;);&quot;" office:value-type="string" office:string-value="inline void W5500_ReadSnDIPR(uint8_t s, uint8_t *ptr);" calcext:value-type="string">
            <text:p>inline void W5500_ReadSnDIPR(uint8_t s, uint8_t *ptr);</text:p>
          </table:table-cell>
          <table:table-cell table:formula="of:=[.W34]" office:value-type="float" office:value="56" calcext:value-type="float">
            <text:p>56</text:p>
          </table:table-cell>
          <table:table-cell table:style-name="ce13" table:formula="of:=&quot;/* Reads the &quot;&amp;[.B35]&amp;&quot; register for the specified socket */&quot;&amp;CHAR(10)&amp;CHAR(13)&amp;LEFT(&quot;INLINE &quot;&amp;[.I35]&amp;&quot; W5500_ReadSn&quot;&amp;[.D35]&amp;&quot;(uint8_t s&quot;&amp;[.K35]&amp;&quot;)&quot;&amp;SPACES;[.W35])&amp;&quot;{ &quot;&amp;[.J35]&amp;&quot;W5500_Read&quot;&amp;[.F35]&amp;[.M35]&amp;&quot;(W5500_CB_SnREG(s), &quot;&amp;[.N35]&amp;[.L35]&amp;&quot;); }&quot;" office:value-type="string" office:string-value="/* Reads the Dest IP Addr register for the specified socket */&#10;&#13;INLINE void W5500_ReadSnDIPR(uint8_t s, uint8_t *ptr)   { W5500_ReadBuf(W5500_CB_SnREG(s), W5500_REG_SnDIPR, ptr, 4); }" calcext:value-type="string">
            <text:p>/* Reads the Dest IP Addr register for the specified socket */</text:p>
            <text:p>INLINE void W5500_ReadSnDIPR(uint8_t s, uint8_t *ptr)   { W5500_ReadBuf(W5500_CB_SnREG(s), W5500_REG_SnDIPR, ptr, 4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2">
          <table:table-cell table:style-name="ce13" office:value-type="string" calcext:value-type="string">
            <text:p>0x0010</text:p>
          </table:table-cell>
          <table:table-cell table:style-name="ce13" office:value-type="string" calcext:value-type="string">
            <text:p>Dest Port</text:p>
          </table:table-cell>
          <table:table-cell table:style-name="ce20" table:formula="of:=[.D36]" office:value-type="string" office:string-value="DPORT" calcext:value-type="string">
            <text:p>DPORT</text:p>
          </table:table-cell>
          <table:table-cell table:style-name="ce20" office:value-type="string" calcext:value-type="string">
            <text:p>DPORT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E36]=1;&quot;Reg8&quot;;IF([.E36]=2;&quot;Reg16&quot;;&quot;Buf&quot;))" office:value-type="string" office:string-value="Reg16" calcext:value-type="string">
            <text:p>Reg16</text:p>
          </table:table-cell>
          <table:table-cell table:style-name="ce13" table:formula="of:=IF([.E36]&lt;2;&quot;uint8_t val&quot;;IF([.E36]&lt;3;&quot;uint16_t val&quot;;&quot;uint8_t *ptr&quot;))" office:value-type="string" office:string-value="uint16_t val" calcext:value-type="string">
            <text:p>uint16_t val</text:p>
          </table:table-cell>
          <table:table-cell table:style-name="ce13" table:formula="of:=IF([.E36]&lt;3;&quot;val&quot;;&quot;ptr, &quot;&amp;[.E36])" office:value-type="string" office:string-value="val" calcext:value-type="string">
            <text:p>val</text:p>
          </table:table-cell>
          <table:table-cell table:style-name="ce13" table:formula="of:=IF([.E36]&lt;2;&quot;uint8_t&quot;;IF([.E36]&lt;3;&quot;uint16_t&quot;;&quot;void&quot;))" office:value-type="string" office:string-value="uint16_t" calcext:value-type="string">
            <text:p>uint16_t</text:p>
          </table:table-cell>
          <table:table-cell table:style-name="ce13" table:formula="of:=IF([.E36]&lt;2;&quot;return &quot;;IF([.E36]&lt;3;&quot;return &quot;;&quot;&quot;))" office:value-type="string" office:string-value="return " calcext:value-type="string">
            <text:p>return </text:p>
          </table:table-cell>
          <table:table-cell table:style-name="ce13" table:formula="of:=IF([.E36]&lt;3;&quot;&quot;;&quot;, uint8_t *ptr&quot;)">
            <text:p/>
          </table:table-cell>
          <table:table-cell table:style-name="ce13" table:formula="of:=IF([.E36]&lt;3;&quot;&quot;;&quot;, ptr, &quot;&amp;[.E36])">
            <text:p/>
          </table:table-cell>
          <table:table-cell table:style-name="ce13"/>
          <table:table-cell table:style-name="ce24" table:formula="of:=&quot;W5500_REG_Sn&quot;&amp;[.D36]" office:value-type="string" office:string-value="W5500_REG_SnDPORT" calcext:value-type="string">
            <text:p>W5500_REG_SnDPORT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36] &amp; SPACES;[.O36]) &amp; &quot;0x&quot; &amp; MID([.A36];5;2) &amp; &quot;    /* &quot; &amp;[.B36] &amp; &quot; */&quot;" office:value-type="string" office:string-value="#define W5500_REG_SnDPORT               0x10    /* Dest Port */" calcext:value-type="string">
            <text:p>#define W5500_REG_SnDPORT <text:s text:c="14"/>0x10 <text:s text:c="3"/>/* Dest Port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36]&amp;&quot;(uint8_t s,&quot;&amp;[.G36]&amp;&quot;);&quot;" office:value-type="string" office:string-value="inline void W5500_WriteSnDPORT(uint8_t s,uint16_t val);" calcext:value-type="string">
            <text:p>inline void W5500_WriteSnDPORT(uint8_t s,uint16_t val);</text:p>
          </table:table-cell>
          <table:table-cell table:formula="of:=[.S35]" office:value-type="float" office:value="60" calcext:value-type="float">
            <text:p>60</text:p>
          </table:table-cell>
          <table:table-cell table:style-name="ce13" table:formula="of:=&quot;/* Writes the &quot;&amp;[.B36]&amp;&quot; register for the specified socket */&quot;&amp;CHAR(10)&amp;CHAR(13)&amp;LEFT(&quot;INLINE void W5500_WriteSn&quot;&amp;[.D36]&amp;&quot;(uint8_t s,&quot;&amp;[.G36]&amp;&quot;)&quot;&amp;SPACES;[.S36])&amp;&quot;{ W5500_Write&quot;&amp;[.F36]&amp;&quot;(W5500_CB_SnREG(s), &quot;&amp;[.N36]&amp;&quot;, &quot; &amp;[.H36]&amp;&quot;); }&quot;" office:value-type="string" office:string-value="/* Writes the Dest Port register for the specified socket */&#10;&#13;INLINE void W5500_WriteSnDPORT(uint8_t s,uint16_t val)      { W5500_WriteReg16(W5500_CB_SnREG(s), W5500_REG_SnDPORT, val); }" calcext:value-type="string">
            <text:p>/* Writes the Dest Port register for the specified socket */</text:p>
            <text:p>INLINE void W5500_WriteSnDPORT(uint8_t s,uint16_t val)      { W5500_WriteReg16(W5500_CB_SnREG(s), W5500_REG_SnDPORT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36]&amp;&quot; W5500_ReadSn&quot;&amp;[.D36]&amp;&quot;(uint8_t s&quot;&amp;[.K36]&amp;&quot;);&quot;" office:value-type="string" office:string-value="inline uint16_t W5500_ReadSnDPORT(uint8_t s);" calcext:value-type="string">
            <text:p>inline uint16_t W5500_ReadSnDPORT(uint8_t s);</text:p>
          </table:table-cell>
          <table:table-cell table:formula="of:=[.W35]" office:value-type="float" office:value="56" calcext:value-type="float">
            <text:p>56</text:p>
          </table:table-cell>
          <table:table-cell table:style-name="ce13" table:formula="of:=&quot;/* Reads the &quot;&amp;[.B36]&amp;&quot; register for the specified socket */&quot;&amp;CHAR(10)&amp;CHAR(13)&amp;LEFT(&quot;INLINE &quot;&amp;[.I36]&amp;&quot; W5500_ReadSn&quot;&amp;[.D36]&amp;&quot;(uint8_t s&quot;&amp;[.K36]&amp;&quot;)&quot;&amp;SPACES;[.W36])&amp;&quot;{ &quot;&amp;[.J36]&amp;&quot;W5500_Read&quot;&amp;[.F36]&amp;[.M36]&amp;&quot;(W5500_CB_SnREG(s), &quot;&amp;[.N36]&amp;[.L36]&amp;&quot;); }&quot;" office:value-type="string" office:string-value="/* Reads the Dest Port register for the specified socket */&#10;&#13;INLINE uint16_t W5500_ReadSnDPORT(uint8_t s)            { return W5500_ReadReg16(W5500_CB_SnREG(s), W5500_REG_SnDPORT); }" calcext:value-type="string">
            <text:p>/* Reads the Dest Port register for the specified socket */</text:p>
            <text:p>INLINE uint16_t W5500_ReadSnDPORT(uint8_t s)            { return W5500_ReadReg16(W5500_CB_SnREG(s), W5500_REG_SnDPORT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2">
          <table:table-cell table:style-name="ce13" office:value-type="string" calcext:value-type="string">
            <text:p>0x0012</text:p>
          </table:table-cell>
          <table:table-cell table:style-name="ce13" office:value-type="string" calcext:value-type="string">
            <text:p>Max Segment Size</text:p>
          </table:table-cell>
          <table:table-cell table:style-name="ce13" table:formula="of:=[.D37]" office:value-type="string" office:string-value="MSSR" calcext:value-type="string">
            <text:p>MSSR</text:p>
          </table:table-cell>
          <table:table-cell table:style-name="ce13" office:value-type="string" calcext:value-type="string">
            <text:p>MSS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E37]=1;&quot;Reg8&quot;;IF([.E37]=2;&quot;Reg16&quot;;&quot;Buf&quot;))" office:value-type="string" office:string-value="Reg16" calcext:value-type="string">
            <text:p>Reg16</text:p>
          </table:table-cell>
          <table:table-cell table:style-name="ce13" table:formula="of:=IF([.E37]&lt;2;&quot;uint8_t val&quot;;IF([.E37]&lt;3;&quot;uint16_t val&quot;;&quot;uint8_t *ptr&quot;))" office:value-type="string" office:string-value="uint16_t val" calcext:value-type="string">
            <text:p>uint16_t val</text:p>
          </table:table-cell>
          <table:table-cell table:style-name="ce13" table:formula="of:=IF([.E37]&lt;3;&quot;val&quot;;&quot;ptr, &quot;&amp;[.E37])" office:value-type="string" office:string-value="val" calcext:value-type="string">
            <text:p>val</text:p>
          </table:table-cell>
          <table:table-cell table:style-name="ce13" table:formula="of:=IF([.E37]&lt;2;&quot;uint8_t&quot;;IF([.E37]&lt;3;&quot;uint16_t&quot;;&quot;void&quot;))" office:value-type="string" office:string-value="uint16_t" calcext:value-type="string">
            <text:p>uint16_t</text:p>
          </table:table-cell>
          <table:table-cell table:style-name="ce13" table:formula="of:=IF([.E37]&lt;2;&quot;return &quot;;IF([.E37]&lt;3;&quot;return &quot;;&quot;&quot;))" office:value-type="string" office:string-value="return " calcext:value-type="string">
            <text:p>return </text:p>
          </table:table-cell>
          <table:table-cell table:style-name="ce13" table:formula="of:=IF([.E37]&lt;3;&quot;&quot;;&quot;, uint8_t *ptr&quot;)">
            <text:p/>
          </table:table-cell>
          <table:table-cell table:style-name="ce13" table:formula="of:=IF([.E37]&lt;3;&quot;&quot;;&quot;, ptr, &quot;&amp;[.E37])">
            <text:p/>
          </table:table-cell>
          <table:table-cell table:style-name="ce13"/>
          <table:table-cell table:style-name="ce24" table:formula="of:=&quot;W5500_REG_Sn&quot;&amp;[.D37]" office:value-type="string" office:string-value="W5500_REG_SnMSSR" calcext:value-type="string">
            <text:p>W5500_REG_SnMSS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37] &amp; SPACES;[.O37]) &amp; &quot;0x&quot; &amp; MID([.A37];5;2) &amp; &quot;    /* &quot; &amp;[.B37] &amp; &quot; */&quot;" office:value-type="string" office:string-value="#define W5500_REG_SnMSSR                0x12    /* Max Segment Size */" calcext:value-type="string">
            <text:p>#define W5500_REG_SnMSSR <text:s text:c="15"/>0x12 <text:s text:c="3"/>/* Max Segment Size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37]&amp;&quot;(uint8_t s,&quot;&amp;[.G37]&amp;&quot;);&quot;" office:value-type="string" office:string-value="inline void W5500_WriteSnMSSR(uint8_t s,uint16_t val);" calcext:value-type="string">
            <text:p>inline void W5500_WriteSnMSSR(uint8_t s,uint16_t val);</text:p>
          </table:table-cell>
          <table:table-cell table:formula="of:=[.S36]" office:value-type="float" office:value="60" calcext:value-type="float">
            <text:p>60</text:p>
          </table:table-cell>
          <table:table-cell table:style-name="ce13" table:formula="of:=&quot;/* Writes the &quot;&amp;[.B37]&amp;&quot; register for the specified socket */&quot;&amp;CHAR(10)&amp;CHAR(13)&amp;LEFT(&quot;INLINE void W5500_WriteSn&quot;&amp;[.D37]&amp;&quot;(uint8_t s,&quot;&amp;[.G37]&amp;&quot;)&quot;&amp;SPACES;[.S37])&amp;&quot;{ W5500_Write&quot;&amp;[.F37]&amp;&quot;(W5500_CB_SnREG(s), &quot;&amp;[.N37]&amp;&quot;, &quot; &amp;[.H37]&amp;&quot;); }&quot;" office:value-type="string" office:string-value="/* Writes the Max Segment Size register for the specified socket */&#10;&#13;INLINE void W5500_WriteSnMSSR(uint8_t s,uint16_t val)       { W5500_WriteReg16(W5500_CB_SnREG(s), W5500_REG_SnMSSR, val); }" calcext:value-type="string">
            <text:p>/* Writes the Max Segment Size register for the specified socket */</text:p>
            <text:p>INLINE void W5500_WriteSnMSSR(uint8_t s,uint16_t val)       { W5500_WriteReg16(W5500_CB_SnREG(s), W5500_REG_SnMSSR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37]&amp;&quot; W5500_ReadSn&quot;&amp;[.D37]&amp;&quot;(uint8_t s&quot;&amp;[.K37]&amp;&quot;);&quot;" office:value-type="string" office:string-value="inline uint16_t W5500_ReadSnMSSR(uint8_t s);" calcext:value-type="string">
            <text:p>inline uint16_t W5500_ReadSnMSSR(uint8_t s);</text:p>
          </table:table-cell>
          <table:table-cell table:formula="of:=[.W36]" office:value-type="float" office:value="56" calcext:value-type="float">
            <text:p>56</text:p>
          </table:table-cell>
          <table:table-cell table:style-name="ce13" table:formula="of:=&quot;/* Reads the &quot;&amp;[.B37]&amp;&quot; register for the specified socket */&quot;&amp;CHAR(10)&amp;CHAR(13)&amp;LEFT(&quot;INLINE &quot;&amp;[.I37]&amp;&quot; W5500_ReadSn&quot;&amp;[.D37]&amp;&quot;(uint8_t s&quot;&amp;[.K37]&amp;&quot;)&quot;&amp;SPACES;[.W37])&amp;&quot;{ &quot;&amp;[.J37]&amp;&quot;W5500_Read&quot;&amp;[.F37]&amp;[.M37]&amp;&quot;(W5500_CB_SnREG(s), &quot;&amp;[.N37]&amp;[.L37]&amp;&quot;); }&quot;" office:value-type="string" office:string-value="/* Reads the Max Segment Size register for the specified socket */&#10;&#13;INLINE uint16_t W5500_ReadSnMSSR(uint8_t s)             { return W5500_ReadReg16(W5500_CB_SnREG(s), W5500_REG_SnMSSR); }" calcext:value-type="string">
            <text:p>/* Reads the Max Segment Size register for the specified socket */</text:p>
            <text:p>INLINE uint16_t W5500_ReadSnMSSR(uint8_t s)             { return W5500_ReadReg16(W5500_CB_SnREG(s), W5500_REG_SnMSS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2">
          <table:table-cell table:style-name="ce13" office:value-type="string" calcext:value-type="string">
            <text:p>0x0015</text:p>
          </table:table-cell>
          <table:table-cell table:style-name="ce13" office:value-type="string" calcext:value-type="string">
            <text:p>IP TOS</text:p>
          </table:table-cell>
          <table:table-cell table:style-name="ce13" table:formula="of:=[.D38]" office:value-type="string" office:string-value="TOS" calcext:value-type="string">
            <text:p>TOS</text:p>
          </table:table-cell>
          <table:table-cell table:style-name="ce13" office:value-type="string" calcext:value-type="string">
            <text:p>TOS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38]=1;&quot;Reg8&quot;;IF([.E38]=2;&quot;Reg16&quot;;&quot;Buf&quot;))" office:value-type="string" office:string-value="Reg8" calcext:value-type="string">
            <text:p>Reg8</text:p>
          </table:table-cell>
          <table:table-cell table:style-name="ce13" table:formula="of:=IF([.E38]&lt;2;&quot;uint8_t val&quot;;IF([.E38]&lt;3;&quot;uint16_t val&quot;;&quot;uint8_t *ptr&quot;))" office:value-type="string" office:string-value="uint8_t val" calcext:value-type="string">
            <text:p>uint8_t val</text:p>
          </table:table-cell>
          <table:table-cell table:style-name="ce13" table:formula="of:=IF([.E38]&lt;3;&quot;val&quot;;&quot;ptr, &quot;&amp;[.E38])" office:value-type="string" office:string-value="val" calcext:value-type="string">
            <text:p>val</text:p>
          </table:table-cell>
          <table:table-cell table:style-name="ce13" table:formula="of:=IF([.E38]&lt;2;&quot;uint8_t&quot;;IF([.E38]&lt;3;&quot;uint16_t&quot;;&quot;void&quot;))" office:value-type="string" office:string-value="uint8_t" calcext:value-type="string">
            <text:p>uint8_t</text:p>
          </table:table-cell>
          <table:table-cell table:style-name="ce13" table:formula="of:=IF([.E38]&lt;2;&quot;return &quot;;IF([.E38]&lt;3;&quot;return &quot;;&quot;&quot;))" office:value-type="string" office:string-value="return " calcext:value-type="string">
            <text:p>return </text:p>
          </table:table-cell>
          <table:table-cell table:style-name="ce13" table:formula="of:=IF([.E38]&lt;3;&quot;&quot;;&quot;, uint8_t *ptr&quot;)">
            <text:p/>
          </table:table-cell>
          <table:table-cell table:style-name="ce13" table:formula="of:=IF([.E38]&lt;3;&quot;&quot;;&quot;, ptr, &quot;&amp;[.E38])">
            <text:p/>
          </table:table-cell>
          <table:table-cell table:style-name="ce13"/>
          <table:table-cell table:style-name="ce24" table:formula="of:=&quot;W5500_REG_Sn&quot;&amp;[.D38]" office:value-type="string" office:string-value="W5500_REG_SnTOS" calcext:value-type="string">
            <text:p>W5500_REG_SnTOS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38] &amp; SPACES;[.O38]) &amp; &quot;0x&quot; &amp; MID([.A38];5;2) &amp; &quot;    /* &quot; &amp;[.B38] &amp; &quot; */&quot;" office:value-type="string" office:string-value="#define W5500_REG_SnTOS                 0x15    /* IP TOS */" calcext:value-type="string">
            <text:p>#define W5500_REG_SnTOS <text:s text:c="16"/>0x15 <text:s text:c="3"/>/* IP TOS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38]&amp;&quot;(uint8_t s,&quot;&amp;[.G38]&amp;&quot;);&quot;" office:value-type="string" office:string-value="inline void W5500_WriteSnTOS(uint8_t s,uint8_t val);" calcext:value-type="string">
            <text:p>inline void W5500_WriteSnTOS(uint8_t s,uint8_t val);</text:p>
          </table:table-cell>
          <table:table-cell table:formula="of:=[.S37]" office:value-type="float" office:value="60" calcext:value-type="float">
            <text:p>60</text:p>
          </table:table-cell>
          <table:table-cell table:style-name="ce13" table:formula="of:=&quot;/* Writes the &quot;&amp;[.B38]&amp;&quot; register for the specified socket */&quot;&amp;CHAR(10)&amp;CHAR(13)&amp;LEFT(&quot;INLINE void W5500_WriteSn&quot;&amp;[.D38]&amp;&quot;(uint8_t s,&quot;&amp;[.G38]&amp;&quot;)&quot;&amp;SPACES;[.S38])&amp;&quot;{ W5500_Write&quot;&amp;[.F38]&amp;&quot;(W5500_CB_SnREG(s), &quot;&amp;[.N38]&amp;&quot;, &quot; &amp;[.H38]&amp;&quot;); }&quot;" office:value-type="string" office:string-value="/* Writes the IP TOS register for the specified socket */&#10;&#13;INLINE void W5500_WriteSnTOS(uint8_t s,uint8_t val)         { W5500_WriteReg8(W5500_CB_SnREG(s), W5500_REG_SnTOS, val); }" calcext:value-type="string">
            <text:p>/* Writes the IP TOS register for the specified socket */</text:p>
            <text:p>INLINE void W5500_WriteSnTOS(uint8_t s,uint8_t val)         { W5500_WriteReg8(W5500_CB_SnREG(s), W5500_REG_SnTOS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38]&amp;&quot; W5500_ReadSn&quot;&amp;[.D38]&amp;&quot;(uint8_t s&quot;&amp;[.K38]&amp;&quot;);&quot;" office:value-type="string" office:string-value="inline uint8_t W5500_ReadSnTOS(uint8_t s);" calcext:value-type="string">
            <text:p>inline uint8_t W5500_ReadSnTOS(uint8_t s);</text:p>
          </table:table-cell>
          <table:table-cell table:formula="of:=[.W37]" office:value-type="float" office:value="56" calcext:value-type="float">
            <text:p>56</text:p>
          </table:table-cell>
          <table:table-cell table:style-name="ce13" table:formula="of:=&quot;/* Reads the &quot;&amp;[.B38]&amp;&quot; register for the specified socket */&quot;&amp;CHAR(10)&amp;CHAR(13)&amp;LEFT(&quot;INLINE &quot;&amp;[.I38]&amp;&quot; W5500_ReadSn&quot;&amp;[.D38]&amp;&quot;(uint8_t s&quot;&amp;[.K38]&amp;&quot;)&quot;&amp;SPACES;[.W38])&amp;&quot;{ &quot;&amp;[.J38]&amp;&quot;W5500_Read&quot;&amp;[.F38]&amp;[.M38]&amp;&quot;(W5500_CB_SnREG(s), &quot;&amp;[.N38]&amp;[.L38]&amp;&quot;); }&quot;" office:value-type="string" office:string-value="/* Reads the IP TOS register for the specified socket */&#10;&#13;INLINE uint8_t W5500_ReadSnTOS(uint8_t s)               { return W5500_ReadReg8(W5500_CB_SnREG(s), W5500_REG_SnTOS); }" calcext:value-type="string">
            <text:p>/* Reads the IP TOS register for the specified socket */</text:p>
            <text:p>INLINE uint8_t W5500_ReadSnTOS(uint8_t s)               { return W5500_ReadReg8(W5500_CB_SnREG(s), W5500_REG_SnTOS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2">
          <table:table-cell table:style-name="ce13" office:value-type="string" calcext:value-type="string">
            <text:p>0x0016</text:p>
          </table:table-cell>
          <table:table-cell table:style-name="ce13" office:value-type="string" calcext:value-type="string">
            <text:p>IP TTL</text:p>
          </table:table-cell>
          <table:table-cell table:style-name="ce13" table:formula="of:=[.D39]" office:value-type="string" office:string-value="TTL" calcext:value-type="string">
            <text:p>TTL</text:p>
          </table:table-cell>
          <table:table-cell table:style-name="ce13" office:value-type="string" calcext:value-type="string">
            <text:p>TTL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39]=1;&quot;Reg8&quot;;IF([.E39]=2;&quot;Reg16&quot;;&quot;Buf&quot;))" office:value-type="string" office:string-value="Reg8" calcext:value-type="string">
            <text:p>Reg8</text:p>
          </table:table-cell>
          <table:table-cell table:style-name="ce13" table:formula="of:=IF([.E39]&lt;2;&quot;uint8_t val&quot;;IF([.E39]&lt;3;&quot;uint16_t val&quot;;&quot;uint8_t *ptr&quot;))" office:value-type="string" office:string-value="uint8_t val" calcext:value-type="string">
            <text:p>uint8_t val</text:p>
          </table:table-cell>
          <table:table-cell table:style-name="ce13" table:formula="of:=IF([.E39]&lt;3;&quot;val&quot;;&quot;ptr, &quot;&amp;[.E39])" office:value-type="string" office:string-value="val" calcext:value-type="string">
            <text:p>val</text:p>
          </table:table-cell>
          <table:table-cell table:style-name="ce13" table:formula="of:=IF([.E39]&lt;2;&quot;uint8_t&quot;;IF([.E39]&lt;3;&quot;uint16_t&quot;;&quot;void&quot;))" office:value-type="string" office:string-value="uint8_t" calcext:value-type="string">
            <text:p>uint8_t</text:p>
          </table:table-cell>
          <table:table-cell table:style-name="ce13" table:formula="of:=IF([.E39]&lt;2;&quot;return &quot;;IF([.E39]&lt;3;&quot;return &quot;;&quot;&quot;))" office:value-type="string" office:string-value="return " calcext:value-type="string">
            <text:p>return </text:p>
          </table:table-cell>
          <table:table-cell table:style-name="ce13" table:formula="of:=IF([.E39]&lt;3;&quot;&quot;;&quot;, uint8_t *ptr&quot;)">
            <text:p/>
          </table:table-cell>
          <table:table-cell table:style-name="ce13" table:formula="of:=IF([.E39]&lt;3;&quot;&quot;;&quot;, ptr, &quot;&amp;[.E39])">
            <text:p/>
          </table:table-cell>
          <table:table-cell table:style-name="ce13"/>
          <table:table-cell table:style-name="ce24" table:formula="of:=&quot;W5500_REG_Sn&quot;&amp;[.D39]" office:value-type="string" office:string-value="W5500_REG_SnTTL" calcext:value-type="string">
            <text:p>W5500_REG_SnTTL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39] &amp; SPACES;[.O39]) &amp; &quot;0x&quot; &amp; MID([.A39];5;2) &amp; &quot;    /* &quot; &amp;[.B39] &amp; &quot; */&quot;" office:value-type="string" office:string-value="#define W5500_REG_SnTTL                 0x16    /* IP TTL */" calcext:value-type="string">
            <text:p>#define W5500_REG_SnTTL <text:s text:c="16"/>0x16 <text:s text:c="3"/>/* IP TTL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39]&amp;&quot;(uint8_t s,&quot;&amp;[.G39]&amp;&quot;);&quot;" office:value-type="string" office:string-value="inline void W5500_WriteSnTTL(uint8_t s,uint8_t val);" calcext:value-type="string">
            <text:p>inline void W5500_WriteSnTTL(uint8_t s,uint8_t val);</text:p>
          </table:table-cell>
          <table:table-cell table:formula="of:=[.S38]" office:value-type="float" office:value="60" calcext:value-type="float">
            <text:p>60</text:p>
          </table:table-cell>
          <table:table-cell table:style-name="ce13" table:formula="of:=&quot;/* Writes the &quot;&amp;[.B39]&amp;&quot; register for the specified socket */&quot;&amp;CHAR(10)&amp;CHAR(13)&amp;LEFT(&quot;INLINE void W5500_WriteSn&quot;&amp;[.D39]&amp;&quot;(uint8_t s,&quot;&amp;[.G39]&amp;&quot;)&quot;&amp;SPACES;[.S39])&amp;&quot;{ W5500_Write&quot;&amp;[.F39]&amp;&quot;(W5500_CB_SnREG(s), &quot;&amp;[.N39]&amp;&quot;, &quot; &amp;[.H39]&amp;&quot;); }&quot;" office:value-type="string" office:string-value="/* Writes the IP TTL register for the specified socket */&#10;&#13;INLINE void W5500_WriteSnTTL(uint8_t s,uint8_t val)         { W5500_WriteReg8(W5500_CB_SnREG(s), W5500_REG_SnTTL, val); }" calcext:value-type="string">
            <text:p>/* Writes the IP TTL register for the specified socket */</text:p>
            <text:p>INLINE void W5500_WriteSnTTL(uint8_t s,uint8_t val)         { W5500_WriteReg8(W5500_CB_SnREG(s), W5500_REG_SnTTL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39]&amp;&quot; W5500_ReadSn&quot;&amp;[.D39]&amp;&quot;(uint8_t s&quot;&amp;[.K39]&amp;&quot;);&quot;" office:value-type="string" office:string-value="inline uint8_t W5500_ReadSnTTL(uint8_t s);" calcext:value-type="string">
            <text:p>inline uint8_t W5500_ReadSnTTL(uint8_t s);</text:p>
          </table:table-cell>
          <table:table-cell table:formula="of:=[.W38]" office:value-type="float" office:value="56" calcext:value-type="float">
            <text:p>56</text:p>
          </table:table-cell>
          <table:table-cell table:style-name="ce13" table:formula="of:=&quot;/* Reads the &quot;&amp;[.B39]&amp;&quot; register for the specified socket */&quot;&amp;CHAR(10)&amp;CHAR(13)&amp;LEFT(&quot;INLINE &quot;&amp;[.I39]&amp;&quot; W5500_ReadSn&quot;&amp;[.D39]&amp;&quot;(uint8_t s&quot;&amp;[.K39]&amp;&quot;)&quot;&amp;SPACES;[.W39])&amp;&quot;{ &quot;&amp;[.J39]&amp;&quot;W5500_Read&quot;&amp;[.F39]&amp;[.M39]&amp;&quot;(W5500_CB_SnREG(s), &quot;&amp;[.N39]&amp;[.L39]&amp;&quot;); }&quot;" office:value-type="string" office:string-value="/* Reads the IP TTL register for the specified socket */&#10;&#13;INLINE uint8_t W5500_ReadSnTTL(uint8_t s)               { return W5500_ReadReg8(W5500_CB_SnREG(s), W5500_REG_SnTTL); }" calcext:value-type="string">
            <text:p>/* Reads the IP TTL register for the specified socket */</text:p>
            <text:p>INLINE uint8_t W5500_ReadSnTTL(uint8_t s)               { return W5500_ReadReg8(W5500_CB_SnREG(s), W5500_REG_SnTTL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2">
          <table:table-cell table:style-name="ce13" office:value-type="string" calcext:value-type="string">
            <text:p>0x001E</text:p>
          </table:table-cell>
          <table:table-cell table:style-name="ce13" office:value-type="string" calcext:value-type="string">
            <text:p>Rx Buffer Size</text:p>
          </table:table-cell>
          <table:table-cell table:style-name="ce13" table:formula="of:=[.D40]" office:value-type="string" office:string-value="RXBUF_SIZE" calcext:value-type="string">
            <text:p>RXBUF_SIZE</text:p>
          </table:table-cell>
          <table:table-cell table:style-name="ce13" office:value-type="string" calcext:value-type="string">
            <text:p>RXBUF_SIZE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40]=1;&quot;Reg8&quot;;IF([.E40]=2;&quot;Reg16&quot;;&quot;Buf&quot;))" office:value-type="string" office:string-value="Reg8" calcext:value-type="string">
            <text:p>Reg8</text:p>
          </table:table-cell>
          <table:table-cell table:style-name="ce13" table:formula="of:=IF([.E40]&lt;2;&quot;uint8_t val&quot;;IF([.E40]&lt;3;&quot;uint16_t val&quot;;&quot;uint8_t *ptr&quot;))" office:value-type="string" office:string-value="uint8_t val" calcext:value-type="string">
            <text:p>uint8_t val</text:p>
          </table:table-cell>
          <table:table-cell table:style-name="ce13" table:formula="of:=IF([.E40]&lt;3;&quot;val&quot;;&quot;ptr, &quot;&amp;[.E40])" office:value-type="string" office:string-value="val" calcext:value-type="string">
            <text:p>val</text:p>
          </table:table-cell>
          <table:table-cell table:style-name="ce13" table:formula="of:=IF([.E40]&lt;2;&quot;uint8_t&quot;;IF([.E40]&lt;3;&quot;uint16_t&quot;;&quot;void&quot;))" office:value-type="string" office:string-value="uint8_t" calcext:value-type="string">
            <text:p>uint8_t</text:p>
          </table:table-cell>
          <table:table-cell table:style-name="ce13" table:formula="of:=IF([.E40]&lt;2;&quot;return &quot;;IF([.E40]&lt;3;&quot;return &quot;;&quot;&quot;))" office:value-type="string" office:string-value="return " calcext:value-type="string">
            <text:p>return </text:p>
          </table:table-cell>
          <table:table-cell table:style-name="ce13" table:formula="of:=IF([.E40]&lt;3;&quot;&quot;;&quot;, uint8_t *ptr&quot;)">
            <text:p/>
          </table:table-cell>
          <table:table-cell table:style-name="ce13" table:formula="of:=IF([.E40]&lt;3;&quot;&quot;;&quot;, ptr, &quot;&amp;[.E40])">
            <text:p/>
          </table:table-cell>
          <table:table-cell table:style-name="ce13"/>
          <table:table-cell table:style-name="ce24" table:formula="of:=&quot;W5500_REG_Sn&quot;&amp;[.D40]" office:value-type="string" office:string-value="W5500_REG_SnRXBUF_SIZE" calcext:value-type="string">
            <text:p>W5500_REG_SnRXBUF_SIZE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40] &amp; SPACES;[.O40]) &amp; &quot;0x&quot; &amp; MID([.A40];5;2) &amp; &quot;    /* &quot; &amp;[.B40] &amp; &quot; */&quot;" office:value-type="string" office:string-value="#define W5500_REG_SnRXBUF_SIZE          0x1E    /* Rx Buffer Size */" calcext:value-type="string">
            <text:p>#define W5500_REG_SnRXBUF_SIZE <text:s text:c="9"/>0x1E <text:s text:c="3"/>/* Rx Buffer Size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40]&amp;&quot;(uint8_t s,&quot;&amp;[.G40]&amp;&quot;);&quot;" office:value-type="string" office:string-value="inline void W5500_WriteSnRXBUF_SIZE(uint8_t s,uint8_t val);" calcext:value-type="string">
            <text:p>inline void W5500_WriteSnRXBUF_SIZE(uint8_t s,uint8_t val);</text:p>
          </table:table-cell>
          <table:table-cell table:formula="of:=[.S39]" office:value-type="float" office:value="60" calcext:value-type="float">
            <text:p>60</text:p>
          </table:table-cell>
          <table:table-cell table:style-name="ce13" table:formula="of:=&quot;/* Writes the &quot;&amp;[.B40]&amp;&quot; register for the specified socket */&quot;&amp;CHAR(10)&amp;CHAR(13)&amp;LEFT(&quot;INLINE void W5500_WriteSn&quot;&amp;[.D40]&amp;&quot;(uint8_t s,&quot;&amp;[.G40]&amp;&quot;)&quot;&amp;SPACES;[.S40])&amp;&quot;{ W5500_Write&quot;&amp;[.F40]&amp;&quot;(W5500_CB_SnREG(s), &quot;&amp;[.N40]&amp;&quot;, &quot; &amp;[.H40]&amp;&quot;); }&quot;" office:value-type="string" office:string-value="/* Writes the Rx Buffer Size register for the specified socket */&#10;&#13;INLINE void W5500_WriteSnRXBUF_SIZE(uint8_t s,uint8_t val)  { W5500_WriteReg8(W5500_CB_SnREG(s), W5500_REG_SnRXBUF_SIZE, val); }" calcext:value-type="string">
            <text:p>/* Writes the Rx Buffer Size register for the specified socket */</text:p>
            <text:p>INLINE void W5500_WriteSnRXBUF_SIZE(uint8_t s,uint8_t val)  { W5500_WriteReg8(W5500_CB_SnREG(s), W5500_REG_SnRXBUF_SIZE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40]&amp;&quot; W5500_ReadSn&quot;&amp;[.D40]&amp;&quot;(uint8_t s&quot;&amp;[.K40]&amp;&quot;);&quot;" office:value-type="string" office:string-value="inline uint8_t W5500_ReadSnRXBUF_SIZE(uint8_t s);" calcext:value-type="string">
            <text:p>inline uint8_t W5500_ReadSnRXBUF_SIZE(uint8_t s);</text:p>
          </table:table-cell>
          <table:table-cell table:formula="of:=[.W39]" office:value-type="float" office:value="56" calcext:value-type="float">
            <text:p>56</text:p>
          </table:table-cell>
          <table:table-cell table:style-name="ce13" table:formula="of:=&quot;/* Reads the &quot;&amp;[.B40]&amp;&quot; register for the specified socket */&quot;&amp;CHAR(10)&amp;CHAR(13)&amp;LEFT(&quot;INLINE &quot;&amp;[.I40]&amp;&quot; W5500_ReadSn&quot;&amp;[.D40]&amp;&quot;(uint8_t s&quot;&amp;[.K40]&amp;&quot;)&quot;&amp;SPACES;[.W40])&amp;&quot;{ &quot;&amp;[.J40]&amp;&quot;W5500_Read&quot;&amp;[.F40]&amp;[.M40]&amp;&quot;(W5500_CB_SnREG(s), &quot;&amp;[.N40]&amp;[.L40]&amp;&quot;); }&quot;" office:value-type="string" office:string-value="/* Reads the Rx Buffer Size register for the specified socket */&#10;&#13;INLINE uint8_t W5500_ReadSnRXBUF_SIZE(uint8_t s)        { return W5500_ReadReg8(W5500_CB_SnREG(s), W5500_REG_SnRXBUF_SIZE); }" calcext:value-type="string">
            <text:p>/* Reads the Rx Buffer Size register for the specified socket */</text:p>
            <text:p>INLINE uint8_t W5500_ReadSnRXBUF_SIZE(uint8_t s)        { return W5500_ReadReg8(W5500_CB_SnREG(s), W5500_REG_SnRXBUF_SIZE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2">
          <table:table-cell table:style-name="ce13" office:value-type="string" calcext:value-type="string">
            <text:p>0x001F</text:p>
          </table:table-cell>
          <table:table-cell table:style-name="ce13" office:value-type="string" calcext:value-type="string">
            <text:p>Tx Buffer Size</text:p>
          </table:table-cell>
          <table:table-cell table:style-name="ce13" table:formula="of:=[.D41]" office:value-type="string" office:string-value="TXBUF_SIZE" calcext:value-type="string">
            <text:p>TXBUF_SIZE</text:p>
          </table:table-cell>
          <table:table-cell table:style-name="ce13" office:value-type="string" calcext:value-type="string">
            <text:p>TXBUF_SIZE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41]=1;&quot;Reg8&quot;;IF([.E41]=2;&quot;Reg16&quot;;&quot;Buf&quot;))" office:value-type="string" office:string-value="Reg8" calcext:value-type="string">
            <text:p>Reg8</text:p>
          </table:table-cell>
          <table:table-cell table:style-name="ce13" table:formula="of:=IF([.E41]&lt;2;&quot;uint8_t val&quot;;IF([.E41]&lt;3;&quot;uint16_t val&quot;;&quot;uint8_t *ptr&quot;))" office:value-type="string" office:string-value="uint8_t val" calcext:value-type="string">
            <text:p>uint8_t val</text:p>
          </table:table-cell>
          <table:table-cell table:style-name="ce13" table:formula="of:=IF([.E41]&lt;3;&quot;val&quot;;&quot;ptr, &quot;&amp;[.E41])" office:value-type="string" office:string-value="val" calcext:value-type="string">
            <text:p>val</text:p>
          </table:table-cell>
          <table:table-cell table:style-name="ce13" table:formula="of:=IF([.E41]&lt;2;&quot;uint8_t&quot;;IF([.E41]&lt;3;&quot;uint16_t&quot;;&quot;void&quot;))" office:value-type="string" office:string-value="uint8_t" calcext:value-type="string">
            <text:p>uint8_t</text:p>
          </table:table-cell>
          <table:table-cell table:style-name="ce13" table:formula="of:=IF([.E41]&lt;2;&quot;return &quot;;IF([.E41]&lt;3;&quot;return &quot;;&quot;&quot;))" office:value-type="string" office:string-value="return " calcext:value-type="string">
            <text:p>return </text:p>
          </table:table-cell>
          <table:table-cell table:style-name="ce13" table:formula="of:=IF([.E41]&lt;3;&quot;&quot;;&quot;, uint8_t *ptr&quot;)">
            <text:p/>
          </table:table-cell>
          <table:table-cell table:style-name="ce13" table:formula="of:=IF([.E41]&lt;3;&quot;&quot;;&quot;, ptr, &quot;&amp;[.E41])">
            <text:p/>
          </table:table-cell>
          <table:table-cell table:style-name="ce13"/>
          <table:table-cell table:style-name="ce24" table:formula="of:=&quot;W5500_REG_Sn&quot;&amp;[.D41]" office:value-type="string" office:string-value="W5500_REG_SnTXBUF_SIZE" calcext:value-type="string">
            <text:p>W5500_REG_SnTXBUF_SIZE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41] &amp; SPACES;[.O41]) &amp; &quot;0x&quot; &amp; MID([.A41];5;2) &amp; &quot;    /* &quot; &amp;[.B41] &amp; &quot; */&quot;" office:value-type="string" office:string-value="#define W5500_REG_SnTXBUF_SIZE          0x1F    /* Tx Buffer Size */" calcext:value-type="string">
            <text:p>#define W5500_REG_SnTXBUF_SIZE <text:s text:c="9"/>0x1F <text:s text:c="3"/>/* Tx Buffer Size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41]&amp;&quot;(uint8_t s,&quot;&amp;[.G41]&amp;&quot;);&quot;" office:value-type="string" office:string-value="inline void W5500_WriteSnTXBUF_SIZE(uint8_t s,uint8_t val);" calcext:value-type="string">
            <text:p>inline void W5500_WriteSnTXBUF_SIZE(uint8_t s,uint8_t val);</text:p>
          </table:table-cell>
          <table:table-cell table:formula="of:=[.S40]" office:value-type="float" office:value="60" calcext:value-type="float">
            <text:p>60</text:p>
          </table:table-cell>
          <table:table-cell table:style-name="ce13" table:formula="of:=&quot;/* Writes the &quot;&amp;[.B41]&amp;&quot; register for the specified socket */&quot;&amp;CHAR(10)&amp;CHAR(13)&amp;LEFT(&quot;INLINE void W5500_WriteSn&quot;&amp;[.D41]&amp;&quot;(uint8_t s,&quot;&amp;[.G41]&amp;&quot;)&quot;&amp;SPACES;[.S41])&amp;&quot;{ W5500_Write&quot;&amp;[.F41]&amp;&quot;(W5500_CB_SnREG(s), &quot;&amp;[.N41]&amp;&quot;, &quot; &amp;[.H41]&amp;&quot;); }&quot;" office:value-type="string" office:string-value="/* Writes the Tx Buffer Size register for the specified socket */&#10;&#13;INLINE void W5500_WriteSnTXBUF_SIZE(uint8_t s,uint8_t val)  { W5500_WriteReg8(W5500_CB_SnREG(s), W5500_REG_SnTXBUF_SIZE, val); }" calcext:value-type="string">
            <text:p>/* Writes the Tx Buffer Size register for the specified socket */</text:p>
            <text:p>INLINE void W5500_WriteSnTXBUF_SIZE(uint8_t s,uint8_t val)  { W5500_WriteReg8(W5500_CB_SnREG(s), W5500_REG_SnTXBUF_SIZE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41]&amp;&quot; W5500_ReadSn&quot;&amp;[.D41]&amp;&quot;(uint8_t s&quot;&amp;[.K41]&amp;&quot;);&quot;" office:value-type="string" office:string-value="inline uint8_t W5500_ReadSnTXBUF_SIZE(uint8_t s);" calcext:value-type="string">
            <text:p>inline uint8_t W5500_ReadSnTXBUF_SIZE(uint8_t s);</text:p>
          </table:table-cell>
          <table:table-cell table:formula="of:=[.W40]" office:value-type="float" office:value="56" calcext:value-type="float">
            <text:p>56</text:p>
          </table:table-cell>
          <table:table-cell table:style-name="ce13" table:formula="of:=&quot;/* Reads the &quot;&amp;[.B41]&amp;&quot; register for the specified socket */&quot;&amp;CHAR(10)&amp;CHAR(13)&amp;LEFT(&quot;INLINE &quot;&amp;[.I41]&amp;&quot; W5500_ReadSn&quot;&amp;[.D41]&amp;&quot;(uint8_t s&quot;&amp;[.K41]&amp;&quot;)&quot;&amp;SPACES;[.W41])&amp;&quot;{ &quot;&amp;[.J41]&amp;&quot;W5500_Read&quot;&amp;[.F41]&amp;[.M41]&amp;&quot;(W5500_CB_SnREG(s), &quot;&amp;[.N41]&amp;[.L41]&amp;&quot;); }&quot;" office:value-type="string" office:string-value="/* Reads the Tx Buffer Size register for the specified socket */&#10;&#13;INLINE uint8_t W5500_ReadSnTXBUF_SIZE(uint8_t s)        { return W5500_ReadReg8(W5500_CB_SnREG(s), W5500_REG_SnTXBUF_SIZE); }" calcext:value-type="string">
            <text:p>/* Reads the Tx Buffer Size register for the specified socket */</text:p>
            <text:p>INLINE uint8_t W5500_ReadSnTXBUF_SIZE(uint8_t s)        { return W5500_ReadReg8(W5500_CB_SnREG(s), W5500_REG_SnTXBUF_SIZE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2">
          <table:table-cell table:style-name="ce20" office:value-type="string" calcext:value-type="string">
            <text:p>0x0020</text:p>
          </table:table-cell>
          <table:table-cell table:style-name="ce20" office:value-type="string" calcext:value-type="string">
            <text:p>Tx Free Size</text:p>
          </table:table-cell>
          <table:table-cell table:style-name="ce29" table:formula="of:=[.D42]" office:value-type="string" office:string-value="TX_FSR" calcext:value-type="string">
            <text:p>TX_FSR</text:p>
          </table:table-cell>
          <table:table-cell table:style-name="ce29" office:value-type="string" calcext:value-type="string">
            <text:p>TX_FS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E42]=1;&quot;Reg8&quot;;IF([.E42]=2;&quot;Reg16&quot;;&quot;Buf&quot;))" office:value-type="string" office:string-value="Reg16" calcext:value-type="string">
            <text:p>Reg16</text:p>
          </table:table-cell>
          <table:table-cell table:style-name="ce13" table:formula="of:=IF([.E42]&lt;2;&quot;uint8_t val&quot;;IF([.E42]&lt;3;&quot;uint16_t val&quot;;&quot;uint8_t *ptr&quot;))" office:value-type="string" office:string-value="uint16_t val" calcext:value-type="string">
            <text:p>uint16_t val</text:p>
          </table:table-cell>
          <table:table-cell table:style-name="ce13" table:formula="of:=IF([.E42]&lt;3;&quot;val&quot;;&quot;ptr, &quot;&amp;[.E42])" office:value-type="string" office:string-value="val" calcext:value-type="string">
            <text:p>val</text:p>
          </table:table-cell>
          <table:table-cell table:style-name="ce13" table:formula="of:=IF([.E42]&lt;2;&quot;uint8_t&quot;;IF([.E42]&lt;3;&quot;uint16_t&quot;;&quot;void&quot;))" office:value-type="string" office:string-value="uint16_t" calcext:value-type="string">
            <text:p>uint16_t</text:p>
          </table:table-cell>
          <table:table-cell table:style-name="ce13" table:formula="of:=IF([.E42]&lt;2;&quot;return &quot;;IF([.E42]&lt;3;&quot;return &quot;;&quot;&quot;))" office:value-type="string" office:string-value="return " calcext:value-type="string">
            <text:p>return </text:p>
          </table:table-cell>
          <table:table-cell table:style-name="ce13" table:formula="of:=IF([.E42]&lt;3;&quot;&quot;;&quot;, uint8_t *ptr&quot;)">
            <text:p/>
          </table:table-cell>
          <table:table-cell table:style-name="ce13" table:formula="of:=IF([.E42]&lt;3;&quot;&quot;;&quot;, ptr, &quot;&amp;[.E42])">
            <text:p/>
          </table:table-cell>
          <table:table-cell table:style-name="ce13" office:value-type="string" calcext:value-type="string">
            <text:p>Val</text:p>
          </table:table-cell>
          <table:table-cell table:style-name="ce24" table:formula="of:=&quot;W5500_REG_Sn&quot;&amp;[.D42]" office:value-type="string" office:string-value="W5500_REG_SnTX_FSR" calcext:value-type="string">
            <text:p>W5500_REG_SnTX_FS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42] &amp; SPACES;[.O42]) &amp; &quot;0x&quot; &amp; MID([.A42];5;2) &amp; &quot;    /* &quot; &amp;[.B42] &amp; &quot; */&quot;" office:value-type="string" office:string-value="#define W5500_REG_SnTX_FSR              0x20    /* Tx Free Size */" calcext:value-type="string">
            <text:p>#define W5500_REG_SnTX_FSR <text:s text:c="13"/>0x20 <text:s text:c="3"/>/* Tx Free Size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42]&amp;&quot;(uint8_t s,&quot;&amp;[.G42]&amp;&quot;);&quot;" office:value-type="string" office:string-value="inline void W5500_WriteSnTX_FSR(uint8_t s,uint16_t val);" calcext:value-type="string">
            <text:p>inline void W5500_WriteSnTX_FSR(uint8_t s,uint16_t val);</text:p>
          </table:table-cell>
          <table:table-cell table:formula="of:=[.S41]" office:value-type="float" office:value="60" calcext:value-type="float">
            <text:p>60</text:p>
          </table:table-cell>
          <table:table-cell table:style-name="ce13" table:formula="of:=&quot;/* Writes the &quot;&amp;[.B42]&amp;&quot; register for the specified socket */&quot;&amp;CHAR(10)&amp;CHAR(13)&amp;LEFT(&quot;INLINE void W5500_WriteSn&quot;&amp;[.D42]&amp;&quot;(uint8_t s,&quot;&amp;[.G42]&amp;&quot;)&quot;&amp;SPACES;[.S42])&amp;&quot;{ W5500_Write&quot;&amp;[.F42]&amp;&quot;(W5500_CB_SnREG(s), &quot;&amp;[.N42]&amp;&quot;, &quot; &amp;[.H42]&amp;&quot;); }&quot;" office:value-type="string" office:string-value="/* Writes the Tx Free Size register for the specified socket */&#10;&#13;INLINE void W5500_WriteSnTX_FSR(uint8_t s,uint16_t val)     { W5500_WriteReg16(W5500_CB_SnREG(s), W5500_REG_SnTX_FSR, val); }" calcext:value-type="string">
            <text:p>/* Writes the Tx Free Size register for the specified socket */</text:p>
            <text:p>INLINE void W5500_WriteSnTX_FSR(uint8_t s,uint16_t val)     { W5500_WriteReg16(W5500_CB_SnREG(s), W5500_REG_SnTX_FSR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42]&amp;&quot; W5500_ReadSn&quot;&amp;[.D42]&amp;&quot;(uint8_t s&quot;&amp;[.K42]&amp;&quot;);&quot;" office:value-type="string" office:string-value="inline uint16_t W5500_ReadSnTX_FSR(uint8_t s);" calcext:value-type="string">
            <text:p>inline uint16_t W5500_ReadSnTX_FSR(uint8_t s);</text:p>
          </table:table-cell>
          <table:table-cell table:formula="of:=[.W41]" office:value-type="float" office:value="56" calcext:value-type="float">
            <text:p>56</text:p>
          </table:table-cell>
          <table:table-cell table:style-name="ce13" table:formula="of:=&quot;/* Reads the &quot;&amp;[.B42]&amp;&quot; register for the specified socket */&quot;&amp;CHAR(10)&amp;CHAR(13)&amp;LEFT(&quot;INLINE &quot;&amp;[.I42]&amp;&quot; W5500_ReadSn&quot;&amp;[.D42]&amp;&quot;(uint8_t s&quot;&amp;[.K42]&amp;&quot;)&quot;&amp;SPACES;[.W42])&amp;&quot;{ &quot;&amp;[.J42]&amp;&quot;W5500_Read&quot;&amp;[.F42]&amp;[.M42]&amp;&quot;(W5500_CB_SnREG(s), &quot;&amp;[.N42]&amp;[.L42]&amp;&quot;); }&quot;" office:value-type="string" office:string-value="/* Reads the Tx Free Size register for the specified socket */&#10;&#13;INLINE uint16_t W5500_ReadSnTX_FSR(uint8_t s)           { return W5500_ReadReg16Val(W5500_CB_SnREG(s), W5500_REG_SnTX_FSR); }" calcext:value-type="string">
            <text:p>/* Reads the Tx Free Size register for the specified socket */</text:p>
            <text:p>INLINE uint16_t W5500_ReadSnTX_FSR(uint8_t s)           { return W5500_ReadReg16Val(W5500_CB_SnREG(s), W5500_REG_SnTX_FS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2">
          <table:table-cell table:style-name="ce13" office:value-type="string" calcext:value-type="string">
            <text:p>0x0022</text:p>
          </table:table-cell>
          <table:table-cell table:style-name="ce13" office:value-type="string" calcext:value-type="string">
            <text:p>Tx Read Pointer</text:p>
          </table:table-cell>
          <table:table-cell table:style-name="ce29" table:formula="of:=[.D43]" office:value-type="string" office:string-value="TX_RD" calcext:value-type="string">
            <text:p>TX_RD</text:p>
          </table:table-cell>
          <table:table-cell table:style-name="ce29" office:value-type="string" calcext:value-type="string">
            <text:p>TX_RD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E43]=1;&quot;Reg8&quot;;IF([.E43]=2;&quot;Reg16&quot;;&quot;Buf&quot;))" office:value-type="string" office:string-value="Reg16" calcext:value-type="string">
            <text:p>Reg16</text:p>
          </table:table-cell>
          <table:table-cell table:style-name="ce13" table:formula="of:=IF([.E43]&lt;2;&quot;uint8_t val&quot;;IF([.E43]&lt;3;&quot;uint16_t val&quot;;&quot;uint8_t *ptr&quot;))" office:value-type="string" office:string-value="uint16_t val" calcext:value-type="string">
            <text:p>uint16_t val</text:p>
          </table:table-cell>
          <table:table-cell table:style-name="ce13" table:formula="of:=IF([.E43]&lt;3;&quot;val&quot;;&quot;ptr, &quot;&amp;[.E43])" office:value-type="string" office:string-value="val" calcext:value-type="string">
            <text:p>val</text:p>
          </table:table-cell>
          <table:table-cell table:style-name="ce13" table:formula="of:=IF([.E43]&lt;2;&quot;uint8_t&quot;;IF([.E43]&lt;3;&quot;uint16_t&quot;;&quot;void&quot;))" office:value-type="string" office:string-value="uint16_t" calcext:value-type="string">
            <text:p>uint16_t</text:p>
          </table:table-cell>
          <table:table-cell table:style-name="ce13" table:formula="of:=IF([.E43]&lt;2;&quot;return &quot;;IF([.E43]&lt;3;&quot;return &quot;;&quot;&quot;))" office:value-type="string" office:string-value="return " calcext:value-type="string">
            <text:p>return </text:p>
          </table:table-cell>
          <table:table-cell table:style-name="ce13" table:formula="of:=IF([.E43]&lt;3;&quot;&quot;;&quot;, uint8_t *ptr&quot;)">
            <text:p/>
          </table:table-cell>
          <table:table-cell table:style-name="ce13" table:formula="of:=IF([.E43]&lt;3;&quot;&quot;;&quot;, ptr, &quot;&amp;[.E43])">
            <text:p/>
          </table:table-cell>
          <table:table-cell table:style-name="ce13"/>
          <table:table-cell table:style-name="ce24" table:formula="of:=&quot;W5500_REG_Sn&quot;&amp;[.D43]" office:value-type="string" office:string-value="W5500_REG_SnTX_RD" calcext:value-type="string">
            <text:p>W5500_REG_SnTX_RD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43] &amp; SPACES;[.O43]) &amp; &quot;0x&quot; &amp; MID([.A43];5;2) &amp; &quot;    /* &quot; &amp;[.B43] &amp; &quot; */&quot;" office:value-type="string" office:string-value="#define W5500_REG_SnTX_RD               0x22    /* Tx Read Pointer */" calcext:value-type="string">
            <text:p>#define W5500_REG_SnTX_RD <text:s text:c="14"/>0x22 <text:s text:c="3"/>/* Tx Read Pointer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43]&amp;&quot;(uint8_t s,&quot;&amp;[.G43]&amp;&quot;);&quot;" office:value-type="string" office:string-value="inline void W5500_WriteSnTX_RD(uint8_t s,uint16_t val);" calcext:value-type="string">
            <text:p>inline void W5500_WriteSnTX_RD(uint8_t s,uint16_t val);</text:p>
          </table:table-cell>
          <table:table-cell table:formula="of:=[.S42]" office:value-type="float" office:value="60" calcext:value-type="float">
            <text:p>60</text:p>
          </table:table-cell>
          <table:table-cell table:style-name="ce13" table:formula="of:=&quot;/* Writes the &quot;&amp;[.B43]&amp;&quot; register for the specified socket */&quot;&amp;CHAR(10)&amp;CHAR(13)&amp;LEFT(&quot;INLINE void W5500_WriteSn&quot;&amp;[.D43]&amp;&quot;(uint8_t s,&quot;&amp;[.G43]&amp;&quot;)&quot;&amp;SPACES;[.S43])&amp;&quot;{ W5500_Write&quot;&amp;[.F43]&amp;&quot;(W5500_CB_SnREG(s), &quot;&amp;[.N43]&amp;&quot;, &quot; &amp;[.H43]&amp;&quot;); }&quot;" office:value-type="string" office:string-value="/* Writes the Tx Read Pointer register for the specified socket */&#10;&#13;INLINE void W5500_WriteSnTX_RD(uint8_t s,uint16_t val)      { W5500_WriteReg16(W5500_CB_SnREG(s), W5500_REG_SnTX_RD, val); }" calcext:value-type="string">
            <text:p>/* Writes the Tx Read Pointer register for the specified socket */</text:p>
            <text:p>INLINE void W5500_WriteSnTX_RD(uint8_t s,uint16_t val)      { W5500_WriteReg16(W5500_CB_SnREG(s), W5500_REG_SnTX_RD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43]&amp;&quot; W5500_ReadSn&quot;&amp;[.D43]&amp;&quot;(uint8_t s&quot;&amp;[.K43]&amp;&quot;);&quot;" office:value-type="string" office:string-value="inline uint16_t W5500_ReadSnTX_RD(uint8_t s);" calcext:value-type="string">
            <text:p>inline uint16_t W5500_ReadSnTX_RD(uint8_t s);</text:p>
          </table:table-cell>
          <table:table-cell table:formula="of:=[.W42]" office:value-type="float" office:value="56" calcext:value-type="float">
            <text:p>56</text:p>
          </table:table-cell>
          <table:table-cell table:style-name="ce13" table:formula="of:=&quot;/* Reads the &quot;&amp;[.B43]&amp;&quot; register for the specified socket */&quot;&amp;CHAR(10)&amp;CHAR(13)&amp;LEFT(&quot;INLINE &quot;&amp;[.I43]&amp;&quot; W5500_ReadSn&quot;&amp;[.D43]&amp;&quot;(uint8_t s&quot;&amp;[.K43]&amp;&quot;)&quot;&amp;SPACES;[.W43])&amp;&quot;{ &quot;&amp;[.J43]&amp;&quot;W5500_Read&quot;&amp;[.F43]&amp;[.M43]&amp;&quot;(W5500_CB_SnREG(s), &quot;&amp;[.N43]&amp;[.L43]&amp;&quot;); }&quot;" office:value-type="string" office:string-value="/* Reads the Tx Read Pointer register for the specified socket */&#10;&#13;INLINE uint16_t W5500_ReadSnTX_RD(uint8_t s)            { return W5500_ReadReg16(W5500_CB_SnREG(s), W5500_REG_SnTX_RD); }" calcext:value-type="string">
            <text:p>/* Reads the Tx Read Pointer register for the specified socket */</text:p>
            <text:p>INLINE uint16_t W5500_ReadSnTX_RD(uint8_t s)            { return W5500_ReadReg16(W5500_CB_SnREG(s), W5500_REG_SnTX_RD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2">
          <table:table-cell table:style-name="ce13" office:value-type="string" calcext:value-type="string">
            <text:p>0x0024</text:p>
          </table:table-cell>
          <table:table-cell table:style-name="ce13" office:value-type="string" calcext:value-type="string">
            <text:p>Tx Write Pointer</text:p>
          </table:table-cell>
          <table:table-cell table:style-name="ce29" table:formula="of:=[.D44]" office:value-type="string" office:string-value="TX_WR" calcext:value-type="string">
            <text:p>TX_WR</text:p>
          </table:table-cell>
          <table:table-cell table:style-name="ce29" office:value-type="string" calcext:value-type="string">
            <text:p>TX_W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E44]=1;&quot;Reg8&quot;;IF([.E44]=2;&quot;Reg16&quot;;&quot;Buf&quot;))" office:value-type="string" office:string-value="Reg16" calcext:value-type="string">
            <text:p>Reg16</text:p>
          </table:table-cell>
          <table:table-cell table:style-name="ce13" table:formula="of:=IF([.E44]&lt;2;&quot;uint8_t val&quot;;IF([.E44]&lt;3;&quot;uint16_t val&quot;;&quot;uint8_t *ptr&quot;))" office:value-type="string" office:string-value="uint16_t val" calcext:value-type="string">
            <text:p>uint16_t val</text:p>
          </table:table-cell>
          <table:table-cell table:style-name="ce13" table:formula="of:=IF([.E44]&lt;3;&quot;val&quot;;&quot;ptr, &quot;&amp;[.E44])" office:value-type="string" office:string-value="val" calcext:value-type="string">
            <text:p>val</text:p>
          </table:table-cell>
          <table:table-cell table:style-name="ce13" table:formula="of:=IF([.E44]&lt;2;&quot;uint8_t&quot;;IF([.E44]&lt;3;&quot;uint16_t&quot;;&quot;void&quot;))" office:value-type="string" office:string-value="uint16_t" calcext:value-type="string">
            <text:p>uint16_t</text:p>
          </table:table-cell>
          <table:table-cell table:style-name="ce13" table:formula="of:=IF([.E44]&lt;2;&quot;return &quot;;IF([.E44]&lt;3;&quot;return &quot;;&quot;&quot;))" office:value-type="string" office:string-value="return " calcext:value-type="string">
            <text:p>return </text:p>
          </table:table-cell>
          <table:table-cell table:style-name="ce13" table:formula="of:=IF([.E44]&lt;3;&quot;&quot;;&quot;, uint8_t *ptr&quot;)">
            <text:p/>
          </table:table-cell>
          <table:table-cell table:style-name="ce13" table:formula="of:=IF([.E44]&lt;3;&quot;&quot;;&quot;, ptr, &quot;&amp;[.E44])">
            <text:p/>
          </table:table-cell>
          <table:table-cell table:style-name="ce13"/>
          <table:table-cell table:style-name="ce24" table:formula="of:=&quot;W5500_REG_Sn&quot;&amp;[.D44]" office:value-type="string" office:string-value="W5500_REG_SnTX_WR" calcext:value-type="string">
            <text:p>W5500_REG_SnTX_W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44] &amp; SPACES;[.O44]) &amp; &quot;0x&quot; &amp; MID([.A44];5;2) &amp; &quot;    /* &quot; &amp;[.B44] &amp; &quot; */&quot;" office:value-type="string" office:string-value="#define W5500_REG_SnTX_WR               0x24    /* Tx Write Pointer */" calcext:value-type="string">
            <text:p>#define W5500_REG_SnTX_WR <text:s text:c="14"/>0x24 <text:s text:c="3"/>/* Tx Write Pointer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44]&amp;&quot;(uint8_t s,&quot;&amp;[.G44]&amp;&quot;);&quot;" office:value-type="string" office:string-value="inline void W5500_WriteSnTX_WR(uint8_t s,uint16_t val);" calcext:value-type="string">
            <text:p>inline void W5500_WriteSnTX_WR(uint8_t s,uint16_t val);</text:p>
          </table:table-cell>
          <table:table-cell table:formula="of:=[.S43]" office:value-type="float" office:value="60" calcext:value-type="float">
            <text:p>60</text:p>
          </table:table-cell>
          <table:table-cell table:style-name="ce13" table:formula="of:=&quot;/* Writes the &quot;&amp;[.B44]&amp;&quot; register for the specified socket */&quot;&amp;CHAR(10)&amp;CHAR(13)&amp;LEFT(&quot;INLINE void W5500_WriteSn&quot;&amp;[.D44]&amp;&quot;(uint8_t s,&quot;&amp;[.G44]&amp;&quot;)&quot;&amp;SPACES;[.S44])&amp;&quot;{ W5500_Write&quot;&amp;[.F44]&amp;&quot;(W5500_CB_SnREG(s), &quot;&amp;[.N44]&amp;&quot;, &quot; &amp;[.H44]&amp;&quot;); }&quot;" office:value-type="string" office:string-value="/* Writes the Tx Write Pointer register for the specified socket */&#10;&#13;INLINE void W5500_WriteSnTX_WR(uint8_t s,uint16_t val)      { W5500_WriteReg16(W5500_CB_SnREG(s), W5500_REG_SnTX_WR, val); }" calcext:value-type="string">
            <text:p>/* Writes the Tx Write Pointer register for the specified socket */</text:p>
            <text:p>INLINE void W5500_WriteSnTX_WR(uint8_t s,uint16_t val)      { W5500_WriteReg16(W5500_CB_SnREG(s), W5500_REG_SnTX_WR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44]&amp;&quot; W5500_ReadSn&quot;&amp;[.D44]&amp;&quot;(uint8_t s&quot;&amp;[.K44]&amp;&quot;);&quot;" office:value-type="string" office:string-value="inline uint16_t W5500_ReadSnTX_WR(uint8_t s);" calcext:value-type="string">
            <text:p>inline uint16_t W5500_ReadSnTX_WR(uint8_t s);</text:p>
          </table:table-cell>
          <table:table-cell table:formula="of:=[.W43]" office:value-type="float" office:value="56" calcext:value-type="float">
            <text:p>56</text:p>
          </table:table-cell>
          <table:table-cell table:style-name="ce13" table:formula="of:=&quot;/* Reads the &quot;&amp;[.B44]&amp;&quot; register for the specified socket */&quot;&amp;CHAR(10)&amp;CHAR(13)&amp;LEFT(&quot;INLINE &quot;&amp;[.I44]&amp;&quot; W5500_ReadSn&quot;&amp;[.D44]&amp;&quot;(uint8_t s&quot;&amp;[.K44]&amp;&quot;)&quot;&amp;SPACES;[.W44])&amp;&quot;{ &quot;&amp;[.J44]&amp;&quot;W5500_Read&quot;&amp;[.F44]&amp;[.M44]&amp;&quot;(W5500_CB_SnREG(s), &quot;&amp;[.N44]&amp;[.L44]&amp;&quot;); }&quot;" office:value-type="string" office:string-value="/* Reads the Tx Write Pointer register for the specified socket */&#10;&#13;INLINE uint16_t W5500_ReadSnTX_WR(uint8_t s)            { return W5500_ReadReg16(W5500_CB_SnREG(s), W5500_REG_SnTX_WR); }" calcext:value-type="string">
            <text:p>/* Reads the Tx Write Pointer register for the specified socket */</text:p>
            <text:p>INLINE uint16_t W5500_ReadSnTX_WR(uint8_t s)            { return W5500_ReadReg16(W5500_CB_SnREG(s), W5500_REG_SnTX_W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2">
          <table:table-cell table:style-name="ce20" office:value-type="string" calcext:value-type="string">
            <text:p>0x0026</text:p>
          </table:table-cell>
          <table:table-cell table:style-name="ce20" office:value-type="string" calcext:value-type="string">
            <text:p>Rx Received Size</text:p>
          </table:table-cell>
          <table:table-cell table:style-name="ce29" table:formula="of:=[.D45]" office:value-type="string" office:string-value="RX_RSR" calcext:value-type="string">
            <text:p>RX_RSR</text:p>
          </table:table-cell>
          <table:table-cell table:style-name="ce29" office:value-type="string" calcext:value-type="string">
            <text:p>RX_RS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E45]=1;&quot;Reg8&quot;;IF([.E45]=2;&quot;Reg16&quot;;&quot;Buf&quot;))" office:value-type="string" office:string-value="Reg16" calcext:value-type="string">
            <text:p>Reg16</text:p>
          </table:table-cell>
          <table:table-cell table:style-name="ce13" table:formula="of:=IF([.E45]&lt;2;&quot;uint8_t val&quot;;IF([.E45]&lt;3;&quot;uint16_t val&quot;;&quot;uint8_t *ptr&quot;))" office:value-type="string" office:string-value="uint16_t val" calcext:value-type="string">
            <text:p>uint16_t val</text:p>
          </table:table-cell>
          <table:table-cell table:style-name="ce13" table:formula="of:=IF([.E45]&lt;3;&quot;val&quot;;&quot;ptr, &quot;&amp;[.E45])" office:value-type="string" office:string-value="val" calcext:value-type="string">
            <text:p>val</text:p>
          </table:table-cell>
          <table:table-cell table:style-name="ce13" table:formula="of:=IF([.E45]&lt;2;&quot;uint8_t&quot;;IF([.E45]&lt;3;&quot;uint16_t&quot;;&quot;void&quot;))" office:value-type="string" office:string-value="uint16_t" calcext:value-type="string">
            <text:p>uint16_t</text:p>
          </table:table-cell>
          <table:table-cell table:style-name="ce13" table:formula="of:=IF([.E45]&lt;2;&quot;return &quot;;IF([.E45]&lt;3;&quot;return &quot;;&quot;&quot;))" office:value-type="string" office:string-value="return " calcext:value-type="string">
            <text:p>return </text:p>
          </table:table-cell>
          <table:table-cell table:style-name="ce13" table:formula="of:=IF([.E45]&lt;3;&quot;&quot;;&quot;, uint8_t *ptr&quot;)">
            <text:p/>
          </table:table-cell>
          <table:table-cell table:style-name="ce13" table:formula="of:=IF([.E45]&lt;3;&quot;&quot;;&quot;, ptr, &quot;&amp;[.E45])">
            <text:p/>
          </table:table-cell>
          <table:table-cell table:style-name="ce13" office:value-type="string" calcext:value-type="string">
            <text:p>Val</text:p>
          </table:table-cell>
          <table:table-cell table:style-name="ce24" table:formula="of:=&quot;W5500_REG_Sn&quot;&amp;[.D45]" office:value-type="string" office:string-value="W5500_REG_SnRX_RSR" calcext:value-type="string">
            <text:p>W5500_REG_SnRX_RS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45] &amp; SPACES;[.O45]) &amp; &quot;0x&quot; &amp; MID([.A45];5;2) &amp; &quot;    /* &quot; &amp;[.B45] &amp; &quot; */&quot;" office:value-type="string" office:string-value="#define W5500_REG_SnRX_RSR              0x26    /* Rx Received Size */" calcext:value-type="string">
            <text:p>#define W5500_REG_SnRX_RSR <text:s text:c="13"/>0x26 <text:s text:c="3"/>/* Rx Received Size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45]&amp;&quot;(uint8_t s,&quot;&amp;[.G45]&amp;&quot;);&quot;" office:value-type="string" office:string-value="inline void W5500_WriteSnRX_RSR(uint8_t s,uint16_t val);" calcext:value-type="string">
            <text:p>inline void W5500_WriteSnRX_RSR(uint8_t s,uint16_t val);</text:p>
          </table:table-cell>
          <table:table-cell table:formula="of:=[.S44]" office:value-type="float" office:value="60" calcext:value-type="float">
            <text:p>60</text:p>
          </table:table-cell>
          <table:table-cell table:style-name="ce13" table:formula="of:=&quot;/* Writes the &quot;&amp;[.B45]&amp;&quot; register for the specified socket */&quot;&amp;CHAR(10)&amp;CHAR(13)&amp;LEFT(&quot;INLINE void W5500_WriteSn&quot;&amp;[.D45]&amp;&quot;(uint8_t s,&quot;&amp;[.G45]&amp;&quot;)&quot;&amp;SPACES;[.S45])&amp;&quot;{ W5500_Write&quot;&amp;[.F45]&amp;&quot;(W5500_CB_SnREG(s), &quot;&amp;[.N45]&amp;&quot;, &quot; &amp;[.H45]&amp;&quot;); }&quot;" office:value-type="string" office:string-value="/* Writes the Rx Received Size register for the specified socket */&#10;&#13;INLINE void W5500_WriteSnRX_RSR(uint8_t s,uint16_t val)     { W5500_WriteReg16(W5500_CB_SnREG(s), W5500_REG_SnRX_RSR, val); }" calcext:value-type="string">
            <text:p>/* Writes the Rx Received Size register for the specified socket */</text:p>
            <text:p>INLINE void W5500_WriteSnRX_RSR(uint8_t s,uint16_t val)     { W5500_WriteReg16(W5500_CB_SnREG(s), W5500_REG_SnRX_RSR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45]&amp;&quot; W5500_ReadSn&quot;&amp;[.D45]&amp;&quot;(uint8_t s&quot;&amp;[.K45]&amp;&quot;);&quot;" office:value-type="string" office:string-value="inline uint16_t W5500_ReadSnRX_RSR(uint8_t s);" calcext:value-type="string">
            <text:p>inline uint16_t W5500_ReadSnRX_RSR(uint8_t s);</text:p>
          </table:table-cell>
          <table:table-cell table:formula="of:=[.W44]" office:value-type="float" office:value="56" calcext:value-type="float">
            <text:p>56</text:p>
          </table:table-cell>
          <table:table-cell table:style-name="ce13" table:formula="of:=&quot;/* Reads the &quot;&amp;[.B45]&amp;&quot; register for the specified socket */&quot;&amp;CHAR(10)&amp;CHAR(13)&amp;LEFT(&quot;INLINE &quot;&amp;[.I45]&amp;&quot; W5500_ReadSn&quot;&amp;[.D45]&amp;&quot;(uint8_t s&quot;&amp;[.K45]&amp;&quot;)&quot;&amp;SPACES;[.W45])&amp;&quot;{ &quot;&amp;[.J45]&amp;&quot;W5500_Read&quot;&amp;[.F45]&amp;[.M45]&amp;&quot;(W5500_CB_SnREG(s), &quot;&amp;[.N45]&amp;[.L45]&amp;&quot;); }&quot;" office:value-type="string" office:string-value="/* Reads the Rx Received Size register for the specified socket */&#10;&#13;INLINE uint16_t W5500_ReadSnRX_RSR(uint8_t s)           { return W5500_ReadReg16Val(W5500_CB_SnREG(s), W5500_REG_SnRX_RSR); }" calcext:value-type="string">
            <text:p>/* Reads the Rx Received Size register for the specified socket */</text:p>
            <text:p>INLINE uint16_t W5500_ReadSnRX_RSR(uint8_t s)           { return W5500_ReadReg16Val(W5500_CB_SnREG(s), W5500_REG_SnRX_RS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2">
          <table:table-cell table:style-name="ce13" office:value-type="string" calcext:value-type="string">
            <text:p>0x0028</text:p>
          </table:table-cell>
          <table:table-cell table:style-name="ce13" office:value-type="string" calcext:value-type="string">
            <text:p>Rx Read Pointer</text:p>
          </table:table-cell>
          <table:table-cell table:style-name="ce29" table:formula="of:=[.D46]" office:value-type="string" office:string-value="RX_RD" calcext:value-type="string">
            <text:p>RX_RD</text:p>
          </table:table-cell>
          <table:table-cell table:style-name="ce29" office:value-type="string" calcext:value-type="string">
            <text:p>RX_RD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E46]=1;&quot;Reg8&quot;;IF([.E46]=2;&quot;Reg16&quot;;&quot;Buf&quot;))" office:value-type="string" office:string-value="Reg16" calcext:value-type="string">
            <text:p>Reg16</text:p>
          </table:table-cell>
          <table:table-cell table:style-name="ce13" table:formula="of:=IF([.E46]&lt;2;&quot;uint8_t val&quot;;IF([.E46]&lt;3;&quot;uint16_t val&quot;;&quot;uint8_t *ptr&quot;))" office:value-type="string" office:string-value="uint16_t val" calcext:value-type="string">
            <text:p>uint16_t val</text:p>
          </table:table-cell>
          <table:table-cell table:style-name="ce13" table:formula="of:=IF([.E46]&lt;3;&quot;val&quot;;&quot;ptr, &quot;&amp;[.E46])" office:value-type="string" office:string-value="val" calcext:value-type="string">
            <text:p>val</text:p>
          </table:table-cell>
          <table:table-cell table:style-name="ce13" table:formula="of:=IF([.E46]&lt;2;&quot;uint8_t&quot;;IF([.E46]&lt;3;&quot;uint16_t&quot;;&quot;void&quot;))" office:value-type="string" office:string-value="uint16_t" calcext:value-type="string">
            <text:p>uint16_t</text:p>
          </table:table-cell>
          <table:table-cell table:style-name="ce13" table:formula="of:=IF([.E46]&lt;2;&quot;return &quot;;IF([.E46]&lt;3;&quot;return &quot;;&quot;&quot;))" office:value-type="string" office:string-value="return " calcext:value-type="string">
            <text:p>return </text:p>
          </table:table-cell>
          <table:table-cell table:style-name="ce13" table:formula="of:=IF([.E46]&lt;3;&quot;&quot;;&quot;, uint8_t *ptr&quot;)">
            <text:p/>
          </table:table-cell>
          <table:table-cell table:style-name="ce13" table:formula="of:=IF([.E46]&lt;3;&quot;&quot;;&quot;, ptr, &quot;&amp;[.E46])">
            <text:p/>
          </table:table-cell>
          <table:table-cell table:style-name="ce13"/>
          <table:table-cell table:style-name="ce24" table:formula="of:=&quot;W5500_REG_Sn&quot;&amp;[.D46]" office:value-type="string" office:string-value="W5500_REG_SnRX_RD" calcext:value-type="string">
            <text:p>W5500_REG_SnRX_RD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46] &amp; SPACES;[.O46]) &amp; &quot;0x&quot; &amp; MID([.A46];5;2) &amp; &quot;    /* &quot; &amp;[.B46] &amp; &quot; */&quot;" office:value-type="string" office:string-value="#define W5500_REG_SnRX_RD               0x28    /* Rx Read Pointer */" calcext:value-type="string">
            <text:p>#define W5500_REG_SnRX_RD <text:s text:c="14"/>0x28 <text:s text:c="3"/>/* Rx Read Pointer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46]&amp;&quot;(uint8_t s,&quot;&amp;[.G46]&amp;&quot;);&quot;" office:value-type="string" office:string-value="inline void W5500_WriteSnRX_RD(uint8_t s,uint16_t val);" calcext:value-type="string">
            <text:p>inline void W5500_WriteSnRX_RD(uint8_t s,uint16_t val);</text:p>
          </table:table-cell>
          <table:table-cell table:formula="of:=[.S45]" office:value-type="float" office:value="60" calcext:value-type="float">
            <text:p>60</text:p>
          </table:table-cell>
          <table:table-cell table:style-name="ce13" table:formula="of:=&quot;/* Writes the &quot;&amp;[.B46]&amp;&quot; register for the specified socket */&quot;&amp;CHAR(10)&amp;CHAR(13)&amp;LEFT(&quot;INLINE void W5500_WriteSn&quot;&amp;[.D46]&amp;&quot;(uint8_t s,&quot;&amp;[.G46]&amp;&quot;)&quot;&amp;SPACES;[.S46])&amp;&quot;{ W5500_Write&quot;&amp;[.F46]&amp;&quot;(W5500_CB_SnREG(s), &quot;&amp;[.N46]&amp;&quot;, &quot; &amp;[.H46]&amp;&quot;); }&quot;" office:value-type="string" office:string-value="/* Writes the Rx Read Pointer register for the specified socket */&#10;&#13;INLINE void W5500_WriteSnRX_RD(uint8_t s,uint16_t val)      { W5500_WriteReg16(W5500_CB_SnREG(s), W5500_REG_SnRX_RD, val); }" calcext:value-type="string">
            <text:p>/* Writes the Rx Read Pointer register for the specified socket */</text:p>
            <text:p>INLINE void W5500_WriteSnRX_RD(uint8_t s,uint16_t val)      { W5500_WriteReg16(W5500_CB_SnREG(s), W5500_REG_SnRX_RD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46]&amp;&quot; W5500_ReadSn&quot;&amp;[.D46]&amp;&quot;(uint8_t s&quot;&amp;[.K46]&amp;&quot;);&quot;" office:value-type="string" office:string-value="inline uint16_t W5500_ReadSnRX_RD(uint8_t s);" calcext:value-type="string">
            <text:p>inline uint16_t W5500_ReadSnRX_RD(uint8_t s);</text:p>
          </table:table-cell>
          <table:table-cell table:formula="of:=[.W45]" office:value-type="float" office:value="56" calcext:value-type="float">
            <text:p>56</text:p>
          </table:table-cell>
          <table:table-cell table:style-name="ce13" table:formula="of:=&quot;/* Reads the &quot;&amp;[.B46]&amp;&quot; register for the specified socket */&quot;&amp;CHAR(10)&amp;CHAR(13)&amp;LEFT(&quot;INLINE &quot;&amp;[.I46]&amp;&quot; W5500_ReadSn&quot;&amp;[.D46]&amp;&quot;(uint8_t s&quot;&amp;[.K46]&amp;&quot;)&quot;&amp;SPACES;[.W46])&amp;&quot;{ &quot;&amp;[.J46]&amp;&quot;W5500_Read&quot;&amp;[.F46]&amp;[.M46]&amp;&quot;(W5500_CB_SnREG(s), &quot;&amp;[.N46]&amp;[.L46]&amp;&quot;); }&quot;" office:value-type="string" office:string-value="/* Reads the Rx Read Pointer register for the specified socket */&#10;&#13;INLINE uint16_t W5500_ReadSnRX_RD(uint8_t s)            { return W5500_ReadReg16(W5500_CB_SnREG(s), W5500_REG_SnRX_RD); }" calcext:value-type="string">
            <text:p>/* Reads the Rx Read Pointer register for the specified socket */</text:p>
            <text:p>INLINE uint16_t W5500_ReadSnRX_RD(uint8_t s)            { return W5500_ReadReg16(W5500_CB_SnREG(s), W5500_REG_SnRX_RD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2">
          <table:table-cell table:style-name="ce13" office:value-type="string" calcext:value-type="string">
            <text:p>0x002A</text:p>
          </table:table-cell>
          <table:table-cell table:style-name="ce13" office:value-type="string" calcext:value-type="string">
            <text:p>Rx Write Pointer</text:p>
          </table:table-cell>
          <table:table-cell table:style-name="ce29" table:formula="of:=[.D47]" office:value-type="string" office:string-value="RX_WR" calcext:value-type="string">
            <text:p>RX_WR</text:p>
          </table:table-cell>
          <table:table-cell table:style-name="ce29" office:value-type="string" calcext:value-type="string">
            <text:p>RX_W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E47]=1;&quot;Reg8&quot;;IF([.E47]=2;&quot;Reg16&quot;;&quot;Buf&quot;))" office:value-type="string" office:string-value="Reg16" calcext:value-type="string">
            <text:p>Reg16</text:p>
          </table:table-cell>
          <table:table-cell table:style-name="ce13" table:formula="of:=IF([.E47]&lt;2;&quot;uint8_t val&quot;;IF([.E47]&lt;3;&quot;uint16_t val&quot;;&quot;uint8_t *ptr&quot;))" office:value-type="string" office:string-value="uint16_t val" calcext:value-type="string">
            <text:p>uint16_t val</text:p>
          </table:table-cell>
          <table:table-cell table:style-name="ce13" table:formula="of:=IF([.E47]&lt;3;&quot;val&quot;;&quot;ptr, &quot;&amp;[.E47])" office:value-type="string" office:string-value="val" calcext:value-type="string">
            <text:p>val</text:p>
          </table:table-cell>
          <table:table-cell table:style-name="ce13" table:formula="of:=IF([.E47]&lt;2;&quot;uint8_t&quot;;IF([.E47]&lt;3;&quot;uint16_t&quot;;&quot;void&quot;))" office:value-type="string" office:string-value="uint16_t" calcext:value-type="string">
            <text:p>uint16_t</text:p>
          </table:table-cell>
          <table:table-cell table:style-name="ce13" table:formula="of:=IF([.E47]&lt;2;&quot;return &quot;;IF([.E47]&lt;3;&quot;return &quot;;&quot;&quot;))" office:value-type="string" office:string-value="return " calcext:value-type="string">
            <text:p>return </text:p>
          </table:table-cell>
          <table:table-cell table:style-name="ce13" table:formula="of:=IF([.E47]&lt;3;&quot;&quot;;&quot;, uint8_t *ptr&quot;)">
            <text:p/>
          </table:table-cell>
          <table:table-cell table:style-name="ce13" table:formula="of:=IF([.E47]&lt;3;&quot;&quot;;&quot;, ptr, &quot;&amp;[.E47])">
            <text:p/>
          </table:table-cell>
          <table:table-cell table:style-name="ce13"/>
          <table:table-cell table:style-name="ce24" table:formula="of:=&quot;W5500_REG_Sn&quot;&amp;[.D47]" office:value-type="string" office:string-value="W5500_REG_SnRX_WR" calcext:value-type="string">
            <text:p>W5500_REG_SnRX_W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47] &amp; SPACES;[.O47]) &amp; &quot;0x&quot; &amp; MID([.A47];5;2) &amp; &quot;    /* &quot; &amp;[.B47] &amp; &quot; */&quot;" office:value-type="string" office:string-value="#define W5500_REG_SnRX_WR               0x2A    /* Rx Write Pointer */" calcext:value-type="string">
            <text:p>#define W5500_REG_SnRX_WR <text:s text:c="14"/>0x2A <text:s text:c="3"/>/* Rx Write Pointer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47]&amp;&quot;(uint8_t s,&quot;&amp;[.G47]&amp;&quot;);&quot;" office:value-type="string" office:string-value="inline void W5500_WriteSnRX_WR(uint8_t s,uint16_t val);" calcext:value-type="string">
            <text:p>inline void W5500_WriteSnRX_WR(uint8_t s,uint16_t val);</text:p>
          </table:table-cell>
          <table:table-cell table:formula="of:=[.S46]" office:value-type="float" office:value="60" calcext:value-type="float">
            <text:p>60</text:p>
          </table:table-cell>
          <table:table-cell table:style-name="ce13" table:formula="of:=&quot;/* Writes the &quot;&amp;[.B47]&amp;&quot; register for the specified socket */&quot;&amp;CHAR(10)&amp;CHAR(13)&amp;LEFT(&quot;INLINE void W5500_WriteSn&quot;&amp;[.D47]&amp;&quot;(uint8_t s,&quot;&amp;[.G47]&amp;&quot;)&quot;&amp;SPACES;[.S47])&amp;&quot;{ W5500_Write&quot;&amp;[.F47]&amp;&quot;(W5500_CB_SnREG(s), &quot;&amp;[.N47]&amp;&quot;, &quot; &amp;[.H47]&amp;&quot;); }&quot;" office:value-type="string" office:string-value="/* Writes the Rx Write Pointer register for the specified socket */&#10;&#13;INLINE void W5500_WriteSnRX_WR(uint8_t s,uint16_t val)      { W5500_WriteReg16(W5500_CB_SnREG(s), W5500_REG_SnRX_WR, val); }" calcext:value-type="string">
            <text:p>/* Writes the Rx Write Pointer register for the specified socket */</text:p>
            <text:p>INLINE void W5500_WriteSnRX_WR(uint8_t s,uint16_t val)      { W5500_WriteReg16(W5500_CB_SnREG(s), W5500_REG_SnRX_WR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47]&amp;&quot; W5500_ReadSn&quot;&amp;[.D47]&amp;&quot;(uint8_t s&quot;&amp;[.K47]&amp;&quot;);&quot;" office:value-type="string" office:string-value="inline uint16_t W5500_ReadSnRX_WR(uint8_t s);" calcext:value-type="string">
            <text:p>inline uint16_t W5500_ReadSnRX_WR(uint8_t s);</text:p>
          </table:table-cell>
          <table:table-cell table:formula="of:=[.W46]" office:value-type="float" office:value="56" calcext:value-type="float">
            <text:p>56</text:p>
          </table:table-cell>
          <table:table-cell table:style-name="ce13" table:formula="of:=&quot;/* Reads the &quot;&amp;[.B47]&amp;&quot; register for the specified socket */&quot;&amp;CHAR(10)&amp;CHAR(13)&amp;LEFT(&quot;INLINE &quot;&amp;[.I47]&amp;&quot; W5500_ReadSn&quot;&amp;[.D47]&amp;&quot;(uint8_t s&quot;&amp;[.K47]&amp;&quot;)&quot;&amp;SPACES;[.W47])&amp;&quot;{ &quot;&amp;[.J47]&amp;&quot;W5500_Read&quot;&amp;[.F47]&amp;[.M47]&amp;&quot;(W5500_CB_SnREG(s), &quot;&amp;[.N47]&amp;[.L47]&amp;&quot;); }&quot;" office:value-type="string" office:string-value="/* Reads the Rx Write Pointer register for the specified socket */&#10;&#13;INLINE uint16_t W5500_ReadSnRX_WR(uint8_t s)            { return W5500_ReadReg16(W5500_CB_SnREG(s), W5500_REG_SnRX_WR); }" calcext:value-type="string">
            <text:p>/* Reads the Rx Write Pointer register for the specified socket */</text:p>
            <text:p>INLINE uint16_t W5500_ReadSnRX_WR(uint8_t s)            { return W5500_ReadReg16(W5500_CB_SnREG(s), W5500_REG_SnRX_W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2">
          <table:table-cell table:style-name="ce13" office:value-type="string" calcext:value-type="string">
            <text:p>0x002C</text:p>
          </table:table-cell>
          <table:table-cell table:style-name="ce13" office:value-type="string" calcext:value-type="string">
            <text:p>Interrupt Mask</text:p>
          </table:table-cell>
          <table:table-cell table:style-name="ce29" table:formula="of:=[.D48]" office:value-type="string" office:string-value="IMR" calcext:value-type="string">
            <text:p>IMR</text:p>
          </table:table-cell>
          <table:table-cell table:style-name="ce29" office:value-type="string" calcext:value-type="string">
            <text:p>I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48]=1;&quot;Reg8&quot;;IF([.E48]=2;&quot;Reg16&quot;;&quot;Buf&quot;))" office:value-type="string" office:string-value="Reg8" calcext:value-type="string">
            <text:p>Reg8</text:p>
          </table:table-cell>
          <table:table-cell table:style-name="ce13" table:formula="of:=IF([.E48]&lt;2;&quot;uint8_t val&quot;;IF([.E48]&lt;3;&quot;uint16_t val&quot;;&quot;uint8_t *ptr&quot;))" office:value-type="string" office:string-value="uint8_t val" calcext:value-type="string">
            <text:p>uint8_t val</text:p>
          </table:table-cell>
          <table:table-cell table:style-name="ce13" table:formula="of:=IF([.E48]&lt;3;&quot;val&quot;;&quot;ptr, &quot;&amp;[.E48])" office:value-type="string" office:string-value="val" calcext:value-type="string">
            <text:p>val</text:p>
          </table:table-cell>
          <table:table-cell table:style-name="ce13" table:formula="of:=IF([.E48]&lt;2;&quot;uint8_t&quot;;IF([.E48]&lt;3;&quot;uint16_t&quot;;&quot;void&quot;))" office:value-type="string" office:string-value="uint8_t" calcext:value-type="string">
            <text:p>uint8_t</text:p>
          </table:table-cell>
          <table:table-cell table:style-name="ce13" table:formula="of:=IF([.E48]&lt;2;&quot;return &quot;;IF([.E48]&lt;3;&quot;return &quot;;&quot;&quot;))" office:value-type="string" office:string-value="return " calcext:value-type="string">
            <text:p>return </text:p>
          </table:table-cell>
          <table:table-cell table:style-name="ce13" table:formula="of:=IF([.E48]&lt;3;&quot;&quot;;&quot;, uint8_t *ptr&quot;)">
            <text:p/>
          </table:table-cell>
          <table:table-cell table:style-name="ce13" table:formula="of:=IF([.E48]&lt;3;&quot;&quot;;&quot;, ptr, &quot;&amp;[.E48])">
            <text:p/>
          </table:table-cell>
          <table:table-cell table:style-name="ce13"/>
          <table:table-cell table:style-name="ce24" table:formula="of:=&quot;W5500_REG_Sn&quot;&amp;[.D48]" office:value-type="string" office:string-value="W5500_REG_SnIMR" calcext:value-type="string">
            <text:p>W5500_REG_SnIM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48] &amp; SPACES;[.O48]) &amp; &quot;0x&quot; &amp; MID([.A48];5;2) &amp; &quot;    /* &quot; &amp;[.B48] &amp; &quot; */&quot;" office:value-type="string" office:string-value="#define W5500_REG_SnIMR                 0x2C    /* Interrupt Mask */" calcext:value-type="string">
            <text:p>#define W5500_REG_SnIMR <text:s text:c="16"/>0x2C <text:s text:c="3"/>/* Interrupt Mask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48]&amp;&quot;(uint8_t s,&quot;&amp;[.G48]&amp;&quot;);&quot;" office:value-type="string" office:string-value="inline void W5500_WriteSnIMR(uint8_t s,uint8_t val);" calcext:value-type="string">
            <text:p>inline void W5500_WriteSnIMR(uint8_t s,uint8_t val);</text:p>
          </table:table-cell>
          <table:table-cell table:formula="of:=[.S47]" office:value-type="float" office:value="60" calcext:value-type="float">
            <text:p>60</text:p>
          </table:table-cell>
          <table:table-cell table:style-name="ce13" table:formula="of:=&quot;/* Writes the &quot;&amp;[.B48]&amp;&quot; register for the specified socket */&quot;&amp;CHAR(10)&amp;CHAR(13)&amp;LEFT(&quot;INLINE void W5500_WriteSn&quot;&amp;[.D48]&amp;&quot;(uint8_t s,&quot;&amp;[.G48]&amp;&quot;)&quot;&amp;SPACES;[.S48])&amp;&quot;{ W5500_Write&quot;&amp;[.F48]&amp;&quot;(W5500_CB_SnREG(s), &quot;&amp;[.N48]&amp;&quot;, &quot; &amp;[.H48]&amp;&quot;); }&quot;" office:value-type="string" office:string-value="/* Writes the Interrupt Mask register for the specified socket */&#10;&#13;INLINE void W5500_WriteSnIMR(uint8_t s,uint8_t val)         { W5500_WriteReg8(W5500_CB_SnREG(s), W5500_REG_SnIMR, val); }" calcext:value-type="string">
            <text:p>/* Writes the Interrupt Mask register for the specified socket */</text:p>
            <text:p>INLINE void W5500_WriteSnIMR(uint8_t s,uint8_t val)         { W5500_WriteReg8(W5500_CB_SnREG(s), W5500_REG_SnIMR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48]&amp;&quot; W5500_ReadSn&quot;&amp;[.D48]&amp;&quot;(uint8_t s&quot;&amp;[.K48]&amp;&quot;);&quot;" office:value-type="string" office:string-value="inline uint8_t W5500_ReadSnIMR(uint8_t s);" calcext:value-type="string">
            <text:p>inline uint8_t W5500_ReadSnIMR(uint8_t s);</text:p>
          </table:table-cell>
          <table:table-cell table:formula="of:=[.W47]" office:value-type="float" office:value="56" calcext:value-type="float">
            <text:p>56</text:p>
          </table:table-cell>
          <table:table-cell table:style-name="ce13" table:formula="of:=&quot;/* Reads the &quot;&amp;[.B48]&amp;&quot; register for the specified socket */&quot;&amp;CHAR(10)&amp;CHAR(13)&amp;LEFT(&quot;INLINE &quot;&amp;[.I48]&amp;&quot; W5500_ReadSn&quot;&amp;[.D48]&amp;&quot;(uint8_t s&quot;&amp;[.K48]&amp;&quot;)&quot;&amp;SPACES;[.W48])&amp;&quot;{ &quot;&amp;[.J48]&amp;&quot;W5500_Read&quot;&amp;[.F48]&amp;[.M48]&amp;&quot;(W5500_CB_SnREG(s), &quot;&amp;[.N48]&amp;[.L48]&amp;&quot;); }&quot;" office:value-type="string" office:string-value="/* Reads the Interrupt Mask register for the specified socket */&#10;&#13;INLINE uint8_t W5500_ReadSnIMR(uint8_t s)               { return W5500_ReadReg8(W5500_CB_SnREG(s), W5500_REG_SnIMR); }" calcext:value-type="string">
            <text:p>/* Reads the Interrupt Mask register for the specified socket */</text:p>
            <text:p>INLINE uint8_t W5500_ReadSnIMR(uint8_t s)               { return W5500_ReadReg8(W5500_CB_SnREG(s), W5500_REG_SnIM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2">
          <table:table-cell table:style-name="ce13" office:value-type="string" calcext:value-type="string">
            <text:p>0x002D</text:p>
          </table:table-cell>
          <table:table-cell table:style-name="ce13" office:value-type="string" calcext:value-type="string">
            <text:p>Fragment Offset in IP Header</text:p>
          </table:table-cell>
          <table:table-cell table:style-name="ce29" table:formula="of:=[.D49]" office:value-type="string" office:string-value="FEAG" calcext:value-type="string">
            <text:p>FEAG</text:p>
          </table:table-cell>
          <table:table-cell table:style-name="ce29" office:value-type="string" calcext:value-type="string">
            <text:p>FEAG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E49]=1;&quot;Reg8&quot;;IF([.E49]=2;&quot;Reg16&quot;;&quot;Buf&quot;))" office:value-type="string" office:string-value="Reg16" calcext:value-type="string">
            <text:p>Reg16</text:p>
          </table:table-cell>
          <table:table-cell table:style-name="ce13" table:formula="of:=IF([.E49]&lt;2;&quot;uint8_t val&quot;;IF([.E49]&lt;3;&quot;uint16_t val&quot;;&quot;uint8_t *ptr&quot;))" office:value-type="string" office:string-value="uint16_t val" calcext:value-type="string">
            <text:p>uint16_t val</text:p>
          </table:table-cell>
          <table:table-cell table:style-name="ce13" table:formula="of:=IF([.E49]&lt;3;&quot;val&quot;;&quot;ptr, &quot;&amp;[.E49])" office:value-type="string" office:string-value="val" calcext:value-type="string">
            <text:p>val</text:p>
          </table:table-cell>
          <table:table-cell table:style-name="ce13" table:formula="of:=IF([.E49]&lt;2;&quot;uint8_t&quot;;IF([.E49]&lt;3;&quot;uint16_t&quot;;&quot;void&quot;))" office:value-type="string" office:string-value="uint16_t" calcext:value-type="string">
            <text:p>uint16_t</text:p>
          </table:table-cell>
          <table:table-cell table:style-name="ce13" table:formula="of:=IF([.E49]&lt;2;&quot;return &quot;;IF([.E49]&lt;3;&quot;return &quot;;&quot;&quot;))" office:value-type="string" office:string-value="return " calcext:value-type="string">
            <text:p>return </text:p>
          </table:table-cell>
          <table:table-cell table:style-name="ce13" table:formula="of:=IF([.E49]&lt;3;&quot;&quot;;&quot;, uint8_t *ptr&quot;)">
            <text:p/>
          </table:table-cell>
          <table:table-cell table:style-name="ce13" table:formula="of:=IF([.E49]&lt;3;&quot;&quot;;&quot;, ptr, &quot;&amp;[.E49])">
            <text:p/>
          </table:table-cell>
          <table:table-cell table:style-name="ce13"/>
          <table:table-cell table:style-name="ce24" table:formula="of:=&quot;W5500_REG_Sn&quot;&amp;[.D49]" office:value-type="string" office:string-value="W5500_REG_SnFEAG" calcext:value-type="string">
            <text:p>W5500_REG_SnFEAG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49] &amp; SPACES;[.O49]) &amp; &quot;0x&quot; &amp; MID([.A49];5;2) &amp; &quot;    /* &quot; &amp;[.B49] &amp; &quot; */&quot;" office:value-type="string" office:string-value="#define W5500_REG_SnFEAG                0x2D    /* Fragment Offset in IP Header */" calcext:value-type="string">
            <text:p>#define W5500_REG_SnFEAG <text:s text:c="15"/>0x2D <text:s text:c="3"/>/* Fragment Offset in IP Header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49]&amp;&quot;(uint8_t s,&quot;&amp;[.G49]&amp;&quot;);&quot;" office:value-type="string" office:string-value="inline void W5500_WriteSnFEAG(uint8_t s,uint16_t val);" calcext:value-type="string">
            <text:p>inline void W5500_WriteSnFEAG(uint8_t s,uint16_t val);</text:p>
          </table:table-cell>
          <table:table-cell table:formula="of:=[.S48]" office:value-type="float" office:value="60" calcext:value-type="float">
            <text:p>60</text:p>
          </table:table-cell>
          <table:table-cell table:style-name="ce13" table:formula="of:=&quot;/* Writes the &quot;&amp;[.B49]&amp;&quot; register for the specified socket */&quot;&amp;CHAR(10)&amp;CHAR(13)&amp;LEFT(&quot;INLINE void W5500_WriteSn&quot;&amp;[.D49]&amp;&quot;(uint8_t s,&quot;&amp;[.G49]&amp;&quot;)&quot;&amp;SPACES;[.S49])&amp;&quot;{ W5500_Write&quot;&amp;[.F49]&amp;&quot;(W5500_CB_SnREG(s), &quot;&amp;[.N49]&amp;&quot;, &quot; &amp;[.H49]&amp;&quot;); }&quot;" office:value-type="string" office:string-value="/* Writes the Fragment Offset in IP Header register for the specified socket */&#10;&#13;INLINE void W5500_WriteSnFEAG(uint8_t s,uint16_t val)       { W5500_WriteReg16(W5500_CB_SnREG(s), W5500_REG_SnFEAG, val); }" calcext:value-type="string">
            <text:p>/* Writes the Fragment Offset in IP Header register for the specified socket */</text:p>
            <text:p>INLINE void W5500_WriteSnFEAG(uint8_t s,uint16_t val)       { W5500_WriteReg16(W5500_CB_SnREG(s), W5500_REG_SnFEAG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49]&amp;&quot; W5500_ReadSn&quot;&amp;[.D49]&amp;&quot;(uint8_t s&quot;&amp;[.K49]&amp;&quot;);&quot;" office:value-type="string" office:string-value="inline uint16_t W5500_ReadSnFEAG(uint8_t s);" calcext:value-type="string">
            <text:p>inline uint16_t W5500_ReadSnFEAG(uint8_t s);</text:p>
          </table:table-cell>
          <table:table-cell table:formula="of:=[.W48]" office:value-type="float" office:value="56" calcext:value-type="float">
            <text:p>56</text:p>
          </table:table-cell>
          <table:table-cell table:style-name="ce13" table:formula="of:=&quot;/* Reads the &quot;&amp;[.B49]&amp;&quot; register for the specified socket */&quot;&amp;CHAR(10)&amp;CHAR(13)&amp;LEFT(&quot;INLINE &quot;&amp;[.I49]&amp;&quot; W5500_ReadSn&quot;&amp;[.D49]&amp;&quot;(uint8_t s&quot;&amp;[.K49]&amp;&quot;)&quot;&amp;SPACES;[.W49])&amp;&quot;{ &quot;&amp;[.J49]&amp;&quot;W5500_Read&quot;&amp;[.F49]&amp;[.M49]&amp;&quot;(W5500_CB_SnREG(s), &quot;&amp;[.N49]&amp;[.L49]&amp;&quot;); }&quot;" office:value-type="string" office:string-value="/* Reads the Fragment Offset in IP Header register for the specified socket */&#10;&#13;INLINE uint16_t W5500_ReadSnFEAG(uint8_t s)             { return W5500_ReadReg16(W5500_CB_SnREG(s), W5500_REG_SnFEAG); }" calcext:value-type="string">
            <text:p>/* Reads the Fragment Offset in IP Header register for the specified socket */</text:p>
            <text:p>INLINE uint16_t W5500_ReadSnFEAG(uint8_t s)             { return W5500_ReadReg16(W5500_CB_SnREG(s), W5500_REG_SnFEAG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2">
          <table:table-cell table:style-name="ce13" office:value-type="string" calcext:value-type="string">
            <text:p>0x002F</text:p>
          </table:table-cell>
          <table:table-cell table:style-name="ce13" office:value-type="string" calcext:value-type="string">
            <text:p>Keep Alive Timer</text:p>
          </table:table-cell>
          <table:table-cell table:style-name="ce29" table:formula="of:=[.D50]" office:value-type="string" office:string-value="KPALVTR" calcext:value-type="string">
            <text:p>KPALVTR</text:p>
          </table:table-cell>
          <table:table-cell table:style-name="ce29" office:value-type="string" calcext:value-type="string">
            <text:p>KPALVT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E50]=1;&quot;Reg8&quot;;IF([.E50]=2;&quot;Reg16&quot;;&quot;Buf&quot;))" office:value-type="string" office:string-value="Reg8" calcext:value-type="string">
            <text:p>Reg8</text:p>
          </table:table-cell>
          <table:table-cell table:style-name="ce13" table:formula="of:=IF([.E50]&lt;2;&quot;uint8_t val&quot;;IF([.E50]&lt;3;&quot;uint16_t val&quot;;&quot;uint8_t *ptr&quot;))" office:value-type="string" office:string-value="uint8_t val" calcext:value-type="string">
            <text:p>uint8_t val</text:p>
          </table:table-cell>
          <table:table-cell table:style-name="ce13" table:formula="of:=IF([.E50]&lt;3;&quot;val&quot;;&quot;ptr, &quot;&amp;[.E50])" office:value-type="string" office:string-value="val" calcext:value-type="string">
            <text:p>val</text:p>
          </table:table-cell>
          <table:table-cell table:style-name="ce13" table:formula="of:=IF([.E50]&lt;2;&quot;uint8_t&quot;;IF([.E50]&lt;3;&quot;uint16_t&quot;;&quot;void&quot;))" office:value-type="string" office:string-value="uint8_t" calcext:value-type="string">
            <text:p>uint8_t</text:p>
          </table:table-cell>
          <table:table-cell table:style-name="ce13" table:formula="of:=IF([.E50]&lt;2;&quot;return &quot;;IF([.E50]&lt;3;&quot;return &quot;;&quot;&quot;))" office:value-type="string" office:string-value="return " calcext:value-type="string">
            <text:p>return </text:p>
          </table:table-cell>
          <table:table-cell table:style-name="ce13" table:formula="of:=IF([.E50]&lt;3;&quot;&quot;;&quot;, uint8_t *ptr&quot;)">
            <text:p/>
          </table:table-cell>
          <table:table-cell table:style-name="ce13" table:formula="of:=IF([.E50]&lt;3;&quot;&quot;;&quot;, ptr, &quot;&amp;[.E50])">
            <text:p/>
          </table:table-cell>
          <table:table-cell table:style-name="ce13"/>
          <table:table-cell table:style-name="ce24" table:formula="of:=&quot;W5500_REG_Sn&quot;&amp;[.D50]" office:value-type="string" office:string-value="W5500_REG_SnKPALVTR" calcext:value-type="string">
            <text:p>W5500_REG_SnKPALVT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N50] &amp; SPACES;[.O50]) &amp; &quot;0x&quot; &amp; MID([.A50];5;2) &amp; &quot;    /* &quot; &amp;[.B50] &amp; &quot; */&quot;" office:value-type="string" office:string-value="#define W5500_REG_SnKPALVTR             0x2F    /* Keep Alive Timer */" calcext:value-type="string">
            <text:p>#define W5500_REG_SnKPALVTR <text:s text:c="12"/>0x2F <text:s text:c="3"/>/* Keep Alive Timer */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void W5500_WriteSn&quot;&amp;[.D50]&amp;&quot;(uint8_t s,&quot;&amp;[.G50]&amp;&quot;);&quot;" office:value-type="string" office:string-value="inline void W5500_WriteSnKPALVTR(uint8_t s,uint8_t val);" calcext:value-type="string">
            <text:p>inline void W5500_WriteSnKPALVTR(uint8_t s,uint8_t val);</text:p>
          </table:table-cell>
          <table:table-cell table:formula="of:=[.S49]" office:value-type="float" office:value="60" calcext:value-type="float">
            <text:p>60</text:p>
          </table:table-cell>
          <table:table-cell table:style-name="ce13" table:formula="of:=&quot;/* Writes the &quot;&amp;[.B50]&amp;&quot; register for the specified socket */&quot;&amp;CHAR(10)&amp;CHAR(13)&amp;LEFT(&quot;INLINE void W5500_WriteSn&quot;&amp;[.D50]&amp;&quot;(uint8_t s,&quot;&amp;[.G50]&amp;&quot;)&quot;&amp;SPACES;[.S50])&amp;&quot;{ W5500_Write&quot;&amp;[.F50]&amp;&quot;(W5500_CB_SnREG(s), &quot;&amp;[.N50]&amp;&quot;, &quot; &amp;[.H50]&amp;&quot;); }&quot;" office:value-type="string" office:string-value="/* Writes the Keep Alive Timer register for the specified socket */&#10;&#13;INLINE void W5500_WriteSnKPALVTR(uint8_t s,uint8_t val)     { W5500_WriteReg8(W5500_CB_SnREG(s), W5500_REG_SnKPALVTR, val); }" calcext:value-type="string">
            <text:p>/* Writes the Keep Alive Timer register for the specified socket */</text:p>
            <text:p>INLINE void W5500_WriteSnKPALVTR(uint8_t s,uint8_t val)     { W5500_WriteReg8(W5500_CB_SnREG(s), W5500_REG_SnKPALVTR, val); }</text:p>
          </table:table-cell>
          <table:table-cell office:value-type="float" office:value="40" calcext:value-type="float">
            <text:p>40</text:p>
          </table:table-cell>
          <table:table-cell table:style-name="ce13" table:formula="of:=&quot;inline &quot;&amp;[.I50]&amp;&quot; W5500_ReadSn&quot;&amp;[.D50]&amp;&quot;(uint8_t s&quot;&amp;[.K50]&amp;&quot;);&quot;" office:value-type="string" office:string-value="inline uint8_t W5500_ReadSnKPALVTR(uint8_t s);" calcext:value-type="string">
            <text:p>inline uint8_t W5500_ReadSnKPALVTR(uint8_t s);</text:p>
          </table:table-cell>
          <table:table-cell table:formula="of:=[.W49]" office:value-type="float" office:value="56" calcext:value-type="float">
            <text:p>56</text:p>
          </table:table-cell>
          <table:table-cell table:style-name="ce13" table:formula="of:=&quot;/* Reads the &quot;&amp;[.B50]&amp;&quot; register for the specified socket */&quot;&amp;CHAR(10)&amp;CHAR(13)&amp;LEFT(&quot;INLINE &quot;&amp;[.I50]&amp;&quot; W5500_ReadSn&quot;&amp;[.D50]&amp;&quot;(uint8_t s&quot;&amp;[.K50]&amp;&quot;)&quot;&amp;SPACES;[.W50])&amp;&quot;{ &quot;&amp;[.J50]&amp;&quot;W5500_Read&quot;&amp;[.F50]&amp;[.M50]&amp;&quot;(W5500_CB_SnREG(s), &quot;&amp;[.N50]&amp;[.L50]&amp;&quot;); }&quot;" office:value-type="string" office:string-value="/* Reads the Keep Alive Timer register for the specified socket */&#10;&#13;INLINE uint8_t W5500_ReadSnKPALVTR(uint8_t s)           { return W5500_ReadReg8(W5500_CB_SnREG(s), W5500_REG_SnKPALVTR); }" calcext:value-type="string">
            <text:p>/* Reads the Keep Alive Timer register for the specified socket */</text:p>
            <text:p>INLINE uint8_t W5500_ReadSnKPALVTR(uint8_t s)           { return W5500_ReadReg8(W5500_CB_SnREG(s), W5500_REG_SnKPALVTR); }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  <table:table-cell table:number-columns-repeated="953"/>
        </table:table-row>
        <table:table-row table:style-name="ro3">
          <table:table-cell table:style-name="ce5" office:value-type="string" calcext:value-type="string">
            <text:p>Control Bytes</text:p>
          </table:table-cell>
          <table:table-cell table:number-columns-repeated="1023"/>
        </table:table-row>
        <table:table-row table:style-name="ro1">
          <table:table-cell table:number-columns-repeated="15"/>
          <table:table-cell table:style-name="ce37" office:value-type="string" calcext:value-type="string">
            <text:p>/* Control Byte Definitions and Macros */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40" calcext:value-type="float">
            <text:p>40</text:p>
          </table:table-cell>
          <table:table-cell table:style-name="ce28" table:formula="of:=LEFT(&quot;#define W5500_CB_REG&quot;&amp;SPACES;[.O53])&amp;&quot;0x00               /* Common Registers Block */&quot;" office:value-type="string" office:string-value="#define W5500_CB_REG                    0x00               /* Common Registers Block */" calcext:value-type="string">
            <text:p>#define W5500_CB_REG <text:s text:c="19"/>0x00 <text:s text:c="14"/>/* Common Registers Block */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40" calcext:value-type="float">
            <text:p>40</text:p>
          </table:table-cell>
          <table:table-cell table:style-name="ce28" table:formula="of:=LEFT(&quot;#define W5500_CB_Sn_REG(n)&quot;&amp;SPACES;[.O54])&amp;&quot;(0x01|((n)&lt;&lt;5))    /* Socket N Register Block */&quot;" office:value-type="string" office:string-value="#define W5500_CB_Sn_REG(n)              (0x01|((n)&lt;&lt;5))    /* Socket N Register Block */" calcext:value-type="string">
            <text:p>#define W5500_CB_Sn_REG(n) <text:s text:c="13"/>(0x01|((n)&lt;&lt;5)) <text:s text:c="3"/>/* Socket N Register Block */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40" calcext:value-type="float">
            <text:p>40</text:p>
          </table:table-cell>
          <table:table-cell table:style-name="ce28" table:formula="of:=LEFT(&quot;#define W5500_CB_SnTx(n)&quot;&amp;SPACES;[.O55])&amp;&quot;(0x02|((n)&lt;&lt;5))    /* Socket N Transmit Block */&quot;" office:value-type="string" office:string-value="#define W5500_CB_SnTx(n)                (0x02|((n)&lt;&lt;5))    /* Socket N Transmit Block */" calcext:value-type="string">
            <text:p>#define W5500_CB_SnTx(n) <text:s text:c="15"/>(0x02|((n)&lt;&lt;5)) <text:s text:c="3"/>/* Socket N Transmit Block */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40" calcext:value-type="float">
            <text:p>40</text:p>
          </table:table-cell>
          <table:table-cell table:style-name="ce28" table:formula="of:=LEFT(&quot;#define W5500_CB_SnRX(n)&quot;&amp;SPACES;[.O56])&amp;&quot;(0x03|((n)&lt;&lt;5))    /* Socket N Receive Block */&quot;" office:value-type="string" office:string-value="#define W5500_CB_SnRX(n)                (0x03|((n)&lt;&lt;5))    /* Socket N Receive Block */" calcext:value-type="string">
            <text:p>#define W5500_CB_SnRX(n) <text:s text:c="15"/>(0x03|((n)&lt;&lt;5)) <text:s text:c="3"/>/* Socket N Receive Block */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40" calcext:value-type="float">
            <text:p>40</text:p>
          </table:table-cell>
          <table:table-cell table:style-name="ce28" table:formula="of:=LEFT(&quot;#define W5500_CB_READ&quot;&amp;SPACES;[.O57])&amp;&quot;0x00               /* Control Byte Read Mask */&quot;" office:value-type="string" office:string-value="#define W5500_CB_READ                   0x00               /* Control Byte Read Mask */" calcext:value-type="string">
            <text:p>#define W5500_CB_READ <text:s text:c="18"/>0x00 <text:s text:c="14"/>/* Control Byte Read Mask */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table:number-columns-repeated="1005"/>
        </table:table-row>
        <table:table-row table:style-name="ro1">
          <table:table-cell table:number-columns-repeated="14"/>
          <table:table-cell office:value-type="float" office:value="40" calcext:value-type="float">
            <text:p>40</text:p>
          </table:table-cell>
          <table:table-cell table:style-name="ce28" table:formula="of:=LEFT(&quot;#define W5500_CB_WRITE&quot;&amp;SPACES;[.O58])&amp;&quot;0x04               /* Control Byte Write Mask */&quot;" office:value-type="string" office:string-value="#define W5500_CB_WRITE                  0x04               /* Control Byte Write Mask */" calcext:value-type="string">
            <text:p>#define W5500_CB_WRITE <text:s text:c="17"/>0x04 <text:s text:c="14"/>/* Control Byte Write Mask */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.</text:p>
          </table:table-cell>
          <table:table-cell table:number-columns-repeated="1005"/>
        </table:table-row>
        <table:table-row table:style-name="ro1" table:number-rows-repeated="2">
          <table:table-cell table:number-columns-repeated="15"/>
          <table:table-cell table:style-name="ce28"/>
          <table:table-cell table:number-columns-repeated="1008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SPACES" table:base-cell-address="$'Registers v4'.$F$3" table:cell-range-address="$'Registers v4'.$N$3"/>
        </table:named-expressions>
      </table:table>
      <table:table table:name="Registers v3" table:style-name="ta1">
        <office:forms form:automatic-focus="false" form:apply-design-mode="false"/>
        <table:table-column table:style-name="co4" table:default-cell-style-name="Default"/>
        <table:table-column table:style-name="co24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17" table:default-cell-style-name="ce14"/>
        <table:table-column table:style-name="co26" table:default-cell-style-name="ce13"/>
        <table:table-column table:style-name="co17" table:default-cell-style-name="ce14"/>
        <table:table-column table:style-name="co27" table:default-cell-style-name="Default"/>
        <table:table-column table:style-name="co17" table:default-cell-style-name="ce14"/>
        <table:table-column table:style-name="co28" table:default-cell-style-name="Default"/>
        <table:table-column table:style-name="co23" table:number-columns-repeated="2" table:default-cell-style-name="ce14"/>
        <table:table-column table:style-name="co3" table:number-columns-repeated="45" table:default-cell-style-name="Default"/>
        <table:table-row table:style-name="ro5">
          <table:table-cell table:style-name="ce3" office:value-type="string" calcext:value-type="string">
            <text:p>W5500 Register Defs</text:p>
          </table:table-cell>
          <table:table-cell table:number-columns-repeated="11"/>
          <table:table-cell table:style-name="ce34" office:value-type="string" calcext:value-type="string">
            <text:p>COPY THIS COLUMN 1</text:p>
          </table:table-cell>
          <table:table-cell/>
          <table:table-cell table:style-name="ce34" office:value-type="string" calcext:value-type="string">
            <text:p>COPY THIS COLUMN 2</text:p>
          </table:table-cell>
          <table:table-cell/>
          <table:table-cell table:style-name="ce34" office:value-type="string" calcext:value-type="string">
            <text:p>COPY THIS COLUMN 3</text:p>
          </table:table-cell>
          <table:table-cell table:number-columns-repeated="47"/>
        </table:table-row>
        <table:table-row table:style-name="ro1">
          <table:table-cell table:style-name="ce4" office:value-type="string" calcext:value-type="string">
            <text:p>Copyright 2020 John Vedder -- MIT License</text:p>
          </table:table-cell>
          <table:table-cell table:number-columns-repeated="9"/>
          <table:table-cell table:style-name="ce13" office:value-type="string" calcext:value-type="string">
            <text:p>'SPACES’ in cell below</text:p>
          </table:table-cell>
          <table:table-cell/>
          <table:table-cell table:style-name="Default"/>
          <table:table-cell table:number-columns-repeated="51"/>
        </table:table-row>
        <table:table-row table:style-name="ro1">
          <table:table-cell table:number-columns-repeated="10"/>
          <table:table-cell table:style-name="ce26" table:formula="of:=REPT(&quot; &quot;;80)" office:value-type="string" office:string-value="                                                                                " calcext:value-type="string">
            <text:p><text:s text:c="80"/></text:p>
          </table:table-cell>
          <table:table-cell/>
          <table:table-cell table:style-name="Default"/>
          <table:table-cell table:number-columns-repeated="51"/>
        </table:table-row>
        <table:table-row table:style-name="ro3">
          <table:table-cell table:style-name="ce5" office:value-type="string" calcext:value-type="string">
            <text:p>Common Registers</text:p>
          </table:table-cell>
          <table:table-cell table:number-columns-repeated="63"/>
        </table:table-row>
        <table:table-row table:style-name="ro6">
          <table:table-cell table:style-name="ce12" office:value-type="string" calcext:value-type="string">
            <text:p>Offse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Mnemonic</text:p>
          </table:table-cell>
          <table:table-cell table:style-name="ce31" office:value-type="string" calcext:value-type="string">
            <text:p>Size</text:p>
            <text:p>(Bytes)</text:p>
          </table:table-cell>
          <table:table-cell table:style-name="ce36" office:value-type="string" calcext:value-type="string">
            <text:p>Type</text:p>
          </table:table-cell>
          <table:table-cell table:style-name="ce36" office:value-type="string" calcext:value-type="string">
            <text:p>Set</text:p>
            <text:p>Params</text:p>
          </table:table-cell>
          <table:table-cell table:style-name="ce36" office:value-type="string" calcext:value-type="string">
            <text:p>Set</text:p>
            <text:p>Args</text:p>
          </table:table-cell>
          <table:table-cell table:style-name="ce36" office:value-type="string" calcext:value-type="string">
            <text:p>Get</text:p>
            <text:p>Params</text:p>
          </table:table-cell>
          <table:table-cell table:style-name="ce36" office:value-type="string" calcext:value-type="string">
            <text:p>Get</text:p>
            <text:p>Args</text:p>
          </table:table-cell>
          <table:table-cell table:style-name="ce36" office:value-type="string" calcext:value-type="string">
            <text:p>Get</text:p>
            <text:p>Val?</text:p>
          </table:table-cell>
          <table:table-cell table:style-name="ce12" office:value-type="string" calcext:value-type="string">
            <text:p>Reg Name</text:p>
          </table:table-cell>
          <table:table-cell table:style-name="ce31" office:value-type="string" calcext:value-type="string">
            <text:p>Col</text:p>
          </table:table-cell>
          <table:table-cell table:style-name="ce44" office:value-type="string" calcext:value-type="string">
            <text:p>/* Common Register Address Definitions */</text:p>
          </table:table-cell>
          <table:table-cell table:style-name="ce31" office:value-type="string" calcext:value-type="string">
            <text:p>Col</text:p>
          </table:table-cell>
          <table:table-cell table:style-name="ce44" office:value-type="string" calcext:value-type="string">
            <text:p>/* Common Register Write Macros */</text:p>
          </table:table-cell>
          <table:table-cell table:style-name="ce31" office:value-type="string" calcext:value-type="string">
            <text:p>Col</text:p>
          </table:table-cell>
          <table:table-cell table:style-name="ce44" office:value-type="string" calcext:value-type="string">
            <text:p>/* Common Register Read Macros */</text:p>
          </table:table-cell>
          <table:table-cell table:number-columns-repeated="2" office:value-type="string" calcext:value-type="string">
            <text:p>.</text:p>
          </table:table-cell>
          <table:table-cell table:number-columns-repeated="45"/>
        </table:table-row>
        <table:table-row table:style-name="ro1">
          <table:table-cell table:style-name="ce13" office:value-type="string" calcext:value-type="string">
            <text:p>0x0000</text:p>
          </table:table-cell>
          <table:table-cell table:style-name="ce13" office:value-type="string" calcext:value-type="string">
            <text:p>Mode Reg</text:p>
          </table:table-cell>
          <table:table-cell table:style-name="ce13" office:value-type="string" calcext:value-type="string">
            <text:p>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6]=1;&quot;Reg8&quot;;IF([.D6]=2;&quot;Reg16&quot;;&quot;Buf&quot;))" office:value-type="string" office:string-value="Reg8" calcext:value-type="string">
            <text:p>Reg8</text:p>
          </table:table-cell>
          <table:table-cell table:style-name="ce13" table:formula="of:=IF([.D6]&lt;3;&quot;val&quot;;&quot;ptr&quot;)" office:value-type="string" office:string-value="val" calcext:value-type="string">
            <text:p>val</text:p>
          </table:table-cell>
          <table:table-cell table:style-name="ce13" table:formula="of:=IF([.D6]&lt;3;&quot;val&quot;;&quot;ptr, &quot;&amp;[.D6])" office:value-type="string" office:string-value="val" calcext:value-type="string">
            <text:p>val</text:p>
          </table:table-cell>
          <table:table-cell table:style-name="ce13" table:formula="of:=IF([.D6]&lt;3;&quot;&quot;;&quot;ptr&quot;)">
            <text:p/>
          </table:table-cell>
          <table:table-cell table:style-name="ce13" table:formula="of:=IF([.D6]&lt;3;&quot;&quot;;&quot;, ptr, &quot;&amp;[.D6])">
            <text:p/>
          </table:table-cell>
          <table:table-cell table:style-name="ce13"/>
          <table:table-cell table:style-name="ce24" table:formula="of:=&quot;W5500_REG_&quot; &amp; [.C6]" office:value-type="string" office:string-value="W5500_REG_MR" calcext:value-type="string">
            <text:p>W5500_REG_M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6] &amp; SPACES;[.L6]) &amp; &quot;0x&quot; &amp; MID([.A6];5;2) &amp; &quot;    /* &quot; &amp;[.B6] &amp; &quot; */&quot;" office:value-type="string" office:string-value="#define W5500_REG_MR                    0x00    /* Mode Reg */" calcext:value-type="string">
            <text:p>#define W5500_REG_MR <text:s text:c="19"/>0x00 <text:s text:c="3"/>/* Mode Reg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6]&amp;&quot;(&quot;&amp;[.F6]&amp;&quot;)&quot;&amp;SPACES;[.N6])&amp;&quot;W5500_Write&quot;&amp;[.E6]&amp;&quot;(W5500_CB_REG, &quot;&amp;[.K6]&amp;&quot;, &quot; &amp;[.G6]&amp;&quot;)&quot;" office:value-type="string" office:string-value="#define W5500_WriteMR(val)              W5500_WriteReg8(W5500_CB_REG, W5500_REG_MR, val)" calcext:value-type="string">
            <text:p>#define W5500_WriteMR(val) <text:s text:c="13"/>W5500_WriteReg8(W5500_CB_REG, W5500_REG_M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6]&amp;&quot;(&quot;&amp;[.H6]&amp;&quot;)&quot;&amp;SPACES;[.P6])&amp;&quot;W5500_Read&quot;&amp;[.E6]&amp;&quot;(W5500_CB_REG, &quot;&amp;[.K6]&amp;[.I6]&amp;&quot;)&quot;" office:value-type="string" office:string-value="#define W5500_ReadMR()                  W5500_ReadReg8(W5500_CB_REG, W5500_REG_MR)" calcext:value-type="string">
            <text:p>#define W5500_ReadMR() <text:s text:c="17"/>W5500_ReadReg8(W5500_CB_REG, W5500_REG_M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01</text:p>
          </table:table-cell>
          <table:table-cell table:style-name="ce13" office:value-type="string" calcext:value-type="string">
            <text:p>Gateway Addr</text:p>
          </table:table-cell>
          <table:table-cell table:style-name="ce13" office:value-type="string" calcext:value-type="string">
            <text:p>GA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7]=1;&quot;Reg8&quot;;IF([.D7]=2;&quot;Reg16&quot;;&quot;Buf&quot;))" office:value-type="string" office:string-value="Buf" calcext:value-type="string">
            <text:p>Buf</text:p>
          </table:table-cell>
          <table:table-cell table:style-name="ce13" table:formula="of:=IF([.D7]&lt;3;&quot;val&quot;;&quot;ptr&quot;)" office:value-type="string" office:string-value="ptr" calcext:value-type="string">
            <text:p>ptr</text:p>
          </table:table-cell>
          <table:table-cell table:style-name="ce13" table:formula="of:=IF([.D7]&lt;3;&quot;val&quot;;&quot;ptr, &quot;&amp;[.D7])" office:value-type="string" office:string-value="ptr, 4" calcext:value-type="string">
            <text:p>ptr, 4</text:p>
          </table:table-cell>
          <table:table-cell table:style-name="ce13" table:formula="of:=IF([.D7]&lt;3;&quot;&quot;;&quot;ptr&quot;)" office:value-type="string" office:string-value="ptr" calcext:value-type="string">
            <text:p>ptr</text:p>
          </table:table-cell>
          <table:table-cell table:style-name="ce13" table:formula="of:=IF([.D7]&lt;3;&quot;&quot;;&quot;, ptr, &quot;&amp;[.D7])" office:value-type="string" office:string-value=", ptr, 4" calcext:value-type="string">
            <text:p>, ptr, 4</text:p>
          </table:table-cell>
          <table:table-cell table:style-name="ce13"/>
          <table:table-cell table:style-name="ce24" table:formula="of:=&quot;W5500_REG_&quot; &amp; [.C7]" office:value-type="string" office:string-value="W5500_REG_GAR" calcext:value-type="string">
            <text:p>W5500_REG_GA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7] &amp; SPACES;[.L7]) &amp; &quot;0x&quot; &amp; MID([.A7];5;2) &amp; &quot;    /* &quot; &amp;[.B7] &amp; &quot; */&quot;" office:value-type="string" office:string-value="#define W5500_REG_GAR                   0x01    /* Gateway Addr */" calcext:value-type="string">
            <text:p>#define W5500_REG_GAR <text:s text:c="18"/>0x01 <text:s text:c="3"/>/* Gateway Add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7]&amp;&quot;(&quot;&amp;[.F7]&amp;&quot;)&quot;&amp;SPACES;[.N7])&amp;&quot;W5500_Write&quot;&amp;[.E7]&amp;&quot;(W5500_CB_REG, &quot;&amp;[.K7]&amp;&quot;, &quot; &amp;[.G7]&amp;&quot;)&quot;" office:value-type="string" office:string-value="#define W5500_WriteGAR(ptr)             W5500_WriteBuf(W5500_CB_REG, W5500_REG_GAR, ptr, 4)" calcext:value-type="string">
            <text:p>#define W5500_WriteGAR(ptr) <text:s text:c="12"/>W5500_WriteBuf(W5500_CB_REG, W5500_REG_GAR, ptr, 4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7]&amp;&quot;(&quot;&amp;[.H7]&amp;&quot;)&quot;&amp;SPACES;[.P7])&amp;&quot;W5500_Read&quot;&amp;[.E7]&amp;&quot;(W5500_CB_REG, &quot;&amp;[.K7]&amp;[.I7]&amp;&quot;)&quot;" office:value-type="string" office:string-value="#define W5500_ReadGAR(ptr)              W5500_ReadBuf(W5500_CB_REG, W5500_REG_GAR, ptr, 4)" calcext:value-type="string">
            <text:p>#define W5500_ReadGAR(ptr) <text:s text:c="13"/>W5500_ReadBuf(W5500_CB_REG, W5500_REG_GAR, ptr, 4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05</text:p>
          </table:table-cell>
          <table:table-cell table:style-name="ce13" office:value-type="string" calcext:value-type="string">
            <text:p>Subnet Mask Addr</text:p>
          </table:table-cell>
          <table:table-cell table:style-name="ce13" office:value-type="string" calcext:value-type="string">
            <text:p>SUB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8]=1;&quot;Reg8&quot;;IF([.D8]=2;&quot;Reg16&quot;;&quot;Buf&quot;))" office:value-type="string" office:string-value="Buf" calcext:value-type="string">
            <text:p>Buf</text:p>
          </table:table-cell>
          <table:table-cell table:style-name="ce13" table:formula="of:=IF([.D8]&lt;3;&quot;val&quot;;&quot;ptr&quot;)" office:value-type="string" office:string-value="ptr" calcext:value-type="string">
            <text:p>ptr</text:p>
          </table:table-cell>
          <table:table-cell table:style-name="ce13" table:formula="of:=IF([.D8]&lt;3;&quot;val&quot;;&quot;ptr, &quot;&amp;[.D8])" office:value-type="string" office:string-value="ptr, 4" calcext:value-type="string">
            <text:p>ptr, 4</text:p>
          </table:table-cell>
          <table:table-cell table:style-name="ce13" table:formula="of:=IF([.D8]&lt;3;&quot;&quot;;&quot;ptr&quot;)" office:value-type="string" office:string-value="ptr" calcext:value-type="string">
            <text:p>ptr</text:p>
          </table:table-cell>
          <table:table-cell table:style-name="ce13" table:formula="of:=IF([.D8]&lt;3;&quot;&quot;;&quot;, ptr, &quot;&amp;[.D8])" office:value-type="string" office:string-value=", ptr, 4" calcext:value-type="string">
            <text:p>, ptr, 4</text:p>
          </table:table-cell>
          <table:table-cell table:style-name="ce13"/>
          <table:table-cell table:style-name="ce24" table:formula="of:=&quot;W5500_REG_&quot; &amp; [.C8]" office:value-type="string" office:string-value="W5500_REG_SUBR" calcext:value-type="string">
            <text:p>W5500_REG_SUB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8] &amp; SPACES;[.L8]) &amp; &quot;0x&quot; &amp; MID([.A8];5;2) &amp; &quot;    /* &quot; &amp;[.B8] &amp; &quot; */&quot;" office:value-type="string" office:string-value="#define W5500_REG_SUBR                  0x05    /* Subnet Mask Addr */" calcext:value-type="string">
            <text:p>#define W5500_REG_SUBR <text:s text:c="17"/>0x05 <text:s text:c="3"/>/* Subnet Mask Add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8]&amp;&quot;(&quot;&amp;[.F8]&amp;&quot;)&quot;&amp;SPACES;[.N8])&amp;&quot;W5500_Write&quot;&amp;[.E8]&amp;&quot;(W5500_CB_REG, &quot;&amp;[.K8]&amp;&quot;, &quot; &amp;[.G8]&amp;&quot;)&quot;" office:value-type="string" office:string-value="#define W5500_WriteSUBR(ptr)            W5500_WriteBuf(W5500_CB_REG, W5500_REG_SUBR, ptr, 4)" calcext:value-type="string">
            <text:p>#define W5500_WriteSUBR(ptr) <text:s text:c="11"/>W5500_WriteBuf(W5500_CB_REG, W5500_REG_SUBR, ptr, 4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8]&amp;&quot;(&quot;&amp;[.H8]&amp;&quot;)&quot;&amp;SPACES;[.P8])&amp;&quot;W5500_Read&quot;&amp;[.E8]&amp;&quot;(W5500_CB_REG, &quot;&amp;[.K8]&amp;[.I8]&amp;&quot;)&quot;" office:value-type="string" office:string-value="#define W5500_ReadSUBR(ptr)             W5500_ReadBuf(W5500_CB_REG, W5500_REG_SUBR, ptr, 4)" calcext:value-type="string">
            <text:p>#define W5500_ReadSUBR(ptr) <text:s text:c="12"/>W5500_ReadBuf(W5500_CB_REG, W5500_REG_SUBR, ptr, 4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09</text:p>
          </table:table-cell>
          <table:table-cell table:style-name="ce13" office:value-type="string" calcext:value-type="string">
            <text:p>Source Hardware Addr</text:p>
          </table:table-cell>
          <table:table-cell table:style-name="ce13" office:value-type="string" calcext:value-type="string">
            <text:p>SHAR</text:p>
          </table:table-cell>
          <table:table-cell table:style-name="ce22" office:value-type="float" office:value="6" calcext:value-type="float">
            <text:p>6</text:p>
          </table:table-cell>
          <table:table-cell table:style-name="ce13" table:formula="of:=IF([.D9]=1;&quot;Reg8&quot;;IF([.D9]=2;&quot;Reg16&quot;;&quot;Buf&quot;))" office:value-type="string" office:string-value="Buf" calcext:value-type="string">
            <text:p>Buf</text:p>
          </table:table-cell>
          <table:table-cell table:style-name="ce13" table:formula="of:=IF([.D9]&lt;3;&quot;val&quot;;&quot;ptr&quot;)" office:value-type="string" office:string-value="ptr" calcext:value-type="string">
            <text:p>ptr</text:p>
          </table:table-cell>
          <table:table-cell table:style-name="ce13" table:formula="of:=IF([.D9]&lt;3;&quot;val&quot;;&quot;ptr, &quot;&amp;[.D9])" office:value-type="string" office:string-value="ptr, 6" calcext:value-type="string">
            <text:p>ptr, 6</text:p>
          </table:table-cell>
          <table:table-cell table:style-name="ce13" table:formula="of:=IF([.D9]&lt;3;&quot;&quot;;&quot;ptr&quot;)" office:value-type="string" office:string-value="ptr" calcext:value-type="string">
            <text:p>ptr</text:p>
          </table:table-cell>
          <table:table-cell table:style-name="ce13" table:formula="of:=IF([.D9]&lt;3;&quot;&quot;;&quot;, ptr, &quot;&amp;[.D9])" office:value-type="string" office:string-value=", ptr, 6" calcext:value-type="string">
            <text:p>, ptr, 6</text:p>
          </table:table-cell>
          <table:table-cell table:style-name="ce13"/>
          <table:table-cell table:style-name="ce24" table:formula="of:=&quot;W5500_REG_&quot; &amp; [.C9]" office:value-type="string" office:string-value="W5500_REG_SHAR" calcext:value-type="string">
            <text:p>W5500_REG_SHA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9] &amp; SPACES;[.L9]) &amp; &quot;0x&quot; &amp; MID([.A9];5;2) &amp; &quot;    /* &quot; &amp;[.B9] &amp; &quot; */&quot;" office:value-type="string" office:string-value="#define W5500_REG_SHAR                  0x09    /* Source Hardware Addr */" calcext:value-type="string">
            <text:p>#define W5500_REG_SHAR <text:s text:c="17"/>0x09 <text:s text:c="3"/>/* Source Hardware Add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9]&amp;&quot;(&quot;&amp;[.F9]&amp;&quot;)&quot;&amp;SPACES;[.N9])&amp;&quot;W5500_Write&quot;&amp;[.E9]&amp;&quot;(W5500_CB_REG, &quot;&amp;[.K9]&amp;&quot;, &quot; &amp;[.G9]&amp;&quot;)&quot;" office:value-type="string" office:string-value="#define W5500_WriteSHAR(ptr)            W5500_WriteBuf(W5500_CB_REG, W5500_REG_SHAR, ptr, 6)" calcext:value-type="string">
            <text:p>#define W5500_WriteSHAR(ptr) <text:s text:c="11"/>W5500_WriteBuf(W5500_CB_REG, W5500_REG_SHAR, ptr, 6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9]&amp;&quot;(&quot;&amp;[.H9]&amp;&quot;)&quot;&amp;SPACES;[.P9])&amp;&quot;W5500_Read&quot;&amp;[.E9]&amp;&quot;(W5500_CB_REG, &quot;&amp;[.K9]&amp;[.I9]&amp;&quot;)&quot;" office:value-type="string" office:string-value="#define W5500_ReadSHAR(ptr)             W5500_ReadBuf(W5500_CB_REG, W5500_REG_SHAR, ptr, 6)" calcext:value-type="string">
            <text:p>#define W5500_ReadSHAR(ptr) <text:s text:c="12"/>W5500_ReadBuf(W5500_CB_REG, W5500_REG_SHAR, ptr, 6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0F</text:p>
          </table:table-cell>
          <table:table-cell table:style-name="ce13" office:value-type="string" calcext:value-type="string">
            <text:p>Source IP Addr</text:p>
          </table:table-cell>
          <table:table-cell table:style-name="ce13" office:value-type="string" calcext:value-type="string">
            <text:p>SIP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10]=1;&quot;Reg8&quot;;IF([.D10]=2;&quot;Reg16&quot;;&quot;Buf&quot;))" office:value-type="string" office:string-value="Buf" calcext:value-type="string">
            <text:p>Buf</text:p>
          </table:table-cell>
          <table:table-cell table:style-name="ce13" table:formula="of:=IF([.D10]&lt;3;&quot;val&quot;;&quot;ptr&quot;)" office:value-type="string" office:string-value="ptr" calcext:value-type="string">
            <text:p>ptr</text:p>
          </table:table-cell>
          <table:table-cell table:style-name="ce13" table:formula="of:=IF([.D10]&lt;3;&quot;val&quot;;&quot;ptr, &quot;&amp;[.D10])" office:value-type="string" office:string-value="ptr, 4" calcext:value-type="string">
            <text:p>ptr, 4</text:p>
          </table:table-cell>
          <table:table-cell table:style-name="ce13" table:formula="of:=IF([.D10]&lt;3;&quot;&quot;;&quot;ptr&quot;)" office:value-type="string" office:string-value="ptr" calcext:value-type="string">
            <text:p>ptr</text:p>
          </table:table-cell>
          <table:table-cell table:style-name="ce13" table:formula="of:=IF([.D10]&lt;3;&quot;&quot;;&quot;, ptr, &quot;&amp;[.D10])" office:value-type="string" office:string-value=", ptr, 4" calcext:value-type="string">
            <text:p>, ptr, 4</text:p>
          </table:table-cell>
          <table:table-cell table:style-name="ce13"/>
          <table:table-cell table:style-name="ce24" table:formula="of:=&quot;W5500_REG_&quot; &amp; [.C10]" office:value-type="string" office:string-value="W5500_REG_SIPR" calcext:value-type="string">
            <text:p>W5500_REG_SIP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10] &amp; SPACES;[.L10]) &amp; &quot;0x&quot; &amp; MID([.A10];5;2) &amp; &quot;    /* &quot; &amp;[.B10] &amp; &quot; */&quot;" office:value-type="string" office:string-value="#define W5500_REG_SIPR                  0x0F    /* Source IP Addr */" calcext:value-type="string">
            <text:p>#define W5500_REG_SIPR <text:s text:c="17"/>0x0F <text:s text:c="3"/>/* Source IP Add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0]&amp;&quot;(&quot;&amp;[.F10]&amp;&quot;)&quot;&amp;SPACES;[.N10])&amp;&quot;W5500_Write&quot;&amp;[.E10]&amp;&quot;(W5500_CB_REG, &quot;&amp;[.K10]&amp;&quot;, &quot; &amp;[.G10]&amp;&quot;)&quot;" office:value-type="string" office:string-value="#define W5500_WriteSIPR(ptr)            W5500_WriteBuf(W5500_CB_REG, W5500_REG_SIPR, ptr, 4)" calcext:value-type="string">
            <text:p>#define W5500_WriteSIPR(ptr) <text:s text:c="11"/>W5500_WriteBuf(W5500_CB_REG, W5500_REG_SIPR, ptr, 4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0]&amp;&quot;(&quot;&amp;[.H10]&amp;&quot;)&quot;&amp;SPACES;[.P10])&amp;&quot;W5500_Read&quot;&amp;[.E10]&amp;&quot;(W5500_CB_REG, &quot;&amp;[.K10]&amp;[.I10]&amp;&quot;)&quot;" office:value-type="string" office:string-value="#define W5500_ReadSIPR(ptr)             W5500_ReadBuf(W5500_CB_REG, W5500_REG_SIPR, ptr, 4)" calcext:value-type="string">
            <text:p>#define W5500_ReadSIPR(ptr) <text:s text:c="12"/>W5500_ReadBuf(W5500_CB_REG, W5500_REG_SIPR, ptr, 4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3</text:p>
          </table:table-cell>
          <table:table-cell table:style-name="ce13" office:value-type="string" calcext:value-type="string">
            <text:p>Interrupt Low Level Timer</text:p>
          </table:table-cell>
          <table:table-cell table:style-name="ce13" office:value-type="string" calcext:value-type="string">
            <text:p>INTLEVEL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11]=1;&quot;Reg8&quot;;IF([.D11]=2;&quot;Reg16&quot;;&quot;Buf&quot;))" office:value-type="string" office:string-value="Reg16" calcext:value-type="string">
            <text:p>Reg16</text:p>
          </table:table-cell>
          <table:table-cell table:style-name="ce13" table:formula="of:=IF([.D11]&lt;3;&quot;val&quot;;&quot;ptr&quot;)" office:value-type="string" office:string-value="val" calcext:value-type="string">
            <text:p>val</text:p>
          </table:table-cell>
          <table:table-cell table:style-name="ce13" table:formula="of:=IF([.D11]&lt;3;&quot;val&quot;;&quot;ptr, &quot;&amp;[.D11])" office:value-type="string" office:string-value="val" calcext:value-type="string">
            <text:p>val</text:p>
          </table:table-cell>
          <table:table-cell table:style-name="ce13" table:formula="of:=IF([.D11]&lt;3;&quot;&quot;;&quot;ptr&quot;)">
            <text:p/>
          </table:table-cell>
          <table:table-cell table:style-name="ce13" table:formula="of:=IF([.D11]&lt;3;&quot;&quot;;&quot;, ptr, &quot;&amp;[.D11])">
            <text:p/>
          </table:table-cell>
          <table:table-cell table:style-name="ce13"/>
          <table:table-cell table:style-name="ce24" table:formula="of:=&quot;W5500_REG_&quot; &amp; [.C11]" office:value-type="string" office:string-value="W5500_REG_INTLEVEL" calcext:value-type="string">
            <text:p>W5500_REG_INTLEVEL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11] &amp; SPACES;[.L11]) &amp; &quot;0x&quot; &amp; MID([.A11];5;2) &amp; &quot;    /* &quot; &amp;[.B11] &amp; &quot; */&quot;" office:value-type="string" office:string-value="#define W5500_REG_INTLEVEL              0x13    /* Interrupt Low Level Timer */" calcext:value-type="string">
            <text:p>#define W5500_REG_INTLEVEL <text:s text:c="13"/>0x13 <text:s text:c="3"/>/* Interrupt Low Level Time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1]&amp;&quot;(&quot;&amp;[.F11]&amp;&quot;)&quot;&amp;SPACES;[.N11])&amp;&quot;W5500_Write&quot;&amp;[.E11]&amp;&quot;(W5500_CB_REG, &quot;&amp;[.K11]&amp;&quot;, &quot; &amp;[.G11]&amp;&quot;)&quot;" office:value-type="string" office:string-value="#define W5500_WriteINTLEVEL(val)        W5500_WriteReg16(W5500_CB_REG, W5500_REG_INTLEVEL, val)" calcext:value-type="string">
            <text:p>#define W5500_WriteINTLEVEL(val) <text:s text:c="7"/>W5500_WriteReg16(W5500_CB_REG, W5500_REG_INTLEVEL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1]&amp;&quot;(&quot;&amp;[.H11]&amp;&quot;)&quot;&amp;SPACES;[.P11])&amp;&quot;W5500_Read&quot;&amp;[.E11]&amp;&quot;(W5500_CB_REG, &quot;&amp;[.K11]&amp;[.I11]&amp;&quot;)&quot;" office:value-type="string" office:string-value="#define W5500_ReadINTLEVEL()            W5500_ReadReg16(W5500_CB_REG, W5500_REG_INTLEVEL)" calcext:value-type="string">
            <text:p>#define W5500_ReadINTLEVEL() <text:s text:c="11"/>W5500_ReadReg16(W5500_CB_REG, W5500_REG_INTLEVEL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5</text:p>
          </table:table-cell>
          <table:table-cell table:style-name="ce13" office:value-type="string" calcext:value-type="string">
            <text:p>Interrupt Reg</text:p>
          </table:table-cell>
          <table:table-cell table:style-name="ce13" office:value-type="string" calcext:value-type="string">
            <text:p>I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2]=1;&quot;Reg8&quot;;IF([.D12]=2;&quot;Reg16&quot;;&quot;Buf&quot;))" office:value-type="string" office:string-value="Reg8" calcext:value-type="string">
            <text:p>Reg8</text:p>
          </table:table-cell>
          <table:table-cell table:style-name="ce13" table:formula="of:=IF([.D12]&lt;3;&quot;val&quot;;&quot;ptr&quot;)" office:value-type="string" office:string-value="val" calcext:value-type="string">
            <text:p>val</text:p>
          </table:table-cell>
          <table:table-cell table:style-name="ce13" table:formula="of:=IF([.D12]&lt;3;&quot;val&quot;;&quot;ptr, &quot;&amp;[.D12])" office:value-type="string" office:string-value="val" calcext:value-type="string">
            <text:p>val</text:p>
          </table:table-cell>
          <table:table-cell table:style-name="ce13" table:formula="of:=IF([.D12]&lt;3;&quot;&quot;;&quot;ptr&quot;)">
            <text:p/>
          </table:table-cell>
          <table:table-cell table:style-name="ce13" table:formula="of:=IF([.D12]&lt;3;&quot;&quot;;&quot;, ptr, &quot;&amp;[.D12])">
            <text:p/>
          </table:table-cell>
          <table:table-cell table:style-name="ce13"/>
          <table:table-cell table:style-name="ce24" table:formula="of:=&quot;W5500_REG_&quot; &amp; [.C12]" office:value-type="string" office:string-value="W5500_REG_IR" calcext:value-type="string">
            <text:p>W5500_REG_I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12] &amp; SPACES;[.L12]) &amp; &quot;0x&quot; &amp; MID([.A12];5;2) &amp; &quot;    /* &quot; &amp;[.B12] &amp; &quot; */&quot;" office:value-type="string" office:string-value="#define W5500_REG_IR                    0x15    /* Interrupt Reg */" calcext:value-type="string">
            <text:p>#define W5500_REG_IR <text:s text:c="19"/>0x15 <text:s text:c="3"/>/* Interrupt Reg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2]&amp;&quot;(&quot;&amp;[.F12]&amp;&quot;)&quot;&amp;SPACES;[.N12])&amp;&quot;W5500_Write&quot;&amp;[.E12]&amp;&quot;(W5500_CB_REG, &quot;&amp;[.K12]&amp;&quot;, &quot; &amp;[.G12]&amp;&quot;)&quot;" office:value-type="string" office:string-value="#define W5500_WriteIR(val)              W5500_WriteReg8(W5500_CB_REG, W5500_REG_IR, val)" calcext:value-type="string">
            <text:p>#define W5500_WriteIR(val) <text:s text:c="13"/>W5500_WriteReg8(W5500_CB_REG, W5500_REG_I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2]&amp;&quot;(&quot;&amp;[.H12]&amp;&quot;)&quot;&amp;SPACES;[.P12])&amp;&quot;W5500_Read&quot;&amp;[.E12]&amp;&quot;(W5500_CB_REG, &quot;&amp;[.K12]&amp;[.I12]&amp;&quot;)&quot;" office:value-type="string" office:string-value="#define W5500_ReadIR()                  W5500_ReadReg8(W5500_CB_REG, W5500_REG_IR)" calcext:value-type="string">
            <text:p>#define W5500_ReadIR() <text:s text:c="17"/>W5500_ReadReg8(W5500_CB_REG, W5500_REG_I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6</text:p>
          </table:table-cell>
          <table:table-cell table:style-name="ce13" office:value-type="string" calcext:value-type="string">
            <text:p>Interupt Mask</text:p>
          </table:table-cell>
          <table:table-cell table:style-name="ce13" office:value-type="string" calcext:value-type="string">
            <text:p>I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3]=1;&quot;Reg8&quot;;IF([.D13]=2;&quot;Reg16&quot;;&quot;Buf&quot;))" office:value-type="string" office:string-value="Reg8" calcext:value-type="string">
            <text:p>Reg8</text:p>
          </table:table-cell>
          <table:table-cell table:style-name="ce13" table:formula="of:=IF([.D13]&lt;3;&quot;val&quot;;&quot;ptr&quot;)" office:value-type="string" office:string-value="val" calcext:value-type="string">
            <text:p>val</text:p>
          </table:table-cell>
          <table:table-cell table:style-name="ce13" table:formula="of:=IF([.D13]&lt;3;&quot;val&quot;;&quot;ptr, &quot;&amp;[.D13])" office:value-type="string" office:string-value="val" calcext:value-type="string">
            <text:p>val</text:p>
          </table:table-cell>
          <table:table-cell table:style-name="ce13" table:formula="of:=IF([.D13]&lt;3;&quot;&quot;;&quot;ptr&quot;)">
            <text:p/>
          </table:table-cell>
          <table:table-cell table:style-name="ce13" table:formula="of:=IF([.D13]&lt;3;&quot;&quot;;&quot;, ptr, &quot;&amp;[.D13])">
            <text:p/>
          </table:table-cell>
          <table:table-cell table:style-name="ce13"/>
          <table:table-cell table:style-name="ce24" table:formula="of:=&quot;W5500_REG_&quot; &amp; [.C13]" office:value-type="string" office:string-value="W5500_REG_IMR" calcext:value-type="string">
            <text:p>W5500_REG_IM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13] &amp; SPACES;[.L13]) &amp; &quot;0x&quot; &amp; MID([.A13];5;2) &amp; &quot;    /* &quot; &amp;[.B13] &amp; &quot; */&quot;" office:value-type="string" office:string-value="#define W5500_REG_IMR                   0x16    /* Interupt Mask */" calcext:value-type="string">
            <text:p>#define W5500_REG_IMR <text:s text:c="18"/>0x16 <text:s text:c="3"/>/* Interupt Mask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3]&amp;&quot;(&quot;&amp;[.F13]&amp;&quot;)&quot;&amp;SPACES;[.N13])&amp;&quot;W5500_Write&quot;&amp;[.E13]&amp;&quot;(W5500_CB_REG, &quot;&amp;[.K13]&amp;&quot;, &quot; &amp;[.G13]&amp;&quot;)&quot;" office:value-type="string" office:string-value="#define W5500_WriteIMR(val)             W5500_WriteReg8(W5500_CB_REG, W5500_REG_IMR, val)" calcext:value-type="string">
            <text:p>#define W5500_WriteIMR(val) <text:s text:c="12"/>W5500_WriteReg8(W5500_CB_REG, W5500_REG_IM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3]&amp;&quot;(&quot;&amp;[.H13]&amp;&quot;)&quot;&amp;SPACES;[.P13])&amp;&quot;W5500_Read&quot;&amp;[.E13]&amp;&quot;(W5500_CB_REG, &quot;&amp;[.K13]&amp;[.I13]&amp;&quot;)&quot;" office:value-type="string" office:string-value="#define W5500_ReadIMR()                 W5500_ReadReg8(W5500_CB_REG, W5500_REG_IMR)" calcext:value-type="string">
            <text:p>#define W5500_ReadIMR() <text:s text:c="16"/>W5500_ReadReg8(W5500_CB_REG, W5500_REG_IM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7</text:p>
          </table:table-cell>
          <table:table-cell table:style-name="ce13" office:value-type="string" calcext:value-type="string">
            <text:p>Socket Interrupt</text:p>
          </table:table-cell>
          <table:table-cell table:style-name="ce13" office:value-type="string" calcext:value-type="string">
            <text:p>SI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4]=1;&quot;Reg8&quot;;IF([.D14]=2;&quot;Reg16&quot;;&quot;Buf&quot;))" office:value-type="string" office:string-value="Reg8" calcext:value-type="string">
            <text:p>Reg8</text:p>
          </table:table-cell>
          <table:table-cell table:style-name="ce13" table:formula="of:=IF([.D14]&lt;3;&quot;val&quot;;&quot;ptr&quot;)" office:value-type="string" office:string-value="val" calcext:value-type="string">
            <text:p>val</text:p>
          </table:table-cell>
          <table:table-cell table:style-name="ce13" table:formula="of:=IF([.D14]&lt;3;&quot;val&quot;;&quot;ptr, &quot;&amp;[.D14])" office:value-type="string" office:string-value="val" calcext:value-type="string">
            <text:p>val</text:p>
          </table:table-cell>
          <table:table-cell table:style-name="ce13" table:formula="of:=IF([.D14]&lt;3;&quot;&quot;;&quot;ptr&quot;)">
            <text:p/>
          </table:table-cell>
          <table:table-cell table:style-name="ce13" table:formula="of:=IF([.D14]&lt;3;&quot;&quot;;&quot;, ptr, &quot;&amp;[.D14])">
            <text:p/>
          </table:table-cell>
          <table:table-cell table:style-name="ce13"/>
          <table:table-cell table:style-name="ce24" table:formula="of:=&quot;W5500_REG_&quot; &amp; [.C14]" office:value-type="string" office:string-value="W5500_REG_SIR" calcext:value-type="string">
            <text:p>W5500_REG_SI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14] &amp; SPACES;[.L14]) &amp; &quot;0x&quot; &amp; MID([.A14];5;2) &amp; &quot;    /* &quot; &amp;[.B14] &amp; &quot; */&quot;" office:value-type="string" office:string-value="#define W5500_REG_SIR                   0x17    /* Socket Interrupt */" calcext:value-type="string">
            <text:p>#define W5500_REG_SIR <text:s text:c="18"/>0x17 <text:s text:c="3"/>/* Socket Interrupt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4]&amp;&quot;(&quot;&amp;[.F14]&amp;&quot;)&quot;&amp;SPACES;[.N14])&amp;&quot;W5500_Write&quot;&amp;[.E14]&amp;&quot;(W5500_CB_REG, &quot;&amp;[.K14]&amp;&quot;, &quot; &amp;[.G14]&amp;&quot;)&quot;" office:value-type="string" office:string-value="#define W5500_WriteSIR(val)             W5500_WriteReg8(W5500_CB_REG, W5500_REG_SIR, val)" calcext:value-type="string">
            <text:p>#define W5500_WriteSIR(val) <text:s text:c="12"/>W5500_WriteReg8(W5500_CB_REG, W5500_REG_SI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4]&amp;&quot;(&quot;&amp;[.H14]&amp;&quot;)&quot;&amp;SPACES;[.P14])&amp;&quot;W5500_Read&quot;&amp;[.E14]&amp;&quot;(W5500_CB_REG, &quot;&amp;[.K14]&amp;[.I14]&amp;&quot;)&quot;" office:value-type="string" office:string-value="#define W5500_ReadSIR()                 W5500_ReadReg8(W5500_CB_REG, W5500_REG_SIR)" calcext:value-type="string">
            <text:p>#define W5500_ReadSIR() <text:s text:c="16"/>W5500_ReadReg8(W5500_CB_REG, W5500_REG_SI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8</text:p>
          </table:table-cell>
          <table:table-cell table:style-name="ce13" office:value-type="string" calcext:value-type="string">
            <text:p>Socket Interrupt Mask</text:p>
          </table:table-cell>
          <table:table-cell table:style-name="ce13" office:value-type="string" calcext:value-type="string">
            <text:p>SI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5]=1;&quot;Reg8&quot;;IF([.D15]=2;&quot;Reg16&quot;;&quot;Buf&quot;))" office:value-type="string" office:string-value="Reg8" calcext:value-type="string">
            <text:p>Reg8</text:p>
          </table:table-cell>
          <table:table-cell table:style-name="ce13" table:formula="of:=IF([.D15]&lt;3;&quot;val&quot;;&quot;ptr&quot;)" office:value-type="string" office:string-value="val" calcext:value-type="string">
            <text:p>val</text:p>
          </table:table-cell>
          <table:table-cell table:style-name="ce13" table:formula="of:=IF([.D15]&lt;3;&quot;val&quot;;&quot;ptr, &quot;&amp;[.D15])" office:value-type="string" office:string-value="val" calcext:value-type="string">
            <text:p>val</text:p>
          </table:table-cell>
          <table:table-cell table:style-name="ce13" table:formula="of:=IF([.D15]&lt;3;&quot;&quot;;&quot;ptr&quot;)">
            <text:p/>
          </table:table-cell>
          <table:table-cell table:style-name="ce13" table:formula="of:=IF([.D15]&lt;3;&quot;&quot;;&quot;, ptr, &quot;&amp;[.D15])">
            <text:p/>
          </table:table-cell>
          <table:table-cell table:style-name="ce13"/>
          <table:table-cell table:style-name="ce24" table:formula="of:=&quot;W5500_REG_&quot; &amp; [.C15]" office:value-type="string" office:string-value="W5500_REG_SIMR" calcext:value-type="string">
            <text:p>W5500_REG_SIM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15] &amp; SPACES;[.L15]) &amp; &quot;0x&quot; &amp; MID([.A15];5;2) &amp; &quot;    /* &quot; &amp;[.B15] &amp; &quot; */&quot;" office:value-type="string" office:string-value="#define W5500_REG_SIMR                  0x18    /* Socket Interrupt Mask */" calcext:value-type="string">
            <text:p>#define W5500_REG_SIMR <text:s text:c="17"/>0x18 <text:s text:c="3"/>/* Socket Interrupt Mask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5]&amp;&quot;(&quot;&amp;[.F15]&amp;&quot;)&quot;&amp;SPACES;[.N15])&amp;&quot;W5500_Write&quot;&amp;[.E15]&amp;&quot;(W5500_CB_REG, &quot;&amp;[.K15]&amp;&quot;, &quot; &amp;[.G15]&amp;&quot;)&quot;" office:value-type="string" office:string-value="#define W5500_WriteSIMR(val)            W5500_WriteReg8(W5500_CB_REG, W5500_REG_SIMR, val)" calcext:value-type="string">
            <text:p>#define W5500_WriteSIMR(val) <text:s text:c="11"/>W5500_WriteReg8(W5500_CB_REG, W5500_REG_SIM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5]&amp;&quot;(&quot;&amp;[.H15]&amp;&quot;)&quot;&amp;SPACES;[.P15])&amp;&quot;W5500_Read&quot;&amp;[.E15]&amp;&quot;(W5500_CB_REG, &quot;&amp;[.K15]&amp;[.I15]&amp;&quot;)&quot;" office:value-type="string" office:string-value="#define W5500_ReadSIMR()                W5500_ReadReg8(W5500_CB_REG, W5500_REG_SIMR)" calcext:value-type="string">
            <text:p>#define W5500_ReadSIMR() <text:s text:c="15"/>W5500_ReadReg8(W5500_CB_REG, W5500_REG_SIM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9</text:p>
          </table:table-cell>
          <table:table-cell table:style-name="ce13" office:value-type="string" calcext:value-type="string">
            <text:p>Retry Time</text:p>
          </table:table-cell>
          <table:table-cell table:style-name="ce13" office:value-type="string" calcext:value-type="string">
            <text:p>RT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16]=1;&quot;Reg8&quot;;IF([.D16]=2;&quot;Reg16&quot;;&quot;Buf&quot;))" office:value-type="string" office:string-value="Reg16" calcext:value-type="string">
            <text:p>Reg16</text:p>
          </table:table-cell>
          <table:table-cell table:style-name="ce13" table:formula="of:=IF([.D16]&lt;3;&quot;val&quot;;&quot;ptr&quot;)" office:value-type="string" office:string-value="val" calcext:value-type="string">
            <text:p>val</text:p>
          </table:table-cell>
          <table:table-cell table:style-name="ce13" table:formula="of:=IF([.D16]&lt;3;&quot;val&quot;;&quot;ptr, &quot;&amp;[.D16])" office:value-type="string" office:string-value="val" calcext:value-type="string">
            <text:p>val</text:p>
          </table:table-cell>
          <table:table-cell table:style-name="ce13" table:formula="of:=IF([.D16]&lt;3;&quot;&quot;;&quot;ptr&quot;)">
            <text:p/>
          </table:table-cell>
          <table:table-cell table:style-name="ce13" table:formula="of:=IF([.D16]&lt;3;&quot;&quot;;&quot;, ptr, &quot;&amp;[.D16])">
            <text:p/>
          </table:table-cell>
          <table:table-cell table:style-name="ce13"/>
          <table:table-cell table:style-name="ce24" table:formula="of:=&quot;W5500_REG_&quot; &amp; [.C16]" office:value-type="string" office:string-value="W5500_REG_RTR" calcext:value-type="string">
            <text:p>W5500_REG_RT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16] &amp; SPACES;[.L16]) &amp; &quot;0x&quot; &amp; MID([.A16];5;2) &amp; &quot;    /* &quot; &amp;[.B16] &amp; &quot; */&quot;" office:value-type="string" office:string-value="#define W5500_REG_RTR                   0x19    /* Retry Time */" calcext:value-type="string">
            <text:p>#define W5500_REG_RTR <text:s text:c="18"/>0x19 <text:s text:c="3"/>/* Retry Time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6]&amp;&quot;(&quot;&amp;[.F16]&amp;&quot;)&quot;&amp;SPACES;[.N16])&amp;&quot;W5500_Write&quot;&amp;[.E16]&amp;&quot;(W5500_CB_REG, &quot;&amp;[.K16]&amp;&quot;, &quot; &amp;[.G16]&amp;&quot;)&quot;" office:value-type="string" office:string-value="#define W5500_WriteRTR(val)             W5500_WriteReg16(W5500_CB_REG, W5500_REG_RTR, val)" calcext:value-type="string">
            <text:p>#define W5500_WriteRTR(val) <text:s text:c="12"/>W5500_WriteReg16(W5500_CB_REG, W5500_REG_RT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6]&amp;&quot;(&quot;&amp;[.H16]&amp;&quot;)&quot;&amp;SPACES;[.P16])&amp;&quot;W5500_Read&quot;&amp;[.E16]&amp;&quot;(W5500_CB_REG, &quot;&amp;[.K16]&amp;[.I16]&amp;&quot;)&quot;" office:value-type="string" office:string-value="#define W5500_ReadRTR()                 W5500_ReadReg16(W5500_CB_REG, W5500_REG_RTR)" calcext:value-type="string">
            <text:p>#define W5500_ReadRTR() <text:s text:c="16"/>W5500_ReadReg16(W5500_CB_REG, W5500_REG_RT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B</text:p>
          </table:table-cell>
          <table:table-cell table:style-name="ce13" office:value-type="string" calcext:value-type="string">
            <text:p>Retry Count</text:p>
          </table:table-cell>
          <table:table-cell table:style-name="ce13" office:value-type="string" calcext:value-type="string">
            <text:p>RC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7]=1;&quot;Reg8&quot;;IF([.D17]=2;&quot;Reg16&quot;;&quot;Buf&quot;))" office:value-type="string" office:string-value="Reg8" calcext:value-type="string">
            <text:p>Reg8</text:p>
          </table:table-cell>
          <table:table-cell table:style-name="ce13" table:formula="of:=IF([.D17]&lt;3;&quot;val&quot;;&quot;ptr&quot;)" office:value-type="string" office:string-value="val" calcext:value-type="string">
            <text:p>val</text:p>
          </table:table-cell>
          <table:table-cell table:style-name="ce13" table:formula="of:=IF([.D17]&lt;3;&quot;val&quot;;&quot;ptr, &quot;&amp;[.D17])" office:value-type="string" office:string-value="val" calcext:value-type="string">
            <text:p>val</text:p>
          </table:table-cell>
          <table:table-cell table:style-name="ce13" table:formula="of:=IF([.D17]&lt;3;&quot;&quot;;&quot;ptr&quot;)">
            <text:p/>
          </table:table-cell>
          <table:table-cell table:style-name="ce13" table:formula="of:=IF([.D17]&lt;3;&quot;&quot;;&quot;, ptr, &quot;&amp;[.D17])">
            <text:p/>
          </table:table-cell>
          <table:table-cell table:style-name="ce13"/>
          <table:table-cell table:style-name="ce24" table:formula="of:=&quot;W5500_REG_&quot; &amp; [.C17]" office:value-type="string" office:string-value="W5500_REG_RCR" calcext:value-type="string">
            <text:p>W5500_REG_RC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17] &amp; SPACES;[.L17]) &amp; &quot;0x&quot; &amp; MID([.A17];5;2) &amp; &quot;    /* &quot; &amp;[.B17] &amp; &quot; */&quot;" office:value-type="string" office:string-value="#define W5500_REG_RCR                   0x1B    /* Retry Count */" calcext:value-type="string">
            <text:p>#define W5500_REG_RCR <text:s text:c="18"/>0x1B <text:s text:c="3"/>/* Retry Count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7]&amp;&quot;(&quot;&amp;[.F17]&amp;&quot;)&quot;&amp;SPACES;[.N17])&amp;&quot;W5500_Write&quot;&amp;[.E17]&amp;&quot;(W5500_CB_REG, &quot;&amp;[.K17]&amp;&quot;, &quot; &amp;[.G17]&amp;&quot;)&quot;" office:value-type="string" office:string-value="#define W5500_WriteRCR(val)             W5500_WriteReg8(W5500_CB_REG, W5500_REG_RCR, val)" calcext:value-type="string">
            <text:p>#define W5500_WriteRCR(val) <text:s text:c="12"/>W5500_WriteReg8(W5500_CB_REG, W5500_REG_RC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7]&amp;&quot;(&quot;&amp;[.H17]&amp;&quot;)&quot;&amp;SPACES;[.P17])&amp;&quot;W5500_Read&quot;&amp;[.E17]&amp;&quot;(W5500_CB_REG, &quot;&amp;[.K17]&amp;[.I17]&amp;&quot;)&quot;" office:value-type="string" office:string-value="#define W5500_ReadRCR()                 W5500_ReadReg8(W5500_CB_REG, W5500_REG_RCR)" calcext:value-type="string">
            <text:p>#define W5500_ReadRCR() <text:s text:c="16"/>W5500_ReadReg8(W5500_CB_REG, W5500_REG_RC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C</text:p>
          </table:table-cell>
          <table:table-cell table:style-name="ce13" office:value-type="string" calcext:value-type="string">
            <text:p>PPP LCP Request Timer</text:p>
          </table:table-cell>
          <table:table-cell table:style-name="ce13" office:value-type="string" calcext:value-type="string">
            <text:p>PRIME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8]=1;&quot;Reg8&quot;;IF([.D18]=2;&quot;Reg16&quot;;&quot;Buf&quot;))" office:value-type="string" office:string-value="Reg8" calcext:value-type="string">
            <text:p>Reg8</text:p>
          </table:table-cell>
          <table:table-cell table:style-name="ce13" table:formula="of:=IF([.D18]&lt;3;&quot;val&quot;;&quot;ptr&quot;)" office:value-type="string" office:string-value="val" calcext:value-type="string">
            <text:p>val</text:p>
          </table:table-cell>
          <table:table-cell table:style-name="ce13" table:formula="of:=IF([.D18]&lt;3;&quot;val&quot;;&quot;ptr, &quot;&amp;[.D18])" office:value-type="string" office:string-value="val" calcext:value-type="string">
            <text:p>val</text:p>
          </table:table-cell>
          <table:table-cell table:style-name="ce13" table:formula="of:=IF([.D18]&lt;3;&quot;&quot;;&quot;ptr&quot;)">
            <text:p/>
          </table:table-cell>
          <table:table-cell table:style-name="ce13" table:formula="of:=IF([.D18]&lt;3;&quot;&quot;;&quot;, ptr, &quot;&amp;[.D18])">
            <text:p/>
          </table:table-cell>
          <table:table-cell table:style-name="ce13"/>
          <table:table-cell table:style-name="ce24" table:formula="of:=&quot;W5500_REG_&quot; &amp; [.C18]" office:value-type="string" office:string-value="W5500_REG_PRIMER" calcext:value-type="string">
            <text:p>W5500_REG_PRIME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18] &amp; SPACES;[.L18]) &amp; &quot;0x&quot; &amp; MID([.A18];5;2) &amp; &quot;    /* &quot; &amp;[.B18] &amp; &quot; */&quot;" office:value-type="string" office:string-value="#define W5500_REG_PRIMER                0x1C    /* PPP LCP Request Timer */" calcext:value-type="string">
            <text:p>#define W5500_REG_PRIMER <text:s text:c="15"/>0x1C <text:s text:c="3"/>/* PPP LCP Request Time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8]&amp;&quot;(&quot;&amp;[.F18]&amp;&quot;)&quot;&amp;SPACES;[.N18])&amp;&quot;W5500_Write&quot;&amp;[.E18]&amp;&quot;(W5500_CB_REG, &quot;&amp;[.K18]&amp;&quot;, &quot; &amp;[.G18]&amp;&quot;)&quot;" office:value-type="string" office:string-value="#define W5500_WritePRIMER(val)          W5500_WriteReg8(W5500_CB_REG, W5500_REG_PRIMER, val)" calcext:value-type="string">
            <text:p>#define W5500_WritePRIMER(val) <text:s text:c="9"/>W5500_WriteReg8(W5500_CB_REG, W5500_REG_PRIME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8]&amp;&quot;(&quot;&amp;[.H18]&amp;&quot;)&quot;&amp;SPACES;[.P18])&amp;&quot;W5500_Read&quot;&amp;[.E18]&amp;&quot;(W5500_CB_REG, &quot;&amp;[.K18]&amp;[.I18]&amp;&quot;)&quot;" office:value-type="string" office:string-value="#define W5500_ReadPRIMER()              W5500_ReadReg8(W5500_CB_REG, W5500_REG_PRIMER)" calcext:value-type="string">
            <text:p>#define W5500_ReadPRIMER() <text:s text:c="13"/>W5500_ReadReg8(W5500_CB_REG, W5500_REG_PRIME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D</text:p>
          </table:table-cell>
          <table:table-cell table:style-name="ce13" office:value-type="string" calcext:value-type="string">
            <text:p>PPP LCP Magic Number</text:p>
          </table:table-cell>
          <table:table-cell table:style-name="ce13" office:value-type="string" calcext:value-type="string">
            <text:p>PMAGIC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9]=1;&quot;Reg8&quot;;IF([.D19]=2;&quot;Reg16&quot;;&quot;Buf&quot;))" office:value-type="string" office:string-value="Reg8" calcext:value-type="string">
            <text:p>Reg8</text:p>
          </table:table-cell>
          <table:table-cell table:style-name="ce13" table:formula="of:=IF([.D19]&lt;3;&quot;val&quot;;&quot;ptr&quot;)" office:value-type="string" office:string-value="val" calcext:value-type="string">
            <text:p>val</text:p>
          </table:table-cell>
          <table:table-cell table:style-name="ce13" table:formula="of:=IF([.D19]&lt;3;&quot;val&quot;;&quot;ptr, &quot;&amp;[.D19])" office:value-type="string" office:string-value="val" calcext:value-type="string">
            <text:p>val</text:p>
          </table:table-cell>
          <table:table-cell table:style-name="ce13" table:formula="of:=IF([.D19]&lt;3;&quot;&quot;;&quot;ptr&quot;)">
            <text:p/>
          </table:table-cell>
          <table:table-cell table:style-name="ce13" table:formula="of:=IF([.D19]&lt;3;&quot;&quot;;&quot;, ptr, &quot;&amp;[.D19])">
            <text:p/>
          </table:table-cell>
          <table:table-cell table:style-name="ce13"/>
          <table:table-cell table:style-name="ce24" table:formula="of:=&quot;W5500_REG_&quot; &amp; [.C19]" office:value-type="string" office:string-value="W5500_REG_PMAGIC" calcext:value-type="string">
            <text:p>W5500_REG_PMAGIC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19] &amp; SPACES;[.L19]) &amp; &quot;0x&quot; &amp; MID([.A19];5;2) &amp; &quot;    /* &quot; &amp;[.B19] &amp; &quot; */&quot;" office:value-type="string" office:string-value="#define W5500_REG_PMAGIC                0x1D    /* PPP LCP Magic Number */" calcext:value-type="string">
            <text:p>#define W5500_REG_PMAGIC <text:s text:c="15"/>0x1D <text:s text:c="3"/>/* PPP LCP Magic Numbe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19]&amp;&quot;(&quot;&amp;[.F19]&amp;&quot;)&quot;&amp;SPACES;[.N19])&amp;&quot;W5500_Write&quot;&amp;[.E19]&amp;&quot;(W5500_CB_REG, &quot;&amp;[.K19]&amp;&quot;, &quot; &amp;[.G19]&amp;&quot;)&quot;" office:value-type="string" office:string-value="#define W5500_WritePMAGIC(val)          W5500_WriteReg8(W5500_CB_REG, W5500_REG_PMAGIC, val)" calcext:value-type="string">
            <text:p>#define W5500_WritePMAGIC(val) <text:s text:c="9"/>W5500_WriteReg8(W5500_CB_REG, W5500_REG_PMAGIC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19]&amp;&quot;(&quot;&amp;[.H19]&amp;&quot;)&quot;&amp;SPACES;[.P19])&amp;&quot;W5500_Read&quot;&amp;[.E19]&amp;&quot;(W5500_CB_REG, &quot;&amp;[.K19]&amp;[.I19]&amp;&quot;)&quot;" office:value-type="string" office:string-value="#define W5500_ReadPMAGIC()              W5500_ReadReg8(W5500_CB_REG, W5500_REG_PMAGIC)" calcext:value-type="string">
            <text:p>#define W5500_ReadPMAGIC() <text:s text:c="13"/>W5500_ReadReg8(W5500_CB_REG, W5500_REG_PMAGIC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E</text:p>
          </table:table-cell>
          <table:table-cell table:style-name="ce13" office:value-type="string" calcext:value-type="string">
            <text:p>PPP Dest Mac Addr</text:p>
          </table:table-cell>
          <table:table-cell table:style-name="ce13" office:value-type="string" calcext:value-type="string">
            <text:p>PHAR</text:p>
          </table:table-cell>
          <table:table-cell table:style-name="ce22" office:value-type="float" office:value="6" calcext:value-type="float">
            <text:p>6</text:p>
          </table:table-cell>
          <table:table-cell table:style-name="ce13" table:formula="of:=IF([.D20]=1;&quot;Reg8&quot;;IF([.D20]=2;&quot;Reg16&quot;;&quot;Buf&quot;))" office:value-type="string" office:string-value="Buf" calcext:value-type="string">
            <text:p>Buf</text:p>
          </table:table-cell>
          <table:table-cell table:style-name="ce13" table:formula="of:=IF([.D20]&lt;3;&quot;val&quot;;&quot;ptr&quot;)" office:value-type="string" office:string-value="ptr" calcext:value-type="string">
            <text:p>ptr</text:p>
          </table:table-cell>
          <table:table-cell table:style-name="ce13" table:formula="of:=IF([.D20]&lt;3;&quot;val&quot;;&quot;ptr, &quot;&amp;[.D20])" office:value-type="string" office:string-value="ptr, 6" calcext:value-type="string">
            <text:p>ptr, 6</text:p>
          </table:table-cell>
          <table:table-cell table:style-name="ce13" table:formula="of:=IF([.D20]&lt;3;&quot;&quot;;&quot;ptr&quot;)" office:value-type="string" office:string-value="ptr" calcext:value-type="string">
            <text:p>ptr</text:p>
          </table:table-cell>
          <table:table-cell table:style-name="ce13" table:formula="of:=IF([.D20]&lt;3;&quot;&quot;;&quot;, ptr, &quot;&amp;[.D20])" office:value-type="string" office:string-value=", ptr, 6" calcext:value-type="string">
            <text:p>, ptr, 6</text:p>
          </table:table-cell>
          <table:table-cell table:style-name="ce13"/>
          <table:table-cell table:style-name="ce24" table:formula="of:=&quot;W5500_REG_&quot; &amp; [.C20]" office:value-type="string" office:string-value="W5500_REG_PHAR" calcext:value-type="string">
            <text:p>W5500_REG_PHA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20] &amp; SPACES;[.L20]) &amp; &quot;0x&quot; &amp; MID([.A20];5;2) &amp; &quot;    /* &quot; &amp;[.B20] &amp; &quot; */&quot;" office:value-type="string" office:string-value="#define W5500_REG_PHAR                  0x1E    /* PPP Dest Mac Addr */" calcext:value-type="string">
            <text:p>#define W5500_REG_PHAR <text:s text:c="17"/>0x1E <text:s text:c="3"/>/* PPP Dest Mac Add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20]&amp;&quot;(&quot;&amp;[.F20]&amp;&quot;)&quot;&amp;SPACES;[.N20])&amp;&quot;W5500_Write&quot;&amp;[.E20]&amp;&quot;(W5500_CB_REG, &quot;&amp;[.K20]&amp;&quot;, &quot; &amp;[.G20]&amp;&quot;)&quot;" office:value-type="string" office:string-value="#define W5500_WritePHAR(ptr)            W5500_WriteBuf(W5500_CB_REG, W5500_REG_PHAR, ptr, 6)" calcext:value-type="string">
            <text:p>#define W5500_WritePHAR(ptr) <text:s text:c="11"/>W5500_WriteBuf(W5500_CB_REG, W5500_REG_PHAR, ptr, 6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20]&amp;&quot;(&quot;&amp;[.H20]&amp;&quot;)&quot;&amp;SPACES;[.P20])&amp;&quot;W5500_Read&quot;&amp;[.E20]&amp;&quot;(W5500_CB_REG, &quot;&amp;[.K20]&amp;[.I20]&amp;&quot;)&quot;" office:value-type="string" office:string-value="#define W5500_ReadPHAR(ptr)             W5500_ReadBuf(W5500_CB_REG, W5500_REG_PHAR, ptr, 6)" calcext:value-type="string">
            <text:p>#define W5500_ReadPHAR(ptr) <text:s text:c="12"/>W5500_ReadBuf(W5500_CB_REG, W5500_REG_PHAR, ptr, 6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4</text:p>
          </table:table-cell>
          <table:table-cell table:style-name="ce13" office:value-type="string" calcext:value-type="string">
            <text:p>PPP Session ID</text:p>
          </table:table-cell>
          <table:table-cell table:style-name="ce13" office:value-type="string" calcext:value-type="string">
            <text:p>PSID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21]=1;&quot;Reg8&quot;;IF([.D21]=2;&quot;Reg16&quot;;&quot;Buf&quot;))" office:value-type="string" office:string-value="Reg16" calcext:value-type="string">
            <text:p>Reg16</text:p>
          </table:table-cell>
          <table:table-cell table:style-name="ce13" table:formula="of:=IF([.D21]&lt;3;&quot;val&quot;;&quot;ptr&quot;)" office:value-type="string" office:string-value="val" calcext:value-type="string">
            <text:p>val</text:p>
          </table:table-cell>
          <table:table-cell table:style-name="ce13" table:formula="of:=IF([.D21]&lt;3;&quot;val&quot;;&quot;ptr, &quot;&amp;[.D21])" office:value-type="string" office:string-value="val" calcext:value-type="string">
            <text:p>val</text:p>
          </table:table-cell>
          <table:table-cell table:style-name="ce13" table:formula="of:=IF([.D21]&lt;3;&quot;&quot;;&quot;ptr&quot;)">
            <text:p/>
          </table:table-cell>
          <table:table-cell table:style-name="ce13" table:formula="of:=IF([.D21]&lt;3;&quot;&quot;;&quot;, ptr, &quot;&amp;[.D21])">
            <text:p/>
          </table:table-cell>
          <table:table-cell table:style-name="ce13"/>
          <table:table-cell table:style-name="ce24" table:formula="of:=&quot;W5500_REG_&quot; &amp; [.C21]" office:value-type="string" office:string-value="W5500_REG_PSID" calcext:value-type="string">
            <text:p>W5500_REG_PSID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21] &amp; SPACES;[.L21]) &amp; &quot;0x&quot; &amp; MID([.A21];5;2) &amp; &quot;    /* &quot; &amp;[.B21] &amp; &quot; */&quot;" office:value-type="string" office:string-value="#define W5500_REG_PSID                  0x24    /* PPP Session ID */" calcext:value-type="string">
            <text:p>#define W5500_REG_PSID <text:s text:c="17"/>0x24 <text:s text:c="3"/>/* PPP Session ID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21]&amp;&quot;(&quot;&amp;[.F21]&amp;&quot;)&quot;&amp;SPACES;[.N21])&amp;&quot;W5500_Write&quot;&amp;[.E21]&amp;&quot;(W5500_CB_REG, &quot;&amp;[.K21]&amp;&quot;, &quot; &amp;[.G21]&amp;&quot;)&quot;" office:value-type="string" office:string-value="#define W5500_WritePSID(val)            W5500_WriteReg16(W5500_CB_REG, W5500_REG_PSID, val)" calcext:value-type="string">
            <text:p>#define W5500_WritePSID(val) <text:s text:c="11"/>W5500_WriteReg16(W5500_CB_REG, W5500_REG_PSID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21]&amp;&quot;(&quot;&amp;[.H21]&amp;&quot;)&quot;&amp;SPACES;[.P21])&amp;&quot;W5500_Read&quot;&amp;[.E21]&amp;&quot;(W5500_CB_REG, &quot;&amp;[.K21]&amp;[.I21]&amp;&quot;)&quot;" office:value-type="string" office:string-value="#define W5500_ReadPSID()                W5500_ReadReg16(W5500_CB_REG, W5500_REG_PSID)" calcext:value-type="string">
            <text:p>#define W5500_ReadPSID() <text:s text:c="15"/>W5500_ReadReg16(W5500_CB_REG, W5500_REG_PSID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6</text:p>
          </table:table-cell>
          <table:table-cell table:style-name="ce13" office:value-type="string" calcext:value-type="string">
            <text:p>PPP Max Segment Size</text:p>
          </table:table-cell>
          <table:table-cell table:style-name="ce13" office:value-type="string" calcext:value-type="string">
            <text:p>PMRU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22]=1;&quot;Reg8&quot;;IF([.D22]=2;&quot;Reg16&quot;;&quot;Buf&quot;))" office:value-type="string" office:string-value="Reg16" calcext:value-type="string">
            <text:p>Reg16</text:p>
          </table:table-cell>
          <table:table-cell table:style-name="ce13" table:formula="of:=IF([.D22]&lt;3;&quot;val&quot;;&quot;ptr&quot;)" office:value-type="string" office:string-value="val" calcext:value-type="string">
            <text:p>val</text:p>
          </table:table-cell>
          <table:table-cell table:style-name="ce13" table:formula="of:=IF([.D22]&lt;3;&quot;val&quot;;&quot;ptr, &quot;&amp;[.D22])" office:value-type="string" office:string-value="val" calcext:value-type="string">
            <text:p>val</text:p>
          </table:table-cell>
          <table:table-cell table:style-name="ce13" table:formula="of:=IF([.D22]&lt;3;&quot;&quot;;&quot;ptr&quot;)">
            <text:p/>
          </table:table-cell>
          <table:table-cell table:style-name="ce13" table:formula="of:=IF([.D22]&lt;3;&quot;&quot;;&quot;, ptr, &quot;&amp;[.D22])">
            <text:p/>
          </table:table-cell>
          <table:table-cell table:style-name="ce13"/>
          <table:table-cell table:style-name="ce24" table:formula="of:=&quot;W5500_REG_&quot; &amp; [.C22]" office:value-type="string" office:string-value="W5500_REG_PMRU" calcext:value-type="string">
            <text:p>W5500_REG_PMRU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22] &amp; SPACES;[.L22]) &amp; &quot;0x&quot; &amp; MID([.A22];5;2) &amp; &quot;    /* &quot; &amp;[.B22] &amp; &quot; */&quot;" office:value-type="string" office:string-value="#define W5500_REG_PMRU                  0x26    /* PPP Max Segment Size */" calcext:value-type="string">
            <text:p>#define W5500_REG_PMRU <text:s text:c="17"/>0x26 <text:s text:c="3"/>/* PPP Max Segment Size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22]&amp;&quot;(&quot;&amp;[.F22]&amp;&quot;)&quot;&amp;SPACES;[.N22])&amp;&quot;W5500_Write&quot;&amp;[.E22]&amp;&quot;(W5500_CB_REG, &quot;&amp;[.K22]&amp;&quot;, &quot; &amp;[.G22]&amp;&quot;)&quot;" office:value-type="string" office:string-value="#define W5500_WritePMRU(val)            W5500_WriteReg16(W5500_CB_REG, W5500_REG_PMRU, val)" calcext:value-type="string">
            <text:p>#define W5500_WritePMRU(val) <text:s text:c="11"/>W5500_WriteReg16(W5500_CB_REG, W5500_REG_PMRU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22]&amp;&quot;(&quot;&amp;[.H22]&amp;&quot;)&quot;&amp;SPACES;[.P22])&amp;&quot;W5500_Read&quot;&amp;[.E22]&amp;&quot;(W5500_CB_REG, &quot;&amp;[.K22]&amp;[.I22]&amp;&quot;)&quot;" office:value-type="string" office:string-value="#define W5500_ReadPMRU()                W5500_ReadReg16(W5500_CB_REG, W5500_REG_PMRU)" calcext:value-type="string">
            <text:p>#define W5500_ReadPMRU() <text:s text:c="15"/>W5500_ReadReg16(W5500_CB_REG, W5500_REG_PMRU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8</text:p>
          </table:table-cell>
          <table:table-cell table:style-name="ce13" office:value-type="string" calcext:value-type="string">
            <text:p>Unreachable IP Addr</text:p>
          </table:table-cell>
          <table:table-cell table:style-name="ce13" office:value-type="string" calcext:value-type="string">
            <text:p>UIP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23]=1;&quot;Reg8&quot;;IF([.D23]=2;&quot;Reg16&quot;;&quot;Buf&quot;))" office:value-type="string" office:string-value="Buf" calcext:value-type="string">
            <text:p>Buf</text:p>
          </table:table-cell>
          <table:table-cell table:style-name="ce13" table:formula="of:=IF([.D23]&lt;3;&quot;val&quot;;&quot;ptr&quot;)" office:value-type="string" office:string-value="ptr" calcext:value-type="string">
            <text:p>ptr</text:p>
          </table:table-cell>
          <table:table-cell table:style-name="ce13" table:formula="of:=IF([.D23]&lt;3;&quot;val&quot;;&quot;ptr, &quot;&amp;[.D23])" office:value-type="string" office:string-value="ptr, 4" calcext:value-type="string">
            <text:p>ptr, 4</text:p>
          </table:table-cell>
          <table:table-cell table:style-name="ce13" table:formula="of:=IF([.D23]&lt;3;&quot;&quot;;&quot;ptr&quot;)" office:value-type="string" office:string-value="ptr" calcext:value-type="string">
            <text:p>ptr</text:p>
          </table:table-cell>
          <table:table-cell table:style-name="ce13" table:formula="of:=IF([.D23]&lt;3;&quot;&quot;;&quot;, ptr, &quot;&amp;[.D23])" office:value-type="string" office:string-value=", ptr, 4" calcext:value-type="string">
            <text:p>, ptr, 4</text:p>
          </table:table-cell>
          <table:table-cell table:style-name="ce13"/>
          <table:table-cell table:style-name="ce24" table:formula="of:=&quot;W5500_REG_&quot; &amp; [.C23]" office:value-type="string" office:string-value="W5500_REG_UIPR" calcext:value-type="string">
            <text:p>W5500_REG_UIP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23] &amp; SPACES;[.L23]) &amp; &quot;0x&quot; &amp; MID([.A23];5;2) &amp; &quot;    /* &quot; &amp;[.B23] &amp; &quot; */&quot;" office:value-type="string" office:string-value="#define W5500_REG_UIPR                  0x28    /* Unreachable IP Addr */" calcext:value-type="string">
            <text:p>#define W5500_REG_UIPR <text:s text:c="17"/>0x28 <text:s text:c="3"/>/* Unreachable IP Add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23]&amp;&quot;(&quot;&amp;[.F23]&amp;&quot;)&quot;&amp;SPACES;[.N23])&amp;&quot;W5500_Write&quot;&amp;[.E23]&amp;&quot;(W5500_CB_REG, &quot;&amp;[.K23]&amp;&quot;, &quot; &amp;[.G23]&amp;&quot;)&quot;" office:value-type="string" office:string-value="#define W5500_WriteUIPR(ptr)            W5500_WriteBuf(W5500_CB_REG, W5500_REG_UIPR, ptr, 4)" calcext:value-type="string">
            <text:p>#define W5500_WriteUIPR(ptr) <text:s text:c="11"/>W5500_WriteBuf(W5500_CB_REG, W5500_REG_UIPR, ptr, 4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23]&amp;&quot;(&quot;&amp;[.H23]&amp;&quot;)&quot;&amp;SPACES;[.P23])&amp;&quot;W5500_Read&quot;&amp;[.E23]&amp;&quot;(W5500_CB_REG, &quot;&amp;[.K23]&amp;[.I23]&amp;&quot;)&quot;" office:value-type="string" office:string-value="#define W5500_ReadUIPR(ptr)             W5500_ReadBuf(W5500_CB_REG, W5500_REG_UIPR, ptr, 4)" calcext:value-type="string">
            <text:p>#define W5500_ReadUIPR(ptr) <text:s text:c="12"/>W5500_ReadBuf(W5500_CB_REG, W5500_REG_UIPR, ptr, 4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C</text:p>
          </table:table-cell>
          <table:table-cell table:style-name="ce13" office:value-type="string" calcext:value-type="string">
            <text:p>Unreachable Port</text:p>
          </table:table-cell>
          <table:table-cell table:style-name="ce13" office:value-type="string" calcext:value-type="string">
            <text:p>UPORT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24]=1;&quot;Reg8&quot;;IF([.D24]=2;&quot;Reg16&quot;;&quot;Buf&quot;))" office:value-type="string" office:string-value="Reg16" calcext:value-type="string">
            <text:p>Reg16</text:p>
          </table:table-cell>
          <table:table-cell table:style-name="ce13" table:formula="of:=IF([.D24]&lt;3;&quot;val&quot;;&quot;ptr&quot;)" office:value-type="string" office:string-value="val" calcext:value-type="string">
            <text:p>val</text:p>
          </table:table-cell>
          <table:table-cell table:style-name="ce13" table:formula="of:=IF([.D24]&lt;3;&quot;val&quot;;&quot;ptr, &quot;&amp;[.D24])" office:value-type="string" office:string-value="val" calcext:value-type="string">
            <text:p>val</text:p>
          </table:table-cell>
          <table:table-cell table:style-name="ce13" table:formula="of:=IF([.D24]&lt;3;&quot;&quot;;&quot;ptr&quot;)">
            <text:p/>
          </table:table-cell>
          <table:table-cell table:style-name="ce13" table:formula="of:=IF([.D24]&lt;3;&quot;&quot;;&quot;, ptr, &quot;&amp;[.D24])">
            <text:p/>
          </table:table-cell>
          <table:table-cell table:style-name="ce13"/>
          <table:table-cell table:style-name="ce24" table:formula="of:=&quot;W5500_REG_&quot; &amp; [.C24]" office:value-type="string" office:string-value="W5500_REG_UPORTR" calcext:value-type="string">
            <text:p>W5500_REG_UPORT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24] &amp; SPACES;[.L24]) &amp; &quot;0x&quot; &amp; MID([.A24];5;2) &amp; &quot;    /* &quot; &amp;[.B24] &amp; &quot; */&quot;" office:value-type="string" office:string-value="#define W5500_REG_UPORTR                0x2C    /* Unreachable Port */" calcext:value-type="string">
            <text:p>#define W5500_REG_UPORTR <text:s text:c="15"/>0x2C <text:s text:c="3"/>/* Unreachable Port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24]&amp;&quot;(&quot;&amp;[.F24]&amp;&quot;)&quot;&amp;SPACES;[.N24])&amp;&quot;W5500_Write&quot;&amp;[.E24]&amp;&quot;(W5500_CB_REG, &quot;&amp;[.K24]&amp;&quot;, &quot; &amp;[.G24]&amp;&quot;)&quot;" office:value-type="string" office:string-value="#define W5500_WriteUPORTR(val)          W5500_WriteReg16(W5500_CB_REG, W5500_REG_UPORTR, val)" calcext:value-type="string">
            <text:p>#define W5500_WriteUPORTR(val) <text:s text:c="9"/>W5500_WriteReg16(W5500_CB_REG, W5500_REG_UPORT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24]&amp;&quot;(&quot;&amp;[.H24]&amp;&quot;)&quot;&amp;SPACES;[.P24])&amp;&quot;W5500_Read&quot;&amp;[.E24]&amp;&quot;(W5500_CB_REG, &quot;&amp;[.K24]&amp;[.I24]&amp;&quot;)&quot;" office:value-type="string" office:string-value="#define W5500_ReadUPORTR()              W5500_ReadReg16(W5500_CB_REG, W5500_REG_UPORTR)" calcext:value-type="string">
            <text:p>#define W5500_ReadUPORTR() <text:s text:c="13"/>W5500_ReadReg16(W5500_CB_REG, W5500_REG_UPORT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E</text:p>
          </table:table-cell>
          <table:table-cell table:style-name="ce13" office:value-type="string" calcext:value-type="string">
            <text:p>Phy Config</text:p>
          </table:table-cell>
          <table:table-cell table:style-name="ce13" office:value-type="string" calcext:value-type="string">
            <text:p>PHYCFG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25]=1;&quot;Reg8&quot;;IF([.D25]=2;&quot;Reg16&quot;;&quot;Buf&quot;))" office:value-type="string" office:string-value="Reg8" calcext:value-type="string">
            <text:p>Reg8</text:p>
          </table:table-cell>
          <table:table-cell table:style-name="ce13" table:formula="of:=IF([.D25]&lt;3;&quot;val&quot;;&quot;ptr&quot;)" office:value-type="string" office:string-value="val" calcext:value-type="string">
            <text:p>val</text:p>
          </table:table-cell>
          <table:table-cell table:style-name="ce13" table:formula="of:=IF([.D25]&lt;3;&quot;val&quot;;&quot;ptr, &quot;&amp;[.D25])" office:value-type="string" office:string-value="val" calcext:value-type="string">
            <text:p>val</text:p>
          </table:table-cell>
          <table:table-cell table:style-name="ce13" table:formula="of:=IF([.D25]&lt;3;&quot;&quot;;&quot;ptr&quot;)">
            <text:p/>
          </table:table-cell>
          <table:table-cell table:style-name="ce13" table:formula="of:=IF([.D25]&lt;3;&quot;&quot;;&quot;, ptr, &quot;&amp;[.D25])">
            <text:p/>
          </table:table-cell>
          <table:table-cell table:style-name="ce13"/>
          <table:table-cell table:style-name="ce24" table:formula="of:=&quot;W5500_REG_&quot; &amp; [.C25]" office:value-type="string" office:string-value="W5500_REG_PHYCFGR" calcext:value-type="string">
            <text:p>W5500_REG_PHYCFG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25] &amp; SPACES;[.L25]) &amp; &quot;0x&quot; &amp; MID([.A25];5;2) &amp; &quot;    /* &quot; &amp;[.B25] &amp; &quot; */&quot;" office:value-type="string" office:string-value="#define W5500_REG_PHYCFGR               0x2E    /* Phy Config */" calcext:value-type="string">
            <text:p>#define W5500_REG_PHYCFGR <text:s text:c="14"/>0x2E <text:s text:c="3"/>/* Phy Config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25]&amp;&quot;(&quot;&amp;[.F25]&amp;&quot;)&quot;&amp;SPACES;[.N25])&amp;&quot;W5500_Write&quot;&amp;[.E25]&amp;&quot;(W5500_CB_REG, &quot;&amp;[.K25]&amp;&quot;, &quot; &amp;[.G25]&amp;&quot;)&quot;" office:value-type="string" office:string-value="#define W5500_WritePHYCFGR(val)         W5500_WriteReg8(W5500_CB_REG, W5500_REG_PHYCFGR, val)" calcext:value-type="string">
            <text:p>#define W5500_WritePHYCFGR(val) <text:s text:c="8"/>W5500_WriteReg8(W5500_CB_REG, W5500_REG_PHYCFG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25]&amp;&quot;(&quot;&amp;[.H25]&amp;&quot;)&quot;&amp;SPACES;[.P25])&amp;&quot;W5500_Read&quot;&amp;[.E25]&amp;&quot;(W5500_CB_REG, &quot;&amp;[.K25]&amp;[.I25]&amp;&quot;)&quot;" office:value-type="string" office:string-value="#define W5500_ReadPHYCFGR()             W5500_ReadReg8(W5500_CB_REG, W5500_REG_PHYCFGR)" calcext:value-type="string">
            <text:p>#define W5500_ReadPHYCFGR() <text:s text:c="12"/>W5500_ReadReg8(W5500_CB_REG, W5500_REG_PHYCFG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39</text:p>
          </table:table-cell>
          <table:table-cell table:style-name="ce13" office:value-type="string" calcext:value-type="string">
            <text:p>Chip Version</text:p>
          </table:table-cell>
          <table:table-cell table:style-name="ce13" office:value-type="string" calcext:value-type="string">
            <text:p>VERSION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26]=1;&quot;Reg8&quot;;IF([.D26]=2;&quot;Reg16&quot;;&quot;Buf&quot;))" office:value-type="string" office:string-value="Reg8" calcext:value-type="string">
            <text:p>Reg8</text:p>
          </table:table-cell>
          <table:table-cell table:style-name="ce13" table:formula="of:=IF([.D26]&lt;3;&quot;val&quot;;&quot;ptr&quot;)" office:value-type="string" office:string-value="val" calcext:value-type="string">
            <text:p>val</text:p>
          </table:table-cell>
          <table:table-cell table:style-name="ce13" table:formula="of:=IF([.D26]&lt;3;&quot;val&quot;;&quot;ptr, &quot;&amp;[.D26])" office:value-type="string" office:string-value="val" calcext:value-type="string">
            <text:p>val</text:p>
          </table:table-cell>
          <table:table-cell table:style-name="ce13" table:formula="of:=IF([.D26]&lt;3;&quot;&quot;;&quot;ptr&quot;)">
            <text:p/>
          </table:table-cell>
          <table:table-cell table:style-name="ce13" table:formula="of:=IF([.D26]&lt;3;&quot;&quot;;&quot;, ptr, &quot;&amp;[.D26])">
            <text:p/>
          </table:table-cell>
          <table:table-cell table:style-name="ce13"/>
          <table:table-cell table:style-name="ce24" table:formula="of:=&quot;W5500_REG_&quot; &amp; [.C26]" office:value-type="string" office:string-value="W5500_REG_VERSIONR" calcext:value-type="string">
            <text:p>W5500_REG_VERSION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26] &amp; SPACES;[.L26]) &amp; &quot;0x&quot; &amp; MID([.A26];5;2) &amp; &quot;    /* &quot; &amp;[.B26] &amp; &quot; */&quot;" office:value-type="string" office:string-value="#define W5500_REG_VERSIONR              0x39    /* Chip Version */" calcext:value-type="string">
            <text:p>#define W5500_REG_VERSIONR <text:s text:c="13"/>0x39 <text:s text:c="3"/>/* Chip Version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&quot;&amp;[.C26]&amp;&quot;(&quot;&amp;[.F26]&amp;&quot;)&quot;&amp;SPACES;[.N26])&amp;&quot;W5500_Write&quot;&amp;[.E26]&amp;&quot;(W5500_CB_REG, &quot;&amp;[.K26]&amp;&quot;, &quot; &amp;[.G26]&amp;&quot;)&quot;" office:value-type="string" office:string-value="#define W5500_WriteVERSIONR(val)        W5500_WriteReg8(W5500_CB_REG, W5500_REG_VERSIONR, val)" calcext:value-type="string">
            <text:p>#define W5500_WriteVERSIONR(val) <text:s text:c="7"/>W5500_WriteReg8(W5500_CB_REG, W5500_REG_VERSION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&quot;&amp;[.C26]&amp;&quot;(&quot;&amp;[.H26]&amp;&quot;)&quot;&amp;SPACES;[.P26])&amp;&quot;W5500_Read&quot;&amp;[.E26]&amp;&quot;(W5500_CB_REG, &quot;&amp;[.K26]&amp;[.I26]&amp;&quot;)&quot;" office:value-type="string" office:string-value="#define W5500_ReadVERSIONR()            W5500_ReadReg8(W5500_CB_REG, W5500_REG_VERSIONR)" calcext:value-type="string">
            <text:p>#define W5500_ReadVERSIONR() <text:s text:c="11"/>W5500_ReadReg8(W5500_CB_REG, W5500_REG_VERSION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3">
          <table:table-cell table:style-name="ce5" office:value-type="string" calcext:value-type="string">
            <text:p>Socket Registers (Prefix with Sn_)</text:p>
          </table:table-cell>
          <table:table-cell table:number-columns-repeated="63"/>
        </table:table-row>
        <table:table-row table:style-name="ro6">
          <table:table-cell table:style-name="ce12" office:value-type="string" calcext:value-type="string">
            <text:p>Offse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Mnemonic</text:p>
          </table:table-cell>
          <table:table-cell table:style-name="ce31" office:value-type="string" calcext:value-type="string">
            <text:p>Size</text:p>
            <text:p>(Bytes)</text:p>
          </table:table-cell>
          <table:table-cell table:style-name="ce36" office:value-type="string" calcext:value-type="string">
            <text:p>Type</text:p>
          </table:table-cell>
          <table:table-cell table:style-name="ce36" office:value-type="string" calcext:value-type="string">
            <text:p>Set</text:p>
            <text:p>Params</text:p>
          </table:table-cell>
          <table:table-cell table:style-name="ce36" office:value-type="string" calcext:value-type="string">
            <text:p>Set</text:p>
            <text:p>Args</text:p>
          </table:table-cell>
          <table:table-cell table:style-name="ce36" office:value-type="string" calcext:value-type="string">
            <text:p>Get</text:p>
            <text:p>Params</text:p>
          </table:table-cell>
          <table:table-cell table:style-name="ce36" office:value-type="string" calcext:value-type="string">
            <text:p>Get</text:p>
            <text:p>Args</text:p>
          </table:table-cell>
          <table:table-cell table:style-name="ce36" office:value-type="string" calcext:value-type="string">
            <text:p>Get</text:p>
            <text:p>Val?</text:p>
          </table:table-cell>
          <table:table-cell table:style-name="ce12" office:value-type="string" calcext:value-type="string">
            <text:p>Reg Name</text:p>
          </table:table-cell>
          <table:table-cell table:style-name="ce31" office:value-type="string" calcext:value-type="string">
            <text:p>Col</text:p>
          </table:table-cell>
          <table:table-cell table:style-name="ce44" office:value-type="string" calcext:value-type="string">
            <text:p>/* Socket N Register Address Definitions */</text:p>
          </table:table-cell>
          <table:table-cell table:style-name="ce25" office:value-type="string" calcext:value-type="string">
            <text:p>Col</text:p>
          </table:table-cell>
          <table:table-cell table:style-name="ce44" office:value-type="string" calcext:value-type="string">
            <text:p>/* Socket N Register Write Macros */</text:p>
          </table:table-cell>
          <table:table-cell/>
          <table:table-cell table:style-name="ce44" office:value-type="string" calcext:value-type="string">
            <text:p>/* Socket N Register Read Macros */</text:p>
          </table:table-cell>
          <table:table-cell table:number-columns-repeated="47"/>
        </table:table-row>
        <table:table-row table:style-name="ro1">
          <table:table-cell table:style-name="ce13" office:value-type="string" calcext:value-type="string">
            <text:p>0x0000</text:p>
          </table:table-cell>
          <table:table-cell table:style-name="ce13" office:value-type="string" calcext:value-type="string">
            <text:p>Mode Reg</text:p>
          </table:table-cell>
          <table:table-cell table:style-name="ce13" office:value-type="string" calcext:value-type="string">
            <text:p>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29]=1;&quot;Reg8&quot;;IF([.D29]=2;&quot;Reg16&quot;;&quot;Buf&quot;))" office:value-type="string" office:string-value="Reg8" calcext:value-type="string">
            <text:p>Reg8</text:p>
          </table:table-cell>
          <table:table-cell table:style-name="ce13" table:formula="of:=IF([.D29]&lt;3;&quot;val&quot;;&quot;ptr&quot;)" office:value-type="string" office:string-value="val" calcext:value-type="string">
            <text:p>val</text:p>
          </table:table-cell>
          <table:table-cell table:style-name="ce13" table:formula="of:=IF([.D29]&lt;3;&quot;val&quot;;&quot;ptr, &quot;&amp;[.D29])" office:value-type="string" office:string-value="val" calcext:value-type="string">
            <text:p>val</text:p>
          </table:table-cell>
          <table:table-cell table:style-name="ce13" table:formula="of:=IF([.D29]&lt;3;&quot;&quot;;&quot;, ptr&quot;)">
            <text:p/>
          </table:table-cell>
          <table:table-cell table:style-name="ce13" table:formula="of:=IF([.D29]&lt;3;&quot;&quot;;&quot;, ptr, &quot;&amp;[.D29])">
            <text:p/>
          </table:table-cell>
          <table:table-cell table:style-name="ce13"/>
          <table:table-cell table:style-name="ce24" table:formula="of:=&quot;W5500_REG_Sn&quot;&amp;[.C29]" office:value-type="string" office:string-value="W5500_REG_SnMR" calcext:value-type="string">
            <text:p>W5500_REG_SnM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29] &amp; SPACES;[.L29]) &amp; &quot;0x&quot; &amp; MID([.A29];5;2) &amp; &quot;    /* &quot; &amp;[.B29] &amp; &quot; */&quot;" office:value-type="string" office:string-value="#define W5500_REG_SnMR                  0x00    /* Mode Reg */" calcext:value-type="string">
            <text:p>#define W5500_REG_SnMR <text:s text:c="17"/>0x00 <text:s text:c="3"/>/* Mode Reg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29]&amp;&quot;(s,&quot;&amp;[.F29]&amp;&quot;)&quot;&amp;SPACES;[.N29])&amp;&quot;W5500_Write&quot;&amp;[.E29]&amp;&quot;(W5500_CB_SnREG(s), &quot;&amp;[.K29]&amp;&quot;, &quot; &amp;[.G29]&amp;&quot;)&quot;" office:value-type="string" office:string-value="#define W5500_WriteSnMR(s,val)          W5500_WriteReg8(W5500_CB_SnREG(s), W5500_REG_SnMR, val)" calcext:value-type="string">
            <text:p>#define W5500_WriteSnMR(s,val) <text:s text:c="9"/>W5500_WriteReg8(W5500_CB_SnREG(s), W5500_REG_SnM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29]&amp;&quot;(s&quot;&amp;[.H29]&amp;&quot;)&quot;&amp;SPACES;[.P29])&amp;&quot;W5500_Read&quot;&amp;[.E29]&amp;[.J29]&amp;&quot;(W5500_CB_SnREG(s), &quot;&amp;[.K29]&amp;[.I29]&amp;&quot;)&quot;" office:value-type="string" office:string-value="#define W5500_ReadSnMR(s)               W5500_ReadReg8(W5500_CB_SnREG(s), W5500_REG_SnMR)" calcext:value-type="string">
            <text:p>#define W5500_ReadSnMR(s) <text:s text:c="14"/>W5500_ReadReg8(W5500_CB_SnREG(s), W5500_REG_SnM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01</text:p>
          </table:table-cell>
          <table:table-cell table:style-name="ce13" office:value-type="string" calcext:value-type="string">
            <text:p>Command Reg</text:p>
          </table:table-cell>
          <table:table-cell table:style-name="ce13" office:value-type="string" calcext:value-type="string">
            <text:p>C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0]=1;&quot;Reg8&quot;;IF([.D30]=2;&quot;Reg16&quot;;&quot;Buf&quot;))" office:value-type="string" office:string-value="Reg8" calcext:value-type="string">
            <text:p>Reg8</text:p>
          </table:table-cell>
          <table:table-cell table:style-name="ce13" table:formula="of:=IF([.D30]&lt;3;&quot;val&quot;;&quot;ptr&quot;)" office:value-type="string" office:string-value="val" calcext:value-type="string">
            <text:p>val</text:p>
          </table:table-cell>
          <table:table-cell table:style-name="ce13" table:formula="of:=IF([.D30]&lt;3;&quot;val&quot;;&quot;ptr, &quot;&amp;[.D30])" office:value-type="string" office:string-value="val" calcext:value-type="string">
            <text:p>val</text:p>
          </table:table-cell>
          <table:table-cell table:style-name="ce13" table:formula="of:=IF([.D30]&lt;3;&quot;&quot;;&quot;, ptr&quot;)">
            <text:p/>
          </table:table-cell>
          <table:table-cell table:style-name="ce13" table:formula="of:=IF([.D30]&lt;3;&quot;&quot;;&quot;, ptr, &quot;&amp;[.D30])">
            <text:p/>
          </table:table-cell>
          <table:table-cell table:style-name="ce13"/>
          <table:table-cell table:style-name="ce24" table:formula="of:=&quot;W5500_REG_Sn&quot;&amp;[.C30]" office:value-type="string" office:string-value="W5500_REG_SnCR" calcext:value-type="string">
            <text:p>W5500_REG_SnC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30] &amp; SPACES;[.L30]) &amp; &quot;0x&quot; &amp; MID([.A30];5;2) &amp; &quot;    /* &quot; &amp;[.B30] &amp; &quot; */&quot;" office:value-type="string" office:string-value="#define W5500_REG_SnCR                  0x01    /* Command Reg */" calcext:value-type="string">
            <text:p>#define W5500_REG_SnCR <text:s text:c="17"/>0x01 <text:s text:c="3"/>/* Command Reg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0]&amp;&quot;(s,&quot;&amp;[.F30]&amp;&quot;)&quot;&amp;SPACES;[.N30])&amp;&quot;W5500_Write&quot;&amp;[.E30]&amp;&quot;(W5500_CB_SnREG(s), &quot;&amp;[.K30]&amp;&quot;, &quot; &amp;[.G30]&amp;&quot;)&quot;" office:value-type="string" office:string-value="#define W5500_WriteSnCR(s,val)          W5500_WriteReg8(W5500_CB_SnREG(s), W5500_REG_SnCR, val)" calcext:value-type="string">
            <text:p>#define W5500_WriteSnCR(s,val) <text:s text:c="9"/>W5500_WriteReg8(W5500_CB_SnREG(s), W5500_REG_SnC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0]&amp;&quot;(s&quot;&amp;[.H30]&amp;&quot;)&quot;&amp;SPACES;[.P30])&amp;&quot;W5500_Read&quot;&amp;[.E30]&amp;[.J30]&amp;&quot;(W5500_CB_SnREG(s), &quot;&amp;[.K30]&amp;[.I30]&amp;&quot;)&quot;" office:value-type="string" office:string-value="#define W5500_ReadSnCR(s)               W5500_ReadReg8(W5500_CB_SnREG(s), W5500_REG_SnCR)" calcext:value-type="string">
            <text:p>#define W5500_ReadSnCR(s) <text:s text:c="14"/>W5500_ReadReg8(W5500_CB_SnREG(s), W5500_REG_SnC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02</text:p>
          </table:table-cell>
          <table:table-cell table:style-name="ce13" office:value-type="string" calcext:value-type="string">
            <text:p>Interrupt Reg</text:p>
          </table:table-cell>
          <table:table-cell table:style-name="ce13" office:value-type="string" calcext:value-type="string">
            <text:p>I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1]=1;&quot;Reg8&quot;;IF([.D31]=2;&quot;Reg16&quot;;&quot;Buf&quot;))" office:value-type="string" office:string-value="Reg8" calcext:value-type="string">
            <text:p>Reg8</text:p>
          </table:table-cell>
          <table:table-cell table:style-name="ce13" table:formula="of:=IF([.D31]&lt;3;&quot;val&quot;;&quot;ptr&quot;)" office:value-type="string" office:string-value="val" calcext:value-type="string">
            <text:p>val</text:p>
          </table:table-cell>
          <table:table-cell table:style-name="ce13" table:formula="of:=IF([.D31]&lt;3;&quot;val&quot;;&quot;ptr, &quot;&amp;[.D31])" office:value-type="string" office:string-value="val" calcext:value-type="string">
            <text:p>val</text:p>
          </table:table-cell>
          <table:table-cell table:style-name="ce13" table:formula="of:=IF([.D31]&lt;3;&quot;&quot;;&quot;, ptr&quot;)">
            <text:p/>
          </table:table-cell>
          <table:table-cell table:style-name="ce13" table:formula="of:=IF([.D31]&lt;3;&quot;&quot;;&quot;, ptr, &quot;&amp;[.D31])">
            <text:p/>
          </table:table-cell>
          <table:table-cell table:style-name="ce13"/>
          <table:table-cell table:style-name="ce24" table:formula="of:=&quot;W5500_REG_Sn&quot;&amp;[.C31]" office:value-type="string" office:string-value="W5500_REG_SnIR" calcext:value-type="string">
            <text:p>W5500_REG_SnI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31] &amp; SPACES;[.L31]) &amp; &quot;0x&quot; &amp; MID([.A31];5;2) &amp; &quot;    /* &quot; &amp;[.B31] &amp; &quot; */&quot;" office:value-type="string" office:string-value="#define W5500_REG_SnIR                  0x02    /* Interrupt Reg */" calcext:value-type="string">
            <text:p>#define W5500_REG_SnIR <text:s text:c="17"/>0x02 <text:s text:c="3"/>/* Interrupt Reg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1]&amp;&quot;(s,&quot;&amp;[.F31]&amp;&quot;)&quot;&amp;SPACES;[.N31])&amp;&quot;W5500_Write&quot;&amp;[.E31]&amp;&quot;(W5500_CB_SnREG(s), &quot;&amp;[.K31]&amp;&quot;, &quot; &amp;[.G31]&amp;&quot;)&quot;" office:value-type="string" office:string-value="#define W5500_WriteSnIR(s,val)          W5500_WriteReg8(W5500_CB_SnREG(s), W5500_REG_SnIR, val)" calcext:value-type="string">
            <text:p>#define W5500_WriteSnIR(s,val) <text:s text:c="9"/>W5500_WriteReg8(W5500_CB_SnREG(s), W5500_REG_SnI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1]&amp;&quot;(s&quot;&amp;[.H31]&amp;&quot;)&quot;&amp;SPACES;[.P31])&amp;&quot;W5500_Read&quot;&amp;[.E31]&amp;[.J31]&amp;&quot;(W5500_CB_SnREG(s), &quot;&amp;[.K31]&amp;[.I31]&amp;&quot;)&quot;" office:value-type="string" office:string-value="#define W5500_ReadSnIR(s)               W5500_ReadReg8(W5500_CB_SnREG(s), W5500_REG_SnIR)" calcext:value-type="string">
            <text:p>#define W5500_ReadSnIR(s) <text:s text:c="14"/>W5500_ReadReg8(W5500_CB_SnREG(s), W5500_REG_SnI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03</text:p>
          </table:table-cell>
          <table:table-cell table:style-name="ce13" office:value-type="string" calcext:value-type="string">
            <text:p>Status Reg</text:p>
          </table:table-cell>
          <table:table-cell table:style-name="ce13" office:value-type="string" calcext:value-type="string">
            <text:p>S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2]=1;&quot;Reg8&quot;;IF([.D32]=2;&quot;Reg16&quot;;&quot;Buf&quot;))" office:value-type="string" office:string-value="Reg8" calcext:value-type="string">
            <text:p>Reg8</text:p>
          </table:table-cell>
          <table:table-cell table:style-name="ce13" table:formula="of:=IF([.D32]&lt;3;&quot;val&quot;;&quot;ptr&quot;)" office:value-type="string" office:string-value="val" calcext:value-type="string">
            <text:p>val</text:p>
          </table:table-cell>
          <table:table-cell table:style-name="ce13" table:formula="of:=IF([.D32]&lt;3;&quot;val&quot;;&quot;ptr, &quot;&amp;[.D32])" office:value-type="string" office:string-value="val" calcext:value-type="string">
            <text:p>val</text:p>
          </table:table-cell>
          <table:table-cell table:style-name="ce13" table:formula="of:=IF([.D32]&lt;3;&quot;&quot;;&quot;, ptr&quot;)">
            <text:p/>
          </table:table-cell>
          <table:table-cell table:style-name="ce13" table:formula="of:=IF([.D32]&lt;3;&quot;&quot;;&quot;, ptr, &quot;&amp;[.D32])">
            <text:p/>
          </table:table-cell>
          <table:table-cell table:style-name="ce13"/>
          <table:table-cell table:style-name="ce24" table:formula="of:=&quot;W5500_REG_Sn&quot;&amp;[.C32]" office:value-type="string" office:string-value="W5500_REG_SnSR" calcext:value-type="string">
            <text:p>W5500_REG_SnS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32] &amp; SPACES;[.L32]) &amp; &quot;0x&quot; &amp; MID([.A32];5;2) &amp; &quot;    /* &quot; &amp;[.B32] &amp; &quot; */&quot;" office:value-type="string" office:string-value="#define W5500_REG_SnSR                  0x03    /* Status Reg */" calcext:value-type="string">
            <text:p>#define W5500_REG_SnSR <text:s text:c="17"/>0x03 <text:s text:c="3"/>/* Status Reg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2]&amp;&quot;(s,&quot;&amp;[.F32]&amp;&quot;)&quot;&amp;SPACES;[.N32])&amp;&quot;W5500_Write&quot;&amp;[.E32]&amp;&quot;(W5500_CB_SnREG(s), &quot;&amp;[.K32]&amp;&quot;, &quot; &amp;[.G32]&amp;&quot;)&quot;" office:value-type="string" office:string-value="#define W5500_WriteSnSR(s,val)          W5500_WriteReg8(W5500_CB_SnREG(s), W5500_REG_SnSR, val)" calcext:value-type="string">
            <text:p>#define W5500_WriteSnSR(s,val) <text:s text:c="9"/>W5500_WriteReg8(W5500_CB_SnREG(s), W5500_REG_SnS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2]&amp;&quot;(s&quot;&amp;[.H32]&amp;&quot;)&quot;&amp;SPACES;[.P32])&amp;&quot;W5500_Read&quot;&amp;[.E32]&amp;[.J32]&amp;&quot;(W5500_CB_SnREG(s), &quot;&amp;[.K32]&amp;[.I32]&amp;&quot;)&quot;" office:value-type="string" office:string-value="#define W5500_ReadSnSR(s)               W5500_ReadReg8(W5500_CB_SnREG(s), W5500_REG_SnSR)" calcext:value-type="string">
            <text:p>#define W5500_ReadSnSR(s) <text:s text:c="14"/>W5500_ReadReg8(W5500_CB_SnREG(s), W5500_REG_SnS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04</text:p>
          </table:table-cell>
          <table:table-cell table:style-name="ce13" office:value-type="string" calcext:value-type="string">
            <text:p>Source Port</text:p>
          </table:table-cell>
          <table:table-cell table:style-name="ce13" office:value-type="string" calcext:value-type="string">
            <text:p>PORT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33]=1;&quot;Reg8&quot;;IF([.D33]=2;&quot;Reg16&quot;;&quot;Buf&quot;))" office:value-type="string" office:string-value="Reg16" calcext:value-type="string">
            <text:p>Reg16</text:p>
          </table:table-cell>
          <table:table-cell table:style-name="ce13" table:formula="of:=IF([.D33]&lt;3;&quot;val&quot;;&quot;ptr&quot;)" office:value-type="string" office:string-value="val" calcext:value-type="string">
            <text:p>val</text:p>
          </table:table-cell>
          <table:table-cell table:style-name="ce13" table:formula="of:=IF([.D33]&lt;3;&quot;val&quot;;&quot;ptr, &quot;&amp;[.D33])" office:value-type="string" office:string-value="val" calcext:value-type="string">
            <text:p>val</text:p>
          </table:table-cell>
          <table:table-cell table:style-name="ce13" table:formula="of:=IF([.D33]&lt;3;&quot;&quot;;&quot;, ptr&quot;)">
            <text:p/>
          </table:table-cell>
          <table:table-cell table:style-name="ce13" table:formula="of:=IF([.D33]&lt;3;&quot;&quot;;&quot;, ptr, &quot;&amp;[.D33])">
            <text:p/>
          </table:table-cell>
          <table:table-cell table:style-name="ce13"/>
          <table:table-cell table:style-name="ce24" table:formula="of:=&quot;W5500_REG_Sn&quot;&amp;[.C33]" office:value-type="string" office:string-value="W5500_REG_SnPORT" calcext:value-type="string">
            <text:p>W5500_REG_SnPORT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33] &amp; SPACES;[.L33]) &amp; &quot;0x&quot; &amp; MID([.A33];5;2) &amp; &quot;    /* &quot; &amp;[.B33] &amp; &quot; */&quot;" office:value-type="string" office:string-value="#define W5500_REG_SnPORT                0x04    /* Source Port */" calcext:value-type="string">
            <text:p>#define W5500_REG_SnPORT <text:s text:c="15"/>0x04 <text:s text:c="3"/>/* Source Port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3]&amp;&quot;(s,&quot;&amp;[.F33]&amp;&quot;)&quot;&amp;SPACES;[.N33])&amp;&quot;W5500_Write&quot;&amp;[.E33]&amp;&quot;(W5500_CB_SnREG(s), &quot;&amp;[.K33]&amp;&quot;, &quot; &amp;[.G33]&amp;&quot;)&quot;" office:value-type="string" office:string-value="#define W5500_WriteSnPORT(s,val)        W5500_WriteReg16(W5500_CB_SnREG(s), W5500_REG_SnPORT, val)" calcext:value-type="string">
            <text:p>#define W5500_WriteSnPORT(s,val) <text:s text:c="7"/>W5500_WriteReg16(W5500_CB_SnREG(s), W5500_REG_SnPORT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3]&amp;&quot;(s&quot;&amp;[.H33]&amp;&quot;)&quot;&amp;SPACES;[.P33])&amp;&quot;W5500_Read&quot;&amp;[.E33]&amp;[.J33]&amp;&quot;(W5500_CB_SnREG(s), &quot;&amp;[.K33]&amp;[.I33]&amp;&quot;)&quot;" office:value-type="string" office:string-value="#define W5500_ReadSnPORT(s)             W5500_ReadReg16(W5500_CB_SnREG(s), W5500_REG_SnPORT)" calcext:value-type="string">
            <text:p>#define W5500_ReadSnPORT(s) <text:s text:c="12"/>W5500_ReadReg16(W5500_CB_SnREG(s), W5500_REG_SnPORT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06</text:p>
          </table:table-cell>
          <table:table-cell table:style-name="ce13" office:value-type="string" calcext:value-type="string">
            <text:p>Dest Hardware Addr</text:p>
          </table:table-cell>
          <table:table-cell table:style-name="ce13" office:value-type="string" calcext:value-type="string">
            <text:p>DHAR</text:p>
          </table:table-cell>
          <table:table-cell table:style-name="ce22" office:value-type="float" office:value="6" calcext:value-type="float">
            <text:p>6</text:p>
          </table:table-cell>
          <table:table-cell table:style-name="ce13" table:formula="of:=IF([.D34]=1;&quot;Reg8&quot;;IF([.D34]=2;&quot;Reg16&quot;;&quot;Buf&quot;))" office:value-type="string" office:string-value="Buf" calcext:value-type="string">
            <text:p>Buf</text:p>
          </table:table-cell>
          <table:table-cell table:style-name="ce13" table:formula="of:=IF([.D34]&lt;3;&quot;val&quot;;&quot;ptr&quot;)" office:value-type="string" office:string-value="ptr" calcext:value-type="string">
            <text:p>ptr</text:p>
          </table:table-cell>
          <table:table-cell table:style-name="ce13" table:formula="of:=IF([.D34]&lt;3;&quot;val&quot;;&quot;ptr, &quot;&amp;[.D34])" office:value-type="string" office:string-value="ptr, 6" calcext:value-type="string">
            <text:p>ptr, 6</text:p>
          </table:table-cell>
          <table:table-cell table:style-name="ce13" table:formula="of:=IF([.D34]&lt;3;&quot;&quot;;&quot;, ptr&quot;)" office:value-type="string" office:string-value=", ptr" calcext:value-type="string">
            <text:p>, ptr</text:p>
          </table:table-cell>
          <table:table-cell table:style-name="ce13" table:formula="of:=IF([.D34]&lt;3;&quot;&quot;;&quot;, ptr, &quot;&amp;[.D34])" office:value-type="string" office:string-value=", ptr, 6" calcext:value-type="string">
            <text:p>, ptr, 6</text:p>
          </table:table-cell>
          <table:table-cell table:style-name="ce13"/>
          <table:table-cell table:style-name="ce24" table:formula="of:=&quot;W5500_REG_Sn&quot;&amp;[.C34]" office:value-type="string" office:string-value="W5500_REG_SnDHAR" calcext:value-type="string">
            <text:p>W5500_REG_SnDHA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34] &amp; SPACES;[.L34]) &amp; &quot;0x&quot; &amp; MID([.A34];5;2) &amp; &quot;    /* &quot; &amp;[.B34] &amp; &quot; */&quot;" office:value-type="string" office:string-value="#define W5500_REG_SnDHAR                0x06    /* Dest Hardware Addr */" calcext:value-type="string">
            <text:p>#define W5500_REG_SnDHAR <text:s text:c="15"/>0x06 <text:s text:c="3"/>/* Dest Hardware Add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4]&amp;&quot;(s,&quot;&amp;[.F34]&amp;&quot;)&quot;&amp;SPACES;[.N34])&amp;&quot;W5500_Write&quot;&amp;[.E34]&amp;&quot;(W5500_CB_SnREG(s), &quot;&amp;[.K34]&amp;&quot;, &quot; &amp;[.G34]&amp;&quot;)&quot;" office:value-type="string" office:string-value="#define W5500_WriteSnDHAR(s,ptr)        W5500_WriteBuf(W5500_CB_SnREG(s), W5500_REG_SnDHAR, ptr, 6)" calcext:value-type="string">
            <text:p>#define W5500_WriteSnDHAR(s,ptr) <text:s text:c="7"/>W5500_WriteBuf(W5500_CB_SnREG(s), W5500_REG_SnDHAR, ptr, 6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4]&amp;&quot;(s&quot;&amp;[.H34]&amp;&quot;)&quot;&amp;SPACES;[.P34])&amp;&quot;W5500_Read&quot;&amp;[.E34]&amp;[.J34]&amp;&quot;(W5500_CB_SnREG(s), &quot;&amp;[.K34]&amp;[.I34]&amp;&quot;)&quot;" office:value-type="string" office:string-value="#define W5500_ReadSnDHAR(s, ptr)        W5500_ReadBuf(W5500_CB_SnREG(s), W5500_REG_SnDHAR, ptr, 6)" calcext:value-type="string">
            <text:p>#define W5500_ReadSnDHAR(s, ptr) <text:s text:c="7"/>W5500_ReadBuf(W5500_CB_SnREG(s), W5500_REG_SnDHAR, ptr, 6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0C</text:p>
          </table:table-cell>
          <table:table-cell table:style-name="ce13" office:value-type="string" calcext:value-type="string">
            <text:p>Dest IP Addr</text:p>
          </table:table-cell>
          <table:table-cell table:style-name="ce13" office:value-type="string" calcext:value-type="string">
            <text:p>DIP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35]=1;&quot;Reg8&quot;;IF([.D35]=2;&quot;Reg16&quot;;&quot;Buf&quot;))" office:value-type="string" office:string-value="Buf" calcext:value-type="string">
            <text:p>Buf</text:p>
          </table:table-cell>
          <table:table-cell table:style-name="ce13" table:formula="of:=IF([.D35]&lt;3;&quot;val&quot;;&quot;ptr&quot;)" office:value-type="string" office:string-value="ptr" calcext:value-type="string">
            <text:p>ptr</text:p>
          </table:table-cell>
          <table:table-cell table:style-name="ce13" table:formula="of:=IF([.D35]&lt;3;&quot;val&quot;;&quot;ptr, &quot;&amp;[.D35])" office:value-type="string" office:string-value="ptr, 4" calcext:value-type="string">
            <text:p>ptr, 4</text:p>
          </table:table-cell>
          <table:table-cell table:style-name="ce13" table:formula="of:=IF([.D35]&lt;3;&quot;&quot;;&quot;, ptr&quot;)" office:value-type="string" office:string-value=", ptr" calcext:value-type="string">
            <text:p>, ptr</text:p>
          </table:table-cell>
          <table:table-cell table:style-name="ce13" table:formula="of:=IF([.D35]&lt;3;&quot;&quot;;&quot;, ptr, &quot;&amp;[.D35])" office:value-type="string" office:string-value=", ptr, 4" calcext:value-type="string">
            <text:p>, ptr, 4</text:p>
          </table:table-cell>
          <table:table-cell table:style-name="ce13"/>
          <table:table-cell table:style-name="ce24" table:formula="of:=&quot;W5500_REG_Sn&quot;&amp;[.C35]" office:value-type="string" office:string-value="W5500_REG_SnDIPR" calcext:value-type="string">
            <text:p>W5500_REG_SnDIP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35] &amp; SPACES;[.L35]) &amp; &quot;0x&quot; &amp; MID([.A35];5;2) &amp; &quot;    /* &quot; &amp;[.B35] &amp; &quot; */&quot;" office:value-type="string" office:string-value="#define W5500_REG_SnDIPR                0x0C    /* Dest IP Addr */" calcext:value-type="string">
            <text:p>#define W5500_REG_SnDIPR <text:s text:c="15"/>0x0C <text:s text:c="3"/>/* Dest IP Add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5]&amp;&quot;(s,&quot;&amp;[.F35]&amp;&quot;)&quot;&amp;SPACES;[.N35])&amp;&quot;W5500_Write&quot;&amp;[.E35]&amp;&quot;(W5500_CB_SnREG(s), &quot;&amp;[.K35]&amp;&quot;, &quot; &amp;[.G35]&amp;&quot;)&quot;" office:value-type="string" office:string-value="#define W5500_WriteSnDIPR(s,ptr)        W5500_WriteBuf(W5500_CB_SnREG(s), W5500_REG_SnDIPR, ptr, 4)" calcext:value-type="string">
            <text:p>#define W5500_WriteSnDIPR(s,ptr) <text:s text:c="7"/>W5500_WriteBuf(W5500_CB_SnREG(s), W5500_REG_SnDIPR, ptr, 4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5]&amp;&quot;(s&quot;&amp;[.H35]&amp;&quot;)&quot;&amp;SPACES;[.P35])&amp;&quot;W5500_Read&quot;&amp;[.E35]&amp;[.J35]&amp;&quot;(W5500_CB_SnREG(s), &quot;&amp;[.K35]&amp;[.I35]&amp;&quot;)&quot;" office:value-type="string" office:string-value="#define W5500_ReadSnDIPR(s, ptr)        W5500_ReadBuf(W5500_CB_SnREG(s), W5500_REG_SnDIPR, ptr, 4)" calcext:value-type="string">
            <text:p>#define W5500_ReadSnDIPR(s, ptr) <text:s text:c="7"/>W5500_ReadBuf(W5500_CB_SnREG(s), W5500_REG_SnDIPR, ptr, 4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0</text:p>
          </table:table-cell>
          <table:table-cell table:style-name="ce13" office:value-type="string" calcext:value-type="string">
            <text:p>Dest Port</text:p>
          </table:table-cell>
          <table:table-cell table:style-name="ce13" office:value-type="string" calcext:value-type="string">
            <text:p>DPORT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36]=1;&quot;Reg8&quot;;IF([.D36]=2;&quot;Reg16&quot;;&quot;Buf&quot;))" office:value-type="string" office:string-value="Reg16" calcext:value-type="string">
            <text:p>Reg16</text:p>
          </table:table-cell>
          <table:table-cell table:style-name="ce13" table:formula="of:=IF([.D36]&lt;3;&quot;val&quot;;&quot;ptr&quot;)" office:value-type="string" office:string-value="val" calcext:value-type="string">
            <text:p>val</text:p>
          </table:table-cell>
          <table:table-cell table:style-name="ce13" table:formula="of:=IF([.D36]&lt;3;&quot;val&quot;;&quot;ptr, &quot;&amp;[.D36])" office:value-type="string" office:string-value="val" calcext:value-type="string">
            <text:p>val</text:p>
          </table:table-cell>
          <table:table-cell table:style-name="ce13" table:formula="of:=IF([.D36]&lt;3;&quot;&quot;;&quot;, ptr&quot;)">
            <text:p/>
          </table:table-cell>
          <table:table-cell table:style-name="ce13" table:formula="of:=IF([.D36]&lt;3;&quot;&quot;;&quot;, ptr, &quot;&amp;[.D36])">
            <text:p/>
          </table:table-cell>
          <table:table-cell table:style-name="ce13"/>
          <table:table-cell table:style-name="ce24" table:formula="of:=&quot;W5500_REG_Sn&quot;&amp;[.C36]" office:value-type="string" office:string-value="W5500_REG_SnDPORT" calcext:value-type="string">
            <text:p>W5500_REG_SnDPORT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36] &amp; SPACES;[.L36]) &amp; &quot;0x&quot; &amp; MID([.A36];5;2) &amp; &quot;    /* &quot; &amp;[.B36] &amp; &quot; */&quot;" office:value-type="string" office:string-value="#define W5500_REG_SnDPORT               0x10    /* Dest Port */" calcext:value-type="string">
            <text:p>#define W5500_REG_SnDPORT <text:s text:c="14"/>0x10 <text:s text:c="3"/>/* Dest Port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6]&amp;&quot;(s,&quot;&amp;[.F36]&amp;&quot;)&quot;&amp;SPACES;[.N36])&amp;&quot;W5500_Write&quot;&amp;[.E36]&amp;&quot;(W5500_CB_SnREG(s), &quot;&amp;[.K36]&amp;&quot;, &quot; &amp;[.G36]&amp;&quot;)&quot;" office:value-type="string" office:string-value="#define W5500_WriteSnDPORT(s,val)       W5500_WriteReg16(W5500_CB_SnREG(s), W5500_REG_SnDPORT, val)" calcext:value-type="string">
            <text:p>#define W5500_WriteSnDPORT(s,val) <text:s text:c="6"/>W5500_WriteReg16(W5500_CB_SnREG(s), W5500_REG_SnDPORT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6]&amp;&quot;(s&quot;&amp;[.H36]&amp;&quot;)&quot;&amp;SPACES;[.P36])&amp;&quot;W5500_Read&quot;&amp;[.E36]&amp;[.J36]&amp;&quot;(W5500_CB_SnREG(s), &quot;&amp;[.K36]&amp;[.I36]&amp;&quot;)&quot;" office:value-type="string" office:string-value="#define W5500_ReadSnDPORT(s)            W5500_ReadReg16(W5500_CB_SnREG(s), W5500_REG_SnDPORT)" calcext:value-type="string">
            <text:p>#define W5500_ReadSnDPORT(s) <text:s text:c="11"/>W5500_ReadReg16(W5500_CB_SnREG(s), W5500_REG_SnDPORT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2</text:p>
          </table:table-cell>
          <table:table-cell table:style-name="ce13" office:value-type="string" calcext:value-type="string">
            <text:p>Max Segment Size</text:p>
          </table:table-cell>
          <table:table-cell table:style-name="ce13" office:value-type="string" calcext:value-type="string">
            <text:p>MSS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37]=1;&quot;Reg8&quot;;IF([.D37]=2;&quot;Reg16&quot;;&quot;Buf&quot;))" office:value-type="string" office:string-value="Reg16" calcext:value-type="string">
            <text:p>Reg16</text:p>
          </table:table-cell>
          <table:table-cell table:style-name="ce13" table:formula="of:=IF([.D37]&lt;3;&quot;val&quot;;&quot;ptr&quot;)" office:value-type="string" office:string-value="val" calcext:value-type="string">
            <text:p>val</text:p>
          </table:table-cell>
          <table:table-cell table:style-name="ce13" table:formula="of:=IF([.D37]&lt;3;&quot;val&quot;;&quot;ptr, &quot;&amp;[.D37])" office:value-type="string" office:string-value="val" calcext:value-type="string">
            <text:p>val</text:p>
          </table:table-cell>
          <table:table-cell table:style-name="ce13" table:formula="of:=IF([.D37]&lt;3;&quot;&quot;;&quot;, ptr&quot;)">
            <text:p/>
          </table:table-cell>
          <table:table-cell table:style-name="ce13" table:formula="of:=IF([.D37]&lt;3;&quot;&quot;;&quot;, ptr, &quot;&amp;[.D37])">
            <text:p/>
          </table:table-cell>
          <table:table-cell table:style-name="ce13"/>
          <table:table-cell table:style-name="ce24" table:formula="of:=&quot;W5500_REG_Sn&quot;&amp;[.C37]" office:value-type="string" office:string-value="W5500_REG_SnMSSR" calcext:value-type="string">
            <text:p>W5500_REG_SnMSS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37] &amp; SPACES;[.L37]) &amp; &quot;0x&quot; &amp; MID([.A37];5;2) &amp; &quot;    /* &quot; &amp;[.B37] &amp; &quot; */&quot;" office:value-type="string" office:string-value="#define W5500_REG_SnMSSR                0x12    /* Max Segment Size */" calcext:value-type="string">
            <text:p>#define W5500_REG_SnMSSR <text:s text:c="15"/>0x12 <text:s text:c="3"/>/* Max Segment Size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7]&amp;&quot;(s,&quot;&amp;[.F37]&amp;&quot;)&quot;&amp;SPACES;[.N37])&amp;&quot;W5500_Write&quot;&amp;[.E37]&amp;&quot;(W5500_CB_SnREG(s), &quot;&amp;[.K37]&amp;&quot;, &quot; &amp;[.G37]&amp;&quot;)&quot;" office:value-type="string" office:string-value="#define W5500_WriteSnMSSR(s,val)        W5500_WriteReg16(W5500_CB_SnREG(s), W5500_REG_SnMSSR, val)" calcext:value-type="string">
            <text:p>#define W5500_WriteSnMSSR(s,val) <text:s text:c="7"/>W5500_WriteReg16(W5500_CB_SnREG(s), W5500_REG_SnMSS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7]&amp;&quot;(s&quot;&amp;[.H37]&amp;&quot;)&quot;&amp;SPACES;[.P37])&amp;&quot;W5500_Read&quot;&amp;[.E37]&amp;[.J37]&amp;&quot;(W5500_CB_SnREG(s), &quot;&amp;[.K37]&amp;[.I37]&amp;&quot;)&quot;" office:value-type="string" office:string-value="#define W5500_ReadSnMSSR(s)             W5500_ReadReg16(W5500_CB_SnREG(s), W5500_REG_SnMSSR)" calcext:value-type="string">
            <text:p>#define W5500_ReadSnMSSR(s) <text:s text:c="12"/>W5500_ReadReg16(W5500_CB_SnREG(s), W5500_REG_SnMSS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5</text:p>
          </table:table-cell>
          <table:table-cell table:style-name="ce13" office:value-type="string" calcext:value-type="string">
            <text:p>IP TOS</text:p>
          </table:table-cell>
          <table:table-cell table:style-name="ce13" office:value-type="string" calcext:value-type="string">
            <text:p>TOS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8]=1;&quot;Reg8&quot;;IF([.D38]=2;&quot;Reg16&quot;;&quot;Buf&quot;))" office:value-type="string" office:string-value="Reg8" calcext:value-type="string">
            <text:p>Reg8</text:p>
          </table:table-cell>
          <table:table-cell table:style-name="ce13" table:formula="of:=IF([.D38]&lt;3;&quot;val&quot;;&quot;ptr&quot;)" office:value-type="string" office:string-value="val" calcext:value-type="string">
            <text:p>val</text:p>
          </table:table-cell>
          <table:table-cell table:style-name="ce13" table:formula="of:=IF([.D38]&lt;3;&quot;val&quot;;&quot;ptr, &quot;&amp;[.D38])" office:value-type="string" office:string-value="val" calcext:value-type="string">
            <text:p>val</text:p>
          </table:table-cell>
          <table:table-cell table:style-name="ce13" table:formula="of:=IF([.D38]&lt;3;&quot;&quot;;&quot;, ptr&quot;)">
            <text:p/>
          </table:table-cell>
          <table:table-cell table:style-name="ce13" table:formula="of:=IF([.D38]&lt;3;&quot;&quot;;&quot;, ptr, &quot;&amp;[.D38])">
            <text:p/>
          </table:table-cell>
          <table:table-cell table:style-name="ce13"/>
          <table:table-cell table:style-name="ce24" table:formula="of:=&quot;W5500_REG_Sn&quot;&amp;[.C38]" office:value-type="string" office:string-value="W5500_REG_SnTOS" calcext:value-type="string">
            <text:p>W5500_REG_SnTOS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38] &amp; SPACES;[.L38]) &amp; &quot;0x&quot; &amp; MID([.A38];5;2) &amp; &quot;    /* &quot; &amp;[.B38] &amp; &quot; */&quot;" office:value-type="string" office:string-value="#define W5500_REG_SnTOS                 0x15    /* IP TOS */" calcext:value-type="string">
            <text:p>#define W5500_REG_SnTOS <text:s text:c="16"/>0x15 <text:s text:c="3"/>/* IP TOS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8]&amp;&quot;(s,&quot;&amp;[.F38]&amp;&quot;)&quot;&amp;SPACES;[.N38])&amp;&quot;W5500_Write&quot;&amp;[.E38]&amp;&quot;(W5500_CB_SnREG(s), &quot;&amp;[.K38]&amp;&quot;, &quot; &amp;[.G38]&amp;&quot;)&quot;" office:value-type="string" office:string-value="#define W5500_WriteSnTOS(s,val)         W5500_WriteReg8(W5500_CB_SnREG(s), W5500_REG_SnTOS, val)" calcext:value-type="string">
            <text:p>#define W5500_WriteSnTOS(s,val) <text:s text:c="8"/>W5500_WriteReg8(W5500_CB_SnREG(s), W5500_REG_SnTOS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8]&amp;&quot;(s&quot;&amp;[.H38]&amp;&quot;)&quot;&amp;SPACES;[.P38])&amp;&quot;W5500_Read&quot;&amp;[.E38]&amp;[.J38]&amp;&quot;(W5500_CB_SnREG(s), &quot;&amp;[.K38]&amp;[.I38]&amp;&quot;)&quot;" office:value-type="string" office:string-value="#define W5500_ReadSnTOS(s)              W5500_ReadReg8(W5500_CB_SnREG(s), W5500_REG_SnTOS)" calcext:value-type="string">
            <text:p>#define W5500_ReadSnTOS(s) <text:s text:c="13"/>W5500_ReadReg8(W5500_CB_SnREG(s), W5500_REG_SnTOS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6</text:p>
          </table:table-cell>
          <table:table-cell table:style-name="ce13" office:value-type="string" calcext:value-type="string">
            <text:p>IP TTL</text:p>
          </table:table-cell>
          <table:table-cell table:style-name="ce13" office:value-type="string" calcext:value-type="string">
            <text:p>TTL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9]=1;&quot;Reg8&quot;;IF([.D39]=2;&quot;Reg16&quot;;&quot;Buf&quot;))" office:value-type="string" office:string-value="Reg8" calcext:value-type="string">
            <text:p>Reg8</text:p>
          </table:table-cell>
          <table:table-cell table:style-name="ce13" table:formula="of:=IF([.D39]&lt;3;&quot;val&quot;;&quot;ptr&quot;)" office:value-type="string" office:string-value="val" calcext:value-type="string">
            <text:p>val</text:p>
          </table:table-cell>
          <table:table-cell table:style-name="ce13" table:formula="of:=IF([.D39]&lt;3;&quot;val&quot;;&quot;ptr, &quot;&amp;[.D39])" office:value-type="string" office:string-value="val" calcext:value-type="string">
            <text:p>val</text:p>
          </table:table-cell>
          <table:table-cell table:style-name="ce13" table:formula="of:=IF([.D39]&lt;3;&quot;&quot;;&quot;, ptr&quot;)">
            <text:p/>
          </table:table-cell>
          <table:table-cell table:style-name="ce13" table:formula="of:=IF([.D39]&lt;3;&quot;&quot;;&quot;, ptr, &quot;&amp;[.D39])">
            <text:p/>
          </table:table-cell>
          <table:table-cell table:style-name="ce13"/>
          <table:table-cell table:style-name="ce24" table:formula="of:=&quot;W5500_REG_Sn&quot;&amp;[.C39]" office:value-type="string" office:string-value="W5500_REG_SnTTL" calcext:value-type="string">
            <text:p>W5500_REG_SnTTL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39] &amp; SPACES;[.L39]) &amp; &quot;0x&quot; &amp; MID([.A39];5;2) &amp; &quot;    /* &quot; &amp;[.B39] &amp; &quot; */&quot;" office:value-type="string" office:string-value="#define W5500_REG_SnTTL                 0x16    /* IP TTL */" calcext:value-type="string">
            <text:p>#define W5500_REG_SnTTL <text:s text:c="16"/>0x16 <text:s text:c="3"/>/* IP TTL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39]&amp;&quot;(s,&quot;&amp;[.F39]&amp;&quot;)&quot;&amp;SPACES;[.N39])&amp;&quot;W5500_Write&quot;&amp;[.E39]&amp;&quot;(W5500_CB_SnREG(s), &quot;&amp;[.K39]&amp;&quot;, &quot; &amp;[.G39]&amp;&quot;)&quot;" office:value-type="string" office:string-value="#define W5500_WriteSnTTL(s,val)         W5500_WriteReg8(W5500_CB_SnREG(s), W5500_REG_SnTTL, val)" calcext:value-type="string">
            <text:p>#define W5500_WriteSnTTL(s,val) <text:s text:c="8"/>W5500_WriteReg8(W5500_CB_SnREG(s), W5500_REG_SnTTL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39]&amp;&quot;(s&quot;&amp;[.H39]&amp;&quot;)&quot;&amp;SPACES;[.P39])&amp;&quot;W5500_Read&quot;&amp;[.E39]&amp;[.J39]&amp;&quot;(W5500_CB_SnREG(s), &quot;&amp;[.K39]&amp;[.I39]&amp;&quot;)&quot;" office:value-type="string" office:string-value="#define W5500_ReadSnTTL(s)              W5500_ReadReg8(W5500_CB_SnREG(s), W5500_REG_SnTTL)" calcext:value-type="string">
            <text:p>#define W5500_ReadSnTTL(s) <text:s text:c="13"/>W5500_ReadReg8(W5500_CB_SnREG(s), W5500_REG_SnTTL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E</text:p>
          </table:table-cell>
          <table:table-cell table:style-name="ce13" office:value-type="string" calcext:value-type="string">
            <text:p>Rx Buffer Size</text:p>
          </table:table-cell>
          <table:table-cell table:style-name="ce13" office:value-type="string" calcext:value-type="string">
            <text:p>RXBUF_SIZE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40]=1;&quot;Reg8&quot;;IF([.D40]=2;&quot;Reg16&quot;;&quot;Buf&quot;))" office:value-type="string" office:string-value="Reg8" calcext:value-type="string">
            <text:p>Reg8</text:p>
          </table:table-cell>
          <table:table-cell table:style-name="ce13" table:formula="of:=IF([.D40]&lt;3;&quot;val&quot;;&quot;ptr&quot;)" office:value-type="string" office:string-value="val" calcext:value-type="string">
            <text:p>val</text:p>
          </table:table-cell>
          <table:table-cell table:style-name="ce13" table:formula="of:=IF([.D40]&lt;3;&quot;val&quot;;&quot;ptr, &quot;&amp;[.D40])" office:value-type="string" office:string-value="val" calcext:value-type="string">
            <text:p>val</text:p>
          </table:table-cell>
          <table:table-cell table:style-name="ce13" table:formula="of:=IF([.D40]&lt;3;&quot;&quot;;&quot;, ptr&quot;)">
            <text:p/>
          </table:table-cell>
          <table:table-cell table:style-name="ce13" table:formula="of:=IF([.D40]&lt;3;&quot;&quot;;&quot;, ptr, &quot;&amp;[.D40])">
            <text:p/>
          </table:table-cell>
          <table:table-cell table:style-name="ce13"/>
          <table:table-cell table:style-name="ce24" table:formula="of:=&quot;W5500_REG_Sn&quot;&amp;[.C40]" office:value-type="string" office:string-value="W5500_REG_SnRXBUF_SIZE" calcext:value-type="string">
            <text:p>W5500_REG_SnRXBUF_SIZE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40] &amp; SPACES;[.L40]) &amp; &quot;0x&quot; &amp; MID([.A40];5;2) &amp; &quot;    /* &quot; &amp;[.B40] &amp; &quot; */&quot;" office:value-type="string" office:string-value="#define W5500_REG_SnRXBUF_SIZE          0x1E    /* Rx Buffer Size */" calcext:value-type="string">
            <text:p>#define W5500_REG_SnRXBUF_SIZE <text:s text:c="9"/>0x1E <text:s text:c="3"/>/* Rx Buffer Size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0]&amp;&quot;(s,&quot;&amp;[.F40]&amp;&quot;)&quot;&amp;SPACES;[.N40])&amp;&quot;W5500_Write&quot;&amp;[.E40]&amp;&quot;(W5500_CB_SnREG(s), &quot;&amp;[.K40]&amp;&quot;, &quot; &amp;[.G40]&amp;&quot;)&quot;" office:value-type="string" office:string-value="#define W5500_WriteSnRXBUF_SIZE(s,val)  W5500_WriteReg8(W5500_CB_SnREG(s), W5500_REG_SnRXBUF_SIZE, val)" calcext:value-type="string">
            <text:p>#define W5500_WriteSnRXBUF_SIZE(s,val) <text:s/>W5500_WriteReg8(W5500_CB_SnREG(s), W5500_REG_SnRXBUF_SIZE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0]&amp;&quot;(s&quot;&amp;[.H40]&amp;&quot;)&quot;&amp;SPACES;[.P40])&amp;&quot;W5500_Read&quot;&amp;[.E40]&amp;[.J40]&amp;&quot;(W5500_CB_SnREG(s), &quot;&amp;[.K40]&amp;[.I40]&amp;&quot;)&quot;" office:value-type="string" office:string-value="#define W5500_ReadSnRXBUF_SIZE(s)       W5500_ReadReg8(W5500_CB_SnREG(s), W5500_REG_SnRXBUF_SIZE)" calcext:value-type="string">
            <text:p>#define W5500_ReadSnRXBUF_SIZE(s) <text:s text:c="6"/>W5500_ReadReg8(W5500_CB_SnREG(s), W5500_REG_SnRXBUF_SIZE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1F</text:p>
          </table:table-cell>
          <table:table-cell table:style-name="ce13" office:value-type="string" calcext:value-type="string">
            <text:p>Tx Buffer Size</text:p>
          </table:table-cell>
          <table:table-cell table:style-name="ce13" office:value-type="string" calcext:value-type="string">
            <text:p>TXBUF_SIZE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41]=1;&quot;Reg8&quot;;IF([.D41]=2;&quot;Reg16&quot;;&quot;Buf&quot;))" office:value-type="string" office:string-value="Reg8" calcext:value-type="string">
            <text:p>Reg8</text:p>
          </table:table-cell>
          <table:table-cell table:style-name="ce13" table:formula="of:=IF([.D41]&lt;3;&quot;val&quot;;&quot;ptr&quot;)" office:value-type="string" office:string-value="val" calcext:value-type="string">
            <text:p>val</text:p>
          </table:table-cell>
          <table:table-cell table:style-name="ce13" table:formula="of:=IF([.D41]&lt;3;&quot;val&quot;;&quot;ptr, &quot;&amp;[.D41])" office:value-type="string" office:string-value="val" calcext:value-type="string">
            <text:p>val</text:p>
          </table:table-cell>
          <table:table-cell table:style-name="ce13" table:formula="of:=IF([.D41]&lt;3;&quot;&quot;;&quot;, ptr&quot;)">
            <text:p/>
          </table:table-cell>
          <table:table-cell table:style-name="ce13" table:formula="of:=IF([.D41]&lt;3;&quot;&quot;;&quot;, ptr, &quot;&amp;[.D41])">
            <text:p/>
          </table:table-cell>
          <table:table-cell table:style-name="ce13"/>
          <table:table-cell table:style-name="ce24" table:formula="of:=&quot;W5500_REG_Sn&quot;&amp;[.C41]" office:value-type="string" office:string-value="W5500_REG_SnTXBUF_SIZE" calcext:value-type="string">
            <text:p>W5500_REG_SnTXBUF_SIZE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41] &amp; SPACES;[.L41]) &amp; &quot;0x&quot; &amp; MID([.A41];5;2) &amp; &quot;    /* &quot; &amp;[.B41] &amp; &quot; */&quot;" office:value-type="string" office:string-value="#define W5500_REG_SnTXBUF_SIZE          0x1F    /* Tx Buffer Size */" calcext:value-type="string">
            <text:p>#define W5500_REG_SnTXBUF_SIZE <text:s text:c="9"/>0x1F <text:s text:c="3"/>/* Tx Buffer Size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1]&amp;&quot;(s,&quot;&amp;[.F41]&amp;&quot;)&quot;&amp;SPACES;[.N41])&amp;&quot;W5500_Write&quot;&amp;[.E41]&amp;&quot;(W5500_CB_SnREG(s), &quot;&amp;[.K41]&amp;&quot;, &quot; &amp;[.G41]&amp;&quot;)&quot;" office:value-type="string" office:string-value="#define W5500_WriteSnTXBUF_SIZE(s,val)  W5500_WriteReg8(W5500_CB_SnREG(s), W5500_REG_SnTXBUF_SIZE, val)" calcext:value-type="string">
            <text:p>#define W5500_WriteSnTXBUF_SIZE(s,val) <text:s/>W5500_WriteReg8(W5500_CB_SnREG(s), W5500_REG_SnTXBUF_SIZE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1]&amp;&quot;(s&quot;&amp;[.H41]&amp;&quot;)&quot;&amp;SPACES;[.P41])&amp;&quot;W5500_Read&quot;&amp;[.E41]&amp;[.J41]&amp;&quot;(W5500_CB_SnREG(s), &quot;&amp;[.K41]&amp;[.I41]&amp;&quot;)&quot;" office:value-type="string" office:string-value="#define W5500_ReadSnTXBUF_SIZE(s)       W5500_ReadReg8(W5500_CB_SnREG(s), W5500_REG_SnTXBUF_SIZE)" calcext:value-type="string">
            <text:p>#define W5500_ReadSnTXBUF_SIZE(s) <text:s text:c="6"/>W5500_ReadReg8(W5500_CB_SnREG(s), W5500_REG_SnTXBUF_SIZE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20" office:value-type="string" calcext:value-type="string">
            <text:p>0x0020</text:p>
          </table:table-cell>
          <table:table-cell table:style-name="ce20" office:value-type="string" calcext:value-type="string">
            <text:p>Tx Free Size</text:p>
          </table:table-cell>
          <table:table-cell table:style-name="ce20" office:value-type="string" calcext:value-type="string">
            <text:p>TX_FS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2]=1;&quot;Reg8&quot;;IF([.D42]=2;&quot;Reg16&quot;;&quot;Buf&quot;))" office:value-type="string" office:string-value="Reg16" calcext:value-type="string">
            <text:p>Reg16</text:p>
          </table:table-cell>
          <table:table-cell table:style-name="ce13" table:formula="of:=IF([.D42]&lt;3;&quot;val&quot;;&quot;ptr&quot;)" office:value-type="string" office:string-value="val" calcext:value-type="string">
            <text:p>val</text:p>
          </table:table-cell>
          <table:table-cell table:style-name="ce13" table:formula="of:=IF([.D42]&lt;3;&quot;val&quot;;&quot;ptr, &quot;&amp;[.D42])" office:value-type="string" office:string-value="val" calcext:value-type="string">
            <text:p>val</text:p>
          </table:table-cell>
          <table:table-cell table:style-name="ce13" table:formula="of:=IF([.D42]&lt;3;&quot;&quot;;&quot;, ptr&quot;)">
            <text:p/>
          </table:table-cell>
          <table:table-cell table:style-name="ce13" table:formula="of:=IF([.D42]&lt;3;&quot;&quot;;&quot;, ptr, &quot;&amp;[.D42])">
            <text:p/>
          </table:table-cell>
          <table:table-cell table:style-name="ce13" office:value-type="string" calcext:value-type="string">
            <text:p>Val</text:p>
          </table:table-cell>
          <table:table-cell table:style-name="ce24" table:formula="of:=&quot;W5500_REG_Sn&quot;&amp;[.C42]" office:value-type="string" office:string-value="W5500_REG_SnTX_FSR" calcext:value-type="string">
            <text:p>W5500_REG_SnTX_FS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42] &amp; SPACES;[.L42]) &amp; &quot;0x&quot; &amp; MID([.A42];5;2) &amp; &quot;    /* &quot; &amp;[.B42] &amp; &quot; */&quot;" office:value-type="string" office:string-value="#define W5500_REG_SnTX_FSR              0x20    /* Tx Free Size */" calcext:value-type="string">
            <text:p>#define W5500_REG_SnTX_FSR <text:s text:c="13"/>0x20 <text:s text:c="3"/>/* Tx Free Size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2]&amp;&quot;(s,&quot;&amp;[.F42]&amp;&quot;)&quot;&amp;SPACES;[.N42])&amp;&quot;W5500_Write&quot;&amp;[.E42]&amp;&quot;(W5500_CB_SnREG(s), &quot;&amp;[.K42]&amp;&quot;, &quot; &amp;[.G42]&amp;&quot;)&quot;" office:value-type="string" office:string-value="#define W5500_WriteSnTX_FSR(s,val)      W5500_WriteReg16(W5500_CB_SnREG(s), W5500_REG_SnTX_FSR, val)" calcext:value-type="string">
            <text:p>#define W5500_WriteSnTX_FSR(s,val) <text:s text:c="5"/>W5500_WriteReg16(W5500_CB_SnREG(s), W5500_REG_SnTX_FS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2]&amp;&quot;(s&quot;&amp;[.H42]&amp;&quot;)&quot;&amp;SPACES;[.P42])&amp;&quot;W5500_Read&quot;&amp;[.E42]&amp;[.J42]&amp;&quot;(W5500_CB_SnREG(s), &quot;&amp;[.K42]&amp;[.I42]&amp;&quot;)&quot;" office:value-type="string" office:string-value="#define W5500_ReadSnTX_FSR(s)           W5500_ReadReg16Val(W5500_CB_SnREG(s), W5500_REG_SnTX_FSR)" calcext:value-type="string">
            <text:p>#define W5500_ReadSnTX_FSR(s) <text:s text:c="10"/>W5500_ReadReg16Val(W5500_CB_SnREG(s), W5500_REG_SnTX_FS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2</text:p>
          </table:table-cell>
          <table:table-cell table:style-name="ce13" office:value-type="string" calcext:value-type="string">
            <text:p>Tx Read Pointer</text:p>
          </table:table-cell>
          <table:table-cell table:style-name="ce13" office:value-type="string" calcext:value-type="string">
            <text:p>TX_RD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3]=1;&quot;Reg8&quot;;IF([.D43]=2;&quot;Reg16&quot;;&quot;Buf&quot;))" office:value-type="string" office:string-value="Reg16" calcext:value-type="string">
            <text:p>Reg16</text:p>
          </table:table-cell>
          <table:table-cell table:style-name="ce13" table:formula="of:=IF([.D43]&lt;3;&quot;val&quot;;&quot;ptr&quot;)" office:value-type="string" office:string-value="val" calcext:value-type="string">
            <text:p>val</text:p>
          </table:table-cell>
          <table:table-cell table:style-name="ce13" table:formula="of:=IF([.D43]&lt;3;&quot;val&quot;;&quot;ptr, &quot;&amp;[.D43])" office:value-type="string" office:string-value="val" calcext:value-type="string">
            <text:p>val</text:p>
          </table:table-cell>
          <table:table-cell table:style-name="ce13" table:formula="of:=IF([.D43]&lt;3;&quot;&quot;;&quot;, ptr&quot;)">
            <text:p/>
          </table:table-cell>
          <table:table-cell table:style-name="ce13" table:formula="of:=IF([.D43]&lt;3;&quot;&quot;;&quot;, ptr, &quot;&amp;[.D43])">
            <text:p/>
          </table:table-cell>
          <table:table-cell table:style-name="ce13"/>
          <table:table-cell table:style-name="ce24" table:formula="of:=&quot;W5500_REG_Sn&quot;&amp;[.C43]" office:value-type="string" office:string-value="W5500_REG_SnTX_RD" calcext:value-type="string">
            <text:p>W5500_REG_SnTX_RD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43] &amp; SPACES;[.L43]) &amp; &quot;0x&quot; &amp; MID([.A43];5;2) &amp; &quot;    /* &quot; &amp;[.B43] &amp; &quot; */&quot;" office:value-type="string" office:string-value="#define W5500_REG_SnTX_RD               0x22    /* Tx Read Pointer */" calcext:value-type="string">
            <text:p>#define W5500_REG_SnTX_RD <text:s text:c="14"/>0x22 <text:s text:c="3"/>/* Tx Read Pointe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3]&amp;&quot;(s,&quot;&amp;[.F43]&amp;&quot;)&quot;&amp;SPACES;[.N43])&amp;&quot;W5500_Write&quot;&amp;[.E43]&amp;&quot;(W5500_CB_SnREG(s), &quot;&amp;[.K43]&amp;&quot;, &quot; &amp;[.G43]&amp;&quot;)&quot;" office:value-type="string" office:string-value="#define W5500_WriteSnTX_RD(s,val)       W5500_WriteReg16(W5500_CB_SnREG(s), W5500_REG_SnTX_RD, val)" calcext:value-type="string">
            <text:p>#define W5500_WriteSnTX_RD(s,val) <text:s text:c="6"/>W5500_WriteReg16(W5500_CB_SnREG(s), W5500_REG_SnTX_RD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3]&amp;&quot;(s&quot;&amp;[.H43]&amp;&quot;)&quot;&amp;SPACES;[.P43])&amp;&quot;W5500_Read&quot;&amp;[.E43]&amp;[.J43]&amp;&quot;(W5500_CB_SnREG(s), &quot;&amp;[.K43]&amp;[.I43]&amp;&quot;)&quot;" office:value-type="string" office:string-value="#define W5500_ReadSnTX_RD(s)            W5500_ReadReg16(W5500_CB_SnREG(s), W5500_REG_SnTX_RD)" calcext:value-type="string">
            <text:p>#define W5500_ReadSnTX_RD(s) <text:s text:c="11"/>W5500_ReadReg16(W5500_CB_SnREG(s), W5500_REG_SnTX_RD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4</text:p>
          </table:table-cell>
          <table:table-cell table:style-name="ce13" office:value-type="string" calcext:value-type="string">
            <text:p>Tx Write Pointer</text:p>
          </table:table-cell>
          <table:table-cell table:style-name="ce13" office:value-type="string" calcext:value-type="string">
            <text:p>TX_W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4]=1;&quot;Reg8&quot;;IF([.D44]=2;&quot;Reg16&quot;;&quot;Buf&quot;))" office:value-type="string" office:string-value="Reg16" calcext:value-type="string">
            <text:p>Reg16</text:p>
          </table:table-cell>
          <table:table-cell table:style-name="ce13" table:formula="of:=IF([.D44]&lt;3;&quot;val&quot;;&quot;ptr&quot;)" office:value-type="string" office:string-value="val" calcext:value-type="string">
            <text:p>val</text:p>
          </table:table-cell>
          <table:table-cell table:style-name="ce13" table:formula="of:=IF([.D44]&lt;3;&quot;val&quot;;&quot;ptr, &quot;&amp;[.D44])" office:value-type="string" office:string-value="val" calcext:value-type="string">
            <text:p>val</text:p>
          </table:table-cell>
          <table:table-cell table:style-name="ce13" table:formula="of:=IF([.D44]&lt;3;&quot;&quot;;&quot;, ptr&quot;)">
            <text:p/>
          </table:table-cell>
          <table:table-cell table:style-name="ce13" table:formula="of:=IF([.D44]&lt;3;&quot;&quot;;&quot;, ptr, &quot;&amp;[.D44])">
            <text:p/>
          </table:table-cell>
          <table:table-cell table:style-name="ce13"/>
          <table:table-cell table:style-name="ce24" table:formula="of:=&quot;W5500_REG_Sn&quot;&amp;[.C44]" office:value-type="string" office:string-value="W5500_REG_SnTX_WR" calcext:value-type="string">
            <text:p>W5500_REG_SnTX_W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44] &amp; SPACES;[.L44]) &amp; &quot;0x&quot; &amp; MID([.A44];5;2) &amp; &quot;    /* &quot; &amp;[.B44] &amp; &quot; */&quot;" office:value-type="string" office:string-value="#define W5500_REG_SnTX_WR               0x24    /* Tx Write Pointer */" calcext:value-type="string">
            <text:p>#define W5500_REG_SnTX_WR <text:s text:c="14"/>0x24 <text:s text:c="3"/>/* Tx Write Pointe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4]&amp;&quot;(s,&quot;&amp;[.F44]&amp;&quot;)&quot;&amp;SPACES;[.N44])&amp;&quot;W5500_Write&quot;&amp;[.E44]&amp;&quot;(W5500_CB_SnREG(s), &quot;&amp;[.K44]&amp;&quot;, &quot; &amp;[.G44]&amp;&quot;)&quot;" office:value-type="string" office:string-value="#define W5500_WriteSnTX_WR(s,val)       W5500_WriteReg16(W5500_CB_SnREG(s), W5500_REG_SnTX_WR, val)" calcext:value-type="string">
            <text:p>#define W5500_WriteSnTX_WR(s,val) <text:s text:c="6"/>W5500_WriteReg16(W5500_CB_SnREG(s), W5500_REG_SnTX_W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4]&amp;&quot;(s&quot;&amp;[.H44]&amp;&quot;)&quot;&amp;SPACES;[.P44])&amp;&quot;W5500_Read&quot;&amp;[.E44]&amp;[.J44]&amp;&quot;(W5500_CB_SnREG(s), &quot;&amp;[.K44]&amp;[.I44]&amp;&quot;)&quot;" office:value-type="string" office:string-value="#define W5500_ReadSnTX_WR(s)            W5500_ReadReg16(W5500_CB_SnREG(s), W5500_REG_SnTX_WR)" calcext:value-type="string">
            <text:p>#define W5500_ReadSnTX_WR(s) <text:s text:c="11"/>W5500_ReadReg16(W5500_CB_SnREG(s), W5500_REG_SnTX_W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20" office:value-type="string" calcext:value-type="string">
            <text:p>0x0026</text:p>
          </table:table-cell>
          <table:table-cell table:style-name="ce20" office:value-type="string" calcext:value-type="string">
            <text:p>Rx Received Size</text:p>
          </table:table-cell>
          <table:table-cell table:style-name="ce20" office:value-type="string" calcext:value-type="string">
            <text:p>RX_RS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5]=1;&quot;Reg8&quot;;IF([.D45]=2;&quot;Reg16&quot;;&quot;Buf&quot;))" office:value-type="string" office:string-value="Reg16" calcext:value-type="string">
            <text:p>Reg16</text:p>
          </table:table-cell>
          <table:table-cell table:style-name="ce13" table:formula="of:=IF([.D45]&lt;3;&quot;val&quot;;&quot;ptr&quot;)" office:value-type="string" office:string-value="val" calcext:value-type="string">
            <text:p>val</text:p>
          </table:table-cell>
          <table:table-cell table:style-name="ce13" table:formula="of:=IF([.D45]&lt;3;&quot;val&quot;;&quot;ptr, &quot;&amp;[.D45])" office:value-type="string" office:string-value="val" calcext:value-type="string">
            <text:p>val</text:p>
          </table:table-cell>
          <table:table-cell table:style-name="ce13" table:formula="of:=IF([.D45]&lt;3;&quot;&quot;;&quot;, ptr&quot;)">
            <text:p/>
          </table:table-cell>
          <table:table-cell table:style-name="ce13" table:formula="of:=IF([.D45]&lt;3;&quot;&quot;;&quot;, ptr, &quot;&amp;[.D45])">
            <text:p/>
          </table:table-cell>
          <table:table-cell table:style-name="ce13" office:value-type="string" calcext:value-type="string">
            <text:p>Val</text:p>
          </table:table-cell>
          <table:table-cell table:style-name="ce24" table:formula="of:=&quot;W5500_REG_Sn&quot;&amp;[.C45]" office:value-type="string" office:string-value="W5500_REG_SnRX_RSR" calcext:value-type="string">
            <text:p>W5500_REG_SnRX_RS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45] &amp; SPACES;[.L45]) &amp; &quot;0x&quot; &amp; MID([.A45];5;2) &amp; &quot;    /* &quot; &amp;[.B45] &amp; &quot; */&quot;" office:value-type="string" office:string-value="#define W5500_REG_SnRX_RSR              0x26    /* Rx Received Size */" calcext:value-type="string">
            <text:p>#define W5500_REG_SnRX_RSR <text:s text:c="13"/>0x26 <text:s text:c="3"/>/* Rx Received Size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5]&amp;&quot;(s,&quot;&amp;[.F45]&amp;&quot;)&quot;&amp;SPACES;[.N45])&amp;&quot;W5500_Write&quot;&amp;[.E45]&amp;&quot;(W5500_CB_SnREG(s), &quot;&amp;[.K45]&amp;&quot;, &quot; &amp;[.G45]&amp;&quot;)&quot;" office:value-type="string" office:string-value="#define W5500_WriteSnRX_RSR(s,val)      W5500_WriteReg16(W5500_CB_SnREG(s), W5500_REG_SnRX_RSR, val)" calcext:value-type="string">
            <text:p>#define W5500_WriteSnRX_RSR(s,val) <text:s text:c="5"/>W5500_WriteReg16(W5500_CB_SnREG(s), W5500_REG_SnRX_RS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5]&amp;&quot;(s&quot;&amp;[.H45]&amp;&quot;)&quot;&amp;SPACES;[.P45])&amp;&quot;W5500_Read&quot;&amp;[.E45]&amp;[.J45]&amp;&quot;(W5500_CB_SnREG(s), &quot;&amp;[.K45]&amp;[.I45]&amp;&quot;)&quot;" office:value-type="string" office:string-value="#define W5500_ReadSnRX_RSR(s)           W5500_ReadReg16Val(W5500_CB_SnREG(s), W5500_REG_SnRX_RSR)" calcext:value-type="string">
            <text:p>#define W5500_ReadSnRX_RSR(s) <text:s text:c="10"/>W5500_ReadReg16Val(W5500_CB_SnREG(s), W5500_REG_SnRX_RS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8</text:p>
          </table:table-cell>
          <table:table-cell table:style-name="ce13" office:value-type="string" calcext:value-type="string">
            <text:p>Rx Read Pointer</text:p>
          </table:table-cell>
          <table:table-cell table:style-name="ce13" office:value-type="string" calcext:value-type="string">
            <text:p>RX_RD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6]=1;&quot;Reg8&quot;;IF([.D46]=2;&quot;Reg16&quot;;&quot;Buf&quot;))" office:value-type="string" office:string-value="Reg16" calcext:value-type="string">
            <text:p>Reg16</text:p>
          </table:table-cell>
          <table:table-cell table:style-name="ce13" table:formula="of:=IF([.D46]&lt;3;&quot;val&quot;;&quot;ptr&quot;)" office:value-type="string" office:string-value="val" calcext:value-type="string">
            <text:p>val</text:p>
          </table:table-cell>
          <table:table-cell table:style-name="ce13" table:formula="of:=IF([.D46]&lt;3;&quot;val&quot;;&quot;ptr, &quot;&amp;[.D46])" office:value-type="string" office:string-value="val" calcext:value-type="string">
            <text:p>val</text:p>
          </table:table-cell>
          <table:table-cell table:style-name="ce13" table:formula="of:=IF([.D46]&lt;3;&quot;&quot;;&quot;, ptr&quot;)">
            <text:p/>
          </table:table-cell>
          <table:table-cell table:style-name="ce13" table:formula="of:=IF([.D46]&lt;3;&quot;&quot;;&quot;, ptr, &quot;&amp;[.D46])">
            <text:p/>
          </table:table-cell>
          <table:table-cell table:style-name="ce13"/>
          <table:table-cell table:style-name="ce24" table:formula="of:=&quot;W5500_REG_Sn&quot;&amp;[.C46]" office:value-type="string" office:string-value="W5500_REG_SnRX_RD" calcext:value-type="string">
            <text:p>W5500_REG_SnRX_RD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46] &amp; SPACES;[.L46]) &amp; &quot;0x&quot; &amp; MID([.A46];5;2) &amp; &quot;    /* &quot; &amp;[.B46] &amp; &quot; */&quot;" office:value-type="string" office:string-value="#define W5500_REG_SnRX_RD               0x28    /* Rx Read Pointer */" calcext:value-type="string">
            <text:p>#define W5500_REG_SnRX_RD <text:s text:c="14"/>0x28 <text:s text:c="3"/>/* Rx Read Pointe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6]&amp;&quot;(s,&quot;&amp;[.F46]&amp;&quot;)&quot;&amp;SPACES;[.N46])&amp;&quot;W5500_Write&quot;&amp;[.E46]&amp;&quot;(W5500_CB_SnREG(s), &quot;&amp;[.K46]&amp;&quot;, &quot; &amp;[.G46]&amp;&quot;)&quot;" office:value-type="string" office:string-value="#define W5500_WriteSnRX_RD(s,val)       W5500_WriteReg16(W5500_CB_SnREG(s), W5500_REG_SnRX_RD, val)" calcext:value-type="string">
            <text:p>#define W5500_WriteSnRX_RD(s,val) <text:s text:c="6"/>W5500_WriteReg16(W5500_CB_SnREG(s), W5500_REG_SnRX_RD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6]&amp;&quot;(s&quot;&amp;[.H46]&amp;&quot;)&quot;&amp;SPACES;[.P46])&amp;&quot;W5500_Read&quot;&amp;[.E46]&amp;[.J46]&amp;&quot;(W5500_CB_SnREG(s), &quot;&amp;[.K46]&amp;[.I46]&amp;&quot;)&quot;" office:value-type="string" office:string-value="#define W5500_ReadSnRX_RD(s)            W5500_ReadReg16(W5500_CB_SnREG(s), W5500_REG_SnRX_RD)" calcext:value-type="string">
            <text:p>#define W5500_ReadSnRX_RD(s) <text:s text:c="11"/>W5500_ReadReg16(W5500_CB_SnREG(s), W5500_REG_SnRX_RD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A</text:p>
          </table:table-cell>
          <table:table-cell table:style-name="ce13" office:value-type="string" calcext:value-type="string">
            <text:p>Rx Write Pointer</text:p>
          </table:table-cell>
          <table:table-cell table:style-name="ce13" office:value-type="string" calcext:value-type="string">
            <text:p>RX_W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7]=1;&quot;Reg8&quot;;IF([.D47]=2;&quot;Reg16&quot;;&quot;Buf&quot;))" office:value-type="string" office:string-value="Reg16" calcext:value-type="string">
            <text:p>Reg16</text:p>
          </table:table-cell>
          <table:table-cell table:style-name="ce13" table:formula="of:=IF([.D47]&lt;3;&quot;val&quot;;&quot;ptr&quot;)" office:value-type="string" office:string-value="val" calcext:value-type="string">
            <text:p>val</text:p>
          </table:table-cell>
          <table:table-cell table:style-name="ce13" table:formula="of:=IF([.D47]&lt;3;&quot;val&quot;;&quot;ptr, &quot;&amp;[.D47])" office:value-type="string" office:string-value="val" calcext:value-type="string">
            <text:p>val</text:p>
          </table:table-cell>
          <table:table-cell table:style-name="ce13" table:formula="of:=IF([.D47]&lt;3;&quot;&quot;;&quot;, ptr&quot;)">
            <text:p/>
          </table:table-cell>
          <table:table-cell table:style-name="ce13" table:formula="of:=IF([.D47]&lt;3;&quot;&quot;;&quot;, ptr, &quot;&amp;[.D47])">
            <text:p/>
          </table:table-cell>
          <table:table-cell table:style-name="ce13"/>
          <table:table-cell table:style-name="ce24" table:formula="of:=&quot;W5500_REG_Sn&quot;&amp;[.C47]" office:value-type="string" office:string-value="W5500_REG_SnRX_WR" calcext:value-type="string">
            <text:p>W5500_REG_SnRX_W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47] &amp; SPACES;[.L47]) &amp; &quot;0x&quot; &amp; MID([.A47];5;2) &amp; &quot;    /* &quot; &amp;[.B47] &amp; &quot; */&quot;" office:value-type="string" office:string-value="#define W5500_REG_SnRX_WR               0x2A    /* Rx Write Pointer */" calcext:value-type="string">
            <text:p>#define W5500_REG_SnRX_WR <text:s text:c="14"/>0x2A <text:s text:c="3"/>/* Rx Write Pointe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7]&amp;&quot;(s,&quot;&amp;[.F47]&amp;&quot;)&quot;&amp;SPACES;[.N47])&amp;&quot;W5500_Write&quot;&amp;[.E47]&amp;&quot;(W5500_CB_SnREG(s), &quot;&amp;[.K47]&amp;&quot;, &quot; &amp;[.G47]&amp;&quot;)&quot;" office:value-type="string" office:string-value="#define W5500_WriteSnRX_WR(s,val)       W5500_WriteReg16(W5500_CB_SnREG(s), W5500_REG_SnRX_WR, val)" calcext:value-type="string">
            <text:p>#define W5500_WriteSnRX_WR(s,val) <text:s text:c="6"/>W5500_WriteReg16(W5500_CB_SnREG(s), W5500_REG_SnRX_W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7]&amp;&quot;(s&quot;&amp;[.H47]&amp;&quot;)&quot;&amp;SPACES;[.P47])&amp;&quot;W5500_Read&quot;&amp;[.E47]&amp;[.J47]&amp;&quot;(W5500_CB_SnREG(s), &quot;&amp;[.K47]&amp;[.I47]&amp;&quot;)&quot;" office:value-type="string" office:string-value="#define W5500_ReadSnRX_WR(s)            W5500_ReadReg16(W5500_CB_SnREG(s), W5500_REG_SnRX_WR)" calcext:value-type="string">
            <text:p>#define W5500_ReadSnRX_WR(s) <text:s text:c="11"/>W5500_ReadReg16(W5500_CB_SnREG(s), W5500_REG_SnRX_W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C</text:p>
          </table:table-cell>
          <table:table-cell table:style-name="ce13" office:value-type="string" calcext:value-type="string">
            <text:p>Interrupt Mask</text:p>
          </table:table-cell>
          <table:table-cell table:style-name="ce13" office:value-type="string" calcext:value-type="string">
            <text:p>I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48]=1;&quot;Reg8&quot;;IF([.D48]=2;&quot;Reg16&quot;;&quot;Buf&quot;))" office:value-type="string" office:string-value="Reg8" calcext:value-type="string">
            <text:p>Reg8</text:p>
          </table:table-cell>
          <table:table-cell table:style-name="ce13" table:formula="of:=IF([.D48]&lt;3;&quot;val&quot;;&quot;ptr&quot;)" office:value-type="string" office:string-value="val" calcext:value-type="string">
            <text:p>val</text:p>
          </table:table-cell>
          <table:table-cell table:style-name="ce13" table:formula="of:=IF([.D48]&lt;3;&quot;val&quot;;&quot;ptr, &quot;&amp;[.D48])" office:value-type="string" office:string-value="val" calcext:value-type="string">
            <text:p>val</text:p>
          </table:table-cell>
          <table:table-cell table:style-name="ce13" table:formula="of:=IF([.D48]&lt;3;&quot;&quot;;&quot;, ptr&quot;)">
            <text:p/>
          </table:table-cell>
          <table:table-cell table:style-name="ce13" table:formula="of:=IF([.D48]&lt;3;&quot;&quot;;&quot;, ptr, &quot;&amp;[.D48])">
            <text:p/>
          </table:table-cell>
          <table:table-cell table:style-name="ce13"/>
          <table:table-cell table:style-name="ce24" table:formula="of:=&quot;W5500_REG_Sn&quot;&amp;[.C48]" office:value-type="string" office:string-value="W5500_REG_SnIMR" calcext:value-type="string">
            <text:p>W5500_REG_SnIM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48] &amp; SPACES;[.L48]) &amp; &quot;0x&quot; &amp; MID([.A48];5;2) &amp; &quot;    /* &quot; &amp;[.B48] &amp; &quot; */&quot;" office:value-type="string" office:string-value="#define W5500_REG_SnIMR                 0x2C    /* Interrupt Mask */" calcext:value-type="string">
            <text:p>#define W5500_REG_SnIMR <text:s text:c="16"/>0x2C <text:s text:c="3"/>/* Interrupt Mask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8]&amp;&quot;(s,&quot;&amp;[.F48]&amp;&quot;)&quot;&amp;SPACES;[.N48])&amp;&quot;W5500_Write&quot;&amp;[.E48]&amp;&quot;(W5500_CB_SnREG(s), &quot;&amp;[.K48]&amp;&quot;, &quot; &amp;[.G48]&amp;&quot;)&quot;" office:value-type="string" office:string-value="#define W5500_WriteSnIMR(s,val)         W5500_WriteReg8(W5500_CB_SnREG(s), W5500_REG_SnIMR, val)" calcext:value-type="string">
            <text:p>#define W5500_WriteSnIMR(s,val) <text:s text:c="8"/>W5500_WriteReg8(W5500_CB_SnREG(s), W5500_REG_SnIM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8]&amp;&quot;(s&quot;&amp;[.H48]&amp;&quot;)&quot;&amp;SPACES;[.P48])&amp;&quot;W5500_Read&quot;&amp;[.E48]&amp;[.J48]&amp;&quot;(W5500_CB_SnREG(s), &quot;&amp;[.K48]&amp;[.I48]&amp;&quot;)&quot;" office:value-type="string" office:string-value="#define W5500_ReadSnIMR(s)              W5500_ReadReg8(W5500_CB_SnREG(s), W5500_REG_SnIMR)" calcext:value-type="string">
            <text:p>#define W5500_ReadSnIMR(s) <text:s text:c="13"/>W5500_ReadReg8(W5500_CB_SnREG(s), W5500_REG_SnIM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D</text:p>
          </table:table-cell>
          <table:table-cell table:style-name="ce13" office:value-type="string" calcext:value-type="string">
            <text:p>Fragment Offset in IP Header</text:p>
          </table:table-cell>
          <table:table-cell table:style-name="ce13" office:value-type="string" calcext:value-type="string">
            <text:p>FEAG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9]=1;&quot;Reg8&quot;;IF([.D49]=2;&quot;Reg16&quot;;&quot;Buf&quot;))" office:value-type="string" office:string-value="Reg16" calcext:value-type="string">
            <text:p>Reg16</text:p>
          </table:table-cell>
          <table:table-cell table:style-name="ce13" table:formula="of:=IF([.D49]&lt;3;&quot;val&quot;;&quot;ptr&quot;)" office:value-type="string" office:string-value="val" calcext:value-type="string">
            <text:p>val</text:p>
          </table:table-cell>
          <table:table-cell table:style-name="ce13" table:formula="of:=IF([.D49]&lt;3;&quot;val&quot;;&quot;ptr, &quot;&amp;[.D49])" office:value-type="string" office:string-value="val" calcext:value-type="string">
            <text:p>val</text:p>
          </table:table-cell>
          <table:table-cell table:style-name="ce13" table:formula="of:=IF([.D49]&lt;3;&quot;&quot;;&quot;, ptr&quot;)">
            <text:p/>
          </table:table-cell>
          <table:table-cell table:style-name="ce13" table:formula="of:=IF([.D49]&lt;3;&quot;&quot;;&quot;, ptr, &quot;&amp;[.D49])">
            <text:p/>
          </table:table-cell>
          <table:table-cell table:style-name="ce13"/>
          <table:table-cell table:style-name="ce24" table:formula="of:=&quot;W5500_REG_Sn&quot;&amp;[.C49]" office:value-type="string" office:string-value="W5500_REG_SnFEAG" calcext:value-type="string">
            <text:p>W5500_REG_SnFEAG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49] &amp; SPACES;[.L49]) &amp; &quot;0x&quot; &amp; MID([.A49];5;2) &amp; &quot;    /* &quot; &amp;[.B49] &amp; &quot; */&quot;" office:value-type="string" office:string-value="#define W5500_REG_SnFEAG                0x2D    /* Fragment Offset in IP Header */" calcext:value-type="string">
            <text:p>#define W5500_REG_SnFEAG <text:s text:c="15"/>0x2D <text:s text:c="3"/>/* Fragment Offset in IP Heade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49]&amp;&quot;(s,&quot;&amp;[.F49]&amp;&quot;)&quot;&amp;SPACES;[.N49])&amp;&quot;W5500_Write&quot;&amp;[.E49]&amp;&quot;(W5500_CB_SnREG(s), &quot;&amp;[.K49]&amp;&quot;, &quot; &amp;[.G49]&amp;&quot;)&quot;" office:value-type="string" office:string-value="#define W5500_WriteSnFEAG(s,val)        W5500_WriteReg16(W5500_CB_SnREG(s), W5500_REG_SnFEAG, val)" calcext:value-type="string">
            <text:p>#define W5500_WriteSnFEAG(s,val) <text:s text:c="7"/>W5500_WriteReg16(W5500_CB_SnREG(s), W5500_REG_SnFEAG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49]&amp;&quot;(s&quot;&amp;[.H49]&amp;&quot;)&quot;&amp;SPACES;[.P49])&amp;&quot;W5500_Read&quot;&amp;[.E49]&amp;[.J49]&amp;&quot;(W5500_CB_SnREG(s), &quot;&amp;[.K49]&amp;[.I49]&amp;&quot;)&quot;" office:value-type="string" office:string-value="#define W5500_ReadSnFEAG(s)             W5500_ReadReg16(W5500_CB_SnREG(s), W5500_REG_SnFEAG)" calcext:value-type="string">
            <text:p>#define W5500_ReadSnFEAG(s) <text:s text:c="12"/>W5500_ReadReg16(W5500_CB_SnREG(s), W5500_REG_SnFEAG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1">
          <table:table-cell table:style-name="ce13" office:value-type="string" calcext:value-type="string">
            <text:p>0x002F</text:p>
          </table:table-cell>
          <table:table-cell table:style-name="ce13" office:value-type="string" calcext:value-type="string">
            <text:p>Keep Alive Timer</text:p>
          </table:table-cell>
          <table:table-cell table:style-name="ce13" office:value-type="string" calcext:value-type="string">
            <text:p>KPALVT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50]=1;&quot;Reg8&quot;;IF([.D50]=2;&quot;Reg16&quot;;&quot;Buf&quot;))" office:value-type="string" office:string-value="Reg8" calcext:value-type="string">
            <text:p>Reg8</text:p>
          </table:table-cell>
          <table:table-cell table:style-name="ce13" table:formula="of:=IF([.D50]&lt;3;&quot;val&quot;;&quot;ptr&quot;)" office:value-type="string" office:string-value="val" calcext:value-type="string">
            <text:p>val</text:p>
          </table:table-cell>
          <table:table-cell table:style-name="ce13" table:formula="of:=IF([.D50]&lt;3;&quot;val&quot;;&quot;ptr, &quot;&amp;[.D50])" office:value-type="string" office:string-value="val" calcext:value-type="string">
            <text:p>val</text:p>
          </table:table-cell>
          <table:table-cell table:style-name="ce13" table:formula="of:=IF([.D50]&lt;3;&quot;&quot;;&quot;, ptr&quot;)">
            <text:p/>
          </table:table-cell>
          <table:table-cell table:style-name="ce13" table:formula="of:=IF([.D50]&lt;3;&quot;&quot;;&quot;, ptr, &quot;&amp;[.D50])">
            <text:p/>
          </table:table-cell>
          <table:table-cell table:style-name="ce13"/>
          <table:table-cell table:style-name="ce24" table:formula="of:=&quot;W5500_REG_Sn&quot;&amp;[.C50]" office:value-type="string" office:string-value="W5500_REG_SnKPALVTR" calcext:value-type="string">
            <text:p>W5500_REG_SnKPALVTR</text:p>
          </table:table-cell>
          <table:table-cell office:value-type="float" office:value="40" calcext:value-type="float">
            <text:p>40</text:p>
          </table:table-cell>
          <table:table-cell table:style-name="ce24" table:formula="of:=LEFT(&quot;#define &quot; &amp; [.K50] &amp; SPACES;[.L50]) &amp; &quot;0x&quot; &amp; MID([.A50];5;2) &amp; &quot;    /* &quot; &amp;[.B50] &amp; &quot; */&quot;" office:value-type="string" office:string-value="#define W5500_REG_SnKPALVTR             0x2F    /* Keep Alive Timer */" calcext:value-type="string">
            <text:p>#define W5500_REG_SnKPALVTR <text:s text:c="12"/>0x2F <text:s text:c="3"/>/* Keep Alive Timer */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WriteSn&quot;&amp;[.C50]&amp;&quot;(s,&quot;&amp;[.F50]&amp;&quot;)&quot;&amp;SPACES;[.N50])&amp;&quot;W5500_Write&quot;&amp;[.E50]&amp;&quot;(W5500_CB_SnREG(s), &quot;&amp;[.K50]&amp;&quot;, &quot; &amp;[.G50]&amp;&quot;)&quot;" office:value-type="string" office:string-value="#define W5500_WriteSnKPALVTR(s,val)     W5500_WriteReg8(W5500_CB_SnREG(s), W5500_REG_SnKPALVTR, val)" calcext:value-type="string">
            <text:p>#define W5500_WriteSnKPALVTR(s,val) <text:s text:c="4"/>W5500_WriteReg8(W5500_CB_SnREG(s), W5500_REG_SnKPALVTR, val)</text:p>
          </table:table-cell>
          <table:table-cell office:value-type="float" office:value="40" calcext:value-type="float">
            <text:p>40</text:p>
          </table:table-cell>
          <table:table-cell table:style-name="ce13" table:formula="of:=LEFT(&quot;#define W5500_ReadSn&quot;&amp;[.C50]&amp;&quot;(s&quot;&amp;[.H50]&amp;&quot;)&quot;&amp;SPACES;[.P50])&amp;&quot;W5500_Read&quot;&amp;[.E50]&amp;[.J50]&amp;&quot;(W5500_CB_SnREG(s), &quot;&amp;[.K50]&amp;[.I50]&amp;&quot;)&quot;" office:value-type="string" office:string-value="#define W5500_ReadSnKPALVTR(s)          W5500_ReadReg8(W5500_CB_SnREG(s), W5500_REG_SnKPALVTR)" calcext:value-type="string">
            <text:p>#define W5500_ReadSnKPALVTR(s) <text:s text:c="9"/>W5500_ReadReg8(W5500_CB_SnREG(s), W5500_REG_SnKPALVTR)</text:p>
          </table:table-cell>
          <table:table-cell table:number-columns-repeated="2" table:style-name="ce22" office:value-type="string" calcext:value-type="string">
            <text:p>.</text:p>
          </table:table-cell>
          <table:table-cell table:style-name="ce13" table:number-columns-repeated="45"/>
        </table:table-row>
        <table:table-row table:style-name="ro3">
          <table:table-cell table:style-name="ce5" office:value-type="string" calcext:value-type="string">
            <text:p>Control Bytes</text:p>
          </table:table-cell>
          <table:table-cell table:number-columns-repeated="63"/>
        </table:table-row>
        <table:table-row table:style-name="ro1">
          <table:table-cell table:number-columns-repeated="12"/>
          <table:table-cell table:style-name="ce37" office:value-type="string" calcext:value-type="string">
            <text:p>/* Control Byte Definitions and Macros */</text:p>
          </table:table-cell>
          <table:table-cell office:value-type="string" calcext:value-type="string">
            <text:p>.</text:p>
          </table:table-cell>
          <table:table-cell table:number-columns-repeated="50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28" table:formula="of:=LEFT(&quot;#define W5500_CB_REG&quot;&amp;SPACES;[.L53])&amp;&quot;0x00            /* Common Registers Block */&quot;" office:value-type="string" office:string-value="#define W5500_CB_REG                    0x00            /* Common Registers Block */" calcext:value-type="string">
            <text:p>#define W5500_CB_REG <text:s text:c="19"/>0x00 <text:s text:c="11"/>/* Common Registers Block */</text:p>
          </table:table-cell>
          <table:table-cell office:value-type="string" calcext:value-type="string">
            <text:p>.</text:p>
          </table:table-cell>
          <table:table-cell table:number-columns-repeated="50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28" table:formula="of:=LEFT(&quot;#define W5500_CB_Sn_REG(n)&quot;&amp;SPACES;[.L54])&amp;&quot;(0x01|(n&lt;&lt;5))    /* Socket N Register Block */&quot;" office:value-type="string" office:string-value="#define W5500_CB_Sn_REG(n)              (0x01|(n&lt;&lt;5))    /* Socket N Register Block */" calcext:value-type="string">
            <text:p>#define W5500_CB_Sn_REG(n) <text:s text:c="13"/>(0x01|(n&lt;&lt;5)) <text:s text:c="3"/>/* Socket N Register Block */</text:p>
          </table:table-cell>
          <table:table-cell office:value-type="string" calcext:value-type="string">
            <text:p>.</text:p>
          </table:table-cell>
          <table:table-cell table:number-columns-repeated="50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28" table:formula="of:=LEFT(&quot;#define W5500_CB_SnTx(n)&quot;&amp;SPACES;[.L55])&amp;&quot;(0x02|(n&lt;&lt;5))    /* Socket N Transmit Block */&quot;" office:value-type="string" office:string-value="#define W5500_CB_SnTx(n)                (0x02|(n&lt;&lt;5))    /* Socket N Transmit Block */" calcext:value-type="string">
            <text:p>#define W5500_CB_SnTx(n) <text:s text:c="15"/>(0x02|(n&lt;&lt;5)) <text:s text:c="3"/>/* Socket N Transmit Block */</text:p>
          </table:table-cell>
          <table:table-cell office:value-type="string" calcext:value-type="string">
            <text:p>.</text:p>
          </table:table-cell>
          <table:table-cell table:number-columns-repeated="50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28" table:formula="of:=LEFT(&quot;#define W5500_CB_SnRX(n)&quot;&amp;SPACES;[.L56])&amp;&quot;(0x03|(n&lt;&lt;5))    /* Socket N Receive Block */&quot;" office:value-type="string" office:string-value="#define W5500_CB_SnRX(n)                (0x03|(n&lt;&lt;5))    /* Socket N Receive Block */" calcext:value-type="string">
            <text:p>#define W5500_CB_SnRX(n) <text:s text:c="15"/>(0x03|(n&lt;&lt;5)) <text:s text:c="3"/>/* Socket N Receive Block */</text:p>
          </table:table-cell>
          <table:table-cell office:value-type="string" calcext:value-type="string">
            <text:p>.</text:p>
          </table:table-cell>
          <table:table-cell table:number-columns-repeated="50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28" table:formula="of:=LEFT(&quot;#define W5500_CB_READ&quot;&amp;SPACES;[.L57])&amp;&quot;0x00            /* Control Byte Read Mask */&quot;" office:value-type="string" office:string-value="#define W5500_CB_READ                   0x00            /* Control Byte Read Mask */" calcext:value-type="string">
            <text:p>#define W5500_CB_READ <text:s text:c="18"/>0x00 <text:s text:c="11"/>/* Control Byte Read Mask */</text:p>
          </table:table-cell>
          <table:table-cell office:value-type="string" calcext:value-type="string">
            <text:p>.</text:p>
          </table:table-cell>
          <table:table-cell table:number-columns-repeated="50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28" table:formula="of:=LEFT(&quot;#define W5500_CB_WRITE&quot;&amp;SPACES;[.L58])&amp;&quot;0x04            /* Control Byte Write Mask */&quot;" office:value-type="string" office:string-value="#define W5500_CB_WRITE                  0x04            /* Control Byte Write Mask */" calcext:value-type="string">
            <text:p>#define W5500_CB_WRITE <text:s text:c="17"/>0x04 <text:s text:c="11"/>/* Control Byte Write Mask */</text:p>
          </table:table-cell>
          <table:table-cell office:value-type="string" calcext:value-type="string">
            <text:p>.</text:p>
          </table:table-cell>
          <table:table-cell table:number-columns-repeated="50"/>
        </table:table-row>
        <table:table-row table:style-name="ro1" table:number-rows-repeated="2">
          <table:table-cell table:number-columns-repeated="12"/>
          <table:table-cell table:style-name="ce28"/>
          <table:table-cell table:number-columns-repeated="51"/>
        </table:table-row>
        <table:table-row table:style-name="ro1" table:number-rows-repeated="1048515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SPACES" table:base-cell-address="$'Registers v3'.$F$3" table:cell-range-address="$'Registers v3'.$K$3"/>
        </table:named-expressions>
      </table:table>
      <table:table table:name="Registers v2" table:style-name="ta1">
        <table:table-column table:style-name="co4" table:default-cell-style-name="Default"/>
        <table:table-column table:style-name="co24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Default"/>
        <table:table-column table:style-name="co29" table:default-cell-style-name="Default"/>
        <table:table-column table:style-name="co25" table:default-cell-style-name="Default"/>
        <table:table-column table:style-name="co30" table:default-cell-style-name="ce14"/>
        <table:table-column table:style-name="co31" table:default-cell-style-name="ce13"/>
        <table:table-column table:style-name="co30" table:default-cell-style-name="ce14"/>
        <table:table-column table:style-name="co32" table:default-cell-style-name="Default"/>
        <table:table-column table:style-name="co23" table:default-cell-style-name="ce14"/>
        <table:table-column table:style-name="co3" table:number-columns-repeated="52" table:default-cell-style-name="Default"/>
        <table:table-row table:style-name="ro5">
          <table:table-cell table:style-name="ce3" office:value-type="string" calcext:value-type="string">
            <text:p>W5500 Register Defs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Copyright 2020 John Vedder -- MIT License</text:p>
          </table:table-cell>
          <table:table-cell table:number-columns-repeated="63"/>
        </table:table-row>
        <table:table-row table:style-name="ro1">
          <table:table-cell table:number-columns-repeated="8"/>
          <table:table-cell table:style-name="ce26" table:formula="of:=REPT(&quot; &quot;;80)" office:value-type="string" office:string-value="                                                                                " calcext:value-type="string">
            <text:p><text:s text:c="80"/></text:p>
          </table:table-cell>
          <table:table-cell table:number-columns-repeated="55"/>
        </table:table-row>
        <table:table-row table:style-name="ro3">
          <table:table-cell table:style-name="ce5" office:value-type="string" calcext:value-type="string">
            <text:p>Common Registers</text:p>
          </table:table-cell>
          <table:table-cell table:number-columns-repeated="63"/>
        </table:table-row>
        <table:table-row table:style-name="ro6">
          <table:table-cell table:style-name="ce12" office:value-type="string" calcext:value-type="string">
            <text:p>Offse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Mnemonic</text:p>
          </table:table-cell>
          <table:table-cell table:style-name="ce31" office:value-type="string" calcext:value-type="string">
            <text:p>Size</text:p>
            <text:p>(Bytes)</text:p>
          </table:table-cell>
          <table:table-cell table:style-name="ce36" office:value-type="string" calcext:value-type="string">
            <text:p>Type</text:p>
          </table:table-cell>
          <table:table-cell table:style-name="ce36" office:value-type="string" calcext:value-type="string">
            <text:p>Args</text:p>
          </table:table-cell>
          <table:table-cell table:style-name="ce12" office:value-type="string" calcext:value-type="string">
            <text:p>Reg Name</text:p>
          </table:table-cell>
          <table:table-cell table:style-name="ce31" office:value-type="string" calcext:value-type="string">
            <text:p>Col</text:p>
          </table:table-cell>
          <table:table-cell table:style-name="ce44" office:value-type="string" calcext:value-type="string">
            <text:p>/* Common Register Address Definitions */</text:p>
          </table:table-cell>
          <table:table-cell table:style-name="ce31" office:value-type="string" calcext:value-type="string">
            <text:p>Col</text:p>
          </table:table-cell>
          <table:table-cell table:style-name="ce12" office:value-type="string" calcext:value-type="string">
            <text:p>Set Macro</text:p>
          </table:table-cell>
          <table:table-cell office:value-type="string" calcext:value-type="string">
            <text:p>.</text:p>
          </table:table-cell>
          <table:table-cell table:number-columns-repeated="52"/>
        </table:table-row>
        <table:table-row table:style-name="ro1">
          <table:table-cell table:style-name="ce13" office:value-type="string" calcext:value-type="string">
            <text:p>0x0000</text:p>
          </table:table-cell>
          <table:table-cell table:style-name="ce13" office:value-type="string" calcext:value-type="string">
            <text:p>Mode Reg</text:p>
          </table:table-cell>
          <table:table-cell table:style-name="ce13" office:value-type="string" calcext:value-type="string">
            <text:p>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6]=1;&quot;Reg8&quot;;IF([.D6]=2;&quot;Reg16&quot;;&quot;Buf&quot;))" office:value-type="string" office:string-value="Reg8" calcext:value-type="string">
            <text:p>Reg8</text:p>
          </table:table-cell>
          <table:table-cell table:style-name="ce13" table:formula="of:=IF([.D6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6]" office:value-type="string" office:string-value="W5500_REG_MR" calcext:value-type="string">
            <text:p>W5500_REG_M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6] &amp; SPACES;[.H6]) &amp; &quot;  0x&quot; &amp; MID([.A6];5;2) &amp; &quot;    /* &quot; &amp;[.B6] &amp; &quot; */&quot;" office:value-type="string" office:string-value="#define W5500_REG_MR                0x00    /* Mode Reg */" calcext:value-type="string">
            <text:p>#define W5500_REG_MR <text:s text:c="15"/>0x00 <text:s text:c="3"/>/* Mode Reg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6]&amp;&quot;(&quot;&amp;[.F6]&amp;&quot;)&quot;&amp;SPACES;[.J6])&amp;&quot;{ W5500_Write&quot;&amp;[.E6]&amp;&quot;(&quot;&amp;[.G6]&amp;&quot;, W5500_CB_COMMON, &quot; &amp;[.F6]&amp;&quot;); }&quot;" office:value-type="string" office:string-value="static inline void W5500_setMR(val)             { W5500_WriteReg8(W5500_REG_MR, W5500_CB_COMMON, val); }" calcext:value-type="string">
            <text:p>static inline void W5500_setMR(val) <text:s text:c="12"/>{ W5500_WriteReg8(W5500_REG_M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1</text:p>
          </table:table-cell>
          <table:table-cell table:style-name="ce13" office:value-type="string" calcext:value-type="string">
            <text:p>Gateway Addr</text:p>
          </table:table-cell>
          <table:table-cell table:style-name="ce13" office:value-type="string" calcext:value-type="string">
            <text:p>GA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7]=1;&quot;Reg8&quot;;IF([.D7]=2;&quot;Reg16&quot;;&quot;Buf&quot;))" office:value-type="string" office:string-value="Buf" calcext:value-type="string">
            <text:p>Buf</text:p>
          </table:table-cell>
          <table:table-cell table:style-name="ce13" table:formula="of:=IF([.D7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7]" office:value-type="string" office:string-value="W5500_REG_GAR" calcext:value-type="string">
            <text:p>W5500_REG_GA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7] &amp; SPACES;[.H7]) &amp; &quot;  0x&quot; &amp; MID([.A7];5;2) &amp; &quot;    /* &quot; &amp;[.B7] &amp; &quot; */&quot;" office:value-type="string" office:string-value="#define W5500_REG_GAR               0x01    /* Gateway Addr */" calcext:value-type="string">
            <text:p>#define W5500_REG_GAR <text:s text:c="14"/>0x01 <text:s text:c="3"/>/* Gateway Addr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7]&amp;&quot;(&quot;&amp;[.F7]&amp;&quot;)&quot;&amp;SPACES;[.J7])&amp;&quot;{ W5500_Write&quot;&amp;[.E7]&amp;&quot;(&quot;&amp;[.G7]&amp;&quot;, W5500_CB_COMMON, &quot; &amp;[.F7]&amp;&quot;); }&quot;" office:value-type="string" office:string-value="static inline void W5500_setGAR(ptr,len)        { W5500_WriteBuf(W5500_REG_GAR, W5500_CB_COMMON, ptr,len); }" calcext:value-type="string">
            <text:p>static inline void W5500_setGAR(ptr,len) <text:s text:c="7"/>{ W5500_WriteBuf(W5500_REG_GAR, W5500_CB_COMMON, ptr,len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5</text:p>
          </table:table-cell>
          <table:table-cell table:style-name="ce13" office:value-type="string" calcext:value-type="string">
            <text:p>Subnet Mask Addr</text:p>
          </table:table-cell>
          <table:table-cell table:style-name="ce13" office:value-type="string" calcext:value-type="string">
            <text:p>SUB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8]=1;&quot;Reg8&quot;;IF([.D8]=2;&quot;Reg16&quot;;&quot;Buf&quot;))" office:value-type="string" office:string-value="Buf" calcext:value-type="string">
            <text:p>Buf</text:p>
          </table:table-cell>
          <table:table-cell table:style-name="ce13" table:formula="of:=IF([.D8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8]" office:value-type="string" office:string-value="W5500_REG_SUBR" calcext:value-type="string">
            <text:p>W5500_REG_SUB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8] &amp; SPACES;[.H8]) &amp; &quot;  0x&quot; &amp; MID([.A8];5;2) &amp; &quot;    /* &quot; &amp;[.B8] &amp; &quot; */&quot;" office:value-type="string" office:string-value="#define W5500_REG_SUBR              0x05    /* Subnet Mask Addr */" calcext:value-type="string">
            <text:p>#define W5500_REG_SUBR <text:s text:c="13"/>0x05 <text:s text:c="3"/>/* Subnet Mask Addr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8]&amp;&quot;(&quot;&amp;[.F8]&amp;&quot;)&quot;&amp;SPACES;[.J8])&amp;&quot;{ W5500_Write&quot;&amp;[.E8]&amp;&quot;(&quot;&amp;[.G8]&amp;&quot;, W5500_CB_COMMON, &quot; &amp;[.F8]&amp;&quot;); }&quot;" office:value-type="string" office:string-value="static inline void W5500_setSUBR(ptr,len)       { W5500_WriteBuf(W5500_REG_SUBR, W5500_CB_COMMON, ptr,len); }" calcext:value-type="string">
            <text:p>static inline void W5500_setSUBR(ptr,len) <text:s text:c="6"/>{ W5500_WriteBuf(W5500_REG_SUBR, W5500_CB_COMMON, ptr,len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9</text:p>
          </table:table-cell>
          <table:table-cell table:style-name="ce13" office:value-type="string" calcext:value-type="string">
            <text:p>Source Hardware Addr</text:p>
          </table:table-cell>
          <table:table-cell table:style-name="ce13" office:value-type="string" calcext:value-type="string">
            <text:p>SHAR</text:p>
          </table:table-cell>
          <table:table-cell table:style-name="ce22" office:value-type="float" office:value="6" calcext:value-type="float">
            <text:p>6</text:p>
          </table:table-cell>
          <table:table-cell table:style-name="ce13" table:formula="of:=IF([.D9]=1;&quot;Reg8&quot;;IF([.D9]=2;&quot;Reg16&quot;;&quot;Buf&quot;))" office:value-type="string" office:string-value="Buf" calcext:value-type="string">
            <text:p>Buf</text:p>
          </table:table-cell>
          <table:table-cell table:style-name="ce13" table:formula="of:=IF([.D9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9]" office:value-type="string" office:string-value="W5500_REG_SHAR" calcext:value-type="string">
            <text:p>W5500_REG_SHA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9] &amp; SPACES;[.H9]) &amp; &quot;  0x&quot; &amp; MID([.A9];5;2) &amp; &quot;    /* &quot; &amp;[.B9] &amp; &quot; */&quot;" office:value-type="string" office:string-value="#define W5500_REG_SHAR              0x09    /* Source Hardware Addr */" calcext:value-type="string">
            <text:p>#define W5500_REG_SHAR <text:s text:c="13"/>0x09 <text:s text:c="3"/>/* Source Hardware Addr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9]&amp;&quot;(&quot;&amp;[.F9]&amp;&quot;)&quot;&amp;SPACES;[.J9])&amp;&quot;{ W5500_Write&quot;&amp;[.E9]&amp;&quot;(&quot;&amp;[.G9]&amp;&quot;, W5500_CB_COMMON, &quot; &amp;[.F9]&amp;&quot;); }&quot;" office:value-type="string" office:string-value="static inline void W5500_setSHAR(ptr,len)       { W5500_WriteBuf(W5500_REG_SHAR, W5500_CB_COMMON, ptr,len); }" calcext:value-type="string">
            <text:p>static inline void W5500_setSHAR(ptr,len) <text:s text:c="6"/>{ W5500_WriteBuf(W5500_REG_SHAR, W5500_CB_COMMON, ptr,len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F</text:p>
          </table:table-cell>
          <table:table-cell table:style-name="ce13" office:value-type="string" calcext:value-type="string">
            <text:p>Source IP Addr</text:p>
          </table:table-cell>
          <table:table-cell table:style-name="ce13" office:value-type="string" calcext:value-type="string">
            <text:p>SIP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10]=1;&quot;Reg8&quot;;IF([.D10]=2;&quot;Reg16&quot;;&quot;Buf&quot;))" office:value-type="string" office:string-value="Buf" calcext:value-type="string">
            <text:p>Buf</text:p>
          </table:table-cell>
          <table:table-cell table:style-name="ce13" table:formula="of:=IF([.D10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10]" office:value-type="string" office:string-value="W5500_REG_SIPR" calcext:value-type="string">
            <text:p>W5500_REG_SIP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0] &amp; SPACES;[.H10]) &amp; &quot;  0x&quot; &amp; MID([.A10];5;2) &amp; &quot;    /* &quot; &amp;[.B10] &amp; &quot; */&quot;" office:value-type="string" office:string-value="#define W5500_REG_SIPR              0x0F    /* Source IP Addr */" calcext:value-type="string">
            <text:p>#define W5500_REG_SIPR <text:s text:c="13"/>0x0F <text:s text:c="3"/>/* Source IP Addr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0]&amp;&quot;(&quot;&amp;[.F10]&amp;&quot;)&quot;&amp;SPACES;[.J10])&amp;&quot;{ W5500_Write&quot;&amp;[.E10]&amp;&quot;(&quot;&amp;[.G10]&amp;&quot;, W5500_CB_COMMON, &quot; &amp;[.F10]&amp;&quot;); }&quot;" office:value-type="string" office:string-value="static inline void W5500_setSIPR(ptr,len)       { W5500_WriteBuf(W5500_REG_SIPR, W5500_CB_COMMON, ptr,len); }" calcext:value-type="string">
            <text:p>static inline void W5500_setSIPR(ptr,len) <text:s text:c="6"/>{ W5500_WriteBuf(W5500_REG_SIPR, W5500_CB_COMMON, ptr,len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3</text:p>
          </table:table-cell>
          <table:table-cell table:style-name="ce13" office:value-type="string" calcext:value-type="string">
            <text:p>Interrupt Low Level Timer</text:p>
          </table:table-cell>
          <table:table-cell table:style-name="ce13" office:value-type="string" calcext:value-type="string">
            <text:p>INTLEVEL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11]=1;&quot;Reg8&quot;;IF([.D11]=2;&quot;Reg16&quot;;&quot;Buf&quot;))" office:value-type="string" office:string-value="Reg16" calcext:value-type="string">
            <text:p>Reg16</text:p>
          </table:table-cell>
          <table:table-cell table:style-name="ce13" table:formula="of:=IF([.D11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1]" office:value-type="string" office:string-value="W5500_REG_INTLEVEL" calcext:value-type="string">
            <text:p>W5500_REG_INTLEVEL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1] &amp; SPACES;[.H11]) &amp; &quot;  0x&quot; &amp; MID([.A11];5;2) &amp; &quot;    /* &quot; &amp;[.B11] &amp; &quot; */&quot;" office:value-type="string" office:string-value="#define W5500_REG_INTLEVEL          0x13    /* Interrupt Low Level Timer */" calcext:value-type="string">
            <text:p>#define W5500_REG_INTLEVEL <text:s text:c="9"/>0x13 <text:s text:c="3"/>/* Interrupt Low Level Timer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1]&amp;&quot;(&quot;&amp;[.F11]&amp;&quot;)&quot;&amp;SPACES;[.J11])&amp;&quot;{ W5500_Write&quot;&amp;[.E11]&amp;&quot;(&quot;&amp;[.G11]&amp;&quot;, W5500_CB_COMMON, &quot; &amp;[.F11]&amp;&quot;); }&quot;" office:value-type="string" office:string-value="static inline void W5500_setINTLEVEL(val)       { W5500_WriteReg16(W5500_REG_INTLEVEL, W5500_CB_COMMON, val); }" calcext:value-type="string">
            <text:p>static inline void W5500_setINTLEVEL(val) <text:s text:c="6"/>{ W5500_WriteReg16(W5500_REG_INTLEVEL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5</text:p>
          </table:table-cell>
          <table:table-cell table:style-name="ce13" office:value-type="string" calcext:value-type="string">
            <text:p>Interrupt Reg</text:p>
          </table:table-cell>
          <table:table-cell table:style-name="ce13" office:value-type="string" calcext:value-type="string">
            <text:p>I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2]=1;&quot;Reg8&quot;;IF([.D12]=2;&quot;Reg16&quot;;&quot;Buf&quot;))" office:value-type="string" office:string-value="Reg8" calcext:value-type="string">
            <text:p>Reg8</text:p>
          </table:table-cell>
          <table:table-cell table:style-name="ce13" table:formula="of:=IF([.D12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2]" office:value-type="string" office:string-value="W5500_REG_IR" calcext:value-type="string">
            <text:p>W5500_REG_I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2] &amp; SPACES;[.H12]) &amp; &quot;  0x&quot; &amp; MID([.A12];5;2) &amp; &quot;    /* &quot; &amp;[.B12] &amp; &quot; */&quot;" office:value-type="string" office:string-value="#define W5500_REG_IR                0x15    /* Interrupt Reg */" calcext:value-type="string">
            <text:p>#define W5500_REG_IR <text:s text:c="15"/>0x15 <text:s text:c="3"/>/* Interrupt Reg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2]&amp;&quot;(&quot;&amp;[.F12]&amp;&quot;)&quot;&amp;SPACES;[.J12])&amp;&quot;{ W5500_Write&quot;&amp;[.E12]&amp;&quot;(&quot;&amp;[.G12]&amp;&quot;, W5500_CB_COMMON, &quot; &amp;[.F12]&amp;&quot;); }&quot;" office:value-type="string" office:string-value="static inline void W5500_setIR(val)             { W5500_WriteReg8(W5500_REG_IR, W5500_CB_COMMON, val); }" calcext:value-type="string">
            <text:p>static inline void W5500_setIR(val) <text:s text:c="12"/>{ W5500_WriteReg8(W5500_REG_I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6</text:p>
          </table:table-cell>
          <table:table-cell table:style-name="ce13" office:value-type="string" calcext:value-type="string">
            <text:p>Interupt Mask</text:p>
          </table:table-cell>
          <table:table-cell table:style-name="ce13" office:value-type="string" calcext:value-type="string">
            <text:p>I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3]=1;&quot;Reg8&quot;;IF([.D13]=2;&quot;Reg16&quot;;&quot;Buf&quot;))" office:value-type="string" office:string-value="Reg8" calcext:value-type="string">
            <text:p>Reg8</text:p>
          </table:table-cell>
          <table:table-cell table:style-name="ce13" table:formula="of:=IF([.D13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3]" office:value-type="string" office:string-value="W5500_REG_IMR" calcext:value-type="string">
            <text:p>W5500_REG_IM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3] &amp; SPACES;[.H13]) &amp; &quot;  0x&quot; &amp; MID([.A13];5;2) &amp; &quot;    /* &quot; &amp;[.B13] &amp; &quot; */&quot;" office:value-type="string" office:string-value="#define W5500_REG_IMR               0x16    /* Interupt Mask */" calcext:value-type="string">
            <text:p>#define W5500_REG_IMR <text:s text:c="14"/>0x16 <text:s text:c="3"/>/* Interupt Mask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3]&amp;&quot;(&quot;&amp;[.F13]&amp;&quot;)&quot;&amp;SPACES;[.J13])&amp;&quot;{ W5500_Write&quot;&amp;[.E13]&amp;&quot;(&quot;&amp;[.G13]&amp;&quot;, W5500_CB_COMMON, &quot; &amp;[.F13]&amp;&quot;); }&quot;" office:value-type="string" office:string-value="static inline void W5500_setIMR(val)            { W5500_WriteReg8(W5500_REG_IMR, W5500_CB_COMMON, val); }" calcext:value-type="string">
            <text:p>static inline void W5500_setIMR(val) <text:s text:c="11"/>{ W5500_WriteReg8(W5500_REG_IM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7</text:p>
          </table:table-cell>
          <table:table-cell table:style-name="ce13" office:value-type="string" calcext:value-type="string">
            <text:p>Socket Interrupt</text:p>
          </table:table-cell>
          <table:table-cell table:style-name="ce13" office:value-type="string" calcext:value-type="string">
            <text:p>SI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4]=1;&quot;Reg8&quot;;IF([.D14]=2;&quot;Reg16&quot;;&quot;Buf&quot;))" office:value-type="string" office:string-value="Reg8" calcext:value-type="string">
            <text:p>Reg8</text:p>
          </table:table-cell>
          <table:table-cell table:style-name="ce13" table:formula="of:=IF([.D14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4]" office:value-type="string" office:string-value="W5500_REG_SIR" calcext:value-type="string">
            <text:p>W5500_REG_SI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4] &amp; SPACES;[.H14]) &amp; &quot;  0x&quot; &amp; MID([.A14];5;2) &amp; &quot;    /* &quot; &amp;[.B14] &amp; &quot; */&quot;" office:value-type="string" office:string-value="#define W5500_REG_SIR               0x17    /* Socket Interrupt */" calcext:value-type="string">
            <text:p>#define W5500_REG_SIR <text:s text:c="14"/>0x17 <text:s text:c="3"/>/* Socket Interrupt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4]&amp;&quot;(&quot;&amp;[.F14]&amp;&quot;)&quot;&amp;SPACES;[.J14])&amp;&quot;{ W5500_Write&quot;&amp;[.E14]&amp;&quot;(&quot;&amp;[.G14]&amp;&quot;, W5500_CB_COMMON, &quot; &amp;[.F14]&amp;&quot;); }&quot;" office:value-type="string" office:string-value="static inline void W5500_setSIR(val)            { W5500_WriteReg8(W5500_REG_SIR, W5500_CB_COMMON, val); }" calcext:value-type="string">
            <text:p>static inline void W5500_setSIR(val) <text:s text:c="11"/>{ W5500_WriteReg8(W5500_REG_SI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8</text:p>
          </table:table-cell>
          <table:table-cell table:style-name="ce13" office:value-type="string" calcext:value-type="string">
            <text:p>Socket Interrupt Mask</text:p>
          </table:table-cell>
          <table:table-cell table:style-name="ce13" office:value-type="string" calcext:value-type="string">
            <text:p>SI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5]=1;&quot;Reg8&quot;;IF([.D15]=2;&quot;Reg16&quot;;&quot;Buf&quot;))" office:value-type="string" office:string-value="Reg8" calcext:value-type="string">
            <text:p>Reg8</text:p>
          </table:table-cell>
          <table:table-cell table:style-name="ce13" table:formula="of:=IF([.D15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5]" office:value-type="string" office:string-value="W5500_REG_SIMR" calcext:value-type="string">
            <text:p>W5500_REG_SIM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5] &amp; SPACES;[.H15]) &amp; &quot;  0x&quot; &amp; MID([.A15];5;2) &amp; &quot;    /* &quot; &amp;[.B15] &amp; &quot; */&quot;" office:value-type="string" office:string-value="#define W5500_REG_SIMR              0x18    /* Socket Interrupt Mask */" calcext:value-type="string">
            <text:p>#define W5500_REG_SIMR <text:s text:c="13"/>0x18 <text:s text:c="3"/>/* Socket Interrupt Mask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5]&amp;&quot;(&quot;&amp;[.F15]&amp;&quot;)&quot;&amp;SPACES;[.J15])&amp;&quot;{ W5500_Write&quot;&amp;[.E15]&amp;&quot;(&quot;&amp;[.G15]&amp;&quot;, W5500_CB_COMMON, &quot; &amp;[.F15]&amp;&quot;); }&quot;" office:value-type="string" office:string-value="static inline void W5500_setSIMR(val)           { W5500_WriteReg8(W5500_REG_SIMR, W5500_CB_COMMON, val); }" calcext:value-type="string">
            <text:p>static inline void W5500_setSIMR(val) <text:s text:c="10"/>{ W5500_WriteReg8(W5500_REG_SIM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9</text:p>
          </table:table-cell>
          <table:table-cell table:style-name="ce13" office:value-type="string" calcext:value-type="string">
            <text:p>Retry Time</text:p>
          </table:table-cell>
          <table:table-cell table:style-name="ce13" office:value-type="string" calcext:value-type="string">
            <text:p>RT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16]=1;&quot;Reg8&quot;;IF([.D16]=2;&quot;Reg16&quot;;&quot;Buf&quot;))" office:value-type="string" office:string-value="Reg16" calcext:value-type="string">
            <text:p>Reg16</text:p>
          </table:table-cell>
          <table:table-cell table:style-name="ce13" table:formula="of:=IF([.D16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6]" office:value-type="string" office:string-value="W5500_REG_RTR" calcext:value-type="string">
            <text:p>W5500_REG_RT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6] &amp; SPACES;[.H16]) &amp; &quot;  0x&quot; &amp; MID([.A16];5;2) &amp; &quot;    /* &quot; &amp;[.B16] &amp; &quot; */&quot;" office:value-type="string" office:string-value="#define W5500_REG_RTR               0x19    /* Retry Time */" calcext:value-type="string">
            <text:p>#define W5500_REG_RTR <text:s text:c="14"/>0x19 <text:s text:c="3"/>/* Retry Time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6]&amp;&quot;(&quot;&amp;[.F16]&amp;&quot;)&quot;&amp;SPACES;[.J16])&amp;&quot;{ W5500_Write&quot;&amp;[.E16]&amp;&quot;(&quot;&amp;[.G16]&amp;&quot;, W5500_CB_COMMON, &quot; &amp;[.F16]&amp;&quot;); }&quot;" office:value-type="string" office:string-value="static inline void W5500_setRTR(val)            { W5500_WriteReg16(W5500_REG_RTR, W5500_CB_COMMON, val); }" calcext:value-type="string">
            <text:p>static inline void W5500_setRTR(val) <text:s text:c="11"/>{ W5500_WriteReg16(W5500_REG_RT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B</text:p>
          </table:table-cell>
          <table:table-cell table:style-name="ce13" office:value-type="string" calcext:value-type="string">
            <text:p>Retry Count</text:p>
          </table:table-cell>
          <table:table-cell table:style-name="ce13" office:value-type="string" calcext:value-type="string">
            <text:p>RC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7]=1;&quot;Reg8&quot;;IF([.D17]=2;&quot;Reg16&quot;;&quot;Buf&quot;))" office:value-type="string" office:string-value="Reg8" calcext:value-type="string">
            <text:p>Reg8</text:p>
          </table:table-cell>
          <table:table-cell table:style-name="ce13" table:formula="of:=IF([.D17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7]" office:value-type="string" office:string-value="W5500_REG_RCR" calcext:value-type="string">
            <text:p>W5500_REG_RC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7] &amp; SPACES;[.H17]) &amp; &quot;  0x&quot; &amp; MID([.A17];5;2) &amp; &quot;    /* &quot; &amp;[.B17] &amp; &quot; */&quot;" office:value-type="string" office:string-value="#define W5500_REG_RCR               0x1B    /* Retry Count */" calcext:value-type="string">
            <text:p>#define W5500_REG_RCR <text:s text:c="14"/>0x1B <text:s text:c="3"/>/* Retry Count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7]&amp;&quot;(&quot;&amp;[.F17]&amp;&quot;)&quot;&amp;SPACES;[.J17])&amp;&quot;{ W5500_Write&quot;&amp;[.E17]&amp;&quot;(&quot;&amp;[.G17]&amp;&quot;, W5500_CB_COMMON, &quot; &amp;[.F17]&amp;&quot;); }&quot;" office:value-type="string" office:string-value="static inline void W5500_setRCR(val)            { W5500_WriteReg8(W5500_REG_RCR, W5500_CB_COMMON, val); }" calcext:value-type="string">
            <text:p>static inline void W5500_setRCR(val) <text:s text:c="11"/>{ W5500_WriteReg8(W5500_REG_RC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C</text:p>
          </table:table-cell>
          <table:table-cell table:style-name="ce13" office:value-type="string" calcext:value-type="string">
            <text:p>PPP LCP Request Timer</text:p>
          </table:table-cell>
          <table:table-cell table:style-name="ce13" office:value-type="string" calcext:value-type="string">
            <text:p>PRIME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8]=1;&quot;Reg8&quot;;IF([.D18]=2;&quot;Reg16&quot;;&quot;Buf&quot;))" office:value-type="string" office:string-value="Reg8" calcext:value-type="string">
            <text:p>Reg8</text:p>
          </table:table-cell>
          <table:table-cell table:style-name="ce13" table:formula="of:=IF([.D18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8]" office:value-type="string" office:string-value="W5500_REG_PRIMER" calcext:value-type="string">
            <text:p>W5500_REG_PRIME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8] &amp; SPACES;[.H18]) &amp; &quot;  0x&quot; &amp; MID([.A18];5;2) &amp; &quot;    /* &quot; &amp;[.B18] &amp; &quot; */&quot;" office:value-type="string" office:string-value="#define W5500_REG_PRIMER            0x1C    /* PPP LCP Request Timer */" calcext:value-type="string">
            <text:p>#define W5500_REG_PRIMER <text:s text:c="11"/>0x1C <text:s text:c="3"/>/* PPP LCP Request Timer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8]&amp;&quot;(&quot;&amp;[.F18]&amp;&quot;)&quot;&amp;SPACES;[.J18])&amp;&quot;{ W5500_Write&quot;&amp;[.E18]&amp;&quot;(&quot;&amp;[.G18]&amp;&quot;, W5500_CB_COMMON, &quot; &amp;[.F18]&amp;&quot;); }&quot;" office:value-type="string" office:string-value="static inline void W5500_setPRIMER(val)         { W5500_WriteReg8(W5500_REG_PRIMER, W5500_CB_COMMON, val); }" calcext:value-type="string">
            <text:p>static inline void W5500_setPRIMER(val) <text:s text:c="8"/>{ W5500_WriteReg8(W5500_REG_PRIME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D</text:p>
          </table:table-cell>
          <table:table-cell table:style-name="ce13" office:value-type="string" calcext:value-type="string">
            <text:p>PPP LCP Magic Number</text:p>
          </table:table-cell>
          <table:table-cell table:style-name="ce13" office:value-type="string" calcext:value-type="string">
            <text:p>PMAGIC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19]=1;&quot;Reg8&quot;;IF([.D19]=2;&quot;Reg16&quot;;&quot;Buf&quot;))" office:value-type="string" office:string-value="Reg8" calcext:value-type="string">
            <text:p>Reg8</text:p>
          </table:table-cell>
          <table:table-cell table:style-name="ce13" table:formula="of:=IF([.D19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9]" office:value-type="string" office:string-value="W5500_REG_PMAGIC" calcext:value-type="string">
            <text:p>W5500_REG_PMAGIC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19] &amp; SPACES;[.H19]) &amp; &quot;  0x&quot; &amp; MID([.A19];5;2) &amp; &quot;    /* &quot; &amp;[.B19] &amp; &quot; */&quot;" office:value-type="string" office:string-value="#define W5500_REG_PMAGIC            0x1D    /* PPP LCP Magic Number */" calcext:value-type="string">
            <text:p>#define W5500_REG_PMAGIC <text:s text:c="11"/>0x1D <text:s text:c="3"/>/* PPP LCP Magic Number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19]&amp;&quot;(&quot;&amp;[.F19]&amp;&quot;)&quot;&amp;SPACES;[.J19])&amp;&quot;{ W5500_Write&quot;&amp;[.E19]&amp;&quot;(&quot;&amp;[.G19]&amp;&quot;, W5500_CB_COMMON, &quot; &amp;[.F19]&amp;&quot;); }&quot;" office:value-type="string" office:string-value="static inline void W5500_setPMAGIC(val)         { W5500_WriteReg8(W5500_REG_PMAGIC, W5500_CB_COMMON, val); }" calcext:value-type="string">
            <text:p>static inline void W5500_setPMAGIC(val) <text:s text:c="8"/>{ W5500_WriteReg8(W5500_REG_PMAGIC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E</text:p>
          </table:table-cell>
          <table:table-cell table:style-name="ce13" office:value-type="string" calcext:value-type="string">
            <text:p>PPP Dest Mac Addr</text:p>
          </table:table-cell>
          <table:table-cell table:style-name="ce13" office:value-type="string" calcext:value-type="string">
            <text:p>PHAR</text:p>
          </table:table-cell>
          <table:table-cell table:style-name="ce22" office:value-type="float" office:value="6" calcext:value-type="float">
            <text:p>6</text:p>
          </table:table-cell>
          <table:table-cell table:style-name="ce13" table:formula="of:=IF([.D20]=1;&quot;Reg8&quot;;IF([.D20]=2;&quot;Reg16&quot;;&quot;Buf&quot;))" office:value-type="string" office:string-value="Buf" calcext:value-type="string">
            <text:p>Buf</text:p>
          </table:table-cell>
          <table:table-cell table:style-name="ce13" table:formula="of:=IF([.D20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20]" office:value-type="string" office:string-value="W5500_REG_PHAR" calcext:value-type="string">
            <text:p>W5500_REG_PHA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20] &amp; SPACES;[.H20]) &amp; &quot;  0x&quot; &amp; MID([.A20];5;2) &amp; &quot;    /* &quot; &amp;[.B20] &amp; &quot; */&quot;" office:value-type="string" office:string-value="#define W5500_REG_PHAR              0x1E    /* PPP Dest Mac Addr */" calcext:value-type="string">
            <text:p>#define W5500_REG_PHAR <text:s text:c="13"/>0x1E <text:s text:c="3"/>/* PPP Dest Mac Addr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20]&amp;&quot;(&quot;&amp;[.F20]&amp;&quot;)&quot;&amp;SPACES;[.J20])&amp;&quot;{ W5500_Write&quot;&amp;[.E20]&amp;&quot;(&quot;&amp;[.G20]&amp;&quot;, W5500_CB_COMMON, &quot; &amp;[.F20]&amp;&quot;); }&quot;" office:value-type="string" office:string-value="static inline void W5500_setPHAR(ptr,len)       { W5500_WriteBuf(W5500_REG_PHAR, W5500_CB_COMMON, ptr,len); }" calcext:value-type="string">
            <text:p>static inline void W5500_setPHAR(ptr,len) <text:s text:c="6"/>{ W5500_WriteBuf(W5500_REG_PHAR, W5500_CB_COMMON, ptr,len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4</text:p>
          </table:table-cell>
          <table:table-cell table:style-name="ce13" office:value-type="string" calcext:value-type="string">
            <text:p>PPP Session ID</text:p>
          </table:table-cell>
          <table:table-cell table:style-name="ce13" office:value-type="string" calcext:value-type="string">
            <text:p>PSID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21]=1;&quot;Reg8&quot;;IF([.D21]=2;&quot;Reg16&quot;;&quot;Buf&quot;))" office:value-type="string" office:string-value="Reg16" calcext:value-type="string">
            <text:p>Reg16</text:p>
          </table:table-cell>
          <table:table-cell table:style-name="ce13" table:formula="of:=IF([.D21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1]" office:value-type="string" office:string-value="W5500_REG_PSID" calcext:value-type="string">
            <text:p>W5500_REG_PSID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21] &amp; SPACES;[.H21]) &amp; &quot;  0x&quot; &amp; MID([.A21];5;2) &amp; &quot;    /* &quot; &amp;[.B21] &amp; &quot; */&quot;" office:value-type="string" office:string-value="#define W5500_REG_PSID              0x24    /* PPP Session ID */" calcext:value-type="string">
            <text:p>#define W5500_REG_PSID <text:s text:c="13"/>0x24 <text:s text:c="3"/>/* PPP Session ID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21]&amp;&quot;(&quot;&amp;[.F21]&amp;&quot;)&quot;&amp;SPACES;[.J21])&amp;&quot;{ W5500_Write&quot;&amp;[.E21]&amp;&quot;(&quot;&amp;[.G21]&amp;&quot;, W5500_CB_COMMON, &quot; &amp;[.F21]&amp;&quot;); }&quot;" office:value-type="string" office:string-value="static inline void W5500_setPSID(val)           { W5500_WriteReg16(W5500_REG_PSID, W5500_CB_COMMON, val); }" calcext:value-type="string">
            <text:p>static inline void W5500_setPSID(val) <text:s text:c="10"/>{ W5500_WriteReg16(W5500_REG_PSID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6</text:p>
          </table:table-cell>
          <table:table-cell table:style-name="ce13" office:value-type="string" calcext:value-type="string">
            <text:p>PPP Max Segment Size</text:p>
          </table:table-cell>
          <table:table-cell table:style-name="ce13" office:value-type="string" calcext:value-type="string">
            <text:p>PMRU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22]=1;&quot;Reg8&quot;;IF([.D22]=2;&quot;Reg16&quot;;&quot;Buf&quot;))" office:value-type="string" office:string-value="Reg16" calcext:value-type="string">
            <text:p>Reg16</text:p>
          </table:table-cell>
          <table:table-cell table:style-name="ce13" table:formula="of:=IF([.D22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2]" office:value-type="string" office:string-value="W5500_REG_PMRU" calcext:value-type="string">
            <text:p>W5500_REG_PMRU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22] &amp; SPACES;[.H22]) &amp; &quot;  0x&quot; &amp; MID([.A22];5;2) &amp; &quot;    /* &quot; &amp;[.B22] &amp; &quot; */&quot;" office:value-type="string" office:string-value="#define W5500_REG_PMRU              0x26    /* PPP Max Segment Size */" calcext:value-type="string">
            <text:p>#define W5500_REG_PMRU <text:s text:c="13"/>0x26 <text:s text:c="3"/>/* PPP Max Segment Size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22]&amp;&quot;(&quot;&amp;[.F22]&amp;&quot;)&quot;&amp;SPACES;[.J22])&amp;&quot;{ W5500_Write&quot;&amp;[.E22]&amp;&quot;(&quot;&amp;[.G22]&amp;&quot;, W5500_CB_COMMON, &quot; &amp;[.F22]&amp;&quot;); }&quot;" office:value-type="string" office:string-value="static inline void W5500_setPMRU(val)           { W5500_WriteReg16(W5500_REG_PMRU, W5500_CB_COMMON, val); }" calcext:value-type="string">
            <text:p>static inline void W5500_setPMRU(val) <text:s text:c="10"/>{ W5500_WriteReg16(W5500_REG_PMRU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8</text:p>
          </table:table-cell>
          <table:table-cell table:style-name="ce13" office:value-type="string" calcext:value-type="string">
            <text:p>Unreachable IP Addr</text:p>
          </table:table-cell>
          <table:table-cell table:style-name="ce13" office:value-type="string" calcext:value-type="string">
            <text:p>UIP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23]=1;&quot;Reg8&quot;;IF([.D23]=2;&quot;Reg16&quot;;&quot;Buf&quot;))" office:value-type="string" office:string-value="Buf" calcext:value-type="string">
            <text:p>Buf</text:p>
          </table:table-cell>
          <table:table-cell table:style-name="ce13" table:formula="of:=IF([.D23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23]" office:value-type="string" office:string-value="W5500_REG_UIPR" calcext:value-type="string">
            <text:p>W5500_REG_UIP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23] &amp; SPACES;[.H23]) &amp; &quot;  0x&quot; &amp; MID([.A23];5;2) &amp; &quot;    /* &quot; &amp;[.B23] &amp; &quot; */&quot;" office:value-type="string" office:string-value="#define W5500_REG_UIPR              0x28    /* Unreachable IP Addr */" calcext:value-type="string">
            <text:p>#define W5500_REG_UIPR <text:s text:c="13"/>0x28 <text:s text:c="3"/>/* Unreachable IP Addr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23]&amp;&quot;(&quot;&amp;[.F23]&amp;&quot;)&quot;&amp;SPACES;[.J23])&amp;&quot;{ W5500_Write&quot;&amp;[.E23]&amp;&quot;(&quot;&amp;[.G23]&amp;&quot;, W5500_CB_COMMON, &quot; &amp;[.F23]&amp;&quot;); }&quot;" office:value-type="string" office:string-value="static inline void W5500_setUIPR(ptr,len)       { W5500_WriteBuf(W5500_REG_UIPR, W5500_CB_COMMON, ptr,len); }" calcext:value-type="string">
            <text:p>static inline void W5500_setUIPR(ptr,len) <text:s text:c="6"/>{ W5500_WriteBuf(W5500_REG_UIPR, W5500_CB_COMMON, ptr,len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C</text:p>
          </table:table-cell>
          <table:table-cell table:style-name="ce13" office:value-type="string" calcext:value-type="string">
            <text:p>Unreachable Port</text:p>
          </table:table-cell>
          <table:table-cell table:style-name="ce13" office:value-type="string" calcext:value-type="string">
            <text:p>UPORT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24]=1;&quot;Reg8&quot;;IF([.D24]=2;&quot;Reg16&quot;;&quot;Buf&quot;))" office:value-type="string" office:string-value="Reg16" calcext:value-type="string">
            <text:p>Reg16</text:p>
          </table:table-cell>
          <table:table-cell table:style-name="ce13" table:formula="of:=IF([.D24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4]" office:value-type="string" office:string-value="W5500_REG_UPORTR" calcext:value-type="string">
            <text:p>W5500_REG_UPORT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24] &amp; SPACES;[.H24]) &amp; &quot;  0x&quot; &amp; MID([.A24];5;2) &amp; &quot;    /* &quot; &amp;[.B24] &amp; &quot; */&quot;" office:value-type="string" office:string-value="#define W5500_REG_UPORTR            0x2C    /* Unreachable Port */" calcext:value-type="string">
            <text:p>#define W5500_REG_UPORTR <text:s text:c="11"/>0x2C <text:s text:c="3"/>/* Unreachable Port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24]&amp;&quot;(&quot;&amp;[.F24]&amp;&quot;)&quot;&amp;SPACES;[.J24])&amp;&quot;{ W5500_Write&quot;&amp;[.E24]&amp;&quot;(&quot;&amp;[.G24]&amp;&quot;, W5500_CB_COMMON, &quot; &amp;[.F24]&amp;&quot;); }&quot;" office:value-type="string" office:string-value="static inline void W5500_setUPORTR(val)         { W5500_WriteReg16(W5500_REG_UPORTR, W5500_CB_COMMON, val); }" calcext:value-type="string">
            <text:p>static inline void W5500_setUPORTR(val) <text:s text:c="8"/>{ W5500_WriteReg16(W5500_REG_UPORT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E</text:p>
          </table:table-cell>
          <table:table-cell table:style-name="ce13" office:value-type="string" calcext:value-type="string">
            <text:p>Phy Config</text:p>
          </table:table-cell>
          <table:table-cell table:style-name="ce13" office:value-type="string" calcext:value-type="string">
            <text:p>PHYCFG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25]=1;&quot;Reg8&quot;;IF([.D25]=2;&quot;Reg16&quot;;&quot;Buf&quot;))" office:value-type="string" office:string-value="Reg8" calcext:value-type="string">
            <text:p>Reg8</text:p>
          </table:table-cell>
          <table:table-cell table:style-name="ce13" table:formula="of:=IF([.D25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5]" office:value-type="string" office:string-value="W5500_REG_PHYCFGR" calcext:value-type="string">
            <text:p>W5500_REG_PHYCFG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25] &amp; SPACES;[.H25]) &amp; &quot;  0x&quot; &amp; MID([.A25];5;2) &amp; &quot;    /* &quot; &amp;[.B25] &amp; &quot; */&quot;" office:value-type="string" office:string-value="#define W5500_REG_PHYCFGR           0x2E    /* Phy Config */" calcext:value-type="string">
            <text:p>#define W5500_REG_PHYCFGR <text:s text:c="10"/>0x2E <text:s text:c="3"/>/* Phy Config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25]&amp;&quot;(&quot;&amp;[.F25]&amp;&quot;)&quot;&amp;SPACES;[.J25])&amp;&quot;{ W5500_Write&quot;&amp;[.E25]&amp;&quot;(&quot;&amp;[.G25]&amp;&quot;, W5500_CB_COMMON, &quot; &amp;[.F25]&amp;&quot;); }&quot;" office:value-type="string" office:string-value="static inline void W5500_setPHYCFGR(val)        { W5500_WriteReg8(W5500_REG_PHYCFGR, W5500_CB_COMMON, val); }" calcext:value-type="string">
            <text:p>static inline void W5500_setPHYCFGR(val) <text:s text:c="7"/>{ W5500_WriteReg8(W5500_REG_PHYCFG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39</text:p>
          </table:table-cell>
          <table:table-cell table:style-name="ce13" office:value-type="string" calcext:value-type="string">
            <text:p>Chip Version</text:p>
          </table:table-cell>
          <table:table-cell table:style-name="ce13" office:value-type="string" calcext:value-type="string">
            <text:p>VERSION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26]=1;&quot;Reg8&quot;;IF([.D26]=2;&quot;Reg16&quot;;&quot;Buf&quot;))" office:value-type="string" office:string-value="Reg8" calcext:value-type="string">
            <text:p>Reg8</text:p>
          </table:table-cell>
          <table:table-cell table:style-name="ce13" table:formula="of:=IF([.D26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6]" office:value-type="string" office:string-value="W5500_REG_VERSIONR" calcext:value-type="string">
            <text:p>W5500_REG_VERSION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26] &amp; SPACES;[.H26]) &amp; &quot;  0x&quot; &amp; MID([.A26];5;2) &amp; &quot;    /* &quot; &amp;[.B26] &amp; &quot; */&quot;" office:value-type="string" office:string-value="#define W5500_REG_VERSIONR          0x39    /* Chip Version */" calcext:value-type="string">
            <text:p>#define W5500_REG_VERSIONR <text:s text:c="9"/>0x39 <text:s text:c="3"/>/* Chip Version */</text:p>
          </table:table-cell>
          <table:table-cell office:value-type="float" office:value="48" calcext:value-type="float">
            <text:p>48</text:p>
          </table:table-cell>
          <table:table-cell table:style-name="ce13" table:formula="of:=LEFT(&quot;static inline void W5500_set&quot;&amp;[.C26]&amp;&quot;(&quot;&amp;[.F26]&amp;&quot;)&quot;&amp;SPACES;[.J26])&amp;&quot;{ W5500_Write&quot;&amp;[.E26]&amp;&quot;(&quot;&amp;[.G26]&amp;&quot;, W5500_CB_COMMON, &quot; &amp;[.F26]&amp;&quot;); }&quot;" office:value-type="string" office:string-value="static inline void W5500_setVERSIONR(val)       { W5500_WriteReg8(W5500_REG_VERSIONR, W5500_CB_COMMON, val); }" calcext:value-type="string">
            <text:p>static inline void W5500_setVERSIONR(val) <text:s text:c="6"/>{ W5500_WriteReg8(W5500_REG_VERSIONR, W5500_CB_COMMON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3">
          <table:table-cell table:style-name="ce5" office:value-type="string" calcext:value-type="string">
            <text:p>Socket Registers (Prefix with Sn_)</text:p>
          </table:table-cell>
          <table:table-cell table:number-columns-repeated="9"/>
          <table:table-cell office:value-type="float" office:value="52" calcext:value-type="float">
            <text:p>52</text:p>
          </table:table-cell>
          <table:table-cell table:number-columns-repeated="53"/>
        </table:table-row>
        <table:table-row table:style-name="ro6">
          <table:table-cell table:style-name="ce12" office:value-type="string" calcext:value-type="string">
            <text:p>Offse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Mnemonic</text:p>
          </table:table-cell>
          <table:table-cell table:style-name="ce31" office:value-type="string" calcext:value-type="string">
            <text:p>Size</text:p>
            <text:p>(Bytes)</text:p>
          </table:table-cell>
          <table:table-cell table:style-name="ce36" office:value-type="string" calcext:value-type="string">
            <text:p>Type</text:p>
          </table:table-cell>
          <table:table-cell table:style-name="ce36" office:value-type="string" calcext:value-type="string">
            <text:p>Args</text:p>
          </table:table-cell>
          <table:table-cell table:style-name="ce12" office:value-type="string" calcext:value-type="string">
            <text:p>Reg Name</text:p>
          </table:table-cell>
          <table:table-cell table:style-name="ce25" office:value-type="string" calcext:value-type="string">
            <text:p>Col</text:p>
          </table:table-cell>
          <table:table-cell table:style-name="ce44" office:value-type="string" calcext:value-type="string">
            <text:p>/* Socket N (Sn) Register Address Definitions */</text:p>
          </table:table-cell>
          <table:table-cell table:style-name="ce25" office:value-type="string" calcext:value-type="string">
            <text:p>Col</text:p>
          </table:table-cell>
          <table:table-cell table:style-name="ce12" office:value-type="string" calcext:value-type="string">
            <text:p>Set Macro</text:p>
          </table:table-cell>
          <table:table-cell table:number-columns-repeated="53"/>
        </table:table-row>
        <table:table-row table:style-name="ro1">
          <table:table-cell table:style-name="ce13" office:value-type="string" calcext:value-type="string">
            <text:p>0x0000</text:p>
          </table:table-cell>
          <table:table-cell table:style-name="ce13" office:value-type="string" calcext:value-type="string">
            <text:p>Mode Reg</text:p>
          </table:table-cell>
          <table:table-cell table:style-name="ce13" office:value-type="string" calcext:value-type="string">
            <text:p>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29]=1;&quot;Reg8&quot;;IF([.D29]=2;&quot;Reg16&quot;;&quot;Buf&quot;))" office:value-type="string" office:string-value="Reg8" calcext:value-type="string">
            <text:p>Reg8</text:p>
          </table:table-cell>
          <table:table-cell table:style-name="ce13" table:formula="of:=IF([.D29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29]" office:value-type="string" office:string-value="W5500_REG_SnMR" calcext:value-type="string">
            <text:p>W5500_REG_SnM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29] &amp; SPACES;[.H29]) &amp; &quot;  0x&quot; &amp; MID([.A29];5;2) &amp; &quot;    /* &quot; &amp;[.B29] &amp; &quot; */&quot;" office:value-type="string" office:string-value="#define W5500_REG_SnMR              0x00    /* Mode Reg */" calcext:value-type="string">
            <text:p>#define W5500_REG_SnMR <text:s text:c="13"/>0x00 <text:s text:c="3"/>/* Mode Reg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29]&amp;&quot;(s,&quot;&amp;[.F29]&amp;&quot;)&quot;&amp;SPACES;[.J29])&amp;&quot;{W5500_Write&quot;&amp;[.E29]&amp;&quot;(&quot;&amp;[.G29]&amp;&quot;,W5500_CB_SnREG(s), &quot; &amp;[.F29]&amp;&quot;); }&quot;" office:value-type="string" office:string-value="static inline void W5500_setSnMR(s,val)             {W5500_WriteReg8(W5500_REG_SnMR,W5500_CB_SnREG(s), val); }" calcext:value-type="string">
            <text:p>static inline void W5500_setSnMR(s,val) <text:s text:c="12"/>{W5500_WriteReg8(W5500_REG_SnM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1</text:p>
          </table:table-cell>
          <table:table-cell table:style-name="ce13" office:value-type="string" calcext:value-type="string">
            <text:p>Command Reg</text:p>
          </table:table-cell>
          <table:table-cell table:style-name="ce13" office:value-type="string" calcext:value-type="string">
            <text:p>C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0]=1;&quot;Reg8&quot;;IF([.D30]=2;&quot;Reg16&quot;;&quot;Buf&quot;))" office:value-type="string" office:string-value="Reg8" calcext:value-type="string">
            <text:p>Reg8</text:p>
          </table:table-cell>
          <table:table-cell table:style-name="ce13" table:formula="of:=IF([.D30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0]" office:value-type="string" office:string-value="W5500_REG_SnCR" calcext:value-type="string">
            <text:p>W5500_REG_SnC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0] &amp; SPACES;[.H30]) &amp; &quot;  0x&quot; &amp; MID([.A30];5;2) &amp; &quot;    /* &quot; &amp;[.B30] &amp; &quot; */&quot;" office:value-type="string" office:string-value="#define W5500_REG_SnCR              0x01    /* Command Reg */" calcext:value-type="string">
            <text:p>#define W5500_REG_SnCR <text:s text:c="13"/>0x01 <text:s text:c="3"/>/* Command Reg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0]&amp;&quot;(s,&quot;&amp;[.F30]&amp;&quot;)&quot;&amp;SPACES;[.J30])&amp;&quot;{W5500_Write&quot;&amp;[.E30]&amp;&quot;(&quot;&amp;[.G30]&amp;&quot;,W5500_CB_SnREG(s), &quot; &amp;[.F30]&amp;&quot;); }&quot;" office:value-type="string" office:string-value="static inline void W5500_setSnCR(s,val)             {W5500_WriteReg8(W5500_REG_SnCR,W5500_CB_SnREG(s), val); }" calcext:value-type="string">
            <text:p>static inline void W5500_setSnCR(s,val) <text:s text:c="12"/>{W5500_WriteReg8(W5500_REG_SnC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2</text:p>
          </table:table-cell>
          <table:table-cell table:style-name="ce13" office:value-type="string" calcext:value-type="string">
            <text:p>Interrupt Reg</text:p>
          </table:table-cell>
          <table:table-cell table:style-name="ce13" office:value-type="string" calcext:value-type="string">
            <text:p>I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1]=1;&quot;Reg8&quot;;IF([.D31]=2;&quot;Reg16&quot;;&quot;Buf&quot;))" office:value-type="string" office:string-value="Reg8" calcext:value-type="string">
            <text:p>Reg8</text:p>
          </table:table-cell>
          <table:table-cell table:style-name="ce13" table:formula="of:=IF([.D31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1]" office:value-type="string" office:string-value="W5500_REG_SnIR" calcext:value-type="string">
            <text:p>W5500_REG_SnI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1] &amp; SPACES;[.H31]) &amp; &quot;  0x&quot; &amp; MID([.A31];5;2) &amp; &quot;    /* &quot; &amp;[.B31] &amp; &quot; */&quot;" office:value-type="string" office:string-value="#define W5500_REG_SnIR              0x02    /* Interrupt Reg */" calcext:value-type="string">
            <text:p>#define W5500_REG_SnIR <text:s text:c="13"/>0x02 <text:s text:c="3"/>/* Interrupt Reg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1]&amp;&quot;(s,&quot;&amp;[.F31]&amp;&quot;)&quot;&amp;SPACES;[.J31])&amp;&quot;{W5500_Write&quot;&amp;[.E31]&amp;&quot;(&quot;&amp;[.G31]&amp;&quot;,W5500_CB_SnREG(s), &quot; &amp;[.F31]&amp;&quot;); }&quot;" office:value-type="string" office:string-value="static inline void W5500_setSnIR(s,val)             {W5500_WriteReg8(W5500_REG_SnIR,W5500_CB_SnREG(s), val); }" calcext:value-type="string">
            <text:p>static inline void W5500_setSnIR(s,val) <text:s text:c="12"/>{W5500_WriteReg8(W5500_REG_SnI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3</text:p>
          </table:table-cell>
          <table:table-cell table:style-name="ce13" office:value-type="string" calcext:value-type="string">
            <text:p>Status Reg</text:p>
          </table:table-cell>
          <table:table-cell table:style-name="ce13" office:value-type="string" calcext:value-type="string">
            <text:p>S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2]=1;&quot;Reg8&quot;;IF([.D32]=2;&quot;Reg16&quot;;&quot;Buf&quot;))" office:value-type="string" office:string-value="Reg8" calcext:value-type="string">
            <text:p>Reg8</text:p>
          </table:table-cell>
          <table:table-cell table:style-name="ce13" table:formula="of:=IF([.D32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2]" office:value-type="string" office:string-value="W5500_REG_SnSR" calcext:value-type="string">
            <text:p>W5500_REG_SnS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2] &amp; SPACES;[.H32]) &amp; &quot;  0x&quot; &amp; MID([.A32];5;2) &amp; &quot;    /* &quot; &amp;[.B32] &amp; &quot; */&quot;" office:value-type="string" office:string-value="#define W5500_REG_SnSR              0x03    /* Status Reg */" calcext:value-type="string">
            <text:p>#define W5500_REG_SnSR <text:s text:c="13"/>0x03 <text:s text:c="3"/>/* Status Reg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2]&amp;&quot;(s,&quot;&amp;[.F32]&amp;&quot;)&quot;&amp;SPACES;[.J32])&amp;&quot;{W5500_Write&quot;&amp;[.E32]&amp;&quot;(&quot;&amp;[.G32]&amp;&quot;,W5500_CB_SnREG(s), &quot; &amp;[.F32]&amp;&quot;); }&quot;" office:value-type="string" office:string-value="static inline void W5500_setSnSR(s,val)             {W5500_WriteReg8(W5500_REG_SnSR,W5500_CB_SnREG(s), val); }" calcext:value-type="string">
            <text:p>static inline void W5500_setSnSR(s,val) <text:s text:c="12"/>{W5500_WriteReg8(W5500_REG_SnS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4</text:p>
          </table:table-cell>
          <table:table-cell table:style-name="ce13" office:value-type="string" calcext:value-type="string">
            <text:p>Source Port</text:p>
          </table:table-cell>
          <table:table-cell table:style-name="ce13" office:value-type="string" calcext:value-type="string">
            <text:p>PORT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33]=1;&quot;Reg8&quot;;IF([.D33]=2;&quot;Reg16&quot;;&quot;Buf&quot;))" office:value-type="string" office:string-value="Reg16" calcext:value-type="string">
            <text:p>Reg16</text:p>
          </table:table-cell>
          <table:table-cell table:style-name="ce13" table:formula="of:=IF([.D33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3]" office:value-type="string" office:string-value="W5500_REG_SnPORT" calcext:value-type="string">
            <text:p>W5500_REG_SnPORT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3] &amp; SPACES;[.H33]) &amp; &quot;  0x&quot; &amp; MID([.A33];5;2) &amp; &quot;    /* &quot; &amp;[.B33] &amp; &quot; */&quot;" office:value-type="string" office:string-value="#define W5500_REG_SnPORT            0x04    /* Source Port */" calcext:value-type="string">
            <text:p>#define W5500_REG_SnPORT <text:s text:c="11"/>0x04 <text:s text:c="3"/>/* Source Port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3]&amp;&quot;(s,&quot;&amp;[.F33]&amp;&quot;)&quot;&amp;SPACES;[.J33])&amp;&quot;{W5500_Write&quot;&amp;[.E33]&amp;&quot;(&quot;&amp;[.G33]&amp;&quot;,W5500_CB_SnREG(s), &quot; &amp;[.F33]&amp;&quot;); }&quot;" office:value-type="string" office:string-value="static inline void W5500_setSnPORT(s,val)           {W5500_WriteReg16(W5500_REG_SnPORT,W5500_CB_SnREG(s), val); }" calcext:value-type="string">
            <text:p>static inline void W5500_setSnPORT(s,val) <text:s text:c="10"/>{W5500_WriteReg16(W5500_REG_SnPORT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6</text:p>
          </table:table-cell>
          <table:table-cell table:style-name="ce13" office:value-type="string" calcext:value-type="string">
            <text:p>Dest Hardware Addr</text:p>
          </table:table-cell>
          <table:table-cell table:style-name="ce13" office:value-type="string" calcext:value-type="string">
            <text:p>DHAR</text:p>
          </table:table-cell>
          <table:table-cell table:style-name="ce22" office:value-type="float" office:value="6" calcext:value-type="float">
            <text:p>6</text:p>
          </table:table-cell>
          <table:table-cell table:style-name="ce13" table:formula="of:=IF([.D34]=1;&quot;Reg8&quot;;IF([.D34]=2;&quot;Reg16&quot;;&quot;Buf&quot;))" office:value-type="string" office:string-value="Buf" calcext:value-type="string">
            <text:p>Buf</text:p>
          </table:table-cell>
          <table:table-cell table:style-name="ce13" table:formula="of:=IF([.D34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Sn&quot;&amp;[.C34]" office:value-type="string" office:string-value="W5500_REG_SnDHAR" calcext:value-type="string">
            <text:p>W5500_REG_SnDHA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4] &amp; SPACES;[.H34]) &amp; &quot;  0x&quot; &amp; MID([.A34];5;2) &amp; &quot;    /* &quot; &amp;[.B34] &amp; &quot; */&quot;" office:value-type="string" office:string-value="#define W5500_REG_SnDHAR            0x06    /* Dest Hardware Addr */" calcext:value-type="string">
            <text:p>#define W5500_REG_SnDHAR <text:s text:c="11"/>0x06 <text:s text:c="3"/>/* Dest Hardware Addr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4]&amp;&quot;(s,&quot;&amp;[.F34]&amp;&quot;)&quot;&amp;SPACES;[.J34])&amp;&quot;{W5500_Write&quot;&amp;[.E34]&amp;&quot;(&quot;&amp;[.G34]&amp;&quot;,W5500_CB_SnREG(s), &quot; &amp;[.F34]&amp;&quot;); }&quot;" office:value-type="string" office:string-value="static inline void W5500_setSnDHAR(s,ptr,len)       {W5500_WriteBuf(W5500_REG_SnDHAR,W5500_CB_SnREG(s), ptr,len); }" calcext:value-type="string">
            <text:p>static inline void W5500_setSnDHAR(s,ptr,len) <text:s text:c="6"/>{W5500_WriteBuf(W5500_REG_SnDHAR,W5500_CB_SnREG(s), ptr,len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0C</text:p>
          </table:table-cell>
          <table:table-cell table:style-name="ce13" office:value-type="string" calcext:value-type="string">
            <text:p>Dest IP Addr</text:p>
          </table:table-cell>
          <table:table-cell table:style-name="ce13" office:value-type="string" calcext:value-type="string">
            <text:p>DIPR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formula="of:=IF([.D35]=1;&quot;Reg8&quot;;IF([.D35]=2;&quot;Reg16&quot;;&quot;Buf&quot;))" office:value-type="string" office:string-value="Buf" calcext:value-type="string">
            <text:p>Buf</text:p>
          </table:table-cell>
          <table:table-cell table:style-name="ce13" table:formula="of:=IF([.D35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Sn&quot;&amp;[.C35]" office:value-type="string" office:string-value="W5500_REG_SnDIPR" calcext:value-type="string">
            <text:p>W5500_REG_SnDIP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5] &amp; SPACES;[.H35]) &amp; &quot;  0x&quot; &amp; MID([.A35];5;2) &amp; &quot;    /* &quot; &amp;[.B35] &amp; &quot; */&quot;" office:value-type="string" office:string-value="#define W5500_REG_SnDIPR            0x0C    /* Dest IP Addr */" calcext:value-type="string">
            <text:p>#define W5500_REG_SnDIPR <text:s text:c="11"/>0x0C <text:s text:c="3"/>/* Dest IP Addr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5]&amp;&quot;(s,&quot;&amp;[.F35]&amp;&quot;)&quot;&amp;SPACES;[.J35])&amp;&quot;{W5500_Write&quot;&amp;[.E35]&amp;&quot;(&quot;&amp;[.G35]&amp;&quot;,W5500_CB_SnREG(s), &quot; &amp;[.F35]&amp;&quot;); }&quot;" office:value-type="string" office:string-value="static inline void W5500_setSnDIPR(s,ptr,len)       {W5500_WriteBuf(W5500_REG_SnDIPR,W5500_CB_SnREG(s), ptr,len); }" calcext:value-type="string">
            <text:p>static inline void W5500_setSnDIPR(s,ptr,len) <text:s text:c="6"/>{W5500_WriteBuf(W5500_REG_SnDIPR,W5500_CB_SnREG(s), ptr,len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0</text:p>
          </table:table-cell>
          <table:table-cell table:style-name="ce13" office:value-type="string" calcext:value-type="string">
            <text:p>Dest Port</text:p>
          </table:table-cell>
          <table:table-cell table:style-name="ce13" office:value-type="string" calcext:value-type="string">
            <text:p>DPORT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36]=1;&quot;Reg8&quot;;IF([.D36]=2;&quot;Reg16&quot;;&quot;Buf&quot;))" office:value-type="string" office:string-value="Reg16" calcext:value-type="string">
            <text:p>Reg16</text:p>
          </table:table-cell>
          <table:table-cell table:style-name="ce13" table:formula="of:=IF([.D36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6]" office:value-type="string" office:string-value="W5500_REG_SnDPORT" calcext:value-type="string">
            <text:p>W5500_REG_SnDPORT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6] &amp; SPACES;[.H36]) &amp; &quot;  0x&quot; &amp; MID([.A36];5;2) &amp; &quot;    /* &quot; &amp;[.B36] &amp; &quot; */&quot;" office:value-type="string" office:string-value="#define W5500_REG_SnDPORT           0x10    /* Dest Port */" calcext:value-type="string">
            <text:p>#define W5500_REG_SnDPORT <text:s text:c="10"/>0x10 <text:s text:c="3"/>/* Dest Port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6]&amp;&quot;(s,&quot;&amp;[.F36]&amp;&quot;)&quot;&amp;SPACES;[.J36])&amp;&quot;{W5500_Write&quot;&amp;[.E36]&amp;&quot;(&quot;&amp;[.G36]&amp;&quot;,W5500_CB_SnREG(s), &quot; &amp;[.F36]&amp;&quot;); }&quot;" office:value-type="string" office:string-value="static inline void W5500_setSnDPORT(s,val)          {W5500_WriteReg16(W5500_REG_SnDPORT,W5500_CB_SnREG(s), val); }" calcext:value-type="string">
            <text:p>static inline void W5500_setSnDPORT(s,val) <text:s text:c="9"/>{W5500_WriteReg16(W5500_REG_SnDPORT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2</text:p>
          </table:table-cell>
          <table:table-cell table:style-name="ce13" office:value-type="string" calcext:value-type="string">
            <text:p>Max Segment Size</text:p>
          </table:table-cell>
          <table:table-cell table:style-name="ce13" office:value-type="string" calcext:value-type="string">
            <text:p>MSS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37]=1;&quot;Reg8&quot;;IF([.D37]=2;&quot;Reg16&quot;;&quot;Buf&quot;))" office:value-type="string" office:string-value="Reg16" calcext:value-type="string">
            <text:p>Reg16</text:p>
          </table:table-cell>
          <table:table-cell table:style-name="ce13" table:formula="of:=IF([.D37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7]" office:value-type="string" office:string-value="W5500_REG_SnMSSR" calcext:value-type="string">
            <text:p>W5500_REG_SnMSS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7] &amp; SPACES;[.H37]) &amp; &quot;  0x&quot; &amp; MID([.A37];5;2) &amp; &quot;    /* &quot; &amp;[.B37] &amp; &quot; */&quot;" office:value-type="string" office:string-value="#define W5500_REG_SnMSSR            0x12    /* Max Segment Size */" calcext:value-type="string">
            <text:p>#define W5500_REG_SnMSSR <text:s text:c="11"/>0x12 <text:s text:c="3"/>/* Max Segment Size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7]&amp;&quot;(s,&quot;&amp;[.F37]&amp;&quot;)&quot;&amp;SPACES;[.J37])&amp;&quot;{W5500_Write&quot;&amp;[.E37]&amp;&quot;(&quot;&amp;[.G37]&amp;&quot;,W5500_CB_SnREG(s), &quot; &amp;[.F37]&amp;&quot;); }&quot;" office:value-type="string" office:string-value="static inline void W5500_setSnMSSR(s,val)           {W5500_WriteReg16(W5500_REG_SnMSSR,W5500_CB_SnREG(s), val); }" calcext:value-type="string">
            <text:p>static inline void W5500_setSnMSSR(s,val) <text:s text:c="10"/>{W5500_WriteReg16(W5500_REG_SnMSS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4</text:p>
          </table:table-cell>
          <table:table-cell table:style-name="ce13" office:value-type="string" calcext:value-type="string">
            <text:p>RESERVED</text:p>
          </table:table-cell>
          <table:table-cell table:style-name="ce13" office:value-type="string" calcext:value-type="string">
            <text:p>RESERVED_14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8]=1;&quot;Reg8&quot;;IF([.D38]=2;&quot;Reg16&quot;;&quot;Buf&quot;))" office:value-type="string" office:string-value="Reg8" calcext:value-type="string">
            <text:p>Reg8</text:p>
          </table:table-cell>
          <table:table-cell table:style-name="ce13" table:formula="of:=IF([.D38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8]" office:value-type="string" office:string-value="W5500_REG_SnRESERVED_14" calcext:value-type="string">
            <text:p>W5500_REG_SnRESERVED_14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8] &amp; SPACES;[.H38]) &amp; &quot;  0x&quot; &amp; MID([.A38];5;2) &amp; &quot;    /* &quot; &amp;[.B38] &amp; &quot; */&quot;" office:value-type="string" office:string-value="#define W5500_REG_SnRESERVED_14     0x14    /* RESERVED */" calcext:value-type="string">
            <text:p>#define W5500_REG_SnRESERVED_14 <text:s text:c="4"/>0x14 <text:s text:c="3"/>/* RESERVED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8]&amp;&quot;(s,&quot;&amp;[.F38]&amp;&quot;)&quot;&amp;SPACES;[.J38])&amp;&quot;{W5500_Write&quot;&amp;[.E38]&amp;&quot;(&quot;&amp;[.G38]&amp;&quot;,W5500_CB_SnREG(s), &quot; &amp;[.F38]&amp;&quot;); }&quot;" office:value-type="string" office:string-value="static inline void W5500_setSnRESERVED_14(s,val)    {W5500_WriteReg8(W5500_REG_SnRESERVED_14,W5500_CB_SnREG(s), val); }" calcext:value-type="string">
            <text:p>static inline void W5500_setSnRESERVED_14(s,val) <text:s text:c="3"/>{W5500_WriteReg8(W5500_REG_SnRESERVED_14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5</text:p>
          </table:table-cell>
          <table:table-cell table:style-name="ce13" office:value-type="string" calcext:value-type="string">
            <text:p>IP TOS</text:p>
          </table:table-cell>
          <table:table-cell table:style-name="ce13" office:value-type="string" calcext:value-type="string">
            <text:p>TOS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39]=1;&quot;Reg8&quot;;IF([.D39]=2;&quot;Reg16&quot;;&quot;Buf&quot;))" office:value-type="string" office:string-value="Reg8" calcext:value-type="string">
            <text:p>Reg8</text:p>
          </table:table-cell>
          <table:table-cell table:style-name="ce13" table:formula="of:=IF([.D39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9]" office:value-type="string" office:string-value="W5500_REG_SnTOS" calcext:value-type="string">
            <text:p>W5500_REG_SnTOS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39] &amp; SPACES;[.H39]) &amp; &quot;  0x&quot; &amp; MID([.A39];5;2) &amp; &quot;    /* &quot; &amp;[.B39] &amp; &quot; */&quot;" office:value-type="string" office:string-value="#define W5500_REG_SnTOS             0x15    /* IP TOS */" calcext:value-type="string">
            <text:p>#define W5500_REG_SnTOS <text:s text:c="12"/>0x15 <text:s text:c="3"/>/* IP TOS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39]&amp;&quot;(s,&quot;&amp;[.F39]&amp;&quot;)&quot;&amp;SPACES;[.J39])&amp;&quot;{W5500_Write&quot;&amp;[.E39]&amp;&quot;(&quot;&amp;[.G39]&amp;&quot;,W5500_CB_SnREG(s), &quot; &amp;[.F39]&amp;&quot;); }&quot;" office:value-type="string" office:string-value="static inline void W5500_setSnTOS(s,val)            {W5500_WriteReg8(W5500_REG_SnTOS,W5500_CB_SnREG(s), val); }" calcext:value-type="string">
            <text:p>static inline void W5500_setSnTOS(s,val) <text:s text:c="11"/>{W5500_WriteReg8(W5500_REG_SnTOS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6</text:p>
          </table:table-cell>
          <table:table-cell table:style-name="ce13" office:value-type="string" calcext:value-type="string">
            <text:p>IP TTL</text:p>
          </table:table-cell>
          <table:table-cell table:style-name="ce13" office:value-type="string" calcext:value-type="string">
            <text:p>TTL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40]=1;&quot;Reg8&quot;;IF([.D40]=2;&quot;Reg16&quot;;&quot;Buf&quot;))" office:value-type="string" office:string-value="Reg8" calcext:value-type="string">
            <text:p>Reg8</text:p>
          </table:table-cell>
          <table:table-cell table:style-name="ce13" table:formula="of:=IF([.D40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0]" office:value-type="string" office:string-value="W5500_REG_SnTTL" calcext:value-type="string">
            <text:p>W5500_REG_SnTTL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0] &amp; SPACES;[.H40]) &amp; &quot;  0x&quot; &amp; MID([.A40];5;2) &amp; &quot;    /* &quot; &amp;[.B40] &amp; &quot; */&quot;" office:value-type="string" office:string-value="#define W5500_REG_SnTTL             0x16    /* IP TTL */" calcext:value-type="string">
            <text:p>#define W5500_REG_SnTTL <text:s text:c="12"/>0x16 <text:s text:c="3"/>/* IP TTL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0]&amp;&quot;(s,&quot;&amp;[.F40]&amp;&quot;)&quot;&amp;SPACES;[.J40])&amp;&quot;{W5500_Write&quot;&amp;[.E40]&amp;&quot;(&quot;&amp;[.G40]&amp;&quot;,W5500_CB_SnREG(s), &quot; &amp;[.F40]&amp;&quot;); }&quot;" office:value-type="string" office:string-value="static inline void W5500_setSnTTL(s,val)            {W5500_WriteReg8(W5500_REG_SnTTL,W5500_CB_SnREG(s), val); }" calcext:value-type="string">
            <text:p>static inline void W5500_setSnTTL(s,val) <text:s text:c="11"/>{W5500_WriteReg8(W5500_REG_SnTTL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7</text:p>
          </table:table-cell>
          <table:table-cell table:number-columns-repeated="2" table:style-name="ce13" office:value-type="string" calcext:value-type="string">
            <text:p>RESERVED</text:p>
          </table:table-cell>
          <table:table-cell table:style-name="ce22" office:value-type="float" office:value="7" calcext:value-type="float">
            <text:p>7</text:p>
          </table:table-cell>
          <table:table-cell table:style-name="ce13" table:formula="of:=IF([.D41]=1;&quot;Reg8&quot;;IF([.D41]=2;&quot;Reg16&quot;;&quot;Buf&quot;))" office:value-type="string" office:string-value="Buf" calcext:value-type="string">
            <text:p>Buf</text:p>
          </table:table-cell>
          <table:table-cell table:style-name="ce13" table:formula="of:=IF([.D41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Sn&quot;&amp;[.C41]" office:value-type="string" office:string-value="W5500_REG_SnRESERVED" calcext:value-type="string">
            <text:p>W5500_REG_SnRESERVED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1] &amp; SPACES;[.H41]) &amp; &quot;  0x&quot; &amp; MID([.A41];5;2) &amp; &quot;    /* &quot; &amp;[.B41] &amp; &quot; */&quot;" office:value-type="string" office:string-value="#define W5500_REG_SnRESERVED        0x17    /* RESERVED */" calcext:value-type="string">
            <text:p>#define W5500_REG_SnRESERVED <text:s text:c="7"/>0x17 <text:s text:c="3"/>/* RESERVED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1]&amp;&quot;(s,&quot;&amp;[.F41]&amp;&quot;)&quot;&amp;SPACES;[.J41])&amp;&quot;{W5500_Write&quot;&amp;[.E41]&amp;&quot;(&quot;&amp;[.G41]&amp;&quot;,W5500_CB_SnREG(s), &quot; &amp;[.F41]&amp;&quot;); }&quot;" office:value-type="string" office:string-value="static inline void W5500_setSnRESERVED(s,ptr,len)   {W5500_WriteBuf(W5500_REG_SnRESERVED,W5500_CB_SnREG(s), ptr,len); }" calcext:value-type="string">
            <text:p>static inline void W5500_setSnRESERVED(s,ptr,len) <text:s text:c="2"/>{W5500_WriteBuf(W5500_REG_SnRESERVED,W5500_CB_SnREG(s), ptr,len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E</text:p>
          </table:table-cell>
          <table:table-cell table:style-name="ce13" office:value-type="string" calcext:value-type="string">
            <text:p>Rx Buffer Size</text:p>
          </table:table-cell>
          <table:table-cell table:style-name="ce13" office:value-type="string" calcext:value-type="string">
            <text:p>RXBUF_SIZE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42]=1;&quot;Reg8&quot;;IF([.D42]=2;&quot;Reg16&quot;;&quot;Buf&quot;))" office:value-type="string" office:string-value="Reg8" calcext:value-type="string">
            <text:p>Reg8</text:p>
          </table:table-cell>
          <table:table-cell table:style-name="ce13" table:formula="of:=IF([.D42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2]" office:value-type="string" office:string-value="W5500_REG_SnRXBUF_SIZE" calcext:value-type="string">
            <text:p>W5500_REG_SnRXBUF_SIZE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2] &amp; SPACES;[.H42]) &amp; &quot;  0x&quot; &amp; MID([.A42];5;2) &amp; &quot;    /* &quot; &amp;[.B42] &amp; &quot; */&quot;" office:value-type="string" office:string-value="#define W5500_REG_SnRXBUF_SIZE      0x1E    /* Rx Buffer Size */" calcext:value-type="string">
            <text:p>#define W5500_REG_SnRXBUF_SIZE <text:s text:c="5"/>0x1E <text:s text:c="3"/>/* Rx Buffer Size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2]&amp;&quot;(s,&quot;&amp;[.F42]&amp;&quot;)&quot;&amp;SPACES;[.J42])&amp;&quot;{W5500_Write&quot;&amp;[.E42]&amp;&quot;(&quot;&amp;[.G42]&amp;&quot;,W5500_CB_SnREG(s), &quot; &amp;[.F42]&amp;&quot;); }&quot;" office:value-type="string" office:string-value="static inline void W5500_setSnRXBUF_SIZE(s,val)     {W5500_WriteReg8(W5500_REG_SnRXBUF_SIZE,W5500_CB_SnREG(s), val); }" calcext:value-type="string">
            <text:p>static inline void W5500_setSnRXBUF_SIZE(s,val) <text:s text:c="4"/>{W5500_WriteReg8(W5500_REG_SnRXBUF_SIZE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1F</text:p>
          </table:table-cell>
          <table:table-cell table:style-name="ce13" office:value-type="string" calcext:value-type="string">
            <text:p>Tx Buffer Size</text:p>
          </table:table-cell>
          <table:table-cell table:style-name="ce13" office:value-type="string" calcext:value-type="string">
            <text:p>TXBUF_SIZE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43]=1;&quot;Reg8&quot;;IF([.D43]=2;&quot;Reg16&quot;;&quot;Buf&quot;))" office:value-type="string" office:string-value="Reg8" calcext:value-type="string">
            <text:p>Reg8</text:p>
          </table:table-cell>
          <table:table-cell table:style-name="ce13" table:formula="of:=IF([.D43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3]" office:value-type="string" office:string-value="W5500_REG_SnTXBUF_SIZE" calcext:value-type="string">
            <text:p>W5500_REG_SnTXBUF_SIZE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3] &amp; SPACES;[.H43]) &amp; &quot;  0x&quot; &amp; MID([.A43];5;2) &amp; &quot;    /* &quot; &amp;[.B43] &amp; &quot; */&quot;" office:value-type="string" office:string-value="#define W5500_REG_SnTXBUF_SIZE      0x1F    /* Tx Buffer Size */" calcext:value-type="string">
            <text:p>#define W5500_REG_SnTXBUF_SIZE <text:s text:c="5"/>0x1F <text:s text:c="3"/>/* Tx Buffer Size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3]&amp;&quot;(s,&quot;&amp;[.F43]&amp;&quot;)&quot;&amp;SPACES;[.J43])&amp;&quot;{W5500_Write&quot;&amp;[.E43]&amp;&quot;(&quot;&amp;[.G43]&amp;&quot;,W5500_CB_SnREG(s), &quot; &amp;[.F43]&amp;&quot;); }&quot;" office:value-type="string" office:string-value="static inline void W5500_setSnTXBUF_SIZE(s,val)     {W5500_WriteReg8(W5500_REG_SnTXBUF_SIZE,W5500_CB_SnREG(s), val); }" calcext:value-type="string">
            <text:p>static inline void W5500_setSnTXBUF_SIZE(s,val) <text:s text:c="4"/>{W5500_WriteReg8(W5500_REG_SnTXBUF_SIZE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0</text:p>
          </table:table-cell>
          <table:table-cell table:style-name="ce13" office:value-type="string" calcext:value-type="string">
            <text:p>Tx Free Size</text:p>
          </table:table-cell>
          <table:table-cell table:style-name="ce13" office:value-type="string" calcext:value-type="string">
            <text:p>TX_FS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4]=1;&quot;Reg8&quot;;IF([.D44]=2;&quot;Reg16&quot;;&quot;Buf&quot;))" office:value-type="string" office:string-value="Reg16" calcext:value-type="string">
            <text:p>Reg16</text:p>
          </table:table-cell>
          <table:table-cell table:style-name="ce13" table:formula="of:=IF([.D44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4]" office:value-type="string" office:string-value="W5500_REG_SnTX_FSR" calcext:value-type="string">
            <text:p>W5500_REG_SnTX_FS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4] &amp; SPACES;[.H44]) &amp; &quot;  0x&quot; &amp; MID([.A44];5;2) &amp; &quot;    /* &quot; &amp;[.B44] &amp; &quot; */&quot;" office:value-type="string" office:string-value="#define W5500_REG_SnTX_FSR          0x20    /* Tx Free Size */" calcext:value-type="string">
            <text:p>#define W5500_REG_SnTX_FSR <text:s text:c="9"/>0x20 <text:s text:c="3"/>/* Tx Free Size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4]&amp;&quot;(s,&quot;&amp;[.F44]&amp;&quot;)&quot;&amp;SPACES;[.J44])&amp;&quot;{W5500_Write&quot;&amp;[.E44]&amp;&quot;(&quot;&amp;[.G44]&amp;&quot;,W5500_CB_SnREG(s), &quot; &amp;[.F44]&amp;&quot;); }&quot;" office:value-type="string" office:string-value="static inline void W5500_setSnTX_FSR(s,val)         {W5500_WriteReg16(W5500_REG_SnTX_FSR,W5500_CB_SnREG(s), val); }" calcext:value-type="string">
            <text:p>static inline void W5500_setSnTX_FSR(s,val) <text:s text:c="8"/>{W5500_WriteReg16(W5500_REG_SnTX_FS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2</text:p>
          </table:table-cell>
          <table:table-cell table:style-name="ce13" office:value-type="string" calcext:value-type="string">
            <text:p>Tx Read Pointer</text:p>
          </table:table-cell>
          <table:table-cell table:style-name="ce13" office:value-type="string" calcext:value-type="string">
            <text:p>TX_RD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5]=1;&quot;Reg8&quot;;IF([.D45]=2;&quot;Reg16&quot;;&quot;Buf&quot;))" office:value-type="string" office:string-value="Reg16" calcext:value-type="string">
            <text:p>Reg16</text:p>
          </table:table-cell>
          <table:table-cell table:style-name="ce13" table:formula="of:=IF([.D45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5]" office:value-type="string" office:string-value="W5500_REG_SnTX_RD" calcext:value-type="string">
            <text:p>W5500_REG_SnTX_RD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5] &amp; SPACES;[.H45]) &amp; &quot;  0x&quot; &amp; MID([.A45];5;2) &amp; &quot;    /* &quot; &amp;[.B45] &amp; &quot; */&quot;" office:value-type="string" office:string-value="#define W5500_REG_SnTX_RD           0x22    /* Tx Read Pointer */" calcext:value-type="string">
            <text:p>#define W5500_REG_SnTX_RD <text:s text:c="10"/>0x22 <text:s text:c="3"/>/* Tx Read Pointer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5]&amp;&quot;(s,&quot;&amp;[.F45]&amp;&quot;)&quot;&amp;SPACES;[.J45])&amp;&quot;{W5500_Write&quot;&amp;[.E45]&amp;&quot;(&quot;&amp;[.G45]&amp;&quot;,W5500_CB_SnREG(s), &quot; &amp;[.F45]&amp;&quot;); }&quot;" office:value-type="string" office:string-value="static inline void W5500_setSnTX_RD(s,val)          {W5500_WriteReg16(W5500_REG_SnTX_RD,W5500_CB_SnREG(s), val); }" calcext:value-type="string">
            <text:p>static inline void W5500_setSnTX_RD(s,val) <text:s text:c="9"/>{W5500_WriteReg16(W5500_REG_SnTX_RD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4</text:p>
          </table:table-cell>
          <table:table-cell table:style-name="ce13" office:value-type="string" calcext:value-type="string">
            <text:p>Tx Write Pointer</text:p>
          </table:table-cell>
          <table:table-cell table:style-name="ce13" office:value-type="string" calcext:value-type="string">
            <text:p>TX_W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6]=1;&quot;Reg8&quot;;IF([.D46]=2;&quot;Reg16&quot;;&quot;Buf&quot;))" office:value-type="string" office:string-value="Reg16" calcext:value-type="string">
            <text:p>Reg16</text:p>
          </table:table-cell>
          <table:table-cell table:style-name="ce13" table:formula="of:=IF([.D46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6]" office:value-type="string" office:string-value="W5500_REG_SnTX_WR" calcext:value-type="string">
            <text:p>W5500_REG_SnTX_W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6] &amp; SPACES;[.H46]) &amp; &quot;  0x&quot; &amp; MID([.A46];5;2) &amp; &quot;    /* &quot; &amp;[.B46] &amp; &quot; */&quot;" office:value-type="string" office:string-value="#define W5500_REG_SnTX_WR           0x24    /* Tx Write Pointer */" calcext:value-type="string">
            <text:p>#define W5500_REG_SnTX_WR <text:s text:c="10"/>0x24 <text:s text:c="3"/>/* Tx Write Pointer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6]&amp;&quot;(s,&quot;&amp;[.F46]&amp;&quot;)&quot;&amp;SPACES;[.J46])&amp;&quot;{W5500_Write&quot;&amp;[.E46]&amp;&quot;(&quot;&amp;[.G46]&amp;&quot;,W5500_CB_SnREG(s), &quot; &amp;[.F46]&amp;&quot;); }&quot;" office:value-type="string" office:string-value="static inline void W5500_setSnTX_WR(s,val)          {W5500_WriteReg16(W5500_REG_SnTX_WR,W5500_CB_SnREG(s), val); }" calcext:value-type="string">
            <text:p>static inline void W5500_setSnTX_WR(s,val) <text:s text:c="9"/>{W5500_WriteReg16(W5500_REG_SnTX_W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6</text:p>
          </table:table-cell>
          <table:table-cell table:style-name="ce13" office:value-type="string" calcext:value-type="string">
            <text:p>Rx Received Size</text:p>
          </table:table-cell>
          <table:table-cell table:style-name="ce13" office:value-type="string" calcext:value-type="string">
            <text:p>RX_RS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7]=1;&quot;Reg8&quot;;IF([.D47]=2;&quot;Reg16&quot;;&quot;Buf&quot;))" office:value-type="string" office:string-value="Reg16" calcext:value-type="string">
            <text:p>Reg16</text:p>
          </table:table-cell>
          <table:table-cell table:style-name="ce13" table:formula="of:=IF([.D47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7]" office:value-type="string" office:string-value="W5500_REG_SnRX_RSR" calcext:value-type="string">
            <text:p>W5500_REG_SnRX_RS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7] &amp; SPACES;[.H47]) &amp; &quot;  0x&quot; &amp; MID([.A47];5;2) &amp; &quot;    /* &quot; &amp;[.B47] &amp; &quot; */&quot;" office:value-type="string" office:string-value="#define W5500_REG_SnRX_RSR          0x26    /* Rx Received Size */" calcext:value-type="string">
            <text:p>#define W5500_REG_SnRX_RSR <text:s text:c="9"/>0x26 <text:s text:c="3"/>/* Rx Received Size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7]&amp;&quot;(s,&quot;&amp;[.F47]&amp;&quot;)&quot;&amp;SPACES;[.J47])&amp;&quot;{W5500_Write&quot;&amp;[.E47]&amp;&quot;(&quot;&amp;[.G47]&amp;&quot;,W5500_CB_SnREG(s), &quot; &amp;[.F47]&amp;&quot;); }&quot;" office:value-type="string" office:string-value="static inline void W5500_setSnRX_RSR(s,val)         {W5500_WriteReg16(W5500_REG_SnRX_RSR,W5500_CB_SnREG(s), val); }" calcext:value-type="string">
            <text:p>static inline void W5500_setSnRX_RSR(s,val) <text:s text:c="8"/>{W5500_WriteReg16(W5500_REG_SnRX_RS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8</text:p>
          </table:table-cell>
          <table:table-cell table:style-name="ce13" office:value-type="string" calcext:value-type="string">
            <text:p>Rx Read Pointer</text:p>
          </table:table-cell>
          <table:table-cell table:style-name="ce13" office:value-type="string" calcext:value-type="string">
            <text:p>RX_RD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8]=1;&quot;Reg8&quot;;IF([.D48]=2;&quot;Reg16&quot;;&quot;Buf&quot;))" office:value-type="string" office:string-value="Reg16" calcext:value-type="string">
            <text:p>Reg16</text:p>
          </table:table-cell>
          <table:table-cell table:style-name="ce13" table:formula="of:=IF([.D48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8]" office:value-type="string" office:string-value="W5500_REG_SnRX_RD" calcext:value-type="string">
            <text:p>W5500_REG_SnRX_RD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8] &amp; SPACES;[.H48]) &amp; &quot;  0x&quot; &amp; MID([.A48];5;2) &amp; &quot;    /* &quot; &amp;[.B48] &amp; &quot; */&quot;" office:value-type="string" office:string-value="#define W5500_REG_SnRX_RD           0x28    /* Rx Read Pointer */" calcext:value-type="string">
            <text:p>#define W5500_REG_SnRX_RD <text:s text:c="10"/>0x28 <text:s text:c="3"/>/* Rx Read Pointer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8]&amp;&quot;(s,&quot;&amp;[.F48]&amp;&quot;)&quot;&amp;SPACES;[.J48])&amp;&quot;{W5500_Write&quot;&amp;[.E48]&amp;&quot;(&quot;&amp;[.G48]&amp;&quot;,W5500_CB_SnREG(s), &quot; &amp;[.F48]&amp;&quot;); }&quot;" office:value-type="string" office:string-value="static inline void W5500_setSnRX_RD(s,val)          {W5500_WriteReg16(W5500_REG_SnRX_RD,W5500_CB_SnREG(s), val); }" calcext:value-type="string">
            <text:p>static inline void W5500_setSnRX_RD(s,val) <text:s text:c="9"/>{W5500_WriteReg16(W5500_REG_SnRX_RD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A</text:p>
          </table:table-cell>
          <table:table-cell table:style-name="ce13" office:value-type="string" calcext:value-type="string">
            <text:p>Rx Write Pointer</text:p>
          </table:table-cell>
          <table:table-cell table:style-name="ce13" office:value-type="string" calcext:value-type="string">
            <text:p>RX_WR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49]=1;&quot;Reg8&quot;;IF([.D49]=2;&quot;Reg16&quot;;&quot;Buf&quot;))" office:value-type="string" office:string-value="Reg16" calcext:value-type="string">
            <text:p>Reg16</text:p>
          </table:table-cell>
          <table:table-cell table:style-name="ce13" table:formula="of:=IF([.D49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9]" office:value-type="string" office:string-value="W5500_REG_SnRX_WR" calcext:value-type="string">
            <text:p>W5500_REG_SnRX_W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49] &amp; SPACES;[.H49]) &amp; &quot;  0x&quot; &amp; MID([.A49];5;2) &amp; &quot;    /* &quot; &amp;[.B49] &amp; &quot; */&quot;" office:value-type="string" office:string-value="#define W5500_REG_SnRX_WR           0x2A    /* Rx Write Pointer */" calcext:value-type="string">
            <text:p>#define W5500_REG_SnRX_WR <text:s text:c="10"/>0x2A <text:s text:c="3"/>/* Rx Write Pointer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49]&amp;&quot;(s,&quot;&amp;[.F49]&amp;&quot;)&quot;&amp;SPACES;[.J49])&amp;&quot;{W5500_Write&quot;&amp;[.E49]&amp;&quot;(&quot;&amp;[.G49]&amp;&quot;,W5500_CB_SnREG(s), &quot; &amp;[.F49]&amp;&quot;); }&quot;" office:value-type="string" office:string-value="static inline void W5500_setSnRX_WR(s,val)          {W5500_WriteReg16(W5500_REG_SnRX_WR,W5500_CB_SnREG(s), val); }" calcext:value-type="string">
            <text:p>static inline void W5500_setSnRX_WR(s,val) <text:s text:c="9"/>{W5500_WriteReg16(W5500_REG_SnRX_W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C</text:p>
          </table:table-cell>
          <table:table-cell table:style-name="ce13" office:value-type="string" calcext:value-type="string">
            <text:p>Interrupt Mask</text:p>
          </table:table-cell>
          <table:table-cell table:style-name="ce13" office:value-type="string" calcext:value-type="string">
            <text:p>IM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50]=1;&quot;Reg8&quot;;IF([.D50]=2;&quot;Reg16&quot;;&quot;Buf&quot;))" office:value-type="string" office:string-value="Reg8" calcext:value-type="string">
            <text:p>Reg8</text:p>
          </table:table-cell>
          <table:table-cell table:style-name="ce13" table:formula="of:=IF([.D50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50]" office:value-type="string" office:string-value="W5500_REG_SnIMR" calcext:value-type="string">
            <text:p>W5500_REG_SnIM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50] &amp; SPACES;[.H50]) &amp; &quot;  0x&quot; &amp; MID([.A50];5;2) &amp; &quot;    /* &quot; &amp;[.B50] &amp; &quot; */&quot;" office:value-type="string" office:string-value="#define W5500_REG_SnIMR             0x2C    /* Interrupt Mask */" calcext:value-type="string">
            <text:p>#define W5500_REG_SnIMR <text:s text:c="12"/>0x2C <text:s text:c="3"/>/* Interrupt Mask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50]&amp;&quot;(s,&quot;&amp;[.F50]&amp;&quot;)&quot;&amp;SPACES;[.J50])&amp;&quot;{W5500_Write&quot;&amp;[.E50]&amp;&quot;(&quot;&amp;[.G50]&amp;&quot;,W5500_CB_SnREG(s), &quot; &amp;[.F50]&amp;&quot;); }&quot;" office:value-type="string" office:string-value="static inline void W5500_setSnIMR(s,val)            {W5500_WriteReg8(W5500_REG_SnIMR,W5500_CB_SnREG(s), val); }" calcext:value-type="string">
            <text:p>static inline void W5500_setSnIMR(s,val) <text:s text:c="11"/>{W5500_WriteReg8(W5500_REG_SnIM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D</text:p>
          </table:table-cell>
          <table:table-cell table:style-name="ce13" office:value-type="string" calcext:value-type="string">
            <text:p>Fragment Offset in IP Header</text:p>
          </table:table-cell>
          <table:table-cell table:style-name="ce13" office:value-type="string" calcext:value-type="string">
            <text:p>FEAG</text:p>
          </table:table-cell>
          <table:table-cell table:style-name="ce22" office:value-type="float" office:value="2" calcext:value-type="float">
            <text:p>2</text:p>
          </table:table-cell>
          <table:table-cell table:style-name="ce13" table:formula="of:=IF([.D51]=1;&quot;Reg8&quot;;IF([.D51]=2;&quot;Reg16&quot;;&quot;Buf&quot;))" office:value-type="string" office:string-value="Reg16" calcext:value-type="string">
            <text:p>Reg16</text:p>
          </table:table-cell>
          <table:table-cell table:style-name="ce13" table:formula="of:=IF([.D51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51]" office:value-type="string" office:string-value="W5500_REG_SnFEAG" calcext:value-type="string">
            <text:p>W5500_REG_SnFEAG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51] &amp; SPACES;[.H51]) &amp; &quot;  0x&quot; &amp; MID([.A51];5;2) &amp; &quot;    /* &quot; &amp;[.B51] &amp; &quot; */&quot;" office:value-type="string" office:string-value="#define W5500_REG_SnFEAG            0x2D    /* Fragment Offset in IP Header */" calcext:value-type="string">
            <text:p>#define W5500_REG_SnFEAG <text:s text:c="11"/>0x2D <text:s text:c="3"/>/* Fragment Offset in IP Header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51]&amp;&quot;(s,&quot;&amp;[.F51]&amp;&quot;)&quot;&amp;SPACES;[.J51])&amp;&quot;{W5500_Write&quot;&amp;[.E51]&amp;&quot;(&quot;&amp;[.G51]&amp;&quot;,W5500_CB_SnREG(s), &quot; &amp;[.F51]&amp;&quot;); }&quot;" office:value-type="string" office:string-value="static inline void W5500_setSnFEAG(s,val)           {W5500_WriteReg16(W5500_REG_SnFEAG,W5500_CB_SnREG(s), val); }" calcext:value-type="string">
            <text:p>static inline void W5500_setSnFEAG(s,val) <text:s text:c="10"/>{W5500_WriteReg16(W5500_REG_SnFEAG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1">
          <table:table-cell table:style-name="ce13" office:value-type="string" calcext:value-type="string">
            <text:p>0x002F</text:p>
          </table:table-cell>
          <table:table-cell table:style-name="ce13" office:value-type="string" calcext:value-type="string">
            <text:p>Keep Alive Timer</text:p>
          </table:table-cell>
          <table:table-cell table:style-name="ce13" office:value-type="string" calcext:value-type="string">
            <text:p>KPALVTR</text:p>
          </table:table-cell>
          <table:table-cell table:style-name="ce22" office:value-type="float" office:value="1" calcext:value-type="float">
            <text:p>1</text:p>
          </table:table-cell>
          <table:table-cell table:style-name="ce13" table:formula="of:=IF([.D52]=1;&quot;Reg8&quot;;IF([.D52]=2;&quot;Reg16&quot;;&quot;Buf&quot;))" office:value-type="string" office:string-value="Reg8" calcext:value-type="string">
            <text:p>Reg8</text:p>
          </table:table-cell>
          <table:table-cell table:style-name="ce13" table:formula="of:=IF([.D52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52]" office:value-type="string" office:string-value="W5500_REG_SnKPALVTR" calcext:value-type="string">
            <text:p>W5500_REG_SnKPALVTR</text:p>
          </table:table-cell>
          <table:table-cell office:value-type="float" office:value="34" calcext:value-type="float">
            <text:p>34</text:p>
          </table:table-cell>
          <table:table-cell table:style-name="ce24" table:formula="of:=LEFT(&quot;#define &quot; &amp; [.G52] &amp; SPACES;[.H52]) &amp; &quot;  0x&quot; &amp; MID([.A52];5;2) &amp; &quot;    /* &quot; &amp;[.B52] &amp; &quot; */&quot;" office:value-type="string" office:string-value="#define W5500_REG_SnKPALVTR         0x2F    /* Keep Alive Timer */" calcext:value-type="string">
            <text:p>#define W5500_REG_SnKPALVTR <text:s text:c="8"/>0x2F <text:s text:c="3"/>/* Keep Alive Timer */</text:p>
          </table:table-cell>
          <table:table-cell office:value-type="float" office:value="52" calcext:value-type="float">
            <text:p>52</text:p>
          </table:table-cell>
          <table:table-cell table:style-name="ce13" table:formula="of:=LEFT(&quot;static inline void W5500_setSn&quot;&amp;[.C52]&amp;&quot;(s,&quot;&amp;[.F52]&amp;&quot;)&quot;&amp;SPACES;[.J52])&amp;&quot;{W5500_Write&quot;&amp;[.E52]&amp;&quot;(&quot;&amp;[.G52]&amp;&quot;,W5500_CB_SnREG(s), &quot; &amp;[.F52]&amp;&quot;); }&quot;" office:value-type="string" office:string-value="static inline void W5500_setSnKPALVTR(s,val)        {W5500_WriteReg8(W5500_REG_SnKPALVTR,W5500_CB_SnREG(s), val); }" calcext:value-type="string">
            <text:p>static inline void W5500_setSnKPALVTR(s,val) <text:s text:c="7"/>{W5500_WriteReg8(W5500_REG_SnKPALVTR,W5500_CB_SnREG(s), val); }</text:p>
          </table:table-cell>
          <table:table-cell table:style-name="ce22" office:value-type="string" calcext:value-type="string">
            <text:p>.</text:p>
          </table:table-cell>
          <table:table-cell table:style-name="ce13" table:number-columns-repeated="52"/>
        </table:table-row>
        <table:table-row table:style-name="ro3">
          <table:table-cell table:style-name="ce5" office:value-type="string" calcext:value-type="string">
            <text:p>Control Bytes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24" office:value-type="string" calcext:value-type="string">
            <text:p>/* Control Byte Definitions */</text:p>
          </table:table-cell>
          <table:table-cell table:number-columns-repeated="55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table:style-name="ce28" table:formula="of:=LEFT(&quot;#define W5500_CB_COMMON_REG&quot;&amp;SPACES;[.H56])&amp;&quot;0x00            /* Common Registers Block */&quot;" office:value-type="string" office:string-value="#define W5500_CB_COMMON_REG       0x00            /* Common Registers Block */" calcext:value-type="string">
            <text:p>#define W5500_CB_COMMON_REG <text:s text:c="6"/>0x00 <text:s text:c="11"/>/* Common Registers Block */</text:p>
          </table:table-cell>
          <table:table-cell table:number-columns-repeated="55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table:style-name="ce28" table:formula="of:=LEFT(&quot;#define W5500_CB_SOCKET_REG(n)&quot;&amp;SPACES;[.H57])&amp;&quot;(0x01|(n&lt;5))    /* Socket N Register Block */&quot;" office:value-type="string" office:string-value="#define W5500_CB_SOCKET_REG(n)    (0x01|(n&lt;5))    /* Socket N Register Block */" calcext:value-type="string">
            <text:p>#define W5500_CB_SOCKET_REG(n) <text:s text:c="3"/>(0x01|(n&lt;5)) <text:s text:c="3"/>/* Socket N Register Block */</text:p>
          </table:table-cell>
          <table:table-cell table:number-columns-repeated="55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table:style-name="ce28" table:formula="of:=LEFT(&quot;#define W5500_CB_SOCKET_TX(n)&quot;&amp;SPACES;[.H58])&amp;&quot;(0x02|(n&lt;5))    /* Socket N Transmit Block */&quot;" office:value-type="string" office:string-value="#define W5500_CB_SOCKET_TX(n)     (0x02|(n&lt;5))    /* Socket N Transmit Block */" calcext:value-type="string">
            <text:p>#define W5500_CB_SOCKET_TX(n) <text:s text:c="4"/>(0x02|(n&lt;5)) <text:s text:c="3"/>/* Socket N Transmit Block */</text:p>
          </table:table-cell>
          <table:table-cell table:number-columns-repeated="55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table:style-name="ce28" table:formula="of:=LEFT(&quot;#define W5500_CB_SOCKET_RX(n)&quot;&amp;SPACES;[.H59])&amp;&quot;(0x03|(n&lt;5))    /* Socket N Receive Block */&quot;" office:value-type="string" office:string-value="#define W5500_CB_SOCKET_RX(n)     (0x03|(n&lt;5))    /* Socket N Receive Block */" calcext:value-type="string">
            <text:p>#define W5500_CB_SOCKET_RX(n) <text:s text:c="4"/>(0x03|(n&lt;5)) <text:s text:c="3"/>/* Socket N Receive Block */</text:p>
          </table:table-cell>
          <table:table-cell table:number-columns-repeated="55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table:style-name="ce28" table:formula="of:=LEFT(&quot;#define W5500_CB_READ&quot;&amp;SPACES;[.H60])&amp;&quot;0x00            /* Control Byte Read Mask */&quot;" office:value-type="string" office:string-value="#define W5500_CB_READ             0x00            /* Control Byte Read Mask */" calcext:value-type="string">
            <text:p>#define W5500_CB_READ <text:s text:c="12"/>0x00 <text:s text:c="11"/>/* Control Byte Read Mask */</text:p>
          </table:table-cell>
          <table:table-cell table:number-columns-repeated="55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table:style-name="ce28" table:formula="of:=LEFT(&quot;#define W5500_CB_WRITE&quot;&amp;SPACES;[.H61])&amp;&quot;0x04            /* Control Byte Write Mask */&quot;" office:value-type="string" office:string-value="#define W5500_CB_WRITE            0x04            /* Control Byte Write Mask */" calcext:value-type="string">
            <text:p>#define W5500_CB_WRITE <text:s text:c="11"/>0x04 <text:s text:c="11"/>/* Control Byte Write Mask */</text:p>
          </table:table-cell>
          <table:table-cell table:number-columns-repeated="55"/>
        </table:table-row>
        <table:table-row table:style-name="ro1" table:number-rows-repeated="2">
          <table:table-cell table:number-columns-repeated="8"/>
          <table:table-cell table:style-name="ce28"/>
          <table:table-cell table:number-columns-repeated="55"/>
        </table:table-row>
        <table:table-row table:style-name="ro1" table:number-rows-repeated="1048512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SPACES" table:base-cell-address="$'Registers v2'.$F$3" table:cell-range-address="$'Registers v2'.$I$3"/>
        </table:named-expressions>
      </table:table>
      <table:table table:name="Registers v1" table:style-name="ta1"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" table:default-cell-style-name="ce14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3" table:default-cell-style-name="ce14"/>
        <table:table-column table:style-name="co37" table:default-cell-style-name="Default"/>
        <table:table-column table:style-name="co23" table:default-cell-style-name="ce14"/>
        <table:table-column table:style-name="co38" table:default-cell-style-name="Default"/>
        <table:table-column table:style-name="co23" table:default-cell-style-name="ce14"/>
        <table:table-row table:style-name="ro5">
          <table:table-cell table:style-name="ce3" office:value-type="string" calcext:value-type="string">
            <text:p>W5500 Register Defs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Copyright 2020 John Vedder -- MIT License</text:p>
          </table:table-cell>
          <table:table-cell table:number-columns-repeated="11"/>
        </table:table-row>
        <table:table-row table:style-name="ro1">
          <table:table-cell table:number-columns-repeated="8"/>
          <table:table-cell table:style-name="ce18" table:formula="of:=REPT(&quot; &quot;;80)" office:value-type="string" office:string-value="                                                                                " calcext:value-type="string">
            <text:p><text:s text:c="80"/>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Common Registers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/>
          <table:table-cell office:value-type="float" office:value="48" calcext:value-type="float">
            <text:p>48</text:p>
          </table:table-cell>
          <table:table-cell/>
        </table:table-row>
        <table:table-row table:style-name="ro6">
          <table:table-cell table:style-name="ce12" office:value-type="string" calcext:value-type="string">
            <text:p>Offse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Mnemonic</text:p>
          </table:table-cell>
          <table:table-cell table:style-name="ce31" office:value-type="string" calcext:value-type="string">
            <text:p>Size</text:p>
            <text:p>(Bytes)</text:p>
          </table:table-cell>
          <table:table-cell table:style-name="ce36" office:value-type="string" calcext:value-type="string">
            <text:p>Type</text:p>
          </table:table-cell>
          <table:table-cell table:style-name="ce36" office:value-type="string" calcext:value-type="string">
            <text:p>Args</text:p>
          </table:table-cell>
          <table:table-cell table:style-name="ce12" office:value-type="string" calcext:value-type="string">
            <text:p>Reg Name</text:p>
          </table:table-cell>
          <table:table-cell office:value-type="string" calcext:value-type="string">
            <text:p>.</text:p>
          </table:table-cell>
          <table:table-cell table:style-name="ce12" office:value-type="string" calcext:value-type="string">
            <text:p>/* Define Common Registers */</text:p>
          </table:table-cell>
          <table:table-cell office:value-type="string" calcext:value-type="string">
            <text:p>.</text:p>
          </table:table-cell>
          <table:table-cell table:style-name="ce12" office:value-type="string" calcext:value-type="string">
            <text:p>Set Macro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0</text:p>
          </table:table-cell>
          <table:table-cell office:value-type="string" calcext:value-type="string">
            <text:p>ModeReg</text:p>
          </table:table-cell>
          <table:table-cell office:value-type="string" calcext:value-type="string">
            <text:p>MR</text:p>
          </table:table-cell>
          <table:table-cell office:value-type="float" office:value="1" calcext:value-type="float">
            <text:p>1</text:p>
          </table:table-cell>
          <table:table-cell table:formula="of:=IF([.D6]=1;&quot;Reg8&quot;;IF([.D6]=2;&quot;Reg16&quot;;&quot;Buf&quot;))" office:value-type="string" office:string-value="Reg8" calcext:value-type="string">
            <text:p>Reg8</text:p>
          </table:table-cell>
          <table:table-cell table:formula="of:=IF([.D6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6]" office:value-type="string" office:string-value="W5500_REG_MR" calcext:value-type="string">
            <text:p>W5500_REG_M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6] &amp; SPACES;[.$I$4]) &amp; &quot;  &quot; &amp; [.A6]" office:value-type="string" office:string-value="#define W5500_REG_MR              0x0000" calcext:value-type="string">
            <text:p>#define W5500_REG_MR <text:s text:c="13"/>0x0000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6]&amp;&quot;(&quot;&amp;[.F6]&amp;&quot;)&quot;&amp;SPACES;[.$K$4])&amp;&quot;w5500_Write&quot;&amp;[.E6]&amp;&quot;(&quot;&amp;[.G6]&amp;&quot;,&quot; &amp;[.F6]&amp;&quot;)&quot;" office:value-type="string" office:string-value="#define W5500_setMR(val)                        w5500_WriteReg8(W5500_REG_MR,val)" calcext:value-type="string">
            <text:p>#define W5500_setMR(val) <text:s text:c="23"/>w5500_WriteReg8(W5500_REG_M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1</text:p>
          </table:table-cell>
          <table:table-cell office:value-type="string" calcext:value-type="string">
            <text:p>GatewayAddr</text:p>
          </table:table-cell>
          <table:table-cell office:value-type="string" calcext:value-type="string">
            <text:p>GAR</text:p>
          </table:table-cell>
          <table:table-cell office:value-type="float" office:value="4" calcext:value-type="float">
            <text:p>4</text:p>
          </table:table-cell>
          <table:table-cell table:formula="of:=IF([.D7]=1;&quot;Reg8&quot;;IF([.D7]=2;&quot;Reg16&quot;;&quot;Buf&quot;))" office:value-type="string" office:string-value="Buf" calcext:value-type="string">
            <text:p>Buf</text:p>
          </table:table-cell>
          <table:table-cell table:formula="of:=IF([.D7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7]" office:value-type="string" office:string-value="W5500_REG_GAR" calcext:value-type="string">
            <text:p>W5500_REG_GA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7] &amp; SPACES;[.$I$4]) &amp; &quot;  &quot; &amp; [.A7]" office:value-type="string" office:string-value="#define W5500_REG_GAR             0x0001" calcext:value-type="string">
            <text:p>#define W5500_REG_GAR <text:s text:c="12"/>0x0001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7]&amp;&quot;(&quot;&amp;[.F7]&amp;&quot;)&quot;&amp;SPACES;[.$K$4])&amp;&quot;w5500_Write&quot;&amp;[.E7]&amp;&quot;(&quot;&amp;[.G7]&amp;&quot;,&quot; &amp;[.F7]&amp;&quot;)&quot;" office:value-type="string" office:string-value="#define W5500_setGAR(ptr,len)                   w5500_WriteBuf(W5500_REG_GAR,ptr,len)" calcext:value-type="string">
            <text:p>#define W5500_setGAR(ptr,len) <text:s text:c="18"/>w5500_WriteBuf(W5500_REG_GAR,ptr,len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5</text:p>
          </table:table-cell>
          <table:table-cell office:value-type="string" calcext:value-type="string">
            <text:p>Subnet Mask Addr</text:p>
          </table:table-cell>
          <table:table-cell office:value-type="string" calcext:value-type="string">
            <text:p>SUBR</text:p>
          </table:table-cell>
          <table:table-cell office:value-type="float" office:value="4" calcext:value-type="float">
            <text:p>4</text:p>
          </table:table-cell>
          <table:table-cell table:formula="of:=IF([.D8]=1;&quot;Reg8&quot;;IF([.D8]=2;&quot;Reg16&quot;;&quot;Buf&quot;))" office:value-type="string" office:string-value="Buf" calcext:value-type="string">
            <text:p>Buf</text:p>
          </table:table-cell>
          <table:table-cell table:formula="of:=IF([.D8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8]" office:value-type="string" office:string-value="W5500_REG_SUBR" calcext:value-type="string">
            <text:p>W5500_REG_SUB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8] &amp; SPACES;[.$I$4]) &amp; &quot;  &quot; &amp; [.A8]" office:value-type="string" office:string-value="#define W5500_REG_SUBR            0x0005" calcext:value-type="string">
            <text:p>#define W5500_REG_SUBR <text:s text:c="11"/>0x0005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8]&amp;&quot;(&quot;&amp;[.F8]&amp;&quot;)&quot;&amp;SPACES;[.$K$4])&amp;&quot;w5500_Write&quot;&amp;[.E8]&amp;&quot;(&quot;&amp;[.G8]&amp;&quot;,&quot; &amp;[.F8]&amp;&quot;)&quot;" office:value-type="string" office:string-value="#define W5500_setSUBR(ptr,len)                  w5500_WriteBuf(W5500_REG_SUBR,ptr,len)" calcext:value-type="string">
            <text:p>#define W5500_setSUBR(ptr,len) <text:s text:c="17"/>w5500_WriteBuf(W5500_REG_SUBR,ptr,len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9</text:p>
          </table:table-cell>
          <table:table-cell office:value-type="string" calcext:value-type="string">
            <text:p>SourceHardwareAddr</text:p>
          </table:table-cell>
          <table:table-cell office:value-type="string" calcext:value-type="string">
            <text:p>SHAR</text:p>
          </table:table-cell>
          <table:table-cell office:value-type="float" office:value="6" calcext:value-type="float">
            <text:p>6</text:p>
          </table:table-cell>
          <table:table-cell table:formula="of:=IF([.D9]=1;&quot;Reg8&quot;;IF([.D9]=2;&quot;Reg16&quot;;&quot;Buf&quot;))" office:value-type="string" office:string-value="Buf" calcext:value-type="string">
            <text:p>Buf</text:p>
          </table:table-cell>
          <table:table-cell table:formula="of:=IF([.D9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9]" office:value-type="string" office:string-value="W5500_REG_SHAR" calcext:value-type="string">
            <text:p>W5500_REG_SHA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9] &amp; SPACES;[.$I$4]) &amp; &quot;  &quot; &amp; [.A9]" office:value-type="string" office:string-value="#define W5500_REG_SHAR            0x0009" calcext:value-type="string">
            <text:p>#define W5500_REG_SHAR <text:s text:c="11"/>0x0009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9]&amp;&quot;(&quot;&amp;[.F9]&amp;&quot;)&quot;&amp;SPACES;[.$K$4])&amp;&quot;w5500_Write&quot;&amp;[.E9]&amp;&quot;(&quot;&amp;[.G9]&amp;&quot;,&quot; &amp;[.F9]&amp;&quot;)&quot;" office:value-type="string" office:string-value="#define W5500_setSHAR(ptr,len)                  w5500_WriteBuf(W5500_REG_SHAR,ptr,len)" calcext:value-type="string">
            <text:p>#define W5500_setSHAR(ptr,len) <text:s text:c="17"/>w5500_WriteBuf(W5500_REG_SHAR,ptr,len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F</text:p>
          </table:table-cell>
          <table:table-cell office:value-type="string" calcext:value-type="string">
            <text:p>SourceIpAddr</text:p>
          </table:table-cell>
          <table:table-cell office:value-type="string" calcext:value-type="string">
            <text:p>SIPR</text:p>
          </table:table-cell>
          <table:table-cell office:value-type="float" office:value="4" calcext:value-type="float">
            <text:p>4</text:p>
          </table:table-cell>
          <table:table-cell table:formula="of:=IF([.D10]=1;&quot;Reg8&quot;;IF([.D10]=2;&quot;Reg16&quot;;&quot;Buf&quot;))" office:value-type="string" office:string-value="Buf" calcext:value-type="string">
            <text:p>Buf</text:p>
          </table:table-cell>
          <table:table-cell table:formula="of:=IF([.D10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10]" office:value-type="string" office:string-value="W5500_REG_SIPR" calcext:value-type="string">
            <text:p>W5500_REG_SIP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0] &amp; SPACES;[.$I$4]) &amp; &quot;  &quot; &amp; [.A10]" office:value-type="string" office:string-value="#define W5500_REG_SIPR            0x000F" calcext:value-type="string">
            <text:p>#define W5500_REG_SIPR <text:s text:c="11"/>0x000F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0]&amp;&quot;(&quot;&amp;[.F10]&amp;&quot;)&quot;&amp;SPACES;[.$K$4])&amp;&quot;w5500_Write&quot;&amp;[.E10]&amp;&quot;(&quot;&amp;[.G10]&amp;&quot;,&quot; &amp;[.F10]&amp;&quot;)&quot;" office:value-type="string" office:string-value="#define W5500_setSIPR(ptr,len)                  w5500_WriteBuf(W5500_REG_SIPR,ptr,len)" calcext:value-type="string">
            <text:p>#define W5500_setSIPR(ptr,len) <text:s text:c="17"/>w5500_WriteBuf(W5500_REG_SIPR,ptr,len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3</text:p>
          </table:table-cell>
          <table:table-cell office:value-type="string" calcext:value-type="string">
            <text:p>IntLowLevelTimer</text:p>
          </table:table-cell>
          <table:table-cell office:value-type="string" calcext:value-type="string">
            <text:p>INTLEVEL</text:p>
          </table:table-cell>
          <table:table-cell office:value-type="float" office:value="2" calcext:value-type="float">
            <text:p>2</text:p>
          </table:table-cell>
          <table:table-cell table:formula="of:=IF([.D11]=1;&quot;Reg8&quot;;IF([.D11]=2;&quot;Reg16&quot;;&quot;Buf&quot;))" office:value-type="string" office:string-value="Reg16" calcext:value-type="string">
            <text:p>Reg16</text:p>
          </table:table-cell>
          <table:table-cell table:formula="of:=IF([.D11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1]" office:value-type="string" office:string-value="W5500_REG_INTLEVEL" calcext:value-type="string">
            <text:p>W5500_REG_INTLEVEL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1] &amp; SPACES;[.$I$4]) &amp; &quot;  &quot; &amp; [.A11]" office:value-type="string" office:string-value="#define W5500_REG_INTLEVEL        0x0013" calcext:value-type="string">
            <text:p>#define W5500_REG_INTLEVEL <text:s text:c="7"/>0x0013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1]&amp;&quot;(&quot;&amp;[.F11]&amp;&quot;)&quot;&amp;SPACES;[.$K$4])&amp;&quot;w5500_Write&quot;&amp;[.E11]&amp;&quot;(&quot;&amp;[.G11]&amp;&quot;,&quot; &amp;[.F11]&amp;&quot;)&quot;" office:value-type="string" office:string-value="#define W5500_setINTLEVEL(val)                  w5500_WriteReg16(W5500_REG_INTLEVEL,val)" calcext:value-type="string">
            <text:p>#define W5500_setINTLEVEL(val) <text:s text:c="17"/>w5500_WriteReg16(W5500_REG_INTLEVEL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5</text:p>
          </table:table-cell>
          <table:table-cell office:value-type="string" calcext:value-type="string">
            <text:p>InterruptReg</text:p>
          </table:table-cell>
          <table:table-cell office:value-type="string" calcext:value-type="string">
            <text:p>IR</text:p>
          </table:table-cell>
          <table:table-cell office:value-type="float" office:value="1" calcext:value-type="float">
            <text:p>1</text:p>
          </table:table-cell>
          <table:table-cell table:formula="of:=IF([.D12]=1;&quot;Reg8&quot;;IF([.D12]=2;&quot;Reg16&quot;;&quot;Buf&quot;))" office:value-type="string" office:string-value="Reg8" calcext:value-type="string">
            <text:p>Reg8</text:p>
          </table:table-cell>
          <table:table-cell table:formula="of:=IF([.D12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2]" office:value-type="string" office:string-value="W5500_REG_IR" calcext:value-type="string">
            <text:p>W5500_REG_I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2] &amp; SPACES;[.$I$4]) &amp; &quot;  &quot; &amp; [.A12]" office:value-type="string" office:string-value="#define W5500_REG_IR              0x0015" calcext:value-type="string">
            <text:p>#define W5500_REG_IR <text:s text:c="13"/>0x0015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2]&amp;&quot;(&quot;&amp;[.F12]&amp;&quot;)&quot;&amp;SPACES;[.$K$4])&amp;&quot;w5500_Write&quot;&amp;[.E12]&amp;&quot;(&quot;&amp;[.G12]&amp;&quot;,&quot; &amp;[.F12]&amp;&quot;)&quot;" office:value-type="string" office:string-value="#define W5500_setIR(val)                        w5500_WriteReg8(W5500_REG_IR,val)" calcext:value-type="string">
            <text:p>#define W5500_setIR(val) <text:s text:c="23"/>w5500_WriteReg8(W5500_REG_I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6</text:p>
          </table:table-cell>
          <table:table-cell office:value-type="string" calcext:value-type="string">
            <text:p>InteruptMask</text:p>
          </table:table-cell>
          <table:table-cell office:value-type="string" calcext:value-type="string">
            <text:p>IMR</text:p>
          </table:table-cell>
          <table:table-cell office:value-type="float" office:value="1" calcext:value-type="float">
            <text:p>1</text:p>
          </table:table-cell>
          <table:table-cell table:formula="of:=IF([.D13]=1;&quot;Reg8&quot;;IF([.D13]=2;&quot;Reg16&quot;;&quot;Buf&quot;))" office:value-type="string" office:string-value="Reg8" calcext:value-type="string">
            <text:p>Reg8</text:p>
          </table:table-cell>
          <table:table-cell table:formula="of:=IF([.D13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3]" office:value-type="string" office:string-value="W5500_REG_IMR" calcext:value-type="string">
            <text:p>W5500_REG_IM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3] &amp; SPACES;[.$I$4]) &amp; &quot;  &quot; &amp; [.A13]" office:value-type="string" office:string-value="#define W5500_REG_IMR             0x0016" calcext:value-type="string">
            <text:p>#define W5500_REG_IMR <text:s text:c="12"/>0x0016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3]&amp;&quot;(&quot;&amp;[.F13]&amp;&quot;)&quot;&amp;SPACES;[.$K$4])&amp;&quot;w5500_Write&quot;&amp;[.E13]&amp;&quot;(&quot;&amp;[.G13]&amp;&quot;,&quot; &amp;[.F13]&amp;&quot;)&quot;" office:value-type="string" office:string-value="#define W5500_setIMR(val)                       w5500_WriteReg8(W5500_REG_IMR,val)" calcext:value-type="string">
            <text:p>#define W5500_setIMR(val) <text:s text:c="22"/>w5500_WriteReg8(W5500_REG_IM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7</text:p>
          </table:table-cell>
          <table:table-cell office:value-type="string" calcext:value-type="string">
            <text:p>SocketInterrupt</text:p>
          </table:table-cell>
          <table:table-cell office:value-type="string" calcext:value-type="string">
            <text:p>SIR</text:p>
          </table:table-cell>
          <table:table-cell office:value-type="float" office:value="1" calcext:value-type="float">
            <text:p>1</text:p>
          </table:table-cell>
          <table:table-cell table:formula="of:=IF([.D14]=1;&quot;Reg8&quot;;IF([.D14]=2;&quot;Reg16&quot;;&quot;Buf&quot;))" office:value-type="string" office:string-value="Reg8" calcext:value-type="string">
            <text:p>Reg8</text:p>
          </table:table-cell>
          <table:table-cell table:formula="of:=IF([.D14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4]" office:value-type="string" office:string-value="W5500_REG_SIR" calcext:value-type="string">
            <text:p>W5500_REG_SI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4] &amp; SPACES;[.$I$4]) &amp; &quot;  &quot; &amp; [.A14]" office:value-type="string" office:string-value="#define W5500_REG_SIR             0x0017" calcext:value-type="string">
            <text:p>#define W5500_REG_SIR <text:s text:c="12"/>0x0017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4]&amp;&quot;(&quot;&amp;[.F14]&amp;&quot;)&quot;&amp;SPACES;[.$K$4])&amp;&quot;w5500_Write&quot;&amp;[.E14]&amp;&quot;(&quot;&amp;[.G14]&amp;&quot;,&quot; &amp;[.F14]&amp;&quot;)&quot;" office:value-type="string" office:string-value="#define W5500_setSIR(val)                       w5500_WriteReg8(W5500_REG_SIR,val)" calcext:value-type="string">
            <text:p>#define W5500_setSIR(val) <text:s text:c="22"/>w5500_WriteReg8(W5500_REG_SI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8</text:p>
          </table:table-cell>
          <table:table-cell office:value-type="string" calcext:value-type="string">
            <text:p>SocketInterruptMask</text:p>
          </table:table-cell>
          <table:table-cell office:value-type="string" calcext:value-type="string">
            <text:p>SIMR</text:p>
          </table:table-cell>
          <table:table-cell office:value-type="float" office:value="1" calcext:value-type="float">
            <text:p>1</text:p>
          </table:table-cell>
          <table:table-cell table:formula="of:=IF([.D15]=1;&quot;Reg8&quot;;IF([.D15]=2;&quot;Reg16&quot;;&quot;Buf&quot;))" office:value-type="string" office:string-value="Reg8" calcext:value-type="string">
            <text:p>Reg8</text:p>
          </table:table-cell>
          <table:table-cell table:formula="of:=IF([.D15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5]" office:value-type="string" office:string-value="W5500_REG_SIMR" calcext:value-type="string">
            <text:p>W5500_REG_SIM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5] &amp; SPACES;[.$I$4]) &amp; &quot;  &quot; &amp; [.A15]" office:value-type="string" office:string-value="#define W5500_REG_SIMR            0x0018" calcext:value-type="string">
            <text:p>#define W5500_REG_SIMR <text:s text:c="11"/>0x0018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5]&amp;&quot;(&quot;&amp;[.F15]&amp;&quot;)&quot;&amp;SPACES;[.$K$4])&amp;&quot;w5500_Write&quot;&amp;[.E15]&amp;&quot;(&quot;&amp;[.G15]&amp;&quot;,&quot; &amp;[.F15]&amp;&quot;)&quot;" office:value-type="string" office:string-value="#define W5500_setSIMR(val)                      w5500_WriteReg8(W5500_REG_SIMR,val)" calcext:value-type="string">
            <text:p>#define W5500_setSIMR(val) <text:s text:c="21"/>w5500_WriteReg8(W5500_REG_SIM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9</text:p>
          </table:table-cell>
          <table:table-cell office:value-type="string" calcext:value-type="string">
            <text:p>RetryTime</text:p>
          </table:table-cell>
          <table:table-cell office:value-type="string" calcext:value-type="string">
            <text:p>RTR</text:p>
          </table:table-cell>
          <table:table-cell office:value-type="float" office:value="2" calcext:value-type="float">
            <text:p>2</text:p>
          </table:table-cell>
          <table:table-cell table:formula="of:=IF([.D16]=1;&quot;Reg8&quot;;IF([.D16]=2;&quot;Reg16&quot;;&quot;Buf&quot;))" office:value-type="string" office:string-value="Reg16" calcext:value-type="string">
            <text:p>Reg16</text:p>
          </table:table-cell>
          <table:table-cell table:formula="of:=IF([.D16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6]" office:value-type="string" office:string-value="W5500_REG_RTR" calcext:value-type="string">
            <text:p>W5500_REG_RT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6] &amp; SPACES;[.$I$4]) &amp; &quot;  &quot; &amp; [.A16]" office:value-type="string" office:string-value="#define W5500_REG_RTR             0x0019" calcext:value-type="string">
            <text:p>#define W5500_REG_RTR <text:s text:c="12"/>0x0019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6]&amp;&quot;(&quot;&amp;[.F16]&amp;&quot;)&quot;&amp;SPACES;[.$K$4])&amp;&quot;w5500_Write&quot;&amp;[.E16]&amp;&quot;(&quot;&amp;[.G16]&amp;&quot;,&quot; &amp;[.F16]&amp;&quot;)&quot;" office:value-type="string" office:string-value="#define W5500_setRTR(val)                       w5500_WriteReg16(W5500_REG_RTR,val)" calcext:value-type="string">
            <text:p>#define W5500_setRTR(val) <text:s text:c="22"/>w5500_WriteReg16(W5500_REG_RT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B</text:p>
          </table:table-cell>
          <table:table-cell office:value-type="string" calcext:value-type="string">
            <text:p>RetryCount</text:p>
          </table:table-cell>
          <table:table-cell office:value-type="string" calcext:value-type="string">
            <text:p>RCR</text:p>
          </table:table-cell>
          <table:table-cell office:value-type="float" office:value="1" calcext:value-type="float">
            <text:p>1</text:p>
          </table:table-cell>
          <table:table-cell table:formula="of:=IF([.D17]=1;&quot;Reg8&quot;;IF([.D17]=2;&quot;Reg16&quot;;&quot;Buf&quot;))" office:value-type="string" office:string-value="Reg8" calcext:value-type="string">
            <text:p>Reg8</text:p>
          </table:table-cell>
          <table:table-cell table:formula="of:=IF([.D17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7]" office:value-type="string" office:string-value="W5500_REG_RCR" calcext:value-type="string">
            <text:p>W5500_REG_RC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7] &amp; SPACES;[.$I$4]) &amp; &quot;  &quot; &amp; [.A17]" office:value-type="string" office:string-value="#define W5500_REG_RCR             0x001B" calcext:value-type="string">
            <text:p>#define W5500_REG_RCR <text:s text:c="12"/>0x001B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7]&amp;&quot;(&quot;&amp;[.F17]&amp;&quot;)&quot;&amp;SPACES;[.$K$4])&amp;&quot;w5500_Write&quot;&amp;[.E17]&amp;&quot;(&quot;&amp;[.G17]&amp;&quot;,&quot; &amp;[.F17]&amp;&quot;)&quot;" office:value-type="string" office:string-value="#define W5500_setRCR(val)                       w5500_WriteReg8(W5500_REG_RCR,val)" calcext:value-type="string">
            <text:p>#define W5500_setRCR(val) <text:s text:c="22"/>w5500_WriteReg8(W5500_REG_RC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C</text:p>
          </table:table-cell>
          <table:table-cell office:value-type="string" calcext:value-type="string">
            <text:p>PPP_LcpRequestTimer</text:p>
          </table:table-cell>
          <table:table-cell office:value-type="string" calcext:value-type="string">
            <text:p>PRIMER</text:p>
          </table:table-cell>
          <table:table-cell office:value-type="float" office:value="1" calcext:value-type="float">
            <text:p>1</text:p>
          </table:table-cell>
          <table:table-cell table:formula="of:=IF([.D18]=1;&quot;Reg8&quot;;IF([.D18]=2;&quot;Reg16&quot;;&quot;Buf&quot;))" office:value-type="string" office:string-value="Reg8" calcext:value-type="string">
            <text:p>Reg8</text:p>
          </table:table-cell>
          <table:table-cell table:formula="of:=IF([.D18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8]" office:value-type="string" office:string-value="W5500_REG_PRIMER" calcext:value-type="string">
            <text:p>W5500_REG_PRIME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8] &amp; SPACES;[.$I$4]) &amp; &quot;  &quot; &amp; [.A18]" office:value-type="string" office:string-value="#define W5500_REG_PRIMER          0x001C" calcext:value-type="string">
            <text:p>#define W5500_REG_PRIMER <text:s text:c="9"/>0x001C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8]&amp;&quot;(&quot;&amp;[.F18]&amp;&quot;)&quot;&amp;SPACES;[.$K$4])&amp;&quot;w5500_Write&quot;&amp;[.E18]&amp;&quot;(&quot;&amp;[.G18]&amp;&quot;,&quot; &amp;[.F18]&amp;&quot;)&quot;" office:value-type="string" office:string-value="#define W5500_setPRIMER(val)                    w5500_WriteReg8(W5500_REG_PRIMER,val)" calcext:value-type="string">
            <text:p>#define W5500_setPRIMER(val) <text:s text:c="19"/>w5500_WriteReg8(W5500_REG_PRIME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D</text:p>
          </table:table-cell>
          <table:table-cell office:value-type="string" calcext:value-type="string">
            <text:p>PPP_LcpMagicNumber</text:p>
          </table:table-cell>
          <table:table-cell office:value-type="string" calcext:value-type="string">
            <text:p>PMAGIC</text:p>
          </table:table-cell>
          <table:table-cell office:value-type="float" office:value="1" calcext:value-type="float">
            <text:p>1</text:p>
          </table:table-cell>
          <table:table-cell table:formula="of:=IF([.D19]=1;&quot;Reg8&quot;;IF([.D19]=2;&quot;Reg16&quot;;&quot;Buf&quot;))" office:value-type="string" office:string-value="Reg8" calcext:value-type="string">
            <text:p>Reg8</text:p>
          </table:table-cell>
          <table:table-cell table:formula="of:=IF([.D19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19]" office:value-type="string" office:string-value="W5500_REG_PMAGIC" calcext:value-type="string">
            <text:p>W5500_REG_PMAGIC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19] &amp; SPACES;[.$I$4]) &amp; &quot;  &quot; &amp; [.A19]" office:value-type="string" office:string-value="#define W5500_REG_PMAGIC          0x001D" calcext:value-type="string">
            <text:p>#define W5500_REG_PMAGIC <text:s text:c="9"/>0x001D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19]&amp;&quot;(&quot;&amp;[.F19]&amp;&quot;)&quot;&amp;SPACES;[.$K$4])&amp;&quot;w5500_Write&quot;&amp;[.E19]&amp;&quot;(&quot;&amp;[.G19]&amp;&quot;,&quot; &amp;[.F19]&amp;&quot;)&quot;" office:value-type="string" office:string-value="#define W5500_setPMAGIC(val)                    w5500_WriteReg8(W5500_REG_PMAGIC,val)" calcext:value-type="string">
            <text:p>#define W5500_setPMAGIC(val) <text:s text:c="19"/>w5500_WriteReg8(W5500_REG_PMAGIC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E</text:p>
          </table:table-cell>
          <table:table-cell office:value-type="string" calcext:value-type="string">
            <text:p>PPP_DestMacAddr</text:p>
          </table:table-cell>
          <table:table-cell office:value-type="string" calcext:value-type="string">
            <text:p>PHAR</text:p>
          </table:table-cell>
          <table:table-cell office:value-type="float" office:value="6" calcext:value-type="float">
            <text:p>6</text:p>
          </table:table-cell>
          <table:table-cell table:formula="of:=IF([.D20]=1;&quot;Reg8&quot;;IF([.D20]=2;&quot;Reg16&quot;;&quot;Buf&quot;))" office:value-type="string" office:string-value="Buf" calcext:value-type="string">
            <text:p>Buf</text:p>
          </table:table-cell>
          <table:table-cell table:formula="of:=IF([.D20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20]" office:value-type="string" office:string-value="W5500_REG_PHAR" calcext:value-type="string">
            <text:p>W5500_REG_PHA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20] &amp; SPACES;[.$I$4]) &amp; &quot;  &quot; &amp; [.A20]" office:value-type="string" office:string-value="#define W5500_REG_PHAR            0x001E" calcext:value-type="string">
            <text:p>#define W5500_REG_PHAR <text:s text:c="11"/>0x001E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20]&amp;&quot;(&quot;&amp;[.F20]&amp;&quot;)&quot;&amp;SPACES;[.$K$4])&amp;&quot;w5500_Write&quot;&amp;[.E20]&amp;&quot;(&quot;&amp;[.G20]&amp;&quot;,&quot; &amp;[.F20]&amp;&quot;)&quot;" office:value-type="string" office:string-value="#define W5500_setPHAR(ptr,len)                  w5500_WriteBuf(W5500_REG_PHAR,ptr,len)" calcext:value-type="string">
            <text:p>#define W5500_setPHAR(ptr,len) <text:s text:c="17"/>w5500_WriteBuf(W5500_REG_PHAR,ptr,len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4</text:p>
          </table:table-cell>
          <table:table-cell office:value-type="string" calcext:value-type="string">
            <text:p>PPP_SessionId</text:p>
          </table:table-cell>
          <table:table-cell office:value-type="string" calcext:value-type="string">
            <text:p>PSID</text:p>
          </table:table-cell>
          <table:table-cell office:value-type="float" office:value="2" calcext:value-type="float">
            <text:p>2</text:p>
          </table:table-cell>
          <table:table-cell table:formula="of:=IF([.D21]=1;&quot;Reg8&quot;;IF([.D21]=2;&quot;Reg16&quot;;&quot;Buf&quot;))" office:value-type="string" office:string-value="Reg16" calcext:value-type="string">
            <text:p>Reg16</text:p>
          </table:table-cell>
          <table:table-cell table:formula="of:=IF([.D21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1]" office:value-type="string" office:string-value="W5500_REG_PSID" calcext:value-type="string">
            <text:p>W5500_REG_PSID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21] &amp; SPACES;[.$I$4]) &amp; &quot;  &quot; &amp; [.A21]" office:value-type="string" office:string-value="#define W5500_REG_PSID            0x0024" calcext:value-type="string">
            <text:p>#define W5500_REG_PSID <text:s text:c="11"/>0x0024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21]&amp;&quot;(&quot;&amp;[.F21]&amp;&quot;)&quot;&amp;SPACES;[.$K$4])&amp;&quot;w5500_Write&quot;&amp;[.E21]&amp;&quot;(&quot;&amp;[.G21]&amp;&quot;,&quot; &amp;[.F21]&amp;&quot;)&quot;" office:value-type="string" office:string-value="#define W5500_setPSID(val)                      w5500_WriteReg16(W5500_REG_PSID,val)" calcext:value-type="string">
            <text:p>#define W5500_setPSID(val) <text:s text:c="21"/>w5500_WriteReg16(W5500_REG_PSID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6</text:p>
          </table:table-cell>
          <table:table-cell office:value-type="string" calcext:value-type="string">
            <text:p>PPP_MaxSegmentSize</text:p>
          </table:table-cell>
          <table:table-cell office:value-type="string" calcext:value-type="string">
            <text:p>PMRU</text:p>
          </table:table-cell>
          <table:table-cell office:value-type="float" office:value="2" calcext:value-type="float">
            <text:p>2</text:p>
          </table:table-cell>
          <table:table-cell table:formula="of:=IF([.D22]=1;&quot;Reg8&quot;;IF([.D22]=2;&quot;Reg16&quot;;&quot;Buf&quot;))" office:value-type="string" office:string-value="Reg16" calcext:value-type="string">
            <text:p>Reg16</text:p>
          </table:table-cell>
          <table:table-cell table:formula="of:=IF([.D22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2]" office:value-type="string" office:string-value="W5500_REG_PMRU" calcext:value-type="string">
            <text:p>W5500_REG_PMRU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22] &amp; SPACES;[.$I$4]) &amp; &quot;  &quot; &amp; [.A22]" office:value-type="string" office:string-value="#define W5500_REG_PMRU            0x0026" calcext:value-type="string">
            <text:p>#define W5500_REG_PMRU <text:s text:c="11"/>0x0026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22]&amp;&quot;(&quot;&amp;[.F22]&amp;&quot;)&quot;&amp;SPACES;[.$K$4])&amp;&quot;w5500_Write&quot;&amp;[.E22]&amp;&quot;(&quot;&amp;[.G22]&amp;&quot;,&quot; &amp;[.F22]&amp;&quot;)&quot;" office:value-type="string" office:string-value="#define W5500_setPMRU(val)                      w5500_WriteReg16(W5500_REG_PMRU,val)" calcext:value-type="string">
            <text:p>#define W5500_setPMRU(val) <text:s text:c="21"/>w5500_WriteReg16(W5500_REG_PMRU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8</text:p>
          </table:table-cell>
          <table:table-cell office:value-type="string" calcext:value-type="string">
            <text:p>UnreachableIpAddr</text:p>
          </table:table-cell>
          <table:table-cell office:value-type="string" calcext:value-type="string">
            <text:p>UIPR</text:p>
          </table:table-cell>
          <table:table-cell office:value-type="float" office:value="4" calcext:value-type="float">
            <text:p>4</text:p>
          </table:table-cell>
          <table:table-cell table:formula="of:=IF([.D23]=1;&quot;Reg8&quot;;IF([.D23]=2;&quot;Reg16&quot;;&quot;Buf&quot;))" office:value-type="string" office:string-value="Buf" calcext:value-type="string">
            <text:p>Buf</text:p>
          </table:table-cell>
          <table:table-cell table:formula="of:=IF([.D23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&quot; &amp; [.C23]" office:value-type="string" office:string-value="W5500_REG_UIPR" calcext:value-type="string">
            <text:p>W5500_REG_UIP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23] &amp; SPACES;[.$I$4]) &amp; &quot;  &quot; &amp; [.A23]" office:value-type="string" office:string-value="#define W5500_REG_UIPR            0x0028" calcext:value-type="string">
            <text:p>#define W5500_REG_UIPR <text:s text:c="11"/>0x0028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23]&amp;&quot;(&quot;&amp;[.F23]&amp;&quot;)&quot;&amp;SPACES;[.$K$4])&amp;&quot;w5500_Write&quot;&amp;[.E23]&amp;&quot;(&quot;&amp;[.G23]&amp;&quot;,&quot; &amp;[.F23]&amp;&quot;)&quot;" office:value-type="string" office:string-value="#define W5500_setUIPR(ptr,len)                  w5500_WriteBuf(W5500_REG_UIPR,ptr,len)" calcext:value-type="string">
            <text:p>#define W5500_setUIPR(ptr,len) <text:s text:c="17"/>w5500_WriteBuf(W5500_REG_UIPR,ptr,len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C</text:p>
          </table:table-cell>
          <table:table-cell office:value-type="string" calcext:value-type="string">
            <text:p>UnreachablePort</text:p>
          </table:table-cell>
          <table:table-cell office:value-type="string" calcext:value-type="string">
            <text:p>UPORTR</text:p>
          </table:table-cell>
          <table:table-cell office:value-type="float" office:value="2" calcext:value-type="float">
            <text:p>2</text:p>
          </table:table-cell>
          <table:table-cell table:formula="of:=IF([.D24]=1;&quot;Reg8&quot;;IF([.D24]=2;&quot;Reg16&quot;;&quot;Buf&quot;))" office:value-type="string" office:string-value="Reg16" calcext:value-type="string">
            <text:p>Reg16</text:p>
          </table:table-cell>
          <table:table-cell table:formula="of:=IF([.D24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4]" office:value-type="string" office:string-value="W5500_REG_UPORTR" calcext:value-type="string">
            <text:p>W5500_REG_UPORT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24] &amp; SPACES;[.$I$4]) &amp; &quot;  &quot; &amp; [.A24]" office:value-type="string" office:string-value="#define W5500_REG_UPORTR          0x002C" calcext:value-type="string">
            <text:p>#define W5500_REG_UPORTR <text:s text:c="9"/>0x002C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24]&amp;&quot;(&quot;&amp;[.F24]&amp;&quot;)&quot;&amp;SPACES;[.$K$4])&amp;&quot;w5500_Write&quot;&amp;[.E24]&amp;&quot;(&quot;&amp;[.G24]&amp;&quot;,&quot; &amp;[.F24]&amp;&quot;)&quot;" office:value-type="string" office:string-value="#define W5500_setUPORTR(val)                    w5500_WriteReg16(W5500_REG_UPORTR,val)" calcext:value-type="string">
            <text:p>#define W5500_setUPORTR(val) <text:s text:c="19"/>w5500_WriteReg16(W5500_REG_UPORT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E</text:p>
          </table:table-cell>
          <table:table-cell office:value-type="string" calcext:value-type="string">
            <text:p>PhyConfig</text:p>
          </table:table-cell>
          <table:table-cell office:value-type="string" calcext:value-type="string">
            <text:p>PHYCFGR</text:p>
          </table:table-cell>
          <table:table-cell office:value-type="float" office:value="1" calcext:value-type="float">
            <text:p>1</text:p>
          </table:table-cell>
          <table:table-cell table:formula="of:=IF([.D25]=1;&quot;Reg8&quot;;IF([.D25]=2;&quot;Reg16&quot;;&quot;Buf&quot;))" office:value-type="string" office:string-value="Reg8" calcext:value-type="string">
            <text:p>Reg8</text:p>
          </table:table-cell>
          <table:table-cell table:formula="of:=IF([.D25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5]" office:value-type="string" office:string-value="W5500_REG_PHYCFGR" calcext:value-type="string">
            <text:p>W5500_REG_PHYCFG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25] &amp; SPACES;[.$I$4]) &amp; &quot;  &quot; &amp; [.A25]" office:value-type="string" office:string-value="#define W5500_REG_PHYCFGR         0x002E" calcext:value-type="string">
            <text:p>#define W5500_REG_PHYCFGR <text:s text:c="8"/>0x002E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25]&amp;&quot;(&quot;&amp;[.F25]&amp;&quot;)&quot;&amp;SPACES;[.$K$4])&amp;&quot;w5500_Write&quot;&amp;[.E25]&amp;&quot;(&quot;&amp;[.G25]&amp;&quot;,&quot; &amp;[.F25]&amp;&quot;)&quot;" office:value-type="string" office:string-value="#define W5500_setPHYCFGR(val)                   w5500_WriteReg8(W5500_REG_PHYCFGR,val)" calcext:value-type="string">
            <text:p>#define W5500_setPHYCFGR(val) <text:s text:c="18"/>w5500_WriteReg8(W5500_REG_PHYCFGR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39</text:p>
          </table:table-cell>
          <table:table-cell office:value-type="string" calcext:value-type="string">
            <text:p>ChipVersion</text:p>
          </table:table-cell>
          <table:table-cell office:value-type="string" calcext:value-type="string">
            <text:p>VERSIONR</text:p>
          </table:table-cell>
          <table:table-cell office:value-type="float" office:value="1" calcext:value-type="float">
            <text:p>1</text:p>
          </table:table-cell>
          <table:table-cell table:formula="of:=IF([.D26]=1;&quot;Reg8&quot;;IF([.D26]=2;&quot;Reg16&quot;;&quot;Buf&quot;))" office:value-type="string" office:string-value="Reg8" calcext:value-type="string">
            <text:p>Reg8</text:p>
          </table:table-cell>
          <table:table-cell table:formula="of:=IF([.D26]&lt;3;&quot;val&quot;;&quot;ptr,len&quot;)" office:value-type="string" office:string-value="val" calcext:value-type="string">
            <text:p>val</text:p>
          </table:table-cell>
          <table:table-cell table:style-name="ce24" table:formula="of:=&quot;W5500_REG_&quot; &amp; [.C26]" office:value-type="string" office:string-value="W5500_REG_VERSIONR" calcext:value-type="string">
            <text:p>W5500_REG_VERSIONR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26] &amp; SPACES;[.$I$4]) &amp; &quot;  &quot; &amp; [.A26]" office:value-type="string" office:string-value="#define W5500_REG_VERSIONR        0x0039" calcext:value-type="string">
            <text:p>#define W5500_REG_VERSIONR <text:s text:c="7"/>0x0039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&quot;&amp;[.C26]&amp;&quot;(&quot;&amp;[.F26]&amp;&quot;)&quot;&amp;SPACES;[.$K$4])&amp;&quot;w5500_Write&quot;&amp;[.E26]&amp;&quot;(&quot;&amp;[.G26]&amp;&quot;,&quot; &amp;[.F26]&amp;&quot;)&quot;" office:value-type="string" office:string-value="#define W5500_setVERSIONR(val)                  w5500_WriteReg8(W5500_REG_VERSIONR,val)" calcext:value-type="string">
            <text:p>#define W5500_setVERSIONR(val) <text:s text:c="17"/>w5500_WriteReg8(W5500_REG_VERSIONR,val)</text:p>
          </table:table-cell>
          <table:table-cell office:value-type="string" calcext:value-type="string">
            <text:p>.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3">
          <table:table-cell table:style-name="ce5" office:value-type="string" calcext:value-type="string">
            <text:p>Socket Registers (Prefix with Sn_)</text:p>
          </table:table-cell>
          <table:table-cell table:number-columns-repeated="7"/>
          <table:table-cell office:value-type="float" office:value="36" calcext:value-type="float">
            <text:p>36</text:p>
          </table:table-cell>
          <table:table-cell/>
          <table:table-cell office:value-type="float" office:value="52" calcext:value-type="float">
            <text:p>52</text:p>
          </table:table-cell>
          <table:table-cell/>
        </table:table-row>
        <table:table-row table:style-name="ro6">
          <table:table-cell table:style-name="ce12" office:value-type="string" calcext:value-type="string">
            <text:p>Offse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Mnemonic</text:p>
          </table:table-cell>
          <table:table-cell table:style-name="ce31" office:value-type="string" calcext:value-type="string">
            <text:p>Size</text:p>
            <text:p>(Bytes)</text:p>
          </table:table-cell>
          <table:table-cell table:style-name="ce36" office:value-type="string" calcext:value-type="string">
            <text:p>Type</text:p>
          </table:table-cell>
          <table:table-cell table:style-name="ce36" office:value-type="string" calcext:value-type="string">
            <text:p>Args</text:p>
          </table:table-cell>
          <table:table-cell table:style-name="ce12" office:value-type="string" calcext:value-type="string">
            <text:p>Reg Name</text:p>
          </table:table-cell>
          <table:table-cell/>
          <table:table-cell table:style-name="ce12" office:value-type="string" calcext:value-type="string">
            <text:p>/* Define Socket Registers */</text:p>
          </table:table-cell>
          <table:table-cell/>
          <table:table-cell table:style-name="ce12" office:value-type="string" calcext:value-type="string">
            <text:p>Set Macro</text:p>
          </table:table-cell>
          <table:table-cell/>
        </table:table-row>
        <table:table-row table:style-name="ro1">
          <table:table-cell office:value-type="string" calcext:value-type="string">
            <text:p>0x0000</text:p>
          </table:table-cell>
          <table:table-cell office:value-type="string" calcext:value-type="string">
            <text:p>ModeReg</text:p>
          </table:table-cell>
          <table:table-cell office:value-type="string" calcext:value-type="string">
            <text:p>MR</text:p>
          </table:table-cell>
          <table:table-cell office:value-type="float" office:value="1" calcext:value-type="float">
            <text:p>1</text:p>
          </table:table-cell>
          <table:table-cell table:formula="of:=IF([.D31]=1;&quot;Reg8&quot;;IF([.D31]=2;&quot;Reg16&quot;;&quot;Buf&quot;))" office:value-type="string" office:string-value="Reg8" calcext:value-type="string">
            <text:p>Reg8</text:p>
          </table:table-cell>
          <table:table-cell table:formula="of:=IF([.D31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1]&amp;&quot;(s)&quot;" office:value-type="string" office:string-value="W5500_REG_SnMR(s)" calcext:value-type="string">
            <text:p>W5500_REG_SnM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31] &amp; SPACES;[.$I$29]) &amp; &quot;  (&quot; &amp; [.A31] &amp; &quot; | ((s) &lt; 5) | 1)&quot;" office:value-type="string" office:string-value="#define W5500_REG_SnMR(s)             (0x0000 | ((s) &lt; 5) | 1)" calcext:value-type="string">
            <text:p>#define W5500_REG_SnMR(s) <text:s text:c="12"/>(0x0000 | ((s) &lt; 5) | 1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31]&amp;&quot;(s,&quot;&amp;[.F31]&amp;&quot;)&quot;&amp;SPACES;[.$K$29])&amp;&quot;w5500_Write&quot;&amp;[.E31]&amp;&quot;(&quot;&amp;[.G31]&amp;&quot;,&quot; &amp;[.F31]&amp;&quot;)&quot;" office:value-type="string" office:string-value="#define W5500_setSnModeReg(s,val)                   w5500_WriteReg8(W5500_REG_SnMR(s),val)" calcext:value-type="string">
            <text:p>#define W5500_setSnModeReg(s,val) <text:s text:c="18"/>w5500_WriteReg8(W5500_REG_SnM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1</text:p>
          </table:table-cell>
          <table:table-cell office:value-type="string" calcext:value-type="string">
            <text:p>CommandReg</text:p>
          </table:table-cell>
          <table:table-cell office:value-type="string" calcext:value-type="string">
            <text:p>CR</text:p>
          </table:table-cell>
          <table:table-cell office:value-type="float" office:value="1" calcext:value-type="float">
            <text:p>1</text:p>
          </table:table-cell>
          <table:table-cell table:formula="of:=IF([.D32]=1;&quot;Reg8&quot;;IF([.D32]=2;&quot;Reg16&quot;;&quot;Buf&quot;))" office:value-type="string" office:string-value="Reg8" calcext:value-type="string">
            <text:p>Reg8</text:p>
          </table:table-cell>
          <table:table-cell table:formula="of:=IF([.D32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2]&amp;&quot;(s)&quot;" office:value-type="string" office:string-value="W5500_REG_SnCR(s)" calcext:value-type="string">
            <text:p>W5500_REG_SnC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32] &amp; SPACES;[.$I$29]) &amp; &quot;  (&quot; &amp; [.A32] &amp; &quot; | ((s) &lt; 5))&quot;" office:value-type="string" office:string-value="#define W5500_REG_SnCR(s)             (0x0001 | ((s) &lt; 5))" calcext:value-type="string">
            <text:p>#define W5500_REG_SnCR(s) <text:s text:c="12"/>(0x0001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32]&amp;&quot;(s,&quot;&amp;[.F32]&amp;&quot;)&quot;&amp;SPACES;[.$K$29])&amp;&quot;w5500_Write&quot;&amp;[.E32]&amp;&quot;(&quot;&amp;[.G32]&amp;&quot;,&quot; &amp;[.F32]&amp;&quot;)&quot;" office:value-type="string" office:string-value="#define W5500_setSnCommandReg(s,val)                w5500_WriteReg8(W5500_REG_SnCR(s),val)" calcext:value-type="string">
            <text:p>#define W5500_setSnCommandReg(s,val) <text:s text:c="15"/>w5500_WriteReg8(W5500_REG_SnC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2</text:p>
          </table:table-cell>
          <table:table-cell office:value-type="string" calcext:value-type="string">
            <text:p>InterruptReg</text:p>
          </table:table-cell>
          <table:table-cell office:value-type="string" calcext:value-type="string">
            <text:p>IR</text:p>
          </table:table-cell>
          <table:table-cell office:value-type="float" office:value="1" calcext:value-type="float">
            <text:p>1</text:p>
          </table:table-cell>
          <table:table-cell table:formula="of:=IF([.D33]=1;&quot;Reg8&quot;;IF([.D33]=2;&quot;Reg16&quot;;&quot;Buf&quot;))" office:value-type="string" office:string-value="Reg8" calcext:value-type="string">
            <text:p>Reg8</text:p>
          </table:table-cell>
          <table:table-cell table:formula="of:=IF([.D33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3]&amp;&quot;(s)&quot;" office:value-type="string" office:string-value="W5500_REG_SnIR(s)" calcext:value-type="string">
            <text:p>W5500_REG_SnI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33] &amp; SPACES;[.$I$29]) &amp; &quot;  (&quot; &amp; [.A33] &amp; &quot; | ((s) &lt; 5))&quot;" office:value-type="string" office:string-value="#define W5500_REG_SnIR(s)             (0x0002 | ((s) &lt; 5))" calcext:value-type="string">
            <text:p>#define W5500_REG_SnIR(s) <text:s text:c="12"/>(0x0002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33]&amp;&quot;(s,&quot;&amp;[.F33]&amp;&quot;)&quot;&amp;SPACES;[.$K$29])&amp;&quot;w5500_Write&quot;&amp;[.E33]&amp;&quot;(&quot;&amp;[.G33]&amp;&quot;,&quot; &amp;[.F33]&amp;&quot;)&quot;" office:value-type="string" office:string-value="#define W5500_setSnInterruptReg(s,val)              w5500_WriteReg8(W5500_REG_SnIR(s),val)" calcext:value-type="string">
            <text:p>#define W5500_setSnInterruptReg(s,val) <text:s text:c="13"/>w5500_WriteReg8(W5500_REG_SnI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3</text:p>
          </table:table-cell>
          <table:table-cell office:value-type="string" calcext:value-type="string">
            <text:p>StatusReg</text:p>
          </table:table-cell>
          <table:table-cell office:value-type="string" calcext:value-type="string">
            <text:p>SR</text:p>
          </table:table-cell>
          <table:table-cell office:value-type="float" office:value="1" calcext:value-type="float">
            <text:p>1</text:p>
          </table:table-cell>
          <table:table-cell table:formula="of:=IF([.D34]=1;&quot;Reg8&quot;;IF([.D34]=2;&quot;Reg16&quot;;&quot;Buf&quot;))" office:value-type="string" office:string-value="Reg8" calcext:value-type="string">
            <text:p>Reg8</text:p>
          </table:table-cell>
          <table:table-cell table:formula="of:=IF([.D34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4]&amp;&quot;(s)&quot;" office:value-type="string" office:string-value="W5500_REG_SnSR(s)" calcext:value-type="string">
            <text:p>W5500_REG_SnS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34] &amp; SPACES;[.$I$29]) &amp; &quot;  (&quot; &amp; [.A34] &amp; &quot; | ((s) &lt; 5))&quot;" office:value-type="string" office:string-value="#define W5500_REG_SnSR(s)             (0x0003 | ((s) &lt; 5))" calcext:value-type="string">
            <text:p>#define W5500_REG_SnSR(s) <text:s text:c="12"/>(0x0003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34]&amp;&quot;(s,&quot;&amp;[.F34]&amp;&quot;)&quot;&amp;SPACES;[.$K$29])&amp;&quot;w5500_Write&quot;&amp;[.E34]&amp;&quot;(&quot;&amp;[.G34]&amp;&quot;,&quot; &amp;[.F34]&amp;&quot;)&quot;" office:value-type="string" office:string-value="#define W5500_setSnStatusReg(s,val)                 w5500_WriteReg8(W5500_REG_SnSR(s),val)" calcext:value-type="string">
            <text:p>#define W5500_setSnStatusReg(s,val) <text:s text:c="16"/>w5500_WriteReg8(W5500_REG_SnS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4</text:p>
          </table:table-cell>
          <table:table-cell office:value-type="string" calcext:value-type="string">
            <text:p>SourcePort</text:p>
          </table:table-cell>
          <table:table-cell office:value-type="string" calcext:value-type="string">
            <text:p>PORT</text:p>
          </table:table-cell>
          <table:table-cell office:value-type="float" office:value="2" calcext:value-type="float">
            <text:p>2</text:p>
          </table:table-cell>
          <table:table-cell table:formula="of:=IF([.D35]=1;&quot;Reg8&quot;;IF([.D35]=2;&quot;Reg16&quot;;&quot;Buf&quot;))" office:value-type="string" office:string-value="Reg16" calcext:value-type="string">
            <text:p>Reg16</text:p>
          </table:table-cell>
          <table:table-cell table:formula="of:=IF([.D35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5]&amp;&quot;(s)&quot;" office:value-type="string" office:string-value="W5500_REG_SnPORT(s)" calcext:value-type="string">
            <text:p>W5500_REG_SnPORT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35] &amp; SPACES;[.$I$29]) &amp; &quot;  (&quot; &amp; [.A35] &amp; &quot; | ((s) &lt; 5))&quot;" office:value-type="string" office:string-value="#define W5500_REG_SnPORT(s)           (0x0004 | ((s) &lt; 5))" calcext:value-type="string">
            <text:p>#define W5500_REG_SnPORT(s) <text:s text:c="10"/>(0x0004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35]&amp;&quot;(s,&quot;&amp;[.F35]&amp;&quot;)&quot;&amp;SPACES;[.$K$29])&amp;&quot;w5500_Write&quot;&amp;[.E35]&amp;&quot;(&quot;&amp;[.G35]&amp;&quot;,&quot; &amp;[.F35]&amp;&quot;)&quot;" office:value-type="string" office:string-value="#define W5500_setSnSourcePort(s,val)                w5500_WriteReg16(W5500_REG_SnPORT(s),val)" calcext:value-type="string">
            <text:p>#define W5500_setSnSourcePort(s,val) <text:s text:c="15"/>w5500_WriteReg16(W5500_REG_SnPORT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6</text:p>
          </table:table-cell>
          <table:table-cell office:value-type="string" calcext:value-type="string">
            <text:p>DestHardwareAddr</text:p>
          </table:table-cell>
          <table:table-cell office:value-type="string" calcext:value-type="string">
            <text:p>DHAR</text:p>
          </table:table-cell>
          <table:table-cell office:value-type="float" office:value="6" calcext:value-type="float">
            <text:p>6</text:p>
          </table:table-cell>
          <table:table-cell table:formula="of:=IF([.D36]=1;&quot;Reg8&quot;;IF([.D36]=2;&quot;Reg16&quot;;&quot;Buf&quot;))" office:value-type="string" office:string-value="Buf" calcext:value-type="string">
            <text:p>Buf</text:p>
          </table:table-cell>
          <table:table-cell table:formula="of:=IF([.D36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Sn&quot;&amp;[.C36]&amp;&quot;(s)&quot;" office:value-type="string" office:string-value="W5500_REG_SnDHAR(s)" calcext:value-type="string">
            <text:p>W5500_REG_SnDHA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36] &amp; SPACES;[.$I$29]) &amp; &quot;  (&quot; &amp; [.A36] &amp; &quot; | ((s) &lt; 5))&quot;" office:value-type="string" office:string-value="#define W5500_REG_SnDHAR(s)           (0x0006 | ((s) &lt; 5))" calcext:value-type="string">
            <text:p>#define W5500_REG_SnDHAR(s) <text:s text:c="10"/>(0x0006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36]&amp;&quot;(s,&quot;&amp;[.F36]&amp;&quot;)&quot;&amp;SPACES;[.$K$29])&amp;&quot;w5500_Write&quot;&amp;[.E36]&amp;&quot;(&quot;&amp;[.G36]&amp;&quot;,&quot; &amp;[.F36]&amp;&quot;)&quot;" office:value-type="string" office:string-value="#define W5500_setSnDestHardwareAddr(s,ptr,len)      w5500_WriteBuf(W5500_REG_SnDHAR(s),ptr,len)" calcext:value-type="string">
            <text:p>#define W5500_setSnDestHardwareAddr(s,ptr,len) <text:s text:c="5"/>w5500_WriteBuf(W5500_REG_SnDHAR(s),ptr,len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0C</text:p>
          </table:table-cell>
          <table:table-cell office:value-type="string" calcext:value-type="string">
            <text:p>DestIpAddr</text:p>
          </table:table-cell>
          <table:table-cell office:value-type="string" calcext:value-type="string">
            <text:p>DIPR</text:p>
          </table:table-cell>
          <table:table-cell office:value-type="float" office:value="4" calcext:value-type="float">
            <text:p>4</text:p>
          </table:table-cell>
          <table:table-cell table:formula="of:=IF([.D37]=1;&quot;Reg8&quot;;IF([.D37]=2;&quot;Reg16&quot;;&quot;Buf&quot;))" office:value-type="string" office:string-value="Buf" calcext:value-type="string">
            <text:p>Buf</text:p>
          </table:table-cell>
          <table:table-cell table:formula="of:=IF([.D37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Sn&quot;&amp;[.C37]&amp;&quot;(s)&quot;" office:value-type="string" office:string-value="W5500_REG_SnDIPR(s)" calcext:value-type="string">
            <text:p>W5500_REG_SnDIP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37] &amp; SPACES;[.$I$29]) &amp; &quot;  (&quot; &amp; [.A37] &amp; &quot; | ((s) &lt; 5))&quot;" office:value-type="string" office:string-value="#define W5500_REG_SnDIPR(s)           (0x000C | ((s) &lt; 5))" calcext:value-type="string">
            <text:p>#define W5500_REG_SnDIPR(s) <text:s text:c="10"/>(0x000C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37]&amp;&quot;(s,&quot;&amp;[.F37]&amp;&quot;)&quot;&amp;SPACES;[.$K$29])&amp;&quot;w5500_Write&quot;&amp;[.E37]&amp;&quot;(&quot;&amp;[.G37]&amp;&quot;,&quot; &amp;[.F37]&amp;&quot;)&quot;" office:value-type="string" office:string-value="#define W5500_setSnDestIpAddr(s,ptr,len)            w5500_WriteBuf(W5500_REG_SnDIPR(s),ptr,len)" calcext:value-type="string">
            <text:p>#define W5500_setSnDestIpAddr(s,ptr,len) <text:s text:c="11"/>w5500_WriteBuf(W5500_REG_SnDIPR(s),ptr,len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0</text:p>
          </table:table-cell>
          <table:table-cell office:value-type="string" calcext:value-type="string">
            <text:p>DestPort</text:p>
          </table:table-cell>
          <table:table-cell office:value-type="string" calcext:value-type="string">
            <text:p>DPORT</text:p>
          </table:table-cell>
          <table:table-cell office:value-type="float" office:value="2" calcext:value-type="float">
            <text:p>2</text:p>
          </table:table-cell>
          <table:table-cell table:formula="of:=IF([.D38]=1;&quot;Reg8&quot;;IF([.D38]=2;&quot;Reg16&quot;;&quot;Buf&quot;))" office:value-type="string" office:string-value="Reg16" calcext:value-type="string">
            <text:p>Reg16</text:p>
          </table:table-cell>
          <table:table-cell table:formula="of:=IF([.D38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8]&amp;&quot;(s)&quot;" office:value-type="string" office:string-value="W5500_REG_SnDPORT(s)" calcext:value-type="string">
            <text:p>W5500_REG_SnDPORT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38] &amp; SPACES;[.$I$29]) &amp; &quot;  (&quot; &amp; [.A38] &amp; &quot; | ((s) &lt; 5))&quot;" office:value-type="string" office:string-value="#define W5500_REG_SnDPORT(s)          (0x0010 | ((s) &lt; 5))" calcext:value-type="string">
            <text:p>#define W5500_REG_SnDPORT(s) <text:s text:c="9"/>(0x0010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38]&amp;&quot;(s,&quot;&amp;[.F38]&amp;&quot;)&quot;&amp;SPACES;[.$K$29])&amp;&quot;w5500_Write&quot;&amp;[.E38]&amp;&quot;(&quot;&amp;[.G38]&amp;&quot;,&quot; &amp;[.F38]&amp;&quot;)&quot;" office:value-type="string" office:string-value="#define W5500_setSnDestPort(s,val)                  w5500_WriteReg16(W5500_REG_SnDPORT(s),val)" calcext:value-type="string">
            <text:p>#define W5500_setSnDestPort(s,val) <text:s text:c="17"/>w5500_WriteReg16(W5500_REG_SnDPORT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2</text:p>
          </table:table-cell>
          <table:table-cell office:value-type="string" calcext:value-type="string">
            <text:p>MaxSegmentSize</text:p>
          </table:table-cell>
          <table:table-cell office:value-type="string" calcext:value-type="string">
            <text:p>MSSR</text:p>
          </table:table-cell>
          <table:table-cell office:value-type="float" office:value="2" calcext:value-type="float">
            <text:p>2</text:p>
          </table:table-cell>
          <table:table-cell table:formula="of:=IF([.D39]=1;&quot;Reg8&quot;;IF([.D39]=2;&quot;Reg16&quot;;&quot;Buf&quot;))" office:value-type="string" office:string-value="Reg16" calcext:value-type="string">
            <text:p>Reg16</text:p>
          </table:table-cell>
          <table:table-cell table:formula="of:=IF([.D39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39]&amp;&quot;(s)&quot;" office:value-type="string" office:string-value="W5500_REG_SnMSSR(s)" calcext:value-type="string">
            <text:p>W5500_REG_SnMSS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39] &amp; SPACES;[.$I$29]) &amp; &quot;  (&quot; &amp; [.A39] &amp; &quot; | ((s) &lt; 5))&quot;" office:value-type="string" office:string-value="#define W5500_REG_SnMSSR(s)           (0x0012 | ((s) &lt; 5))" calcext:value-type="string">
            <text:p>#define W5500_REG_SnMSSR(s) <text:s text:c="10"/>(0x0012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39]&amp;&quot;(s,&quot;&amp;[.F39]&amp;&quot;)&quot;&amp;SPACES;[.$K$29])&amp;&quot;w5500_Write&quot;&amp;[.E39]&amp;&quot;(&quot;&amp;[.G39]&amp;&quot;,&quot; &amp;[.F39]&amp;&quot;)&quot;" office:value-type="string" office:string-value="#define W5500_setSnMaxSegmentSize(s,val)            w5500_WriteReg16(W5500_REG_SnMSSR(s),val)" calcext:value-type="string">
            <text:p>#define W5500_setSnMaxSegmentSize(s,val) <text:s text:c="11"/>w5500_WriteReg16(W5500_REG_SnMSS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4</text:p>
          </table:table-cell>
          <table:table-cell table:number-columns-repeated="2" office:value-type="string" calcext:value-type="string">
            <text:p>RESERVED</text:p>
          </table:table-cell>
          <table:table-cell office:value-type="float" office:value="1" calcext:value-type="float">
            <text:p>1</text:p>
          </table:table-cell>
          <table:table-cell table:formula="of:=IF([.D40]=1;&quot;Reg8&quot;;IF([.D40]=2;&quot;Reg16&quot;;&quot;Buf&quot;))" office:value-type="string" office:string-value="Reg8" calcext:value-type="string">
            <text:p>Reg8</text:p>
          </table:table-cell>
          <table:table-cell table:formula="of:=IF([.D40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0]&amp;&quot;(s)&quot;" office:value-type="string" office:string-value="W5500_REG_SnRESERVED(s)" calcext:value-type="string">
            <text:p>W5500_REG_SnRESERVED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0] &amp; SPACES;[.$I$29]) &amp; &quot;  (&quot; &amp; [.A40] &amp; &quot; | ((s) &lt; 5))&quot;" office:value-type="string" office:string-value="#define W5500_REG_SnRESERVED(s)       (0x0014 | ((s) &lt; 5))" calcext:value-type="string">
            <text:p>#define W5500_REG_SnRESERVED(s) <text:s text:c="6"/>(0x0014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0]&amp;&quot;(s,&quot;&amp;[.F40]&amp;&quot;)&quot;&amp;SPACES;[.$K$29])&amp;&quot;w5500_Write&quot;&amp;[.E40]&amp;&quot;(&quot;&amp;[.G40]&amp;&quot;,&quot; &amp;[.F40]&amp;&quot;)&quot;" office:value-type="string" office:string-value="#define W5500_setSnRESERVED(s,val)                  w5500_WriteReg8(W5500_REG_SnRESERVED(s),val)" calcext:value-type="string">
            <text:p>#define W5500_setSnRESERVED(s,val) <text:s text:c="17"/>w5500_WriteReg8(W5500_REG_SnRESERVED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5</text:p>
          </table:table-cell>
          <table:table-cell office:value-type="string" calcext:value-type="string">
            <text:p>IpTos</text:p>
          </table:table-cell>
          <table:table-cell office:value-type="string" calcext:value-type="string">
            <text:p>TOS</text:p>
          </table:table-cell>
          <table:table-cell office:value-type="float" office:value="1" calcext:value-type="float">
            <text:p>1</text:p>
          </table:table-cell>
          <table:table-cell table:formula="of:=IF([.D41]=1;&quot;Reg8&quot;;IF([.D41]=2;&quot;Reg16&quot;;&quot;Buf&quot;))" office:value-type="string" office:string-value="Reg8" calcext:value-type="string">
            <text:p>Reg8</text:p>
          </table:table-cell>
          <table:table-cell table:formula="of:=IF([.D41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1]&amp;&quot;(s)&quot;" office:value-type="string" office:string-value="W5500_REG_SnTOS(s)" calcext:value-type="string">
            <text:p>W5500_REG_SnTOS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1] &amp; SPACES;[.$I$29]) &amp; &quot;  (&quot; &amp; [.A41] &amp; &quot; | ((s) &lt; 5))&quot;" office:value-type="string" office:string-value="#define W5500_REG_SnTOS(s)            (0x0015 | ((s) &lt; 5))" calcext:value-type="string">
            <text:p>#define W5500_REG_SnTOS(s) <text:s text:c="11"/>(0x0015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1]&amp;&quot;(s,&quot;&amp;[.F41]&amp;&quot;)&quot;&amp;SPACES;[.$K$29])&amp;&quot;w5500_Write&quot;&amp;[.E41]&amp;&quot;(&quot;&amp;[.G41]&amp;&quot;,&quot; &amp;[.F41]&amp;&quot;)&quot;" office:value-type="string" office:string-value="#define W5500_setSnIpTos(s,val)                     w5500_WriteReg8(W5500_REG_SnTOS(s),val)" calcext:value-type="string">
            <text:p>#define W5500_setSnIpTos(s,val) <text:s text:c="20"/>w5500_WriteReg8(W5500_REG_SnTOS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6</text:p>
          </table:table-cell>
          <table:table-cell office:value-type="string" calcext:value-type="string">
            <text:p>IpTtl</text:p>
          </table:table-cell>
          <table:table-cell office:value-type="string" calcext:value-type="string">
            <text:p>TTL</text:p>
          </table:table-cell>
          <table:table-cell office:value-type="float" office:value="1" calcext:value-type="float">
            <text:p>1</text:p>
          </table:table-cell>
          <table:table-cell table:formula="of:=IF([.D42]=1;&quot;Reg8&quot;;IF([.D42]=2;&quot;Reg16&quot;;&quot;Buf&quot;))" office:value-type="string" office:string-value="Reg8" calcext:value-type="string">
            <text:p>Reg8</text:p>
          </table:table-cell>
          <table:table-cell table:formula="of:=IF([.D42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2]&amp;&quot;(s)&quot;" office:value-type="string" office:string-value="W5500_REG_SnTTL(s)" calcext:value-type="string">
            <text:p>W5500_REG_SnTTL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2] &amp; SPACES;[.$I$29]) &amp; &quot;  (&quot; &amp; [.A42] &amp; &quot; | ((s) &lt; 5))&quot;" office:value-type="string" office:string-value="#define W5500_REG_SnTTL(s)            (0x0016 | ((s) &lt; 5))" calcext:value-type="string">
            <text:p>#define W5500_REG_SnTTL(s) <text:s text:c="11"/>(0x0016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2]&amp;&quot;(s,&quot;&amp;[.F42]&amp;&quot;)&quot;&amp;SPACES;[.$K$29])&amp;&quot;w5500_Write&quot;&amp;[.E42]&amp;&quot;(&quot;&amp;[.G42]&amp;&quot;,&quot; &amp;[.F42]&amp;&quot;)&quot;" office:value-type="string" office:string-value="#define W5500_setSnIpTtl(s,val)                     w5500_WriteReg8(W5500_REG_SnTTL(s),val)" calcext:value-type="string">
            <text:p>#define W5500_setSnIpTtl(s,val) <text:s text:c="20"/>w5500_WriteReg8(W5500_REG_SnTTL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7</text:p>
          </table:table-cell>
          <table:table-cell table:number-columns-repeated="2" office:value-type="string" calcext:value-type="string">
            <text:p>RESERVED</text:p>
          </table:table-cell>
          <table:table-cell office:value-type="float" office:value="7" calcext:value-type="float">
            <text:p>7</text:p>
          </table:table-cell>
          <table:table-cell table:formula="of:=IF([.D43]=1;&quot;Reg8&quot;;IF([.D43]=2;&quot;Reg16&quot;;&quot;Buf&quot;))" office:value-type="string" office:string-value="Buf" calcext:value-type="string">
            <text:p>Buf</text:p>
          </table:table-cell>
          <table:table-cell table:formula="of:=IF([.D43]&lt;3;&quot;val&quot;;&quot;ptr,len&quot;)" office:value-type="string" office:string-value="ptr,len" calcext:value-type="string">
            <text:p>ptr,len</text:p>
          </table:table-cell>
          <table:table-cell table:style-name="ce24" table:formula="of:=&quot;W5500_REG_Sn&quot;&amp;[.C43]&amp;&quot;(s)&quot;" office:value-type="string" office:string-value="W5500_REG_SnRESERVED(s)" calcext:value-type="string">
            <text:p>W5500_REG_SnRESERVED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3] &amp; SPACES;[.$I$29]) &amp; &quot;  (&quot; &amp; [.A43] &amp; &quot; | ((s) &lt; 5))&quot;" office:value-type="string" office:string-value="#define W5500_REG_SnRESERVED(s)       (0x0017 | ((s) &lt; 5))" calcext:value-type="string">
            <text:p>#define W5500_REG_SnRESERVED(s) <text:s text:c="6"/>(0x0017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3]&amp;&quot;(s,&quot;&amp;[.F43]&amp;&quot;)&quot;&amp;SPACES;[.$K$29])&amp;&quot;w5500_Write&quot;&amp;[.E43]&amp;&quot;(&quot;&amp;[.G43]&amp;&quot;,&quot; &amp;[.F43]&amp;&quot;)&quot;" office:value-type="string" office:string-value="#define W5500_setSnRESERVED(s,ptr,len)              w5500_WriteBuf(W5500_REG_SnRESERVED(s),ptr,len)" calcext:value-type="string">
            <text:p>#define W5500_setSnRESERVED(s,ptr,len) <text:s text:c="13"/>w5500_WriteBuf(W5500_REG_SnRESERVED(s),ptr,len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E</text:p>
          </table:table-cell>
          <table:table-cell office:value-type="string" calcext:value-type="string">
            <text:p>RxBufferSize</text:p>
          </table:table-cell>
          <table:table-cell office:value-type="string" calcext:value-type="string">
            <text:p>RXBUF_SIZE</text:p>
          </table:table-cell>
          <table:table-cell office:value-type="float" office:value="1" calcext:value-type="float">
            <text:p>1</text:p>
          </table:table-cell>
          <table:table-cell table:formula="of:=IF([.D44]=1;&quot;Reg8&quot;;IF([.D44]=2;&quot;Reg16&quot;;&quot;Buf&quot;))" office:value-type="string" office:string-value="Reg8" calcext:value-type="string">
            <text:p>Reg8</text:p>
          </table:table-cell>
          <table:table-cell table:formula="of:=IF([.D44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4]&amp;&quot;(s)&quot;" office:value-type="string" office:string-value="W5500_REG_SnRXBUF_SIZE(s)" calcext:value-type="string">
            <text:p>W5500_REG_SnRXBUF_SIZE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4] &amp; SPACES;[.$I$29]) &amp; &quot;  (&quot; &amp; [.A44] &amp; &quot; | ((s) &lt; 5))&quot;" office:value-type="string" office:string-value="#define W5500_REG_SnRXBUF_SIZE(s)     (0x001E | ((s) &lt; 5))" calcext:value-type="string">
            <text:p>#define W5500_REG_SnRXBUF_SIZE(s) <text:s text:c="4"/>(0x001E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4]&amp;&quot;(s,&quot;&amp;[.F44]&amp;&quot;)&quot;&amp;SPACES;[.$K$29])&amp;&quot;w5500_Write&quot;&amp;[.E44]&amp;&quot;(&quot;&amp;[.G44]&amp;&quot;,&quot; &amp;[.F44]&amp;&quot;)&quot;" office:value-type="string" office:string-value="#define W5500_setSnRxBufferSize(s,val)              w5500_WriteReg8(W5500_REG_SnRXBUF_SIZE(s),val)" calcext:value-type="string">
            <text:p>#define W5500_setSnRxBufferSize(s,val) <text:s text:c="13"/>w5500_WriteReg8(W5500_REG_SnRXBUF_SIZE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1F</text:p>
          </table:table-cell>
          <table:table-cell office:value-type="string" calcext:value-type="string">
            <text:p>TxBufferSize</text:p>
          </table:table-cell>
          <table:table-cell office:value-type="string" calcext:value-type="string">
            <text:p>TXBUF_SIZE</text:p>
          </table:table-cell>
          <table:table-cell office:value-type="float" office:value="1" calcext:value-type="float">
            <text:p>1</text:p>
          </table:table-cell>
          <table:table-cell table:formula="of:=IF([.D45]=1;&quot;Reg8&quot;;IF([.D45]=2;&quot;Reg16&quot;;&quot;Buf&quot;))" office:value-type="string" office:string-value="Reg8" calcext:value-type="string">
            <text:p>Reg8</text:p>
          </table:table-cell>
          <table:table-cell table:formula="of:=IF([.D45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5]&amp;&quot;(s)&quot;" office:value-type="string" office:string-value="W5500_REG_SnTXBUF_SIZE(s)" calcext:value-type="string">
            <text:p>W5500_REG_SnTXBUF_SIZE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5] &amp; SPACES;[.$I$29]) &amp; &quot;  (&quot; &amp; [.A45] &amp; &quot; | ((s) &lt; 5))&quot;" office:value-type="string" office:string-value="#define W5500_REG_SnTXBUF_SIZE(s)     (0x001F | ((s) &lt; 5))" calcext:value-type="string">
            <text:p>#define W5500_REG_SnTXBUF_SIZE(s) <text:s text:c="4"/>(0x001F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5]&amp;&quot;(s,&quot;&amp;[.F45]&amp;&quot;)&quot;&amp;SPACES;[.$K$29])&amp;&quot;w5500_Write&quot;&amp;[.E45]&amp;&quot;(&quot;&amp;[.G45]&amp;&quot;,&quot; &amp;[.F45]&amp;&quot;)&quot;" office:value-type="string" office:string-value="#define W5500_setSnTxBufferSize(s,val)              w5500_WriteReg8(W5500_REG_SnTXBUF_SIZE(s),val)" calcext:value-type="string">
            <text:p>#define W5500_setSnTxBufferSize(s,val) <text:s text:c="13"/>w5500_WriteReg8(W5500_REG_SnTXBUF_SIZE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0</text:p>
          </table:table-cell>
          <table:table-cell office:value-type="string" calcext:value-type="string">
            <text:p>TxFreeSize</text:p>
          </table:table-cell>
          <table:table-cell office:value-type="string" calcext:value-type="string">
            <text:p>TX_FSR</text:p>
          </table:table-cell>
          <table:table-cell office:value-type="float" office:value="2" calcext:value-type="float">
            <text:p>2</text:p>
          </table:table-cell>
          <table:table-cell table:formula="of:=IF([.D46]=1;&quot;Reg8&quot;;IF([.D46]=2;&quot;Reg16&quot;;&quot;Buf&quot;))" office:value-type="string" office:string-value="Reg16" calcext:value-type="string">
            <text:p>Reg16</text:p>
          </table:table-cell>
          <table:table-cell table:formula="of:=IF([.D46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6]&amp;&quot;(s)&quot;" office:value-type="string" office:string-value="W5500_REG_SnTX_FSR(s)" calcext:value-type="string">
            <text:p>W5500_REG_SnTX_FS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6] &amp; SPACES;[.$I$29]) &amp; &quot;  (&quot; &amp; [.A46] &amp; &quot; | ((s) &lt; 5))&quot;" office:value-type="string" office:string-value="#define W5500_REG_SnTX_FSR(s)         (0x0020 | ((s) &lt; 5))" calcext:value-type="string">
            <text:p>#define W5500_REG_SnTX_FSR(s) <text:s text:c="8"/>(0x0020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6]&amp;&quot;(s,&quot;&amp;[.F46]&amp;&quot;)&quot;&amp;SPACES;[.$K$29])&amp;&quot;w5500_Write&quot;&amp;[.E46]&amp;&quot;(&quot;&amp;[.G46]&amp;&quot;,&quot; &amp;[.F46]&amp;&quot;)&quot;" office:value-type="string" office:string-value="#define W5500_setSnTxFreeSize(s,val)                w5500_WriteReg16(W5500_REG_SnTX_FSR(s),val)" calcext:value-type="string">
            <text:p>#define W5500_setSnTxFreeSize(s,val) <text:s text:c="15"/>w5500_WriteReg16(W5500_REG_SnTX_FS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2</text:p>
          </table:table-cell>
          <table:table-cell office:value-type="string" calcext:value-type="string">
            <text:p>TxReadPointer</text:p>
          </table:table-cell>
          <table:table-cell office:value-type="string" calcext:value-type="string">
            <text:p>TX_RD</text:p>
          </table:table-cell>
          <table:table-cell office:value-type="float" office:value="2" calcext:value-type="float">
            <text:p>2</text:p>
          </table:table-cell>
          <table:table-cell table:formula="of:=IF([.D47]=1;&quot;Reg8&quot;;IF([.D47]=2;&quot;Reg16&quot;;&quot;Buf&quot;))" office:value-type="string" office:string-value="Reg16" calcext:value-type="string">
            <text:p>Reg16</text:p>
          </table:table-cell>
          <table:table-cell table:formula="of:=IF([.D47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7]&amp;&quot;(s)&quot;" office:value-type="string" office:string-value="W5500_REG_SnTX_RD(s)" calcext:value-type="string">
            <text:p>W5500_REG_SnTX_RD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7] &amp; SPACES;[.$I$29]) &amp; &quot;  (&quot; &amp; [.A47] &amp; &quot; | ((s) &lt; 5))&quot;" office:value-type="string" office:string-value="#define W5500_REG_SnTX_RD(s)          (0x0022 | ((s) &lt; 5))" calcext:value-type="string">
            <text:p>#define W5500_REG_SnTX_RD(s) <text:s text:c="9"/>(0x0022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7]&amp;&quot;(s,&quot;&amp;[.F47]&amp;&quot;)&quot;&amp;SPACES;[.$K$29])&amp;&quot;w5500_Write&quot;&amp;[.E47]&amp;&quot;(&quot;&amp;[.G47]&amp;&quot;,&quot; &amp;[.F47]&amp;&quot;)&quot;" office:value-type="string" office:string-value="#define W5500_setSnTxReadPointer(s,val)             w5500_WriteReg16(W5500_REG_SnTX_RD(s),val)" calcext:value-type="string">
            <text:p>#define W5500_setSnTxReadPointer(s,val) <text:s text:c="12"/>w5500_WriteReg16(W5500_REG_SnTX_RD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4</text:p>
          </table:table-cell>
          <table:table-cell office:value-type="string" calcext:value-type="string">
            <text:p>TxWritePointer</text:p>
          </table:table-cell>
          <table:table-cell office:value-type="string" calcext:value-type="string">
            <text:p>TX_WR</text:p>
          </table:table-cell>
          <table:table-cell office:value-type="float" office:value="2" calcext:value-type="float">
            <text:p>2</text:p>
          </table:table-cell>
          <table:table-cell table:formula="of:=IF([.D48]=1;&quot;Reg8&quot;;IF([.D48]=2;&quot;Reg16&quot;;&quot;Buf&quot;))" office:value-type="string" office:string-value="Reg16" calcext:value-type="string">
            <text:p>Reg16</text:p>
          </table:table-cell>
          <table:table-cell table:formula="of:=IF([.D48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8]&amp;&quot;(s)&quot;" office:value-type="string" office:string-value="W5500_REG_SnTX_WR(s)" calcext:value-type="string">
            <text:p>W5500_REG_SnTX_W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8] &amp; SPACES;[.$I$29]) &amp; &quot;  (&quot; &amp; [.A48] &amp; &quot; | ((s) &lt; 5))&quot;" office:value-type="string" office:string-value="#define W5500_REG_SnTX_WR(s)          (0x0024 | ((s) &lt; 5))" calcext:value-type="string">
            <text:p>#define W5500_REG_SnTX_WR(s) <text:s text:c="9"/>(0x0024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8]&amp;&quot;(s,&quot;&amp;[.F48]&amp;&quot;)&quot;&amp;SPACES;[.$K$29])&amp;&quot;w5500_Write&quot;&amp;[.E48]&amp;&quot;(&quot;&amp;[.G48]&amp;&quot;,&quot; &amp;[.F48]&amp;&quot;)&quot;" office:value-type="string" office:string-value="#define W5500_setSnTxWritePointer(s,val)            w5500_WriteReg16(W5500_REG_SnTX_WR(s),val)" calcext:value-type="string">
            <text:p>#define W5500_setSnTxWritePointer(s,val) <text:s text:c="11"/>w5500_WriteReg16(W5500_REG_SnTX_W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6</text:p>
          </table:table-cell>
          <table:table-cell office:value-type="string" calcext:value-type="string">
            <text:p>RxReceivedSize</text:p>
          </table:table-cell>
          <table:table-cell office:value-type="string" calcext:value-type="string">
            <text:p>RX_RSR</text:p>
          </table:table-cell>
          <table:table-cell office:value-type="float" office:value="2" calcext:value-type="float">
            <text:p>2</text:p>
          </table:table-cell>
          <table:table-cell table:formula="of:=IF([.D49]=1;&quot;Reg8&quot;;IF([.D49]=2;&quot;Reg16&quot;;&quot;Buf&quot;))" office:value-type="string" office:string-value="Reg16" calcext:value-type="string">
            <text:p>Reg16</text:p>
          </table:table-cell>
          <table:table-cell table:formula="of:=IF([.D49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49]&amp;&quot;(s)&quot;" office:value-type="string" office:string-value="W5500_REG_SnRX_RSR(s)" calcext:value-type="string">
            <text:p>W5500_REG_SnRX_RS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49] &amp; SPACES;[.$I$29]) &amp; &quot;  (&quot; &amp; [.A49] &amp; &quot; | ((s) &lt; 5))&quot;" office:value-type="string" office:string-value="#define W5500_REG_SnRX_RSR(s)         (0x0026 | ((s) &lt; 5))" calcext:value-type="string">
            <text:p>#define W5500_REG_SnRX_RSR(s) <text:s text:c="8"/>(0x0026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49]&amp;&quot;(s,&quot;&amp;[.F49]&amp;&quot;)&quot;&amp;SPACES;[.$K$29])&amp;&quot;w5500_Write&quot;&amp;[.E49]&amp;&quot;(&quot;&amp;[.G49]&amp;&quot;,&quot; &amp;[.F49]&amp;&quot;)&quot;" office:value-type="string" office:string-value="#define W5500_setSnRxReceivedSize(s,val)            w5500_WriteReg16(W5500_REG_SnRX_RSR(s),val)" calcext:value-type="string">
            <text:p>#define W5500_setSnRxReceivedSize(s,val) <text:s text:c="11"/>w5500_WriteReg16(W5500_REG_SnRX_RS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8</text:p>
          </table:table-cell>
          <table:table-cell office:value-type="string" calcext:value-type="string">
            <text:p>RxReadPointer</text:p>
          </table:table-cell>
          <table:table-cell office:value-type="string" calcext:value-type="string">
            <text:p>RX_RD</text:p>
          </table:table-cell>
          <table:table-cell office:value-type="float" office:value="2" calcext:value-type="float">
            <text:p>2</text:p>
          </table:table-cell>
          <table:table-cell table:formula="of:=IF([.D50]=1;&quot;Reg8&quot;;IF([.D50]=2;&quot;Reg16&quot;;&quot;Buf&quot;))" office:value-type="string" office:string-value="Reg16" calcext:value-type="string">
            <text:p>Reg16</text:p>
          </table:table-cell>
          <table:table-cell table:formula="of:=IF([.D50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50]&amp;&quot;(s)&quot;" office:value-type="string" office:string-value="W5500_REG_SnRX_RD(s)" calcext:value-type="string">
            <text:p>W5500_REG_SnRX_RD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50] &amp; SPACES;[.$I$29]) &amp; &quot;  (&quot; &amp; [.A50] &amp; &quot; | ((s) &lt; 5))&quot;" office:value-type="string" office:string-value="#define W5500_REG_SnRX_RD(s)          (0x0028 | ((s) &lt; 5))" calcext:value-type="string">
            <text:p>#define W5500_REG_SnRX_RD(s) <text:s text:c="9"/>(0x0028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50]&amp;&quot;(s,&quot;&amp;[.F50]&amp;&quot;)&quot;&amp;SPACES;[.$K$29])&amp;&quot;w5500_Write&quot;&amp;[.E50]&amp;&quot;(&quot;&amp;[.G50]&amp;&quot;,&quot; &amp;[.F50]&amp;&quot;)&quot;" office:value-type="string" office:string-value="#define W5500_setSnRxReadPointer(s,val)             w5500_WriteReg16(W5500_REG_SnRX_RD(s),val)" calcext:value-type="string">
            <text:p>#define W5500_setSnRxReadPointer(s,val) <text:s text:c="12"/>w5500_WriteReg16(W5500_REG_SnRX_RD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A</text:p>
          </table:table-cell>
          <table:table-cell office:value-type="string" calcext:value-type="string">
            <text:p>RxWritePointer</text:p>
          </table:table-cell>
          <table:table-cell office:value-type="string" calcext:value-type="string">
            <text:p>RX_WR</text:p>
          </table:table-cell>
          <table:table-cell office:value-type="float" office:value="2" calcext:value-type="float">
            <text:p>2</text:p>
          </table:table-cell>
          <table:table-cell table:formula="of:=IF([.D51]=1;&quot;Reg8&quot;;IF([.D51]=2;&quot;Reg16&quot;;&quot;Buf&quot;))" office:value-type="string" office:string-value="Reg16" calcext:value-type="string">
            <text:p>Reg16</text:p>
          </table:table-cell>
          <table:table-cell table:formula="of:=IF([.D51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51]&amp;&quot;(s)&quot;" office:value-type="string" office:string-value="W5500_REG_SnRX_WR(s)" calcext:value-type="string">
            <text:p>W5500_REG_SnRX_W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51] &amp; SPACES;[.$I$29]) &amp; &quot;  (&quot; &amp; [.A51] &amp; &quot; | ((s) &lt; 5))&quot;" office:value-type="string" office:string-value="#define W5500_REG_SnRX_WR(s)          (0x002A | ((s) &lt; 5))" calcext:value-type="string">
            <text:p>#define W5500_REG_SnRX_WR(s) <text:s text:c="9"/>(0x002A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51]&amp;&quot;(s,&quot;&amp;[.F51]&amp;&quot;)&quot;&amp;SPACES;[.$K$29])&amp;&quot;w5500_Write&quot;&amp;[.E51]&amp;&quot;(&quot;&amp;[.G51]&amp;&quot;,&quot; &amp;[.F51]&amp;&quot;)&quot;" office:value-type="string" office:string-value="#define W5500_setSnRxWritePointer(s,val)            w5500_WriteReg16(W5500_REG_SnRX_WR(s),val)" calcext:value-type="string">
            <text:p>#define W5500_setSnRxWritePointer(s,val) <text:s text:c="11"/>w5500_WriteReg16(W5500_REG_SnRX_W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C</text:p>
          </table:table-cell>
          <table:table-cell office:value-type="string" calcext:value-type="string">
            <text:p>InterruptMask</text:p>
          </table:table-cell>
          <table:table-cell office:value-type="string" calcext:value-type="string">
            <text:p>IMR</text:p>
          </table:table-cell>
          <table:table-cell office:value-type="float" office:value="1" calcext:value-type="float">
            <text:p>1</text:p>
          </table:table-cell>
          <table:table-cell table:formula="of:=IF([.D52]=1;&quot;Reg8&quot;;IF([.D52]=2;&quot;Reg16&quot;;&quot;Buf&quot;))" office:value-type="string" office:string-value="Reg8" calcext:value-type="string">
            <text:p>Reg8</text:p>
          </table:table-cell>
          <table:table-cell table:formula="of:=IF([.D52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52]&amp;&quot;(s)&quot;" office:value-type="string" office:string-value="W5500_REG_SnIMR(s)" calcext:value-type="string">
            <text:p>W5500_REG_SnIM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52] &amp; SPACES;[.$I$29]) &amp; &quot;  (&quot; &amp; [.A52] &amp; &quot; | ((s) &lt; 5))&quot;" office:value-type="string" office:string-value="#define W5500_REG_SnIMR(s)            (0x002C | ((s) &lt; 5))" calcext:value-type="string">
            <text:p>#define W5500_REG_SnIMR(s) <text:s text:c="11"/>(0x002C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52]&amp;&quot;(s,&quot;&amp;[.F52]&amp;&quot;)&quot;&amp;SPACES;[.$K$29])&amp;&quot;w5500_Write&quot;&amp;[.E52]&amp;&quot;(&quot;&amp;[.G52]&amp;&quot;,&quot; &amp;[.F52]&amp;&quot;)&quot;" office:value-type="string" office:string-value="#define W5500_setSnInterruptMask(s,val)             w5500_WriteReg8(W5500_REG_SnIMR(s),val)" calcext:value-type="string">
            <text:p>#define W5500_setSnInterruptMask(s,val) <text:s text:c="12"/>w5500_WriteReg8(W5500_REG_SnIMR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D</text:p>
          </table:table-cell>
          <table:table-cell office:value-type="string" calcext:value-type="string">
            <text:p>FragmentOffsetInIpHeader</text:p>
          </table:table-cell>
          <table:table-cell office:value-type="string" calcext:value-type="string">
            <text:p>FEAG</text:p>
          </table:table-cell>
          <table:table-cell office:value-type="float" office:value="2" calcext:value-type="float">
            <text:p>2</text:p>
          </table:table-cell>
          <table:table-cell table:formula="of:=IF([.D53]=1;&quot;Reg8&quot;;IF([.D53]=2;&quot;Reg16&quot;;&quot;Buf&quot;))" office:value-type="string" office:string-value="Reg16" calcext:value-type="string">
            <text:p>Reg16</text:p>
          </table:table-cell>
          <table:table-cell table:formula="of:=IF([.D53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53]&amp;&quot;(s)&quot;" office:value-type="string" office:string-value="W5500_REG_SnFEAG(s)" calcext:value-type="string">
            <text:p>W5500_REG_SnFEAG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53] &amp; SPACES;[.$I$29]) &amp; &quot;  (&quot; &amp; [.A53] &amp; &quot; | ((s) &lt; 5))&quot;" office:value-type="string" office:string-value="#define W5500_REG_SnFEAG(s)           (0x002D | ((s) &lt; 5))" calcext:value-type="string">
            <text:p>#define W5500_REG_SnFEAG(s) <text:s text:c="10"/>(0x002D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53]&amp;&quot;(s,&quot;&amp;[.F53]&amp;&quot;)&quot;&amp;SPACES;[.$K$29])&amp;&quot;w5500_Write&quot;&amp;[.E53]&amp;&quot;(&quot;&amp;[.G53]&amp;&quot;,&quot; &amp;[.F53]&amp;&quot;)&quot;" office:value-type="string" office:string-value="#define W5500_setSnFragmentOffsetInIpHeader(s,val)  w5500_WriteReg16(W5500_REG_SnFEAG(s),val)" calcext:value-type="string">
            <text:p>#define W5500_setSnFragmentOffsetInIpHeader(s,val) <text:s/>w5500_WriteReg16(W5500_REG_SnFEAG(s),val)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0x002F</text:p>
          </table:table-cell>
          <table:table-cell office:value-type="string" calcext:value-type="string">
            <text:p>KeepAliveTimer</text:p>
          </table:table-cell>
          <table:table-cell office:value-type="string" calcext:value-type="string">
            <text:p>KPALVTR</text:p>
          </table:table-cell>
          <table:table-cell office:value-type="float" office:value="1" calcext:value-type="float">
            <text:p>1</text:p>
          </table:table-cell>
          <table:table-cell table:formula="of:=IF([.D54]=1;&quot;Reg8&quot;;IF([.D54]=2;&quot;Reg16&quot;;&quot;Buf&quot;))" office:value-type="string" office:string-value="Reg8" calcext:value-type="string">
            <text:p>Reg8</text:p>
          </table:table-cell>
          <table:table-cell table:formula="of:=IF([.D54]&lt;3;&quot;val&quot;;&quot;ptr,len&quot;)" office:value-type="string" office:string-value="val" calcext:value-type="string">
            <text:p>val</text:p>
          </table:table-cell>
          <table:table-cell table:style-name="ce24" table:formula="of:=&quot;W5500_REG_Sn&quot;&amp;[.C54]&amp;&quot;(s)&quot;" office:value-type="string" office:string-value="W5500_REG_SnKPALVTR(s)" calcext:value-type="string">
            <text:p>W5500_REG_SnKPALVTR(s)</text:p>
          </table:table-cell>
          <table:table-cell office:value-type="string" calcext:value-type="string">
            <text:p>.</text:p>
          </table:table-cell>
          <table:table-cell table:style-name="ce24" table:formula="of:=LEFT(&quot;#define &quot; &amp; [.G54] &amp; SPACES;[.$I$29]) &amp; &quot;  (&quot; &amp; [.A54] &amp; &quot; | ((s) &lt; 5))&quot;" office:value-type="string" office:string-value="#define W5500_REG_SnKPALVTR(s)        (0x002F | ((s) &lt; 5))" calcext:value-type="string">
            <text:p>#define W5500_REG_SnKPALVTR(s) <text:s text:c="7"/>(0x002F | ((s) &lt; 5))</text:p>
          </table:table-cell>
          <table:table-cell office:value-type="string" calcext:value-type="string">
            <text:p>.</text:p>
          </table:table-cell>
          <table:table-cell table:style-name="ce13" table:formula="of:=LEFT(&quot;#define W5500_setSn&quot;&amp;[.B54]&amp;&quot;(s,&quot;&amp;[.F54]&amp;&quot;)&quot;&amp;SPACES;[.$K$29])&amp;&quot;w5500_Write&quot;&amp;[.E54]&amp;&quot;(&quot;&amp;[.G54]&amp;&quot;,&quot; &amp;[.F54]&amp;&quot;)&quot;" office:value-type="string" office:string-value="#define W5500_setSnKeepAliveTimer(s,val)            w5500_WriteReg8(W5500_REG_SnKPALVTR(s),val)" calcext:value-type="string">
            <text:p>#define W5500_setSnKeepAliveTimer(s,val) <text:s text:c="11"/>w5500_WriteReg8(W5500_REG_SnKPALVTR(s),val)</text:p>
          </table:table-cell>
          <table:table-cell office:value-type="string" calcext:value-type="string">
            <text:p>.</text:p>
          </table:table-cell>
        </table:table-row>
        <table:table-row table:style-name="ro1" table:number-rows-repeated="104852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>
        <table:named-range table:name="SPACES" table:base-cell-address="$'Registers v1'.$F$3" table:cell-range-address="$'Registers v1'.$I$3"/>
      </table:named-expressions>
      <table:database-ranges>
        <table:database-range table:name="__Anonymous_Sheet_DB__1" table:target-range-address="'Registers v4'.A5:'Registers v4'.V58" table:display-filter-buttons="true" table:orientation="column"/>
        <table:database-range table:name="__Anonymous_Sheet_DB__2" table:target-range-address="'Registers v3'.A5:'Registers v3'.Q58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156" number:language="en" number:country="US">
      <number:text-content/>
      <style:map style:condition="value()&lt;=1.79769313486232E+308" style:apply-style-name="N10156P0"/>
    </number:text-style>
    <number:date-style style:name="N20110P0" style:volatile="true" number:language="en" number:country="AU">
      <number:day number:style="long"/>
      <number:text>-</number:text>
      <number:month number:textual="true"/>
      <number:text>-</number:text>
      <number:year/>
    </number:date-style>
    <number:text-style style:name="N20110" number:language="en" number:country="AU">
      <number:text-content/>
      <style:map style:condition="value()&lt;=1.79769313486232E+308" style:apply-style-name="N20110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 style:data-style-name="N2" text:time-value="22:33:11.6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13T22:01:53.010000000</meta:creation-date>
    <meta:generator>LibreOffice/6.3.4.2$Windows_X86_64 LibreOffice_project/60da17e045e08f1793c57c00ba83cdfce946d0aa</meta:generator>
    <dc:date>2020-08-10T23:32:46.762000000</dc:date>
    <meta:editing-duration>P15DT6H31M17S</meta:editing-duration>
    <meta:editing-cycles>333</meta:editing-cycles>
    <meta:document-statistic meta:table-count="5" meta:cell-count="3142" meta:object-count="0"/>
  </office:meta>
</office:document-meta>
</file>